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639cm"/>
    </style:style>
    <style:style style:name="co15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4.919cm"/>
    </style:style>
    <style:style style:name="co10" style:family="table-column">
      <style:table-column-properties fo:break-before="auto" style:column-width="1.201cm"/>
    </style:style>
    <style:style style:name="co11" style:family="table-column">
      <style:table-column-properties fo:break-before="auto" style:column-width="1.275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1.332cm"/>
    </style:style>
    <style:style style:name="co14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3cm"/>
    </style:style>
    <style:style style:name="co19" style:family="table-column">
      <style:table-column-properties fo:break-before="auto" style:column-width="2.447cm"/>
    </style:style>
    <style:style style:name="co20" style:family="table-column">
      <style:table-column-properties fo:break-before="auto" style:column-width="2.6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49" style:family="table-cell" style:parent-style-name="Default" style:data-style-name="N2"/>
    <style:style style:name="ce12" style:family="table-cell" style:parent-style-name="Default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2cm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none" fo:border-top="0.002cm solid #000000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53" style:family="table-cell" style:parent-style-name="Default" style:data-style-name="N2">
      <style:table-cell-properties fo:border-bottom="none" fo:border-left="none" fo:border-right="0.002cm solid #000000" fo:border-top="none"/>
      <style:text-properties style:font-name="Arial" style:font-name-asian="Microsoft YaHei" style:font-name-complex="Mangal"/>
    </style:style>
    <style:style style:name="ce54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ce55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09cm solid #000000"/>
    </style:style>
    <style:style style:name="ce57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58" style:family="table-cell" style:parent-style-name="Default">
      <style:table-cell-properties fo:border-bottom="none" fo:border-left="0.009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order-left="0.002cm solid #000000" fo:border-right="none" fo:border-top="0.002cm solid #000000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09cm solid #000000" fo:border-right="0.009cm solid #000000" fo:border-top="none"/>
    </style:style>
    <style:style style:name="ce31" style:family="table-cell" style:parent-style-name="Default">
      <style:table-cell-properties fo:border-bottom="0.009cm solid #000000" fo:border-left="0.009cm solid #000000" fo:border-right="0.009cm solid #000000" fo:border-top="none"/>
    </style:style>
    <style:style style:name="ce3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36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37" style:family="table-cell" style:parent-style-name="Default">
      <style:table-cell-properties fo:border-bottom="none" style:diagonal-bl-tr="0.002cm solid #000000" fo:border-left="none" fo:border-right="none" fo:border-top="0.002cm solid #000000"/>
    </style:style>
    <style:style style:name="ce38" style:family="table-cell" style:parent-style-name="Default">
      <style:table-cell-properties style:diagonal-bl-tr="0.002cm solid #000000"/>
    </style:style>
    <style:style style:name="ce39" style:family="table-cell" style:parent-style-name="Default">
      <style:table-cell-properties fo:border-bottom="0.002cm solid #000000" style:diagonal-bl-tr="0.002cm solid #000000" fo:border-left="none" fo:border-right="none" fo:border-top="none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43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diagonal-bl-tr="0.002cm solid #000000" fo:border-left="none" fo:border-right="0.002cm solid #000000" fo:border-top="0.002cm solid #000000"/>
    </style:style>
    <style:style style:name="ce46" style:family="table-cell" style:parent-style-name="Default">
      <style:table-cell-properties fo:border-bottom="none" style:diagonal-bl-tr="0.002cm solid #000000" fo:border-left="none" fo:border-right="0.002cm solid #000000" fo:border-top="none"/>
    </style:style>
    <style:style style:name="ce47" style:family="table-cell" style:parent-style-name="Default">
      <style:table-cell-properties fo:border-bottom="0.002cm solid #000000" style:diagonal-bl-tr="0.002cm solid #000000" fo:border-left="none" fo:border-right="0.002cm solid #000000" fo:border-top="none"/>
    </style:style>
    <style:style style:name="ce59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60" style:family="table-cell" style:parent-style-name="Default">
      <style:table-cell-properties fo:border-bottom="none" fo:border-left="none" fo:border-right="0.002cm solid #000000" fo:border-top="0.002cm solid #000000"/>
    </style:style>
    <style:style style:name="ce61" style:family="table-cell" style:parent-style-name="Default">
      <style:table-cell-properties fo:border-bottom="none" fo:border-left="none" fo:border-right="0.002cm solid #000000" fo:border-top="none"/>
    </style:style>
    <style:style style:name="ce62" style:family="table-cell" style:parent-style-name="Default">
      <style:table-cell-properties fo:border-bottom="0.002cm solid #000000" fo:border-left="none" fo:border-right="0.002cm solid #000000" fo:border-top="none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09cm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09cm solid #000000" fo:border-top="0.009cm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09cm solid #000000" fo:border-left="none" fo:border-right="none" fo:border-top="0.009cm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69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7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</style:style>
    <style:style style:name="ce7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"/>
    <style:style style:name="ce78" style:family="table-cell" style:parent-style-name="Default" style:data-style-name="N1">
      <style:table-cell-properties fo:border-bottom="0.002cm solid #000000" fo:border-left="none" fo:border-right="none" fo:border-top="none"/>
    </style:style>
    <style:style style:name="ce79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80" style:family="table-cell" style:parent-style-name="Default" style:data-style-name="N2"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omega-scaled" table:style-name="ta1" table:print="false">
        <table:table-column table:style-name="co5" table:default-cell-style-name="Default"/>
        <table:table-column table:style-name="co2" table:default-cell-style-name="ce30"/>
        <table:table-column table:style-name="co3" table:default-cell-style-name="ce35"/>
        <table:table-column table:style-name="co3" table:default-cell-style-name="ce42"/>
        <table:table-column table:style-name="co3" table:default-cell-style-name="ce35"/>
        <table:table-column table:style-name="co3" table:default-cell-style-name="ce42"/>
        <table:table-column table:style-name="co3" table:default-cell-style-name="ce35"/>
        <table:table-column table:style-name="co3" table:default-cell-style-name="ce42"/>
        <table:table-column table:style-name="co3" table:number-columns-repeated="2" table:default-cell-style-name="ce34"/>
        <table:table-column table:style-name="co3" table:default-cell-style-name="ce59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0</text:p>
          </table:table-cell>
          <table:table-cell office:value-type="string">
            <text:p>AlsatianWine</text:p>
          </table:table-cell>
          <table:table-cell table:style-name="ce34" office:value-type="float" office:value="2.88">
            <text:p>2,88</text:p>
          </table:table-cell>
          <table:table-cell table:style-name="ce41" office:value-type="float" office:value="2.17">
            <text:p>2,17</text:p>
          </table:table-cell>
          <table:table-cell table:style-name="ce34" office:value-type="float" office:value="2.88">
            <text:p>2,88</text:p>
          </table:table-cell>
          <table:table-cell table:style-name="ce41" office:value-type="float" office:value="2.18">
            <text:p>2,18</text:p>
          </table:table-cell>
          <table:table-cell table:style-name="ce34" office:value-type="float" office:value="2.87">
            <text:p>2,87</text:p>
          </table:table-cell>
          <table:table-cell table:style-name="ce41" office:value-type="float" office:value="2.19">
            <text:p>2,19</text:p>
          </table:table-cell>
          <table:table-cell table:formula="of:=AVERAGE([.C3];[.E3];[.G3])" office:value-type="float" office:value="2.87666666666667">
            <text:p>2,88</text:p>
          </table:table-cell>
          <table:table-cell table:formula="of:=AVERAGE([.D3];[.F3];[.H3])" office:value-type="float" office:value="2.18">
            <text:p>2,18</text:p>
          </table:table-cell>
          <table:table-cell table:formula="of:=[.I3]/[.J3]" office:value-type="float" office:value="1.31957186544343">
            <text:p>1,32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AmericanWine</text:p>
          </table:table-cell>
          <table:table-cell office:value-type="string">
            <text:p>TO</text:p>
          </table:table-cell>
          <table:table-cell office:value-type="float" office:value="5.89">
            <text:p>5,89</text:p>
          </table:table-cell>
          <table:table-cell office:value-type="string">
            <text:p>TO</text:p>
          </table:table-cell>
          <table:table-cell office:value-type="float" office:value="5.87">
            <text:p>5,87</text:p>
          </table:table-cell>
          <table:table-cell office:value-type="string">
            <text:p>TO</text:p>
          </table:table-cell>
          <table:table-cell office:value-type="float" office:value="5.9">
            <text:p>5,90</text:p>
          </table:table-cell>
          <table:table-cell office:value-type="string">
            <text:p>TO</text:p>
          </table:table-cell>
          <table:table-cell table:formula="of:=AVERAGE([.D4];[.F4];[.H4])" office:value-type="float" office:value="5.88666666666667">
            <text:p>5,89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float" office:value="3.99">
            <text:p>3,99</text:p>
          </table:table-cell>
          <table:table-cell office:value-type="float" office:value="4.08">
            <text:p>4,08</text:p>
          </table:table-cell>
          <table:table-cell office:value-type="float" office:value="4.07">
            <text:p>4,07</text:p>
          </table:table-cell>
          <table:table-cell office:value-type="float" office:value="4.09">
            <text:p>4,09</text:p>
          </table:table-cell>
          <table:table-cell office:value-type="float" office:value="4">
            <text:p>4,00</text:p>
          </table:table-cell>
          <table:table-cell office:value-type="float" office:value="4.05">
            <text:p>4,05</text:p>
          </table:table-cell>
          <table:table-cell table:formula="of:=AVERAGE([.C5];[.E5];[.G5])" office:value-type="float" office:value="4.02">
            <text:p>4,02</text:p>
          </table:table-cell>
          <table:table-cell table:formula="of:=AVERAGE([.D5];[.F5];[.H5])" office:value-type="float" office:value="4.07333333333333">
            <text:p>4,07</text:p>
          </table:table-cell>
          <table:table-cell table:formula="of:=[.I5]/[.J5]" office:value-type="float" office:value="0.986906710310966">
            <text:p>0,99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Bordeaux</text:p>
          </table:table-cell>
          <table:table-cell office:value-type="float" office:value="16.99">
            <text:p>16,99</text:p>
          </table:table-cell>
          <table:table-cell office:value-type="float" office:value="4">
            <text:p>4,00</text:p>
          </table:table-cell>
          <table:table-cell office:value-type="float" office:value="16.64">
            <text:p>16,64</text:p>
          </table:table-cell>
          <table:table-cell office:value-type="float" office:value="4.12">
            <text:p>4,12</text:p>
          </table:table-cell>
          <table:table-cell office:value-type="float" office:value="16.7">
            <text:p>16,70</text:p>
          </table:table-cell>
          <table:table-cell office:value-type="float" office:value="4.05">
            <text:p>4,05</text:p>
          </table:table-cell>
          <table:table-cell table:formula="of:=AVERAGE([.C6];[.E6];[.G6])" office:value-type="float" office:value="16.7766666666667">
            <text:p>16,78</text:p>
          </table:table-cell>
          <table:table-cell table:formula="of:=AVERAGE([.D6];[.F6];[.H6])" office:value-type="float" office:value="4.05666666666667">
            <text:p>4,06</text:p>
          </table:table-cell>
          <table:table-cell table:formula="of:=[.I6]/[.J6]" office:value-type="float" office:value="4.13557929334429">
            <text:p>4,1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Burgundy</text:p>
          </table:table-cell>
          <table:table-cell office:value-type="float" office:value="18.8">
            <text:p>18,80</text:p>
          </table:table-cell>
          <table:table-cell office:value-type="float" office:value="4.81">
            <text:p>4,81</text:p>
          </table:table-cell>
          <table:table-cell office:value-type="float" office:value="18.95">
            <text:p>18,95</text:p>
          </table:table-cell>
          <table:table-cell office:value-type="float" office:value="4.56">
            <text:p>4,56</text:p>
          </table:table-cell>
          <table:table-cell office:value-type="float" office:value="18.8">
            <text:p>18,80</text:p>
          </table:table-cell>
          <table:table-cell office:value-type="float" office:value="4.6">
            <text:p>4,60</text:p>
          </table:table-cell>
          <table:table-cell table:formula="of:=AVERAGE([.C7];[.E7];[.G7])" office:value-type="float" office:value="18.85">
            <text:p>18,85</text:p>
          </table:table-cell>
          <table:table-cell table:formula="of:=AVERAGE([.D7];[.F7];[.H7])" office:value-type="float" office:value="4.65666666666667">
            <text:p>4,66</text:p>
          </table:table-cell>
          <table:table-cell table:formula="of:=[.I7]/[.J7]" office:value-type="float" office:value="4.04795991410165">
            <text:p>4,0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abernetFranc</text:p>
          </table:table-cell>
          <table:table-cell office:value-type="float" office:value="4.08">
            <text:p>4,08</text:p>
          </table:table-cell>
          <table:table-cell office:value-type="float" office:value="4.03">
            <text:p>4,03</text:p>
          </table:table-cell>
          <table:table-cell office:value-type="float" office:value="3.52">
            <text:p>3,52</text:p>
          </table:table-cell>
          <table:table-cell office:value-type="float" office:value="4.08">
            <text:p>4,08</text:p>
          </table:table-cell>
          <table:table-cell office:value-type="float" office:value="4.02">
            <text:p>4,02</text:p>
          </table:table-cell>
          <table:table-cell office:value-type="float" office:value="4.03">
            <text:p>4,03</text:p>
          </table:table-cell>
          <table:table-cell table:formula="of:=AVERAGE([.C8];[.E8];[.G8])" office:value-type="float" office:value="3.87333333333333">
            <text:p>3,87</text:p>
          </table:table-cell>
          <table:table-cell table:formula="of:=AVERAGE([.D8];[.F8];[.H8])" office:value-type="float" office:value="4.04666666666667">
            <text:p>4,05</text:p>
          </table:table-cell>
          <table:table-cell table:formula="of:=[.I8]/[.J8]" office:value-type="float" office:value="0.957166392092257">
            <text:p>0,96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abernetSauvignon</text:p>
          </table:table-cell>
          <table:table-cell office:value-type="float" office:value="137.43">
            <text:p>137,43</text:p>
          </table:table-cell>
          <table:table-cell office:value-type="float" office:value="4.81">
            <text:p>4,81</text:p>
          </table:table-cell>
          <table:table-cell office:value-type="float" office:value="217.57">
            <text:p>217,57</text:p>
          </table:table-cell>
          <table:table-cell office:value-type="float" office:value="4.83">
            <text:p>4,83</text:p>
          </table:table-cell>
          <table:table-cell office:value-type="float" office:value="180.56">
            <text:p>180,56</text:p>
          </table:table-cell>
          <table:table-cell office:value-type="float" office:value="4.8">
            <text:p>4,80</text:p>
          </table:table-cell>
          <table:table-cell table:formula="of:=AVERAGE([.C9];[.E9];[.G9])" office:value-type="float" office:value="178.52">
            <text:p>178,52</text:p>
          </table:table-cell>
          <table:table-cell table:formula="of:=AVERAGE([.D9];[.F9];[.H9])" office:value-type="float" office:value="4.81333333333333">
            <text:p>4,81</text:p>
          </table:table-cell>
          <table:table-cell table:formula="of:=[.I9]/[.J9]" office:value-type="float" office:value="37.0886426592798">
            <text:p>37,09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aliforniaWine</text:p>
          </table:table-cell>
          <table:table-cell office:value-type="string">
            <text:p>TO</text:p>
          </table:table-cell>
          <table:table-cell office:value-type="float" office:value="6.45">
            <text:p>6,45</text:p>
          </table:table-cell>
          <table:table-cell office:value-type="string">
            <text:p>TO</text:p>
          </table:table-cell>
          <table:table-cell office:value-type="float" office:value="6.77">
            <text:p>6,77</text:p>
          </table:table-cell>
          <table:table-cell office:value-type="string">
            <text:p>TO</text:p>
          </table:table-cell>
          <table:table-cell office:value-type="float" office:value="6.42">
            <text:p>6,42</text:p>
          </table:table-cell>
          <table:table-cell office:value-type="string">
            <text:p>TO</text:p>
          </table:table-cell>
          <table:table-cell table:formula="of:=AVERAGE([.D10];[.F10];[.H10])" office:value-type="float" office:value="6.54666666666667">
            <text:p>6,55</text:p>
          </table:table-cell>
          <table:table-cell table:number-columns-repeated="4"/>
          <table:table-cell table:style-name="ce24" office:value-type="string">
            <text:p>Instance</text:p>
          </table:table-cell>
          <table:table-cell table:style-name="ce24" office:value-type="string" table:number-columns-spanned="2" table:number-rows-spanned="1">
            <text:p>Answerable Categories</text:p>
          </table:table-cell>
          <table:covered-table-cell table:style-name="ce23"/>
          <table:table-cell table:style-name="ce7" office:value-type="string">
            <text:p>Max Speedup</text:p>
          </table:table-cell>
          <table:table-cell table:style-name="ce28" office:value-type="string">
            <text:p>Average Speedup</text:p>
          </table:table-cell>
        </table:table-row>
        <table:table-row table:style-name="ro2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4.8">
            <text:p>4,80</text:p>
          </table:table-cell>
          <table:table-cell office:value-type="string">
            <text:p>TO</text:p>
          </table:table-cell>
          <table:table-cell office:value-type="float" office:value="4.9">
            <text:p>4,90</text:p>
          </table:table-cell>
          <table:table-cell office:value-type="string">
            <text:p>TO</text:p>
          </table:table-cell>
          <table:table-cell office:value-type="float" office:value="4.7">
            <text:p>4,70</text:p>
          </table:table-cell>
          <table:table-cell office:value-type="string">
            <text:p>TO</text:p>
          </table:table-cell>
          <table:table-cell table:formula="of:=AVERAGE([.D11];[.F11];[.H11])" office:value-type="float" office:value="4.8">
            <text:p>4,80</text:p>
          </table:table-cell>
          <table:table-cell table:number-columns-repeated="4"/>
          <table:table-cell table:style-name="ce25"/>
          <table:table-cell table:style-name="ce25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/>
          <table:table-cell table:style-name="ce63"/>
        </table:table-row>
        <table:table-row table:style-name="ro2">
          <table:covered-table-cell/>
          <table:table-cell office:value-type="string">
            <text:p>CheninBlanc</text:p>
          </table:table-cell>
          <table:table-cell office:value-type="float" office:value="5.1">
            <text:p>5,10</text:p>
          </table:table-cell>
          <table:table-cell office:value-type="float" office:value="4.59">
            <text:p>4,59</text:p>
          </table:table-cell>
          <table:table-cell office:value-type="float" office:value="5.06">
            <text:p>5,06</text:p>
          </table:table-cell>
          <table:table-cell office:value-type="float" office:value="4.63">
            <text:p>4,63</text:p>
          </table:table-cell>
          <table:table-cell office:value-type="float" office:value="5.13">
            <text:p>5,13</text:p>
          </table:table-cell>
          <table:table-cell office:value-type="float" office:value="4.59">
            <text:p>4,59</text:p>
          </table:table-cell>
          <table:table-cell table:formula="of:=AVERAGE([.C12];[.E12];[.G12])" office:value-type="float" office:value="5.09666666666667">
            <text:p>5,10</text:p>
          </table:table-cell>
          <table:table-cell table:formula="of:=AVERAGE([.D12];[.F12];[.H12])" office:value-type="float" office:value="4.60333333333333">
            <text:p>4,60</text:p>
          </table:table-cell>
          <table:table-cell table:formula="of:=[.I12]/[.J12]" office:value-type="float" office:value="1.10716871832006">
            <text:p>1,11</text:p>
          </table:table-cell>
          <table:table-cell table:number-columns-repeated="3"/>
          <table:table-cell table:style-name="ce5" office:value-type="string">
            <text:p>wine_0</text:p>
          </table:table-cell>
          <table:table-cell table:style-name="ce5" office:value-type="float" office:value="25">
            <text:p>25</text:p>
          </table:table-cell>
          <table:table-cell table:style-name="ce61" office:value-type="float" office:value="34">
            <text:p>34</text:p>
          </table:table-cell>
          <table:table-cell office:value-type="float" office:value="37.09">
            <text:p>37,09</text:p>
          </table:table-cell>
          <table:table-cell table:style-name="ce12" office:value-type="float" office:value="3.17">
            <text:p>3,17</text:p>
          </table:table-cell>
        </table:table-row>
        <table:table-row table:style-name="ro2">
          <table:covered-table-cell/>
          <table:table-cell office:value-type="string">
            <text:p>DessertWine</text:p>
          </table:table-cell>
          <table:table-cell office:value-type="float" office:value="16.42">
            <text:p>16,42</text:p>
          </table:table-cell>
          <table:table-cell office:value-type="float" office:value="16.51">
            <text:p>16,51</text:p>
          </table:table-cell>
          <table:table-cell office:value-type="float" office:value="17.17">
            <text:p>17,17</text:p>
          </table:table-cell>
          <table:table-cell office:value-type="float" office:value="16.7">
            <text:p>16,70</text:p>
          </table:table-cell>
          <table:table-cell office:value-type="float" office:value="16.57">
            <text:p>16,57</text:p>
          </table:table-cell>
          <table:table-cell office:value-type="float" office:value="16.51">
            <text:p>16,51</text:p>
          </table:table-cell>
          <table:table-cell table:formula="of:=AVERAGE([.C13];[.E13];[.G13])" office:value-type="float" office:value="16.72">
            <text:p>16,72</text:p>
          </table:table-cell>
          <table:table-cell table:formula="of:=AVERAGE([.D13];[.F13];[.H13])" office:value-type="float" office:value="16.5733333333333">
            <text:p>16,57</text:p>
          </table:table-cell>
          <table:table-cell table:formula="of:=[.I13]/[.J13]" office:value-type="float" office:value="1.00884955752212">
            <text:p>1,01</text:p>
          </table:table-cell>
          <table:table-cell table:number-columns-repeated="3"/>
          <table:table-cell table:style-name="ce5" office:value-type="string">
            <text:p>wine_1</text:p>
          </table:table-cell>
          <table:table-cell table:style-name="ce5" office:value-type="float" office:value="12">
            <text:p>12</text:p>
          </table:table-cell>
          <table:table-cell table:style-name="ce61" office:value-type="float" office:value="24">
            <text:p>24</text:p>
          </table:table-cell>
          <table:table-cell office:value-type="float" office:value="2.05">
            <text:p>2,05</text:p>
          </table:table-cell>
          <table:table-cell table:style-name="ce12" office:value-type="float" office:value="1.66">
            <text:p>1,66</text:p>
          </table:table-cell>
        </table:table-row>
        <table:table-row table:style-name="ro2">
          <table:covered-table-cell/>
          <table:table-cell office:value-type="string">
            <text:p>DryWine</text:p>
          </table:table-cell>
          <table:table-cell office:value-type="string">
            <text:p>TO</text:p>
          </table:table-cell>
          <table:table-cell office:value-type="float" office:value="4.11">
            <text:p>4,11</text:p>
          </table:table-cell>
          <table:table-cell office:value-type="string">
            <text:p>TO</text:p>
          </table:table-cell>
          <table:table-cell office:value-type="float" office:value="3.85">
            <text:p>3,85</text:p>
          </table:table-cell>
          <table:table-cell office:value-type="string">
            <text:p>TO</text:p>
          </table:table-cell>
          <table:table-cell office:value-type="float" office:value="4.07">
            <text:p>4,07</text:p>
          </table:table-cell>
          <table:table-cell office:value-type="string">
            <text:p>TO</text:p>
          </table:table-cell>
          <table:table-cell table:formula="of:=AVERAGE([.D14];[.F14];[.H14])" office:value-type="float" office:value="4.01">
            <text:p>4,01</text:p>
          </table:table-cell>
          <table:table-cell table:number-columns-repeated="4"/>
          <table:table-cell table:style-name="ce5" office:value-type="string">
            <text:p>wine_2</text:p>
          </table:table-cell>
          <table:table-cell table:style-name="ce5" office:value-type="float" office:value="9">
            <text:p>9</text:p>
          </table:table-cell>
          <table:table-cell table:style-name="ce61" office:value-type="float" office:value="20">
            <text:p>20</text:p>
          </table:table-cell>
          <table:table-cell office:value-type="float" office:value="8.22">
            <text:p>8,22</text:p>
          </table:table-cell>
          <table:table-cell table:style-name="ce12" office:value-type="float" office:value="5.04">
            <text:p>5,04</text:p>
          </table:table-cell>
        </table:table-row>
        <table:table-row table:style-name="ro2">
          <table:covered-table-cell/>
          <table:table-cell office:value-type="string">
            <text:p>EarlyHarvest</text:p>
          </table:table-cell>
          <table:table-cell office:value-type="float" office:value="2.73">
            <text:p>2,73</text:p>
          </table:table-cell>
          <table:table-cell office:value-type="float" office:value="1.83">
            <text:p>1,83</text:p>
          </table:table-cell>
          <table:table-cell office:value-type="float" office:value="3.02">
            <text:p>3,02</text:p>
          </table:table-cell>
          <table:table-cell office:value-type="float" office:value="1.83">
            <text:p>1,83</text:p>
          </table:table-cell>
          <table:table-cell office:value-type="float" office:value="2.52">
            <text:p>2,52</text:p>
          </table:table-cell>
          <table:table-cell office:value-type="float" office:value="1.81">
            <text:p>1,81</text:p>
          </table:table-cell>
          <table:table-cell table:formula="of:=AVERAGE([.C15];[.E15];[.G15])" office:value-type="float" office:value="2.75666666666667">
            <text:p>2,76</text:p>
          </table:table-cell>
          <table:table-cell table:formula="of:=AVERAGE([.D15];[.F15];[.H15])" office:value-type="float" office:value="1.82333333333333">
            <text:p>1,82</text:p>
          </table:table-cell>
          <table:table-cell table:formula="of:=[.I15]/[.J15]" office:value-type="float" office:value="1.51188299817185">
            <text:p>1,51</text:p>
          </table:table-cell>
          <table:table-cell table:number-columns-repeated="3"/>
          <table:table-cell table:style-name="ce5" office:value-type="string">
            <text:p>wine_3</text:p>
          </table:table-cell>
          <table:table-cell table:style-name="ce5" office:value-type="float" office:value="4">
            <text:p>4</text:p>
          </table:table-cell>
          <table:table-cell table:style-name="ce61" office:value-type="float" office:value="18">
            <text:p>18</text:p>
          </table:table-cell>
          <table:table-cell office:value-type="float" office:value="1.54">
            <text:p>1,54</text:p>
          </table:table-cell>
          <table:table-cell table:style-name="ce12" office:value-type="float" office:value="1.49">
            <text:p>1,49</text:p>
          </table:table-cell>
        </table:table-row>
        <table:table-row table:style-name="ro2">
          <table:covered-table-cell/>
          <table:table-cell office:value-type="string">
            <text:p>FrenchWine</text:p>
          </table:table-cell>
          <table:table-cell office:value-type="float" office:value="2.91">
            <text:p>2,91</text:p>
          </table:table-cell>
          <table:table-cell office:value-type="float" office:value="2.21">
            <text:p>2,21</text:p>
          </table:table-cell>
          <table:table-cell office:value-type="float" office:value="2.95">
            <text:p>2,95</text:p>
          </table:table-cell>
          <table:table-cell office:value-type="float" office:value="2.18">
            <text:p>2,18</text:p>
          </table:table-cell>
          <table:table-cell office:value-type="float" office:value="2.98">
            <text:p>2,98</text:p>
          </table:table-cell>
          <table:table-cell office:value-type="float" office:value="2.19">
            <text:p>2,19</text:p>
          </table:table-cell>
          <table:table-cell table:formula="of:=AVERAGE([.C16];[.E16];[.G16])" office:value-type="float" office:value="2.94666666666667">
            <text:p>2,95</text:p>
          </table:table-cell>
          <table:table-cell table:formula="of:=AVERAGE([.D16];[.F16];[.H16])" office:value-type="float" office:value="2.19333333333333">
            <text:p>2,19</text:p>
          </table:table-cell>
          <table:table-cell table:formula="of:=[.I16]/[.J16]" office:value-type="float" office:value="1.34346504559271">
            <text:p>1,34</text:p>
          </table:table-cell>
          <table:table-cell table:number-columns-repeated="3"/>
          <table:table-cell table:style-name="ce5" office:value-type="string">
            <text:p>wine_4</text:p>
          </table:table-cell>
          <table:table-cell table:style-name="ce5" office:value-type="float" office:value="4">
            <text:p>4</text:p>
          </table:table-cell>
          <table:table-cell table:style-name="ce61" office:value-type="float" office:value="18">
            <text:p>18</text:p>
          </table:table-cell>
          <table:table-cell office:value-type="float" office:value="1.59">
            <text:p>1,59</text:p>
          </table:table-cell>
          <table:table-cell table:style-name="ce12" office:value-type="float" office:value="1.51">
            <text:p>1,51</text:p>
          </table:table-cell>
        </table:table-row>
        <table:table-row table:style-name="ro2">
          <table:covered-table-cell/>
          <table:table-cell office:value-type="string">
            <text:p>FullBodiedWine</text:p>
          </table:table-cell>
          <table:table-cell office:value-type="string">
            <text:p>TO</text:p>
          </table:table-cell>
          <table:table-cell office:value-type="float" office:value="11.71">
            <text:p>11,71</text:p>
          </table:table-cell>
          <table:table-cell office:value-type="string">
            <text:p>TO</text:p>
          </table:table-cell>
          <table:table-cell office:value-type="float" office:value="9.3">
            <text:p>9,30</text:p>
          </table:table-cell>
          <table:table-cell office:value-type="string">
            <text:p>TO</text:p>
          </table:table-cell>
          <table:table-cell office:value-type="float" office:value="9.17">
            <text:p>9,17</text:p>
          </table:table-cell>
          <table:table-cell office:value-type="string">
            <text:p>TO</text:p>
          </table:table-cell>
          <table:table-cell table:formula="of:=AVERAGE([.D17];[.F17];[.H17])" office:value-type="float" office:value="10.06">
            <text:p>10,06</text:p>
          </table:table-cell>
          <table:table-cell table:number-columns-repeated="4"/>
          <table:table-cell table:style-name="ce5" office:value-type="string">
            <text:p>wine_5</text:p>
          </table:table-cell>
          <table:table-cell table:style-name="ce5" office:value-type="float" office:value="4">
            <text:p>4</text:p>
          </table:table-cell>
          <table:table-cell table:style-name="ce61" office:value-type="float" office:value="18">
            <text:p>18</text:p>
          </table:table-cell>
          <table:table-cell office:value-type="float" office:value="1.54">
            <text:p>1,54</text:p>
          </table:table-cell>
          <table:table-cell table:style-name="ce12" office:value-type="float" office:value="1.49">
            <text:p>1,49</text:p>
          </table:table-cell>
        </table:table-row>
        <table:table-row table:style-name="ro2">
          <table:covered-table-cell/>
          <table:table-cell office:value-type="string">
            <text:p>Gamay</text:p>
          </table:table-cell>
          <table:table-cell office:value-type="float" office:value="3.98">
            <text:p>3,98</text:p>
          </table:table-cell>
          <table:table-cell office:value-type="float" office:value="3.95">
            <text:p>3,95</text:p>
          </table:table-cell>
          <table:table-cell office:value-type="float" office:value="3.91">
            <text:p>3,91</text:p>
          </table:table-cell>
          <table:table-cell office:value-type="float" office:value="3.94">
            <text:p>3,94</text:p>
          </table:table-cell>
          <table:table-cell table:number-columns-repeated="2" office:value-type="float" office:value="3.93">
            <text:p>3,93</text:p>
          </table:table-cell>
          <table:table-cell table:formula="of:=AVERAGE([.C18];[.E18];[.G18])" office:value-type="float" office:value="3.94">
            <text:p>3,94</text:p>
          </table:table-cell>
          <table:table-cell table:formula="of:=AVERAGE([.D18];[.F18];[.H18])" office:value-type="float" office:value="3.94">
            <text:p>3,94</text:p>
          </table:table-cell>
          <table:table-cell table:formula="of:=[.I18]/[.J18]" office:value-type="float" office:value="1">
            <text:p>1,00</text:p>
          </table:table-cell>
          <table:table-cell table:number-columns-repeated="3"/>
          <table:table-cell table:style-name="ce6" office:value-type="string">
            <text:p>wine_6</text:p>
          </table:table-cell>
          <table:table-cell table:style-name="ce6" office:value-type="float" office:value="4">
            <text:p>4</text:p>
          </table:table-cell>
          <table:table-cell table:style-name="ce62" office:value-type="float" office:value="18">
            <text:p>18</text:p>
          </table:table-cell>
          <table:table-cell table:style-name="ce33" office:value-type="float" office:value="1.62">
            <text:p>1,62</text:p>
          </table:table-cell>
          <table:table-cell table:style-name="ce13" office:value-type="float" office:value="1.51">
            <text:p>1,51</text:p>
          </table:table-cell>
        </table:table-row>
        <table:table-row table:style-name="ro2">
          <table:covered-table-cell/>
          <table:table-cell office:value-type="string">
            <text:p>GermanWine</text:p>
          </table:table-cell>
          <table:table-cell office:value-type="float" office:value="5.89">
            <text:p>5,89</text:p>
          </table:table-cell>
          <table:table-cell office:value-type="float" office:value="6.08">
            <text:p>6,08</text:p>
          </table:table-cell>
          <table:table-cell office:value-type="float" office:value="5.86">
            <text:p>5,86</text:p>
          </table:table-cell>
          <table:table-cell office:value-type="float" office:value="5.87">
            <text:p>5,87</text:p>
          </table:table-cell>
          <table:table-cell office:value-type="float" office:value="5.89">
            <text:p>5,89</text:p>
          </table:table-cell>
          <table:table-cell office:value-type="float" office:value="6.09">
            <text:p>6,09</text:p>
          </table:table-cell>
          <table:table-cell table:formula="of:=AVERAGE([.C19];[.E19];[.G19])" office:value-type="float" office:value="5.88">
            <text:p>5,88</text:p>
          </table:table-cell>
          <table:table-cell table:formula="of:=AVERAGE([.D19];[.F19];[.H19])" office:value-type="float" office:value="6.01333333333333">
            <text:p>6,01</text:p>
          </table:table-cell>
          <table:table-cell table:formula="of:=[.I19]/[.J19]" office:value-type="float" office:value="0.977827050997783">
            <text:p>0,98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ItalianWine</text:p>
          </table:table-cell>
          <table:table-cell office:value-type="float" office:value="4.24">
            <text:p>4,24</text:p>
          </table:table-cell>
          <table:table-cell office:value-type="float" office:value="4.35">
            <text:p>4,35</text:p>
          </table:table-cell>
          <table:table-cell office:value-type="float" office:value="4.23">
            <text:p>4,23</text:p>
          </table:table-cell>
          <table:table-cell office:value-type="float" office:value="4.22">
            <text:p>4,22</text:p>
          </table:table-cell>
          <table:table-cell office:value-type="float" office:value="4.16">
            <text:p>4,16</text:p>
          </table:table-cell>
          <table:table-cell office:value-type="float" office:value="4.17">
            <text:p>4,17</text:p>
          </table:table-cell>
          <table:table-cell table:formula="of:=AVERAGE([.C20];[.E20];[.G20])" office:value-type="float" office:value="4.21">
            <text:p>4,21</text:p>
          </table:table-cell>
          <table:table-cell table:formula="of:=AVERAGE([.D20];[.F20];[.H20])" office:value-type="float" office:value="4.24666666666667">
            <text:p>4,25</text:p>
          </table:table-cell>
          <table:table-cell table:formula="of:=[.I20]/[.J20]" office:value-type="float" office:value="0.991365777080063">
            <text:p>0,99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LateHarvest</text:p>
          </table:table-cell>
          <table:table-cell office:value-type="float" office:value="5.58">
            <text:p>5,58</text:p>
          </table:table-cell>
          <table:table-cell office:value-type="float" office:value="5.76">
            <text:p>5,76</text:p>
          </table:table-cell>
          <table:table-cell office:value-type="float" office:value="5.65">
            <text:p>5,65</text:p>
          </table:table-cell>
          <table:table-cell office:value-type="float" office:value="5.59">
            <text:p>5,59</text:p>
          </table:table-cell>
          <table:table-cell office:value-type="float" office:value="5.53">
            <text:p>5,53</text:p>
          </table:table-cell>
          <table:table-cell office:value-type="float" office:value="5.67">
            <text:p>5,67</text:p>
          </table:table-cell>
          <table:table-cell table:formula="of:=AVERAGE([.C21];[.E21];[.G21])" office:value-type="float" office:value="5.58666666666667">
            <text:p>5,59</text:p>
          </table:table-cell>
          <table:table-cell table:formula="of:=AVERAGE([.D21];[.F21];[.H21])" office:value-type="float" office:value="5.67333333333333">
            <text:p>5,67</text:p>
          </table:table-cell>
          <table:table-cell table:formula="of:=[.I21]/[.J21]" office:value-type="float" office:value="0.984723854289072">
            <text:p>0,98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Loire</text:p>
          </table:table-cell>
          <table:table-cell office:value-type="float" office:value="8.03">
            <text:p>8,03</text:p>
          </table:table-cell>
          <table:table-cell office:value-type="float" office:value="5.26">
            <text:p>5,26</text:p>
          </table:table-cell>
          <table:table-cell office:value-type="float" office:value="8.29">
            <text:p>8,29</text:p>
          </table:table-cell>
          <table:table-cell office:value-type="float" office:value="5.26">
            <text:p>5,26</text:p>
          </table:table-cell>
          <table:table-cell office:value-type="float" office:value="8.01">
            <text:p>8,01</text:p>
          </table:table-cell>
          <table:table-cell office:value-type="float" office:value="5.29">
            <text:p>5,29</text:p>
          </table:table-cell>
          <table:table-cell table:formula="of:=AVERAGE([.C22];[.E22];[.G22])" office:value-type="float" office:value="8.11">
            <text:p>8,11</text:p>
          </table:table-cell>
          <table:table-cell table:formula="of:=AVERAGE([.D22];[.F22];[.H22])" office:value-type="float" office:value="5.27">
            <text:p>5,27</text:p>
          </table:table-cell>
          <table:table-cell table:formula="of:=[.I22]/[.J22]" office:value-type="float" office:value="1.53889943074004">
            <text:p>1,5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Meritage</text:p>
          </table:table-cell>
          <table:table-cell office:value-type="float" office:value="3.55">
            <text:p>3,55</text:p>
          </table:table-cell>
          <table:table-cell office:value-type="float" office:value="4.17">
            <text:p>4,17</text:p>
          </table:table-cell>
          <table:table-cell office:value-type="float" office:value="4.04">
            <text:p>4,04</text:p>
          </table:table-cell>
          <table:table-cell office:value-type="float" office:value="4.02">
            <text:p>4,02</text:p>
          </table:table-cell>
          <table:table-cell office:value-type="float" office:value="3.52">
            <text:p>3,52</text:p>
          </table:table-cell>
          <table:table-cell office:value-type="float" office:value="4">
            <text:p>4,00</text:p>
          </table:table-cell>
          <table:table-cell table:formula="of:=AVERAGE([.C23];[.E23];[.G23])" office:value-type="float" office:value="3.70333333333333">
            <text:p>3,70</text:p>
          </table:table-cell>
          <table:table-cell table:formula="of:=AVERAGE([.D23];[.F23];[.H23])" office:value-type="float" office:value="4.06333333333333">
            <text:p>4,06</text:p>
          </table:table-cell>
          <table:table-cell table:formula="of:=[.I23]/[.J23]" office:value-type="float" office:value="0.911402789171452">
            <text:p>0,91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Merlot</text:p>
          </table:table-cell>
          <table:table-cell office:value-type="float" office:value="9.38">
            <text:p>9,38</text:p>
          </table:table-cell>
          <table:table-cell office:value-type="float" office:value="4.75">
            <text:p>4,75</text:p>
          </table:table-cell>
          <table:table-cell office:value-type="float" office:value="10.71">
            <text:p>10,71</text:p>
          </table:table-cell>
          <table:table-cell office:value-type="float" office:value="4.78">
            <text:p>4,78</text:p>
          </table:table-cell>
          <table:table-cell office:value-type="float" office:value="9.91">
            <text:p>9,91</text:p>
          </table:table-cell>
          <table:table-cell office:value-type="float" office:value="4.75">
            <text:p>4,75</text:p>
          </table:table-cell>
          <table:table-cell table:formula="of:=AVERAGE([.C24];[.E24];[.G24])" office:value-type="float" office:value="10">
            <text:p>10,00</text:p>
          </table:table-cell>
          <table:table-cell table:formula="of:=AVERAGE([.D24];[.F24];[.H24])" office:value-type="float" office:value="4.76">
            <text:p>4,76</text:p>
          </table:table-cell>
          <table:table-cell table:formula="of:=[.I24]/[.J24]" office:value-type="float" office:value="2.10084033613445">
            <text:p>2,1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etiteSyrah</text:p>
          </table:table-cell>
          <table:table-cell office:value-type="float" office:value="5.6">
            <text:p>5,60</text:p>
          </table:table-cell>
          <table:table-cell office:value-type="float" office:value="4.82">
            <text:p>4,82</text:p>
          </table:table-cell>
          <table:table-cell office:value-type="float" office:value="5.89">
            <text:p>5,89</text:p>
          </table:table-cell>
          <table:table-cell office:value-type="float" office:value="4.64">
            <text:p>4,64</text:p>
          </table:table-cell>
          <table:table-cell office:value-type="float" office:value="5.38">
            <text:p>5,38</text:p>
          </table:table-cell>
          <table:table-cell office:value-type="float" office:value="4.89">
            <text:p>4,89</text:p>
          </table:table-cell>
          <table:table-cell table:formula="of:=AVERAGE([.C25];[.E25];[.G25])" office:value-type="float" office:value="5.62333333333333">
            <text:p>5,62</text:p>
          </table:table-cell>
          <table:table-cell table:formula="of:=AVERAGE([.D25];[.F25];[.H25])" office:value-type="float" office:value="4.78333333333333">
            <text:p>4,78</text:p>
          </table:table-cell>
          <table:table-cell table:formula="of:=[.I25]/[.J25]" office:value-type="float" office:value="1.17560975609756">
            <text:p>1,18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inotBlanc</text:p>
          </table:table-cell>
          <table:table-cell office:value-type="float" office:value="3.8">
            <text:p>3,80</text:p>
          </table:table-cell>
          <table:table-cell office:value-type="float" office:value="3.77">
            <text:p>3,77</text:p>
          </table:table-cell>
          <table:table-cell office:value-type="float" office:value="3.51">
            <text:p>3,51</text:p>
          </table:table-cell>
          <table:table-cell office:value-type="float" office:value="3.82">
            <text:p>3,82</text:p>
          </table:table-cell>
          <table:table-cell office:value-type="float" office:value="3.61">
            <text:p>3,61</text:p>
          </table:table-cell>
          <table:table-cell office:value-type="float" office:value="3.93">
            <text:p>3,93</text:p>
          </table:table-cell>
          <table:table-cell table:formula="of:=AVERAGE([.C26];[.E26];[.G26])" office:value-type="float" office:value="3.64">
            <text:p>3,64</text:p>
          </table:table-cell>
          <table:table-cell table:formula="of:=AVERAGE([.D26];[.F26];[.H26])" office:value-type="float" office:value="3.84">
            <text:p>3,84</text:p>
          </table:table-cell>
          <table:table-cell table:formula="of:=[.I26]/[.J26]" office:value-type="float" office:value="0.947916666666667">
            <text:p>0,9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inorNoir</text:p>
          </table:table-cell>
          <table:table-cell office:value-type="float" office:value="3.04">
            <text:p>3,04</text:p>
          </table:table-cell>
          <table:table-cell office:value-type="float" office:value="1.86">
            <text:p>1,86</text:p>
          </table:table-cell>
          <table:table-cell office:value-type="float" office:value="2.75">
            <text:p>2,75</text:p>
          </table:table-cell>
          <table:table-cell office:value-type="float" office:value="1.88">
            <text:p>1,88</text:p>
          </table:table-cell>
          <table:table-cell office:value-type="float" office:value="2.53">
            <text:p>2,53</text:p>
          </table:table-cell>
          <table:table-cell office:value-type="float" office:value="1.79">
            <text:p>1,79</text:p>
          </table:table-cell>
          <table:table-cell table:formula="of:=AVERAGE([.C27];[.E27];[.G27])" office:value-type="float" office:value="2.77333333333333">
            <text:p>2,77</text:p>
          </table:table-cell>
          <table:table-cell table:formula="of:=AVERAGE([.D27];[.F27];[.H27])" office:value-type="float" office:value="1.84333333333333">
            <text:p>1,84</text:p>
          </table:table-cell>
          <table:table-cell table:formula="of:=[.I27]/[.J27]" office:value-type="float" office:value="1.50452079566004">
            <text:p>1,5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dWine</text:p>
          </table:table-cell>
          <table:table-cell office:value-type="string">
            <text:p>TO</text:p>
          </table:table-cell>
          <table:table-cell office:value-type="float" office:value="3.67">
            <text:p>3,67</text:p>
          </table:table-cell>
          <table:table-cell office:value-type="string">
            <text:p>TO</text:p>
          </table:table-cell>
          <table:table-cell office:value-type="float" office:value="3.79">
            <text:p>3,79</text:p>
          </table:table-cell>
          <table:table-cell office:value-type="string">
            <text:p>TO</text:p>
          </table:table-cell>
          <table:table-cell office:value-type="float" office:value="5.31">
            <text:p>5,31</text:p>
          </table:table-cell>
          <table:table-cell office:value-type="string">
            <text:p>TO</text:p>
          </table:table-cell>
          <table:table-cell table:formula="of:=AVERAGE([.D28];[.F28];[.H28])" office:value-type="float" office:value="4.25666666666667">
            <text:p>4,2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office:value-type="float" office:value="21.49">
            <text:p>21,49</text:p>
          </table:table-cell>
          <table:table-cell office:value-type="float" office:value="11.06">
            <text:p>11,06</text:p>
          </table:table-cell>
          <table:table-cell office:value-type="float" office:value="19.53">
            <text:p>19,53</text:p>
          </table:table-cell>
          <table:table-cell office:value-type="float" office:value="11.26">
            <text:p>11,26</text:p>
          </table:table-cell>
          <table:table-cell office:value-type="float" office:value="20.89">
            <text:p>20,89</text:p>
          </table:table-cell>
          <table:table-cell office:value-type="float" office:value="10.77">
            <text:p>10,77</text:p>
          </table:table-cell>
          <table:table-cell table:formula="of:=AVERAGE([.C29];[.E29];[.G29])" office:value-type="float" office:value="20.6366666666667">
            <text:p>20,64</text:p>
          </table:table-cell>
          <table:table-cell table:formula="of:=AVERAGE([.D29];[.F29];[.H29])" office:value-type="float" office:value="11.03">
            <text:p>11,03</text:p>
          </table:table-cell>
          <table:table-cell table:formula="of:=[.I29]/[.J29]" office:value-type="float" office:value="1.87095799335147">
            <text:p>1,87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oseWine</text:p>
          </table:table-cell>
          <table:table-cell office:value-type="float" office:value="4.63">
            <text:p>4,63</text:p>
          </table:table-cell>
          <table:table-cell office:value-type="float" office:value="4.64">
            <text:p>4,64</text:p>
          </table:table-cell>
          <table:table-cell office:value-type="float" office:value="4.75">
            <text:p>4,75</text:p>
          </table:table-cell>
          <table:table-cell office:value-type="float" office:value="4.5">
            <text:p>4,50</text:p>
          </table:table-cell>
          <table:table-cell office:value-type="float" office:value="4.69">
            <text:p>4,69</text:p>
          </table:table-cell>
          <table:table-cell office:value-type="float" office:value="4.21">
            <text:p>4,21</text:p>
          </table:table-cell>
          <table:table-cell table:formula="of:=AVERAGE([.C30];[.E30];[.G30])" office:value-type="float" office:value="4.69">
            <text:p>4,69</text:p>
          </table:table-cell>
          <table:table-cell table:formula="of:=AVERAGE([.D30];[.F30];[.H30])" office:value-type="float" office:value="4.45">
            <text:p>4,45</text:p>
          </table:table-cell>
          <table:table-cell table:formula="of:=[.I30]/[.J30]" office:value-type="float" office:value="1.05393258426966">
            <text:p>1,0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office:value-type="string">
            <text:p>TO</text:p>
          </table:table-cell>
          <table:table-cell office:value-type="float" office:value="5.36">
            <text:p>5,36</text:p>
          </table:table-cell>
          <table:table-cell office:value-type="string">
            <text:p>TO</text:p>
          </table:table-cell>
          <table:table-cell office:value-type="float" office:value="4.07">
            <text:p>4,07</text:p>
          </table:table-cell>
          <table:table-cell office:value-type="string">
            <text:p>TO</text:p>
          </table:table-cell>
          <table:table-cell office:value-type="float" office:value="4">
            <text:p>4,00</text:p>
          </table:table-cell>
          <table:table-cell office:value-type="string">
            <text:p>TO</text:p>
          </table:table-cell>
          <table:table-cell table:formula="of:=AVERAGE([.D31];[.F31];[.H31])" office:value-type="float" office:value="4.47666666666667">
            <text:p>4,4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weetWine</text:p>
          </table:table-cell>
          <table:table-cell office:value-type="float" office:value="147.06">
            <text:p>147,06</text:p>
          </table:table-cell>
          <table:table-cell office:value-type="float" office:value="130.05">
            <text:p>130,05</text:p>
          </table:table-cell>
          <table:table-cell office:value-type="float" office:value="117.44">
            <text:p>117,44</text:p>
          </table:table-cell>
          <table:table-cell office:value-type="float" office:value="114.72">
            <text:p>114,72</text:p>
          </table:table-cell>
          <table:table-cell office:value-type="float" office:value="129.04">
            <text:p>129,04</text:p>
          </table:table-cell>
          <table:table-cell office:value-type="float" office:value="118.23">
            <text:p>118,23</text:p>
          </table:table-cell>
          <table:table-cell table:formula="of:=AVERAGE([.C32];[.E32];[.G32])" office:value-type="float" office:value="131.18">
            <text:p>131,18</text:p>
          </table:table-cell>
          <table:table-cell table:formula="of:=AVERAGE([.D32];[.F32];[.H32])" office:value-type="float" office:value="121">
            <text:p>121,00</text:p>
          </table:table-cell>
          <table:table-cell table:formula="of:=[.I32]/[.J32]" office:value-type="float" office:value="1.08413223140496">
            <text:p>1,08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TableWine</text:p>
          </table:table-cell>
          <table:table-cell office:value-type="string">
            <text:p>TO</text:p>
          </table:table-cell>
          <table:table-cell office:value-type="float" office:value="4.88">
            <text:p>4,88</text:p>
          </table:table-cell>
          <table:table-cell office:value-type="string">
            <text:p>TO</text:p>
          </table:table-cell>
          <table:table-cell office:value-type="float" office:value="6.17">
            <text:p>6,17</text:p>
          </table:table-cell>
          <table:table-cell office:value-type="string">
            <text:p>TO</text:p>
          </table:table-cell>
          <table:table-cell office:value-type="float" office:value="5.15">
            <text:p>5,15</text:p>
          </table:table-cell>
          <table:table-cell office:value-type="string">
            <text:p>TO</text:p>
          </table:table-cell>
          <table:table-cell table:formula="of:=AVERAGE([.D33];[.F33];[.H33])" office:value-type="float" office:value="5.4">
            <text:p>5,40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exasWine</text:p>
          </table:table-cell>
          <table:table-cell office:value-type="float" office:value="3.9">
            <text:p>3,90</text:p>
          </table:table-cell>
          <table:table-cell office:value-type="float" office:value="3.91">
            <text:p>3,91</text:p>
          </table:table-cell>
          <table:table-cell office:value-type="float" office:value="3.97">
            <text:p>3,97</text:p>
          </table:table-cell>
          <table:table-cell office:value-type="float" office:value="4">
            <text:p>4,00</text:p>
          </table:table-cell>
          <table:table-cell office:value-type="float" office:value="3.92">
            <text:p>3,92</text:p>
          </table:table-cell>
          <table:table-cell office:value-type="float" office:value="3.88">
            <text:p>3,88</text:p>
          </table:table-cell>
          <table:table-cell table:formula="of:=AVERAGE([.C34];[.E34];[.G34])" office:value-type="float" office:value="3.93">
            <text:p>3,93</text:p>
          </table:table-cell>
          <table:table-cell table:formula="of:=AVERAGE([.D34];[.F34];[.H34])" office:value-type="float" office:value="3.93">
            <text:p>3,93</text:p>
          </table:table-cell>
          <table:table-cell table:formula="of:=[.I34]/[.J34]" office:value-type="float" office:value="1">
            <text:p>1,0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WhiteWine</text:p>
          </table:table-cell>
          <table:table-cell office:value-type="string">
            <text:p>TO</text:p>
          </table:table-cell>
          <table:table-cell office:value-type="float" office:value="129.4">
            <text:p>129,40</text:p>
          </table:table-cell>
          <table:table-cell office:value-type="string">
            <text:p>TO</text:p>
          </table:table-cell>
          <table:table-cell office:value-type="float" office:value="118.07">
            <text:p>118,07</text:p>
          </table:table-cell>
          <table:table-cell office:value-type="string">
            <text:p>TO</text:p>
          </table:table-cell>
          <table:table-cell office:value-type="float" office:value="132.58">
            <text:p>132,58</text:p>
          </table:table-cell>
          <table:table-cell office:value-type="string">
            <text:p>TO</text:p>
          </table:table-cell>
          <table:table-cell table:formula="of:=AVERAGE([.D35];[.F35];[.H35])" office:value-type="float" office:value="126.683333333333">
            <text:p>126,68</text:p>
          </table:table-cell>
          <table:table-cell table:number-columns-repeated="9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 office:value-type="float" office:value="40.39">
            <text:p>40,39</text:p>
          </table:table-cell>
          <table:table-cell table:style-name="ce43" office:value-type="float" office:value="4.71">
            <text:p>4,71</text:p>
          </table:table-cell>
          <table:table-cell table:style-name="ce36" office:value-type="float" office:value="40.62">
            <text:p>40,62</text:p>
          </table:table-cell>
          <table:table-cell table:style-name="ce43" office:value-type="float" office:value="4.85">
            <text:p>4,85</text:p>
          </table:table-cell>
          <table:table-cell table:style-name="ce36" office:value-type="float" office:value="42.9">
            <text:p>42,90</text:p>
          </table:table-cell>
          <table:table-cell table:style-name="ce43" office:value-type="float" office:value="4.99">
            <text:p>4,99</text:p>
          </table:table-cell>
          <table:table-cell table:formula="of:=AVERAGE([.C36];[.E36];[.G36])" office:value-type="float" office:value="41.3033333333333">
            <text:p>41,30</text:p>
          </table:table-cell>
          <table:table-cell table:formula="of:=AVERAGE([.D36];[.F36];[.H36])" office:value-type="float" office:value="4.85">
            <text:p>4,85</text:p>
          </table:table-cell>
          <table:table-cell table:formula="of:=[.I36]/[.J36]" office:value-type="float" office:value="8.51615120274914">
            <text:p>8,52</text:p>
          </table:table-cell>
          <table:table-cell table:number-columns-repeated="8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3:.K36])" office:value-type="float" office:value="0.911402789171452">
            <text:p>0,91</text:p>
          </table:table-cell>
          <table:table-cell office:value-type="string">
            <text:p>Decidable-EBL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3:.K36])" office:value-type="float" office:value="37.0886426592798">
            <text:p>37,09</text:p>
          </table:table-cell>
          <table:table-cell office:value-type="string">
            <text:p>Decidable+EBL</text:p>
          </table:table-cell>
          <table:table-cell office:value-type="float" office:value="34">
            <text:p>34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3:.K36])" office:value-type="float" office:value="3.16661894491166">
            <text:p>3,17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1</text:p>
          </table:table-cell>
          <table:table-cell office:value-type="string">
            <text:p>AlsatianWine</text:p>
          </table:table-cell>
          <table:table-cell table:style-name="ce34" office:value-type="float" office:value="10.71">
            <text:p>10,71</text:p>
          </table:table-cell>
          <table:table-cell table:style-name="ce41" office:value-type="float" office:value="7.41">
            <text:p>7,41</text:p>
          </table:table-cell>
          <table:table-cell table:style-name="ce34" office:value-type="float" office:value="10.56">
            <text:p>10,56</text:p>
          </table:table-cell>
          <table:table-cell table:style-name="ce41" office:value-type="float" office:value="7.76">
            <text:p>7,76</text:p>
          </table:table-cell>
          <table:table-cell table:style-name="ce34" office:value-type="float" office:value="10.62">
            <text:p>10,62</text:p>
          </table:table-cell>
          <table:table-cell table:style-name="ce41" office:value-type="float" office:value="7.46">
            <text:p>7,46</text:p>
          </table:table-cell>
          <table:table-cell table:formula="of:=AVERAGE([.C42];[.E42];[.G42])" office:value-type="float" office:value="10.63">
            <text:p>10,63</text:p>
          </table:table-cell>
          <table:table-cell table:formula="of:=AVERAGE([.D42];[.F42];[.H42])" office:value-type="float" office:value="7.54333333333333">
            <text:p>7,54</text:p>
          </table:table-cell>
          <table:table-cell table:formula="of:=[.I42]/[.J42]" office:value-type="float" office:value="1.40919133893062">
            <text:p>1,41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float" office:value="31.95">
            <text:p>31,95</text:p>
          </table:table-cell>
          <table:table-cell office:value-type="float" office:value="16.07">
            <text:p>16,07</text:p>
          </table:table-cell>
          <table:table-cell office:value-type="float" office:value="31.83">
            <text:p>31,83</text:p>
          </table:table-cell>
          <table:table-cell office:value-type="float" office:value="16.2">
            <text:p>16,20</text:p>
          </table:table-cell>
          <table:table-cell office:value-type="float" office:value="31.6">
            <text:p>31,60</text:p>
          </table:table-cell>
          <table:table-cell office:value-type="float" office:value="16.09">
            <text:p>16,09</text:p>
          </table:table-cell>
          <table:table-cell table:formula="of:=AVERAGE([.C44];[.E44];[.G44])" office:value-type="float" office:value="31.7933333333333">
            <text:p>31,79</text:p>
          </table:table-cell>
          <table:table-cell table:formula="of:=AVERAGE([.D44];[.F44];[.H44])" office:value-type="float" office:value="16.12">
            <text:p>16,12</text:p>
          </table:table-cell>
          <table:table-cell table:formula="of:=[.I44]/[.J44]" office:value-type="float" office:value="1.9722911497105">
            <text:p>1,97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Bordeaux</text:p>
          </table:table-cell>
          <table:table-cell office:value-type="string">
            <text:p>TO</text:p>
          </table:table-cell>
          <table:table-cell office:value-type="float" office:value="33.12">
            <text:p>33,12</text:p>
          </table:table-cell>
          <table:table-cell office:value-type="string">
            <text:p>TO</text:p>
          </table:table-cell>
          <table:table-cell office:value-type="float" office:value="34.46">
            <text:p>34,46</text:p>
          </table:table-cell>
          <table:table-cell office:value-type="string">
            <text:p>TO</text:p>
          </table:table-cell>
          <table:table-cell office:value-type="float" office:value="33.17">
            <text:p>33,17</text:p>
          </table:table-cell>
          <table:table-cell office:value-type="string">
            <text:p>TO</text:p>
          </table:table-cell>
          <table:table-cell table:formula="of:=AVERAGE([.D45];[.F45];[.H45])" office:value-type="float" office:value="33.5833333333333">
            <text:p>33,5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urgundy</text:p>
          </table:table-cell>
          <table:table-cell office:value-type="string">
            <text:p>TO</text:p>
          </table:table-cell>
          <table:table-cell office:value-type="float" office:value="16.12">
            <text:p>16,12</text:p>
          </table:table-cell>
          <table:table-cell office:value-type="string">
            <text:p>TO</text:p>
          </table:table-cell>
          <table:table-cell office:value-type="float" office:value="16.71">
            <text:p>16,71</text:p>
          </table:table-cell>
          <table:table-cell office:value-type="string">
            <text:p>TO</text:p>
          </table:table-cell>
          <table:table-cell office:value-type="float" office:value="16.51">
            <text:p>16,51</text:p>
          </table:table-cell>
          <table:table-cell office:value-type="string">
            <text:p>TO</text:p>
          </table:table-cell>
          <table:table-cell table:formula="of:=AVERAGE([.D46];[.F46];[.H46])" office:value-type="float" office:value="16.4466666666667">
            <text:p>16,4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Franc</text:p>
          </table:table-cell>
          <table:table-cell office:value-type="float" office:value="32">
            <text:p>32,00</text:p>
          </table:table-cell>
          <table:table-cell office:value-type="float" office:value="16.14">
            <text:p>16,14</text:p>
          </table:table-cell>
          <table:table-cell office:value-type="float" office:value="33.46">
            <text:p>33,46</text:p>
          </table:table-cell>
          <table:table-cell office:value-type="float" office:value="16.25">
            <text:p>16,25</text:p>
          </table:table-cell>
          <table:table-cell office:value-type="float" office:value="33.67">
            <text:p>33,67</text:p>
          </table:table-cell>
          <table:table-cell office:value-type="float" office:value="16.04">
            <text:p>16,04</text:p>
          </table:table-cell>
          <table:table-cell table:formula="of:=AVERAGE([.C47];[.E47];[.G47])" office:value-type="float" office:value="33.0433333333333">
            <text:p>33,04</text:p>
          </table:table-cell>
          <table:table-cell table:formula="of:=AVERAGE([.D47];[.F47];[.H47])" office:value-type="float" office:value="16.1433333333333">
            <text:p>16,14</text:p>
          </table:table-cell>
          <table:table-cell table:formula="of:=[.I47]/[.J47]" office:value-type="float" office:value="2.04687177369399">
            <text:p>2,0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abernetSauvignon</text:p>
          </table:table-cell>
          <table:table-cell office:value-type="string">
            <text:p>TO</text:p>
          </table:table-cell>
          <table:table-cell office:value-type="float" office:value="16.68">
            <text:p>16,68</text:p>
          </table:table-cell>
          <table:table-cell office:value-type="string">
            <text:p>TO</text:p>
          </table:table-cell>
          <table:table-cell office:value-type="float" office:value="15.45">
            <text:p>15,45</text:p>
          </table:table-cell>
          <table:table-cell office:value-type="string">
            <text:p>TO</text:p>
          </table:table-cell>
          <table:table-cell office:value-type="float" office:value="16.33">
            <text:p>16,33</text:p>
          </table:table-cell>
          <table:table-cell office:value-type="string">
            <text:p>TO</text:p>
          </table:table-cell>
          <table:table-cell table:formula="of:=AVERAGE([.D48];[.F48];[.H48])" office:value-type="float" office:value="16.1533333333333">
            <text:p>16,1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16.67">
            <text:p>16,67</text:p>
          </table:table-cell>
          <table:table-cell office:value-type="string">
            <text:p>TO</text:p>
          </table:table-cell>
          <table:table-cell office:value-type="float" office:value="16.18">
            <text:p>16,18</text:p>
          </table:table-cell>
          <table:table-cell office:value-type="string">
            <text:p>TO</text:p>
          </table:table-cell>
          <table:table-cell office:value-type="float" office:value="17.46">
            <text:p>17,46</text:p>
          </table:table-cell>
          <table:table-cell office:value-type="string">
            <text:p>TO</text:p>
          </table:table-cell>
          <table:table-cell table:formula="of:=AVERAGE([.D50];[.F50];[.H50])" office:value-type="float" office:value="16.77">
            <text:p>16,77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eninBlanc</text:p>
          </table:table-cell>
          <table:table-cell office:value-type="string">
            <text:p>TO</text:p>
          </table:table-cell>
          <table:table-cell office:value-type="float" office:value="38.21">
            <text:p>38,21</text:p>
          </table:table-cell>
          <table:table-cell office:value-type="string">
            <text:p>TO</text:p>
          </table:table-cell>
          <table:table-cell office:value-type="float" office:value="36.96">
            <text:p>36,96</text:p>
          </table:table-cell>
          <table:table-cell office:value-type="string">
            <text:p>TO</text:p>
          </table:table-cell>
          <table:table-cell office:value-type="float" office:value="35.76">
            <text:p>35,76</text:p>
          </table:table-cell>
          <table:table-cell office:value-type="string">
            <text:p>TO</text:p>
          </table:table-cell>
          <table:table-cell table:formula="of:=AVERAGE([.D51];[.F51];[.H51])" office:value-type="float" office:value="36.9766666666667">
            <text:p>36,9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ryWine</text:p>
          </table:table-cell>
          <table:table-cell office:value-type="string">
            <text:p>TO</text:p>
          </table:table-cell>
          <table:table-cell office:value-type="float" office:value="16.35">
            <text:p>16,35</text:p>
          </table:table-cell>
          <table:table-cell office:value-type="string">
            <text:p>TO</text:p>
          </table:table-cell>
          <table:table-cell office:value-type="float" office:value="16.19">
            <text:p>16,19</text:p>
          </table:table-cell>
          <table:table-cell office:value-type="string">
            <text:p>TO</text:p>
          </table:table-cell>
          <table:table-cell office:value-type="float" office:value="15.74">
            <text:p>15,74</text:p>
          </table:table-cell>
          <table:table-cell office:value-type="string">
            <text:p>TO</text:p>
          </table:table-cell>
          <table:table-cell table:formula="of:=AVERAGE([.D53];[.F53];[.H53])" office:value-type="float" office:value="16.0933333333333">
            <text:p>16,09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EarlyHarvest</text:p>
          </table:table-cell>
          <table:table-cell office:value-type="float" office:value="8.69">
            <text:p>8,69</text:p>
          </table:table-cell>
          <table:table-cell office:value-type="float" office:value="6.59">
            <text:p>6,59</text:p>
          </table:table-cell>
          <table:table-cell office:value-type="float" office:value="10.78">
            <text:p>10,78</text:p>
          </table:table-cell>
          <table:table-cell office:value-type="float" office:value="5.98">
            <text:p>5,98</text:p>
          </table:table-cell>
          <table:table-cell office:value-type="float" office:value="6.01">
            <text:p>6,01</text:p>
          </table:table-cell>
          <table:table-cell office:value-type="float" office:value="6.51">
            <text:p>6,51</text:p>
          </table:table-cell>
          <table:table-cell table:formula="of:=AVERAGE([.C54];[.E54];[.G54])" office:value-type="float" office:value="8.49333333333333">
            <text:p>8,49</text:p>
          </table:table-cell>
          <table:table-cell table:formula="of:=AVERAGE([.D54];[.F54];[.H54])" office:value-type="float" office:value="6.36">
            <text:p>6,36</text:p>
          </table:table-cell>
          <table:table-cell table:formula="of:=[.I54]/[.J54]" office:value-type="float" office:value="1.33542976939203">
            <text:p>1,3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renchWine</text:p>
          </table:table-cell>
          <table:table-cell office:value-type="float" office:value="10.02">
            <text:p>10,02</text:p>
          </table:table-cell>
          <table:table-cell office:value-type="float" office:value="8.61">
            <text:p>8,61</text:p>
          </table:table-cell>
          <table:table-cell office:value-type="float" office:value="10.78">
            <text:p>10,78</text:p>
          </table:table-cell>
          <table:table-cell office:value-type="float" office:value="7.94">
            <text:p>7,94</text:p>
          </table:table-cell>
          <table:table-cell office:value-type="float" office:value="13.31">
            <text:p>13,31</text:p>
          </table:table-cell>
          <table:table-cell office:value-type="float" office:value="8.43">
            <text:p>8,43</text:p>
          </table:table-cell>
          <table:table-cell table:formula="of:=AVERAGE([.C55];[.E55];[.G55])" office:value-type="float" office:value="11.37">
            <text:p>11,37</text:p>
          </table:table-cell>
          <table:table-cell table:formula="of:=AVERAGE([.D55];[.F55];[.H55])" office:value-type="float" office:value="8.32666666666667">
            <text:p>8,33</text:p>
          </table:table-cell>
          <table:table-cell table:formula="of:=[.I55]/[.J55]" office:value-type="float" office:value="1.36549239391513">
            <text:p>1,37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amay</text:p>
          </table:table-cell>
          <table:table-cell office:value-type="float" office:value="51.51">
            <text:p>51,51</text:p>
          </table:table-cell>
          <table:table-cell office:value-type="float" office:value="36.66">
            <text:p>36,66</text:p>
          </table:table-cell>
          <table:table-cell office:value-type="float" office:value="54.38">
            <text:p>54,38</text:p>
          </table:table-cell>
          <table:table-cell office:value-type="float" office:value="38.11">
            <text:p>38,11</text:p>
          </table:table-cell>
          <table:table-cell office:value-type="float" office:value="59.32">
            <text:p>59,32</text:p>
          </table:table-cell>
          <table:table-cell office:value-type="float" office:value="36.77">
            <text:p>36,77</text:p>
          </table:table-cell>
          <table:table-cell table:formula="of:=AVERAGE([.C57];[.E57];[.G57])" office:value-type="float" office:value="55.07">
            <text:p>55,07</text:p>
          </table:table-cell>
          <table:table-cell table:formula="of:=AVERAGE([.D57];[.F57];[.H57])" office:value-type="float" office:value="37.18">
            <text:p>37,18</text:p>
          </table:table-cell>
          <table:table-cell table:formula="of:=[.I57]/[.J57]" office:value-type="float" office:value="1.48117267348037">
            <text:p>1,48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ItalianWine</text:p>
          </table:table-cell>
          <table:table-cell office:value-type="float" office:value="30.9">
            <text:p>30,90</text:p>
          </table:table-cell>
          <table:table-cell office:value-type="float" office:value="16.18">
            <text:p>16,18</text:p>
          </table:table-cell>
          <table:table-cell office:value-type="float" office:value="31.22">
            <text:p>31,22</text:p>
          </table:table-cell>
          <table:table-cell office:value-type="float" office:value="16.73">
            <text:p>16,73</text:p>
          </table:table-cell>
          <table:table-cell office:value-type="float" office:value="33.37">
            <text:p>33,37</text:p>
          </table:table-cell>
          <table:table-cell office:value-type="float" office:value="16.52">
            <text:p>16,52</text:p>
          </table:table-cell>
          <table:table-cell table:formula="of:=AVERAGE([.C59];[.E59];[.G59])" office:value-type="float" office:value="31.83">
            <text:p>31,83</text:p>
          </table:table-cell>
          <table:table-cell table:formula="of:=AVERAGE([.D59];[.F59];[.H59])" office:value-type="float" office:value="16.4766666666667">
            <text:p>16,48</text:p>
          </table:table-cell>
          <table:table-cell table:formula="of:=[.I59]/[.J59]" office:value-type="float" office:value="1.93182277968845">
            <text:p>1,93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itage</text:p>
          </table:table-cell>
          <table:table-cell office:value-type="float" office:value="33.94">
            <text:p>33,94</text:p>
          </table:table-cell>
          <table:table-cell office:value-type="float" office:value="17.53">
            <text:p>17,53</text:p>
          </table:table-cell>
          <table:table-cell office:value-type="float" office:value="40.12">
            <text:p>40,12</text:p>
          </table:table-cell>
          <table:table-cell office:value-type="float" office:value="19.12">
            <text:p>19,12</text:p>
          </table:table-cell>
          <table:table-cell office:value-type="float" office:value="33.86">
            <text:p>33,86</text:p>
          </table:table-cell>
          <table:table-cell office:value-type="float" office:value="16.37">
            <text:p>16,37</text:p>
          </table:table-cell>
          <table:table-cell table:formula="of:=AVERAGE([.C62];[.E62];[.G62])" office:value-type="float" office:value="35.9733333333333">
            <text:p>35,97</text:p>
          </table:table-cell>
          <table:table-cell table:formula="of:=AVERAGE([.D62];[.F62];[.H62])" office:value-type="float" office:value="17.6733333333333">
            <text:p>17,67</text:p>
          </table:table-cell>
          <table:table-cell table:formula="of:=[.I62]/[.J62]" office:value-type="float" office:value="2.03545831761599">
            <text:p>2,0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Merlot</text:p>
          </table:table-cell>
          <table:table-cell office:value-type="string">
            <text:p>TO</text:p>
          </table:table-cell>
          <table:table-cell office:value-type="float" office:value="18.53">
            <text:p>18,53</text:p>
          </table:table-cell>
          <table:table-cell office:value-type="string">
            <text:p>TO</text:p>
          </table:table-cell>
          <table:table-cell office:value-type="float" office:value="18.11">
            <text:p>18,11</text:p>
          </table:table-cell>
          <table:table-cell office:value-type="string">
            <text:p>TO</text:p>
          </table:table-cell>
          <table:table-cell office:value-type="float" office:value="16.56">
            <text:p>16,56</text:p>
          </table:table-cell>
          <table:table-cell office:value-type="string">
            <text:p>TO</text:p>
          </table:table-cell>
          <table:table-cell table:formula="of:=AVERAGE([.D63];[.F63];[.H63])" office:value-type="float" office:value="17.7333333333333">
            <text:p>17,7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etiteSyrah</text:p>
          </table:table-cell>
          <table:table-cell office:value-type="string">
            <text:p>TO</text:p>
          </table:table-cell>
          <table:table-cell office:value-type="float" office:value="16.22">
            <text:p>16,22</text:p>
          </table:table-cell>
          <table:table-cell office:value-type="string">
            <text:p>TO</text:p>
          </table:table-cell>
          <table:table-cell office:value-type="float" office:value="18.46">
            <text:p>18,46</text:p>
          </table:table-cell>
          <table:table-cell office:value-type="string">
            <text:p>TO</text:p>
          </table:table-cell>
          <table:table-cell office:value-type="float" office:value="18.3">
            <text:p>18,30</text:p>
          </table:table-cell>
          <table:table-cell office:value-type="string">
            <text:p>TO</text:p>
          </table:table-cell>
          <table:table-cell table:formula="of:=AVERAGE([.D64];[.F64];[.H64])" office:value-type="float" office:value="17.66">
            <text:p>17,6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tBlanc</text:p>
          </table:table-cell>
          <table:table-cell office:value-type="float" office:value="33.83">
            <text:p>33,83</text:p>
          </table:table-cell>
          <table:table-cell office:value-type="float" office:value="16.04">
            <text:p>16,04</text:p>
          </table:table-cell>
          <table:table-cell office:value-type="float" office:value="32.59">
            <text:p>32,59</text:p>
          </table:table-cell>
          <table:table-cell office:value-type="float" office:value="17.74">
            <text:p>17,74</text:p>
          </table:table-cell>
          <table:table-cell office:value-type="float" office:value="31.79">
            <text:p>31,79</text:p>
          </table:table-cell>
          <table:table-cell office:value-type="float" office:value="16.38">
            <text:p>16,38</text:p>
          </table:table-cell>
          <table:table-cell table:formula="of:=AVERAGE([.C65];[.E65];[.G65])" office:value-type="float" office:value="32.7366666666667">
            <text:p>32,74</text:p>
          </table:table-cell>
          <table:table-cell table:formula="of:=AVERAGE([.D65];[.F65];[.H65])" office:value-type="float" office:value="16.72">
            <text:p>16,72</text:p>
          </table:table-cell>
          <table:table-cell table:formula="of:=[.I65]/[.J65]" office:value-type="float" office:value="1.9579346092504">
            <text:p>1,96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inorNoir</text:p>
          </table:table-cell>
          <table:table-cell office:value-type="float" office:value="9.44">
            <text:p>9,44</text:p>
          </table:table-cell>
          <table:table-cell office:value-type="float" office:value="7.45">
            <text:p>7,45</text:p>
          </table:table-cell>
          <table:table-cell office:value-type="float" office:value="9.74">
            <text:p>9,74</text:p>
          </table:table-cell>
          <table:table-cell office:value-type="float" office:value="6.42">
            <text:p>6,42</text:p>
          </table:table-cell>
          <table:table-cell office:value-type="float" office:value="9.89">
            <text:p>9,89</text:p>
          </table:table-cell>
          <table:table-cell office:value-type="float" office:value="6.11">
            <text:p>6,11</text:p>
          </table:table-cell>
          <table:table-cell table:formula="of:=AVERAGE([.C66];[.E66];[.G66])" office:value-type="float" office:value="9.69">
            <text:p>9,69</text:p>
          </table:table-cell>
          <table:table-cell table:formula="of:=AVERAGE([.D66];[.F66];[.H66])" office:value-type="float" office:value="6.66">
            <text:p>6,66</text:p>
          </table:table-cell>
          <table:table-cell table:formula="of:=[.I66]/[.J66]" office:value-type="float" office:value="1.45495495495495">
            <text:p>1,4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dWine</text:p>
          </table:table-cell>
          <table:table-cell office:value-type="string">
            <text:p>TO</text:p>
          </table:table-cell>
          <table:table-cell office:value-type="float" office:value="40.07">
            <text:p>40,07</text:p>
          </table:table-cell>
          <table:table-cell office:value-type="string">
            <text:p>TO</text:p>
          </table:table-cell>
          <table:table-cell office:value-type="float" office:value="36.98">
            <text:p>36,98</text:p>
          </table:table-cell>
          <table:table-cell office:value-type="string">
            <text:p>TO</text:p>
          </table:table-cell>
          <table:table-cell office:value-type="float" office:value="36.9">
            <text:p>36,90</text:p>
          </table:table-cell>
          <table:table-cell office:value-type="string">
            <text:p>TO</text:p>
          </table:table-cell>
          <table:table-cell table:formula="of:=AVERAGE([.D67];[.F67];[.H67])" office:value-type="float" office:value="37.9833333333333">
            <text:p>37,9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oseWine</text:p>
          </table:table-cell>
          <table:table-cell office:value-type="float" office:value="33.37">
            <text:p>33,37</text:p>
          </table:table-cell>
          <table:table-cell office:value-type="float" office:value="32.65">
            <text:p>32,65</text:p>
          </table:table-cell>
          <table:table-cell office:value-type="float" office:value="40.67">
            <text:p>40,67</text:p>
          </table:table-cell>
          <table:table-cell office:value-type="float" office:value="34.47">
            <text:p>34,47</text:p>
          </table:table-cell>
          <table:table-cell office:value-type="float" office:value="32.77">
            <text:p>32,77</text:p>
          </table:table-cell>
          <table:table-cell office:value-type="float" office:value="32.76">
            <text:p>32,76</text:p>
          </table:table-cell>
          <table:table-cell table:formula="of:=AVERAGE([.C69];[.E69];[.G69])" office:value-type="float" office:value="35.6033333333333">
            <text:p>35,60</text:p>
          </table:table-cell>
          <table:table-cell table:formula="of:=AVERAGE([.D69];[.F69];[.H69])" office:value-type="float" office:value="33.2933333333333">
            <text:p>33,29</text:p>
          </table:table-cell>
          <table:table-cell table:formula="of:=[.I69]/[.J69]" office:value-type="float" office:value="1.06938325991189">
            <text:p>1,07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office:value-type="string">
            <text:p>TO</text:p>
          </table:table-cell>
          <table:table-cell office:value-type="float" office:value="36.58">
            <text:p>36,58</text:p>
          </table:table-cell>
          <table:table-cell office:value-type="string">
            <text:p>TO</text:p>
          </table:table-cell>
          <table:table-cell office:value-type="float" office:value="36.39">
            <text:p>36,39</text:p>
          </table:table-cell>
          <table:table-cell office:value-type="string">
            <text:p>TO</text:p>
          </table:table-cell>
          <table:table-cell office:value-type="float" office:value="37.2">
            <text:p>37,20</text:p>
          </table:table-cell>
          <table:table-cell office:value-type="string">
            <text:p>TO</text:p>
          </table:table-cell>
          <table:table-cell table:formula="of:=AVERAGE([.D70];[.F70];[.H70])" office:value-type="float" office:value="36.7233333333333">
            <text:p>36,72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ableWine</text:p>
          </table:table-cell>
          <table:table-cell office:value-type="string">
            <text:p>TO</text:p>
          </table:table-cell>
          <table:table-cell office:value-type="float" office:value="22.02">
            <text:p>22,02</text:p>
          </table:table-cell>
          <table:table-cell office:value-type="string">
            <text:p>TO</text:p>
          </table:table-cell>
          <table:table-cell office:value-type="float" office:value="18.25">
            <text:p>18,25</text:p>
          </table:table-cell>
          <table:table-cell office:value-type="string">
            <text:p>TO</text:p>
          </table:table-cell>
          <table:table-cell office:value-type="float" office:value="18.26">
            <text:p>18,26</text:p>
          </table:table-cell>
          <table:table-cell office:value-type="string">
            <text:p>TO</text:p>
          </table:table-cell>
          <table:table-cell table:formula="of:=AVERAGE([.D72];[.F72];[.H72])" office:value-type="float" office:value="19.51">
            <text:p>19,51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exasWine</text:p>
          </table:table-cell>
          <table:table-cell office:value-type="float" office:value="37.01">
            <text:p>37,01</text:p>
          </table:table-cell>
          <table:table-cell office:value-type="float" office:value="16.7">
            <text:p>16,70</text:p>
          </table:table-cell>
          <table:table-cell office:value-type="float" office:value="34.15">
            <text:p>34,15</text:p>
          </table:table-cell>
          <table:table-cell office:value-type="float" office:value="20.39">
            <text:p>20,39</text:p>
          </table:table-cell>
          <table:table-cell office:value-type="float" office:value="39.94">
            <text:p>39,94</text:p>
          </table:table-cell>
          <table:table-cell office:value-type="float" office:value="21.39">
            <text:p>21,39</text:p>
          </table:table-cell>
          <table:table-cell table:formula="of:=AVERAGE([.C73];[.E73];[.G73])" office:value-type="float" office:value="37.0333333333333">
            <text:p>37,03</text:p>
          </table:table-cell>
          <table:table-cell table:formula="of:=AVERAGE([.D73];[.F73];[.H73])" office:value-type="float" office:value="19.4933333333333">
            <text:p>19,49</text:p>
          </table:table-cell>
          <table:table-cell table:formula="of:=[.I73]/[.J73]" office:value-type="float" office:value="1.89979480164159">
            <text:p>1,9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float" office:value="24.18">
            <text:p>24,18</text:p>
          </table:table-cell>
          <table:table-cell table:style-name="ce36" office:value-type="string">
            <text:p>TO</text:p>
          </table:table-cell>
          <table:table-cell table:style-name="ce43" office:value-type="float" office:value="25.01">
            <text:p>25,01</text:p>
          </table:table-cell>
          <table:table-cell table:style-name="ce36" office:value-type="string">
            <text:p>TO</text:p>
          </table:table-cell>
          <table:table-cell table:style-name="ce43" office:value-type="float" office:value="25.57">
            <text:p>25,57</text:p>
          </table:table-cell>
          <table:table-cell office:value-type="string">
            <text:p>TO</text:p>
          </table:table-cell>
          <table:table-cell table:formula="of:=AVERAGE([.D75];[.F75];[.H75])" office:value-type="float" office:value="24.92">
            <text:p>24,92</text:p>
          </table:table-cell>
          <table:table-cell table:number-columns-repeated="9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42:.K75])" office:value-type="float" office:value="1.06938325991189">
            <text:p>1,07</text:p>
          </table:table-cell>
          <table:table-cell office:value-type="string">
            <text:p>Decidable-EBL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42:.K75])" office:value-type="float" office:value="2.04687177369399">
            <text:p>2,05</text:p>
          </table:table-cell>
          <table:table-cell office:value-type="string">
            <text:p>Decidable+EBL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42:.K75])" office:value-type="float" office:value="1.66331648518216">
            <text:p>1,66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2</text:p>
          </table:table-cell>
          <table:table-cell office:value-type="string">
            <text:p>AlsatianWine</text:p>
          </table:table-cell>
          <table:table-cell table:style-name="ce34" office:value-type="float" office:value="24.44">
            <text:p>24,44</text:p>
          </table:table-cell>
          <table:table-cell table:style-name="ce41" office:value-type="float" office:value="15.23">
            <text:p>15,23</text:p>
          </table:table-cell>
          <table:table-cell table:style-name="ce34" office:value-type="float" office:value="24.12">
            <text:p>24,12</text:p>
          </table:table-cell>
          <table:table-cell table:style-name="ce41" office:value-type="float" office:value="11.87">
            <text:p>11,87</text:p>
          </table:table-cell>
          <table:table-cell table:style-name="ce34" office:value-type="float" office:value="23.01">
            <text:p>23,01</text:p>
          </table:table-cell>
          <table:table-cell table:style-name="ce41" office:value-type="float" office:value="17">
            <text:p>17,00</text:p>
          </table:table-cell>
          <table:table-cell table:formula="of:=AVERAGE([.C81];[.E81];[.G81])" office:value-type="float" office:value="23.8566666666667">
            <text:p>23,86</text:p>
          </table:table-cell>
          <table:table-cell table:formula="of:=AVERAGE([.D81];[.F81];[.H81])" office:value-type="float" office:value="14.7">
            <text:p>14,70</text:p>
          </table:table-cell>
          <table:table-cell table:formula="of:=[.I81]/[.J81]" office:value-type="float" office:value="1.62290249433107">
            <text:p>1,62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float" office:value="255.35">
            <text:p>255,35</text:p>
          </table:table-cell>
          <table:table-cell office:value-type="float" office:value="32.61">
            <text:p>32,61</text:p>
          </table:table-cell>
          <table:table-cell office:value-type="float" office:value="256.86">
            <text:p>256,86</text:p>
          </table:table-cell>
          <table:table-cell office:value-type="float" office:value="31.65">
            <text:p>31,65</text:p>
          </table:table-cell>
          <table:table-cell office:value-type="float" office:value="253.38">
            <text:p>253,38</text:p>
          </table:table-cell>
          <table:table-cell office:value-type="float" office:value="31.15">
            <text:p>31,15</text:p>
          </table:table-cell>
          <table:table-cell table:formula="of:=AVERAGE([.C83];[.E83];[.G83])" office:value-type="float" office:value="255.196666666667">
            <text:p>255,20</text:p>
          </table:table-cell>
          <table:table-cell table:formula="of:=AVERAGE([.D83];[.F83];[.H83])" office:value-type="float" office:value="31.8033333333333">
            <text:p>31,80</text:p>
          </table:table-cell>
          <table:table-cell table:formula="of:=[.I83]/[.J83]" office:value-type="float" office:value="8.02421129860602">
            <text:p>8,02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5" office:value-type="string">
            <text:p>TO</text:p>
          </table:table-cell>
          <table:table-cell office:value-type="float" office:value="297.1">
            <text:p>297,10</text:p>
          </table:table-cell>
          <table:table-cell office:value-type="string">
            <text:p>TO</text:p>
          </table:table-cell>
          <table:table-cell table:formula="of:=AVERAGE([.D84];[.F84];[.H84])" office:value-type="float" office:value="297.1">
            <text:p>297,10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urgundy</text:p>
          </table:table-cell>
          <table:table-cell office:value-type="string">
            <text:p>TO</text:p>
          </table:table-cell>
          <table:table-cell office:value-type="float" office:value="31.83">
            <text:p>31,83</text:p>
          </table:table-cell>
          <table:table-cell office:value-type="string">
            <text:p>TO</text:p>
          </table:table-cell>
          <table:table-cell office:value-type="float" office:value="32.98">
            <text:p>32,98</text:p>
          </table:table-cell>
          <table:table-cell office:value-type="string">
            <text:p>TO</text:p>
          </table:table-cell>
          <table:table-cell office:value-type="float" office:value="33.13">
            <text:p>33,13</text:p>
          </table:table-cell>
          <table:table-cell office:value-type="string">
            <text:p>TO</text:p>
          </table:table-cell>
          <table:table-cell table:formula="of:=AVERAGE([.D85];[.F85];[.H85])" office:value-type="float" office:value="32.6466666666667">
            <text:p>32,6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Franc</text:p>
          </table:table-cell>
          <table:table-cell office:value-type="float" office:value="249.92">
            <text:p>249,92</text:p>
          </table:table-cell>
          <table:table-cell office:value-type="float" office:value="33.36">
            <text:p>33,36</text:p>
          </table:table-cell>
          <table:table-cell office:value-type="float" office:value="251.58">
            <text:p>251,58</text:p>
          </table:table-cell>
          <table:table-cell office:value-type="float" office:value="34.84">
            <text:p>34,84</text:p>
          </table:table-cell>
          <table:table-cell office:value-type="float" office:value="279.53">
            <text:p>279,53</text:p>
          </table:table-cell>
          <table:table-cell office:value-type="float" office:value="32.53">
            <text:p>32,53</text:p>
          </table:table-cell>
          <table:table-cell table:formula="of:=AVERAGE([.C86];[.E86];[.G86])" office:value-type="float" office:value="260.343333333333">
            <text:p>260,34</text:p>
          </table:table-cell>
          <table:table-cell table:formula="of:=AVERAGE([.D86];[.F86];[.H86])" office:value-type="float" office:value="33.5766666666667">
            <text:p>33,58</text:p>
          </table:table-cell>
          <table:table-cell table:formula="of:=[.I86]/[.J86]" office:value-type="float" office:value="7.75369800456666">
            <text:p>7,7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abernetSauvignon</text:p>
          </table:table-cell>
          <table:table-cell office:value-type="string">
            <text:p>TO</text:p>
          </table:table-cell>
          <table:table-cell office:value-type="float" office:value="32.55">
            <text:p>32,55</text:p>
          </table:table-cell>
          <table:table-cell office:value-type="string">
            <text:p>TO</text:p>
          </table:table-cell>
          <table:table-cell office:value-type="float" office:value="33.27">
            <text:p>33,27</text:p>
          </table:table-cell>
          <table:table-cell office:value-type="string">
            <text:p>TO</text:p>
          </table:table-cell>
          <table:table-cell office:value-type="float" office:value="34.53">
            <text:p>34,53</text:p>
          </table:table-cell>
          <table:table-cell office:value-type="string">
            <text:p>TO</text:p>
          </table:table-cell>
          <table:table-cell table:formula="of:=AVERAGE([.D87];[.F87];[.H87])" office:value-type="float" office:value="33.45">
            <text:p>33,4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34.51">
            <text:p>34,51</text:p>
          </table:table-cell>
          <table:table-cell office:value-type="string">
            <text:p>TO</text:p>
          </table:table-cell>
          <table:table-cell office:value-type="float" office:value="36.16">
            <text:p>36,16</text:p>
          </table:table-cell>
          <table:table-cell office:value-type="string">
            <text:p>TO</text:p>
          </table:table-cell>
          <table:table-cell office:value-type="float" office:value="33.91">
            <text:p>33,91</text:p>
          </table:table-cell>
          <table:table-cell office:value-type="string">
            <text:p>TO</text:p>
          </table:table-cell>
          <table:table-cell table:formula="of:=AVERAGE([.D89];[.F89];[.H89])" office:value-type="float" office:value="34.86">
            <text:p>34,8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eninBlanc</text:p>
          </table:table-cell>
          <table:table-cell office:value-type="string">
            <text:p>TO</text:p>
          </table:table-cell>
          <table:table-cell office:value-type="float" office:value="295.37">
            <text:p>295,37</text:p>
          </table:table-cell>
          <table:table-cell office:value-type="string">
            <text:p>TO</text:p>
          </table:table-cell>
          <table:table-cell office:value-type="float" office:value="277.12">
            <text:p>277,12</text:p>
          </table:table-cell>
          <table:table-cell table:number-columns-repeated="3" office:value-type="string">
            <text:p>TO</text:p>
          </table:table-cell>
          <table:table-cell table:formula="of:=AVERAGE([.D90];[.F90];[.H90])" office:value-type="float" office:value="286.245">
            <text:p>286,2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ryWine</text:p>
          </table:table-cell>
          <table:table-cell office:value-type="string">
            <text:p>TO</text:p>
          </table:table-cell>
          <table:table-cell office:value-type="float" office:value="34.64">
            <text:p>34,64</text:p>
          </table:table-cell>
          <table:table-cell office:value-type="string">
            <text:p>TO</text:p>
          </table:table-cell>
          <table:table-cell office:value-type="float" office:value="34.7">
            <text:p>34,70</text:p>
          </table:table-cell>
          <table:table-cell office:value-type="string">
            <text:p>TO</text:p>
          </table:table-cell>
          <table:table-cell office:value-type="float" office:value="33.97">
            <text:p>33,97</text:p>
          </table:table-cell>
          <table:table-cell office:value-type="string">
            <text:p>TO</text:p>
          </table:table-cell>
          <table:table-cell table:formula="of:=AVERAGE([.D92];[.F92];[.H92])" office:value-type="float" office:value="34.4366666666667">
            <text:p>34,44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EarlyHarvest</text:p>
          </table:table-cell>
          <table:table-cell office:value-type="float" office:value="20.32">
            <text:p>20,32</text:p>
          </table:table-cell>
          <table:table-cell office:value-type="float" office:value="16.84">
            <text:p>16,84</text:p>
          </table:table-cell>
          <table:table-cell office:value-type="float" office:value="21.37">
            <text:p>21,37</text:p>
          </table:table-cell>
          <table:table-cell office:value-type="float" office:value="14.36">
            <text:p>14,36</text:p>
          </table:table-cell>
          <table:table-cell office:value-type="float" office:value="20.43">
            <text:p>20,43</text:p>
          </table:table-cell>
          <table:table-cell office:value-type="float" office:value="15.18">
            <text:p>15,18</text:p>
          </table:table-cell>
          <table:table-cell table:formula="of:=AVERAGE([.C93];[.E93];[.G93])" office:value-type="float" office:value="20.7066666666667">
            <text:p>20,71</text:p>
          </table:table-cell>
          <table:table-cell table:formula="of:=AVERAGE([.D93];[.F93];[.H93])" office:value-type="float" office:value="15.46">
            <text:p>15,46</text:p>
          </table:table-cell>
          <table:table-cell table:formula="of:=[.I93]/[.J93]" office:value-type="float" office:value="1.33937041828374">
            <text:p>1,3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renchWine</text:p>
          </table:table-cell>
          <table:table-cell office:value-type="float" office:value="26.68">
            <text:p>26,68</text:p>
          </table:table-cell>
          <table:table-cell office:value-type="float" office:value="17.05">
            <text:p>17,05</text:p>
          </table:table-cell>
          <table:table-cell office:value-type="float" office:value="23.97">
            <text:p>23,97</text:p>
          </table:table-cell>
          <table:table-cell office:value-type="float" office:value="16.71">
            <text:p>16,71</text:p>
          </table:table-cell>
          <table:table-cell office:value-type="float" office:value="25.3">
            <text:p>25,30</text:p>
          </table:table-cell>
          <table:table-cell office:value-type="float" office:value="18.24">
            <text:p>18,24</text:p>
          </table:table-cell>
          <table:table-cell table:formula="of:=AVERAGE([.C94];[.E94];[.G94])" office:value-type="float" office:value="25.3166666666667">
            <text:p>25,32</text:p>
          </table:table-cell>
          <table:table-cell table:formula="of:=AVERAGE([.D94];[.F94];[.H94])" office:value-type="float" office:value="17.3333333333333">
            <text:p>17,33</text:p>
          </table:table-cell>
          <table:table-cell table:formula="of:=[.I94]/[.J94]" office:value-type="float" office:value="1.46057692307692">
            <text:p>1,46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am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ItalianWine</text:p>
          </table:table-cell>
          <table:table-cell office:value-type="float" office:value="283.33">
            <text:p>283,33</text:p>
          </table:table-cell>
          <table:table-cell office:value-type="float" office:value="39.17">
            <text:p>39,17</text:p>
          </table:table-cell>
          <table:table-cell office:value-type="float" office:value="285.74">
            <text:p>285,74</text:p>
          </table:table-cell>
          <table:table-cell office:value-type="float" office:value="38.75">
            <text:p>38,75</text:p>
          </table:table-cell>
          <table:table-cell office:value-type="float" office:value="297.26">
            <text:p>297,26</text:p>
          </table:table-cell>
          <table:table-cell office:value-type="float" office:value="36.51">
            <text:p>36,51</text:p>
          </table:table-cell>
          <table:table-cell table:formula="of:=AVERAGE([.C98];[.E98];[.G98])" office:value-type="float" office:value="288.776666666667">
            <text:p>288,78</text:p>
          </table:table-cell>
          <table:table-cell table:formula="of:=AVERAGE([.D98];[.F98];[.H98])" office:value-type="float" office:value="38.1433333333333">
            <text:p>38,14</text:p>
          </table:table-cell>
          <table:table-cell table:formula="of:=[.I98]/[.J98]" office:value-type="float" office:value="7.57082932797343">
            <text:p>7,57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itage</text:p>
          </table:table-cell>
          <table:table-cell office:value-type="float" office:value="271.23">
            <text:p>271,23</text:p>
          </table:table-cell>
          <table:table-cell office:value-type="float" office:value="33.26">
            <text:p>33,26</text:p>
          </table:table-cell>
          <table:table-cell office:value-type="float" office:value="270.39">
            <text:p>270,39</text:p>
          </table:table-cell>
          <table:table-cell office:value-type="float" office:value="34.48">
            <text:p>34,48</text:p>
          </table:table-cell>
          <table:table-cell office:value-type="float" office:value="258.37">
            <text:p>258,37</text:p>
          </table:table-cell>
          <table:table-cell office:value-type="float" office:value="32.22">
            <text:p>32,22</text:p>
          </table:table-cell>
          <table:table-cell table:formula="of:=AVERAGE([.C101];[.E101];[.G101])" office:value-type="float" office:value="266.663333333333">
            <text:p>266,66</text:p>
          </table:table-cell>
          <table:table-cell table:formula="of:=AVERAGE([.D101];[.F101];[.H101])" office:value-type="float" office:value="33.32">
            <text:p>33,32</text:p>
          </table:table-cell>
          <table:table-cell table:formula="of:=[.I101]/[.J101]" office:value-type="float" office:value="8.0031012404962">
            <text:p>8,0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Merlot</text:p>
          </table:table-cell>
          <table:table-cell office:value-type="string">
            <text:p>TO</text:p>
          </table:table-cell>
          <table:table-cell office:value-type="float" office:value="34.32">
            <text:p>34,32</text:p>
          </table:table-cell>
          <table:table-cell office:value-type="string">
            <text:p>TO</text:p>
          </table:table-cell>
          <table:table-cell office:value-type="float" office:value="34.09">
            <text:p>34,09</text:p>
          </table:table-cell>
          <table:table-cell office:value-type="string">
            <text:p>TO</text:p>
          </table:table-cell>
          <table:table-cell office:value-type="float" office:value="40.89">
            <text:p>40,89</text:p>
          </table:table-cell>
          <table:table-cell office:value-type="string">
            <text:p>TO</text:p>
          </table:table-cell>
          <table:table-cell table:formula="of:=AVERAGE([.D102];[.F102];[.H102])" office:value-type="float" office:value="36.4333333333333">
            <text:p>36,4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etiteSyrah</text:p>
          </table:table-cell>
          <table:table-cell office:value-type="string">
            <text:p>TO</text:p>
          </table:table-cell>
          <table:table-cell office:value-type="float" office:value="33.54">
            <text:p>33,54</text:p>
          </table:table-cell>
          <table:table-cell office:value-type="string">
            <text:p>TO</text:p>
          </table:table-cell>
          <table:table-cell office:value-type="float" office:value="38.08">
            <text:p>38,08</text:p>
          </table:table-cell>
          <table:table-cell office:value-type="string">
            <text:p>TO</text:p>
          </table:table-cell>
          <table:table-cell office:value-type="float" office:value="33.55">
            <text:p>33,55</text:p>
          </table:table-cell>
          <table:table-cell office:value-type="string">
            <text:p>TO</text:p>
          </table:table-cell>
          <table:table-cell table:formula="of:=AVERAGE([.D103];[.F103];[.H103])" office:value-type="float" office:value="35.0566666666667">
            <text:p>35,0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tBlanc</text:p>
          </table:table-cell>
          <table:table-cell office:value-type="float" office:value="273.32">
            <text:p>273,32</text:p>
          </table:table-cell>
          <table:table-cell office:value-type="float" office:value="33.2">
            <text:p>33,20</text:p>
          </table:table-cell>
          <table:table-cell office:value-type="float" office:value="296.69">
            <text:p>296,69</text:p>
          </table:table-cell>
          <table:table-cell office:value-type="float" office:value="32.9">
            <text:p>32,90</text:p>
          </table:table-cell>
          <table:table-cell office:value-type="float" office:value="276.66">
            <text:p>276,66</text:p>
          </table:table-cell>
          <table:table-cell office:value-type="float" office:value="36.94">
            <text:p>36,94</text:p>
          </table:table-cell>
          <table:table-cell table:formula="of:=AVERAGE([.C104];[.E104];[.G104])" office:value-type="float" office:value="282.223333333333">
            <text:p>282,22</text:p>
          </table:table-cell>
          <table:table-cell table:formula="of:=AVERAGE([.D104];[.F104];[.H104])" office:value-type="float" office:value="34.3466666666667">
            <text:p>34,35</text:p>
          </table:table-cell>
          <table:table-cell table:formula="of:=[.I104]/[.J104]" office:value-type="float" office:value="8.21690605590062">
            <text:p>8,22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inorNoir</text:p>
          </table:table-cell>
          <table:table-cell office:value-type="float" office:value="21.58">
            <text:p>21,58</text:p>
          </table:table-cell>
          <table:table-cell office:value-type="float" office:value="16.59">
            <text:p>16,59</text:p>
          </table:table-cell>
          <table:table-cell office:value-type="float" office:value="23.79">
            <text:p>23,79</text:p>
          </table:table-cell>
          <table:table-cell office:value-type="float" office:value="16.89">
            <text:p>16,89</text:p>
          </table:table-cell>
          <table:table-cell office:value-type="float" office:value="21.09">
            <text:p>21,09</text:p>
          </table:table-cell>
          <table:table-cell office:value-type="float" office:value="15.64">
            <text:p>15,64</text:p>
          </table:table-cell>
          <table:table-cell table:formula="of:=AVERAGE([.C105];[.E105];[.G105])" office:value-type="float" office:value="22.1533333333333">
            <text:p>22,15</text:p>
          </table:table-cell>
          <table:table-cell table:formula="of:=AVERAGE([.D105];[.F105];[.H105])" office:value-type="float" office:value="16.3733333333333">
            <text:p>16,37</text:p>
          </table:table-cell>
          <table:table-cell table:formula="of:=[.I105]/[.J105]" office:value-type="float" office:value="1.35301302931596">
            <text:p>1,3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os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ableWine</text:p>
          </table:table-cell>
          <table:table-cell office:value-type="string">
            <text:p>TO</text:p>
          </table:table-cell>
          <table:table-cell office:value-type="float" office:value="47.24">
            <text:p>47,24</text:p>
          </table:table-cell>
          <table:table-cell office:value-type="string">
            <text:p>TO</text:p>
          </table:table-cell>
          <table:table-cell office:value-type="float" office:value="53.57">
            <text:p>53,57</text:p>
          </table:table-cell>
          <table:table-cell office:value-type="string">
            <text:p>TO</text:p>
          </table:table-cell>
          <table:table-cell office:value-type="float" office:value="51.75">
            <text:p>51,75</text:p>
          </table:table-cell>
          <table:table-cell office:value-type="string">
            <text:p>TO</text:p>
          </table:table-cell>
          <table:table-cell table:formula="of:=AVERAGE([.D111];[.F111];[.H111])" office:value-type="float" office:value="50.8533333333333">
            <text:p>50,8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exasWine</text:p>
          </table:table-cell>
          <table:table-cell office:value-type="string">
            <text:p>TO</text:p>
          </table:table-cell>
          <table:table-cell office:value-type="float" office:value="47.69">
            <text:p>47,69</text:p>
          </table:table-cell>
          <table:table-cell office:value-type="string">
            <text:p>TO</text:p>
          </table:table-cell>
          <table:table-cell office:value-type="float" office:value="48.97">
            <text:p>48,97</text:p>
          </table:table-cell>
          <table:table-cell office:value-type="string">
            <text:p>TO</text:p>
          </table:table-cell>
          <table:table-cell office:value-type="float" office:value="48.93">
            <text:p>48,93</text:p>
          </table:table-cell>
          <table:table-cell office:value-type="string">
            <text:p>TO</text:p>
          </table:table-cell>
          <table:table-cell table:formula="of:=AVERAGE([.D112];[.F112];[.H112])" office:value-type="float" office:value="48.53">
            <text:p>48,5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float" office:value="43.55">
            <text:p>43,55</text:p>
          </table:table-cell>
          <table:table-cell table:style-name="ce36" office:value-type="string">
            <text:p>TO</text:p>
          </table:table-cell>
          <table:table-cell table:style-name="ce43" office:value-type="float" office:value="44.15">
            <text:p>44,15</text:p>
          </table:table-cell>
          <table:table-cell table:style-name="ce36" office:value-type="string">
            <text:p>TO</text:p>
          </table:table-cell>
          <table:table-cell table:style-name="ce43" office:value-type="float" office:value="45.68">
            <text:p>45,68</text:p>
          </table:table-cell>
          <table:table-cell office:value-type="string">
            <text:p>TO</text:p>
          </table:table-cell>
          <table:table-cell table:formula="of:=AVERAGE([.D114];[.F114];[.H114])" office:value-type="float" office:value="44.46">
            <text:p>44,46</text:p>
          </table:table-cell>
          <table:table-cell table:number-columns-repeated="9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81:.K114])" office:value-type="float" office:value="1.33937041828374">
            <text:p>1,34</text:p>
          </table:table-cell>
          <table:table-cell office:value-type="string">
            <text:p>Decidable-EBL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81:.K114])" office:value-type="float" office:value="8.21690605590062">
            <text:p>8,22</text:p>
          </table:table-cell>
          <table:table-cell office:value-type="string">
            <text:p>Decidable+EBL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81:.K114])" office:value-type="float" office:value="5.03828986583896">
            <text:p>5,04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3</text:p>
          </table:table-cell>
          <table:table-cell office:value-type="string">
            <text:p>AlsatianWine</text:p>
          </table:table-cell>
          <table:table-cell table:style-name="ce34" office:value-type="float" office:value="38.66">
            <text:p>38,66</text:p>
          </table:table-cell>
          <table:table-cell table:style-name="ce41" office:value-type="float" office:value="26.7">
            <text:p>26,70</text:p>
          </table:table-cell>
          <table:table-cell table:style-name="ce34" office:value-type="float" office:value="39.81">
            <text:p>39,81</text:p>
          </table:table-cell>
          <table:table-cell table:style-name="ce41" office:value-type="float" office:value="28.85">
            <text:p>28,85</text:p>
          </table:table-cell>
          <table:table-cell table:style-name="ce34" office:value-type="float" office:value="40.82">
            <text:p>40,82</text:p>
          </table:table-cell>
          <table:table-cell table:style-name="ce41" office:value-type="float" office:value="26.49">
            <text:p>26,49</text:p>
          </table:table-cell>
          <table:table-cell table:formula="of:=AVERAGE([.C120];[.E120];[.G120])" office:value-type="float" office:value="39.7633333333333">
            <text:p>39,76</text:p>
          </table:table-cell>
          <table:table-cell table:formula="of:=AVERAGE([.D120];[.F120];[.H120])" office:value-type="float" office:value="27.3466666666667">
            <text:p>27,35</text:p>
          </table:table-cell>
          <table:table-cell table:formula="of:=[.I120]/[.J120]" office:value-type="float" office:value="1.45404680643589">
            <text:p>1,4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string">
            <text:p>TO</text:p>
          </table:table-cell>
          <table:table-cell office:value-type="float" office:value="60.15">
            <text:p>60,15</text:p>
          </table:table-cell>
          <table:table-cell office:value-type="string">
            <text:p>TO</text:p>
          </table:table-cell>
          <table:table-cell office:value-type="float" office:value="58.59">
            <text:p>58,59</text:p>
          </table:table-cell>
          <table:table-cell office:value-type="string">
            <text:p>TO</text:p>
          </table:table-cell>
          <table:table-cell office:value-type="float" office:value="62.4">
            <text:p>62,40</text:p>
          </table:table-cell>
          <table:table-cell office:value-type="string">
            <text:p>TO</text:p>
          </table:table-cell>
          <table:table-cell table:formula="of:=AVERAGE([.D122];[.F122];[.H122])" office:value-type="float" office:value="60.38">
            <text:p>60,3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urgundy</text:p>
          </table:table-cell>
          <table:table-cell office:value-type="string">
            <text:p>TO</text:p>
          </table:table-cell>
          <table:table-cell office:value-type="float" office:value="61.07">
            <text:p>61,07</text:p>
          </table:table-cell>
          <table:table-cell office:value-type="string">
            <text:p>TO</text:p>
          </table:table-cell>
          <table:table-cell office:value-type="float" office:value="63.06">
            <text:p>63,06</text:p>
          </table:table-cell>
          <table:table-cell office:value-type="string">
            <text:p>TO</text:p>
          </table:table-cell>
          <table:table-cell office:value-type="float" office:value="63.58">
            <text:p>63,58</text:p>
          </table:table-cell>
          <table:table-cell office:value-type="string">
            <text:p>TO</text:p>
          </table:table-cell>
          <table:table-cell table:formula="of:=AVERAGE([.D124];[.F124];[.H124])" office:value-type="float" office:value="62.57">
            <text:p>62,57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Franc</text:p>
          </table:table-cell>
          <table:table-cell office:value-type="string">
            <text:p>TO</text:p>
          </table:table-cell>
          <table:table-cell office:value-type="float" office:value="59.54">
            <text:p>59,54</text:p>
          </table:table-cell>
          <table:table-cell office:value-type="string">
            <text:p>TO</text:p>
          </table:table-cell>
          <table:table-cell office:value-type="float" office:value="67.21">
            <text:p>67,21</text:p>
          </table:table-cell>
          <table:table-cell office:value-type="string">
            <text:p>TO</text:p>
          </table:table-cell>
          <table:table-cell office:value-type="float" office:value="57.98">
            <text:p>57,98</text:p>
          </table:table-cell>
          <table:table-cell office:value-type="string">
            <text:p>TO</text:p>
          </table:table-cell>
          <table:table-cell table:formula="of:=AVERAGE([.D125];[.F125];[.H125])" office:value-type="float" office:value="61.5766666666667">
            <text:p>61,5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Sauvignon</text:p>
          </table:table-cell>
          <table:table-cell office:value-type="string">
            <text:p>TO</text:p>
          </table:table-cell>
          <table:table-cell office:value-type="float" office:value="61.25">
            <text:p>61,25</text:p>
          </table:table-cell>
          <table:table-cell office:value-type="string">
            <text:p>TO</text:p>
          </table:table-cell>
          <table:table-cell office:value-type="float" office:value="71.9">
            <text:p>71,90</text:p>
          </table:table-cell>
          <table:table-cell office:value-type="string">
            <text:p>TO</text:p>
          </table:table-cell>
          <table:table-cell office:value-type="float" office:value="61.96">
            <text:p>61,96</text:p>
          </table:table-cell>
          <table:table-cell office:value-type="string">
            <text:p>TO</text:p>
          </table:table-cell>
          <table:table-cell table:formula="of:=AVERAGE([.D126];[.F126];[.H126])" office:value-type="float" office:value="65.0366666666667">
            <text:p>65,04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65.94">
            <text:p>65,94</text:p>
          </table:table-cell>
          <table:table-cell office:value-type="string">
            <text:p>TO</text:p>
          </table:table-cell>
          <table:table-cell office:value-type="float" office:value="75.32">
            <text:p>75,32</text:p>
          </table:table-cell>
          <table:table-cell office:value-type="string">
            <text:p>TO</text:p>
          </table:table-cell>
          <table:table-cell office:value-type="float" office:value="74.6">
            <text:p>74,60</text:p>
          </table:table-cell>
          <table:table-cell office:value-type="string">
            <text:p>TO</text:p>
          </table:table-cell>
          <table:table-cell table:formula="of:=AVERAGE([.D128];[.F128];[.H128])" office:value-type="float" office:value="71.9533333333333">
            <text:p>71,9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eni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ryWine</text:p>
          </table:table-cell>
          <table:table-cell office:value-type="string">
            <text:p>TO</text:p>
          </table:table-cell>
          <table:table-cell office:value-type="float" office:value="76.63">
            <text:p>76,63</text:p>
          </table:table-cell>
          <table:table-cell office:value-type="string">
            <text:p>TO</text:p>
          </table:table-cell>
          <table:table-cell office:value-type="float" office:value="77.83">
            <text:p>77,83</text:p>
          </table:table-cell>
          <table:table-cell office:value-type="string">
            <text:p>TO</text:p>
          </table:table-cell>
          <table:table-cell office:value-type="float" office:value="78.36">
            <text:p>78,36</text:p>
          </table:table-cell>
          <table:table-cell office:value-type="string">
            <text:p>TO</text:p>
          </table:table-cell>
          <table:table-cell table:formula="of:=AVERAGE([.D131];[.F131];[.H131])" office:value-type="float" office:value="77.6066666666667">
            <text:p>77,61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EarlyHarvest</text:p>
          </table:table-cell>
          <table:table-cell office:value-type="float" office:value="45.41">
            <text:p>45,41</text:p>
          </table:table-cell>
          <table:table-cell office:value-type="float" office:value="29.72">
            <text:p>29,72</text:p>
          </table:table-cell>
          <table:table-cell office:value-type="float" office:value="45.99">
            <text:p>45,99</text:p>
          </table:table-cell>
          <table:table-cell office:value-type="float" office:value="31.05">
            <text:p>31,05</text:p>
          </table:table-cell>
          <table:table-cell office:value-type="float" office:value="48.55">
            <text:p>48,55</text:p>
          </table:table-cell>
          <table:table-cell office:value-type="float" office:value="30.38">
            <text:p>30,38</text:p>
          </table:table-cell>
          <table:table-cell table:formula="of:=AVERAGE([.C132];[.E132];[.G132])" office:value-type="float" office:value="46.65">
            <text:p>46,65</text:p>
          </table:table-cell>
          <table:table-cell table:formula="of:=AVERAGE([.D132];[.F132];[.H132])" office:value-type="float" office:value="30.3833333333333">
            <text:p>30,38</text:p>
          </table:table-cell>
          <table:table-cell table:formula="of:=[.I132]/[.J132]" office:value-type="float" office:value="1.53538123971476">
            <text:p>1,5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renchWine</text:p>
          </table:table-cell>
          <table:table-cell office:value-type="float" office:value="54.52">
            <text:p>54,52</text:p>
          </table:table-cell>
          <table:table-cell office:value-type="float" office:value="34.82">
            <text:p>34,82</text:p>
          </table:table-cell>
          <table:table-cell office:value-type="float" office:value="51.54">
            <text:p>51,54</text:p>
          </table:table-cell>
          <table:table-cell office:value-type="float" office:value="36.1">
            <text:p>36,10</text:p>
          </table:table-cell>
          <table:table-cell office:value-type="float" office:value="50.06">
            <text:p>50,06</text:p>
          </table:table-cell>
          <table:table-cell office:value-type="float" office:value="34.56">
            <text:p>34,56</text:p>
          </table:table-cell>
          <table:table-cell table:formula="of:=AVERAGE([.C133];[.E133];[.G133])" office:value-type="float" office:value="52.04">
            <text:p>52,04</text:p>
          </table:table-cell>
          <table:table-cell table:formula="of:=AVERAGE([.D133];[.F133];[.H133])" office:value-type="float" office:value="35.16">
            <text:p>35,16</text:p>
          </table:table-cell>
          <table:table-cell table:formula="of:=[.I133]/[.J133]" office:value-type="float" office:value="1.48009101251422">
            <text:p>1,48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am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ItalianWine</text:p>
          </table:table-cell>
          <table:table-cell office:value-type="string">
            <text:p>TO</text:p>
          </table:table-cell>
          <table:table-cell office:value-type="float" office:value="74.21">
            <text:p>74,21</text:p>
          </table:table-cell>
          <table:table-cell office:value-type="string">
            <text:p>TO</text:p>
          </table:table-cell>
          <table:table-cell office:value-type="float" office:value="79.08">
            <text:p>79,08</text:p>
          </table:table-cell>
          <table:table-cell office:value-type="string">
            <text:p>TO</text:p>
          </table:table-cell>
          <table:table-cell office:value-type="float" office:value="78.56">
            <text:p>78,56</text:p>
          </table:table-cell>
          <table:table-cell office:value-type="string">
            <text:p>TO</text:p>
          </table:table-cell>
          <table:table-cell table:formula="of:=AVERAGE([.D137];[.F137];[.H137])" office:value-type="float" office:value="77.2833333333333">
            <text:p>77,2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itage</text:p>
          </table:table-cell>
          <table:table-cell office:value-type="string">
            <text:p>TO</text:p>
          </table:table-cell>
          <table:table-cell office:value-type="float" office:value="75.33">
            <text:p>75,33</text:p>
          </table:table-cell>
          <table:table-cell office:value-type="string">
            <text:p>TO</text:p>
          </table:table-cell>
          <table:table-cell office:value-type="float" office:value="73.34">
            <text:p>73,34</text:p>
          </table:table-cell>
          <table:table-cell office:value-type="string">
            <text:p>TO</text:p>
          </table:table-cell>
          <table:table-cell office:value-type="float" office:value="69.68">
            <text:p>69,68</text:p>
          </table:table-cell>
          <table:table-cell office:value-type="string">
            <text:p>TO</text:p>
          </table:table-cell>
          <table:table-cell table:formula="of:=AVERAGE([.D140];[.F140];[.H140])" office:value-type="float" office:value="72.7833333333333">
            <text:p>72,7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lot</text:p>
          </table:table-cell>
          <table:table-cell office:value-type="string">
            <text:p>TO</text:p>
          </table:table-cell>
          <table:table-cell office:value-type="float" office:value="76.84">
            <text:p>76,84</text:p>
          </table:table-cell>
          <table:table-cell office:value-type="string">
            <text:p>TO</text:p>
          </table:table-cell>
          <table:table-cell office:value-type="float" office:value="70.94">
            <text:p>70,94</text:p>
          </table:table-cell>
          <table:table-cell office:value-type="string">
            <text:p>TO</text:p>
          </table:table-cell>
          <table:table-cell office:value-type="float" office:value="73.76">
            <text:p>73,76</text:p>
          </table:table-cell>
          <table:table-cell office:value-type="string">
            <text:p>TO</text:p>
          </table:table-cell>
          <table:table-cell table:formula="of:=AVERAGE([.D141];[.F141];[.H141])" office:value-type="float" office:value="73.8466666666667">
            <text:p>73,8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etiteSyrah</text:p>
          </table:table-cell>
          <table:table-cell office:value-type="string">
            <text:p>TO</text:p>
          </table:table-cell>
          <table:table-cell office:value-type="float" office:value="72">
            <text:p>72,00</text:p>
          </table:table-cell>
          <table:table-cell office:value-type="string">
            <text:p>TO</text:p>
          </table:table-cell>
          <table:table-cell office:value-type="float" office:value="74.29">
            <text:p>74,29</text:p>
          </table:table-cell>
          <table:table-cell office:value-type="string">
            <text:p>TO</text:p>
          </table:table-cell>
          <table:table-cell office:value-type="float" office:value="79.37">
            <text:p>79,37</text:p>
          </table:table-cell>
          <table:table-cell office:value-type="string">
            <text:p>TO</text:p>
          </table:table-cell>
          <table:table-cell table:formula="of:=AVERAGE([.D142];[.F142];[.H142])" office:value-type="float" office:value="75.22">
            <text:p>75,22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tBlanc</text:p>
          </table:table-cell>
          <table:table-cell office:value-type="string">
            <text:p>TO</text:p>
          </table:table-cell>
          <table:table-cell office:value-type="float" office:value="76.86">
            <text:p>76,86</text:p>
          </table:table-cell>
          <table:table-cell office:value-type="string">
            <text:p>TO</text:p>
          </table:table-cell>
          <table:table-cell office:value-type="float" office:value="73.66">
            <text:p>73,66</text:p>
          </table:table-cell>
          <table:table-cell office:value-type="string">
            <text:p>TO</text:p>
          </table:table-cell>
          <table:table-cell office:value-type="float" office:value="73.66">
            <text:p>73,66</text:p>
          </table:table-cell>
          <table:table-cell office:value-type="string">
            <text:p>TO</text:p>
          </table:table-cell>
          <table:table-cell table:formula="of:=AVERAGE([.D143];[.F143];[.H143])" office:value-type="float" office:value="74.7266666666667">
            <text:p>74,7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rNoir</text:p>
          </table:table-cell>
          <table:table-cell office:value-type="float" office:value="45.83">
            <text:p>45,83</text:p>
          </table:table-cell>
          <table:table-cell office:value-type="float" office:value="29.84">
            <text:p>29,84</text:p>
          </table:table-cell>
          <table:table-cell office:value-type="float" office:value="48.17">
            <text:p>48,17</text:p>
          </table:table-cell>
          <table:table-cell office:value-type="float" office:value="31.49">
            <text:p>31,49</text:p>
          </table:table-cell>
          <table:table-cell office:value-type="float" office:value="44.25">
            <text:p>44,25</text:p>
          </table:table-cell>
          <table:table-cell office:value-type="float" office:value="30.81">
            <text:p>30,81</text:p>
          </table:table-cell>
          <table:table-cell table:formula="of:=AVERAGE([.C144];[.E144];[.G144])" office:value-type="float" office:value="46.0833333333333">
            <text:p>46,08</text:p>
          </table:table-cell>
          <table:table-cell table:formula="of:=AVERAGE([.D144];[.F144];[.H144])" office:value-type="float" office:value="30.7133333333333">
            <text:p>30,71</text:p>
          </table:table-cell>
          <table:table-cell table:formula="of:=[.I144]/[.J144]" office:value-type="float" office:value="1.50043412198828">
            <text:p>1,5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os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ableWine</text:p>
          </table:table-cell>
          <table:table-cell office:value-type="string">
            <text:p>TO</text:p>
          </table:table-cell>
          <table:table-cell office:value-type="float" office:value="92.79">
            <text:p>92,79</text:p>
          </table:table-cell>
          <table:table-cell office:value-type="string">
            <text:p>TO</text:p>
          </table:table-cell>
          <table:table-cell office:value-type="float" office:value="95.9">
            <text:p>95,90</text:p>
          </table:table-cell>
          <table:table-cell office:value-type="string">
            <text:p>TO</text:p>
          </table:table-cell>
          <table:table-cell office:value-type="float" office:value="92.86">
            <text:p>92,86</text:p>
          </table:table-cell>
          <table:table-cell office:value-type="string">
            <text:p>TO</text:p>
          </table:table-cell>
          <table:table-cell table:formula="of:=AVERAGE([.D150];[.F150];[.H150])" office:value-type="float" office:value="93.85">
            <text:p>93,8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exasWine</text:p>
          </table:table-cell>
          <table:table-cell office:value-type="string">
            <text:p>TO</text:p>
          </table:table-cell>
          <table:table-cell office:value-type="float" office:value="96.41">
            <text:p>96,41</text:p>
          </table:table-cell>
          <table:table-cell office:value-type="string">
            <text:p>TO</text:p>
          </table:table-cell>
          <table:table-cell office:value-type="float" office:value="80.89">
            <text:p>80,89</text:p>
          </table:table-cell>
          <table:table-cell office:value-type="string">
            <text:p>TO</text:p>
          </table:table-cell>
          <table:table-cell office:value-type="float" office:value="90.97">
            <text:p>90,97</text:p>
          </table:table-cell>
          <table:table-cell office:value-type="string">
            <text:p>TO</text:p>
          </table:table-cell>
          <table:table-cell table:formula="of:=AVERAGE([.D151];[.F151];[.H151])" office:value-type="float" office:value="89.4233333333333">
            <text:p>89,42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float" office:value="86.89">
            <text:p>86,89</text:p>
          </table:table-cell>
          <table:table-cell table:style-name="ce36" office:value-type="string">
            <text:p>TO</text:p>
          </table:table-cell>
          <table:table-cell table:style-name="ce43" office:value-type="float" office:value="74.07">
            <text:p>74,07</text:p>
          </table:table-cell>
          <table:table-cell table:style-name="ce36" office:value-type="string">
            <text:p>TO</text:p>
          </table:table-cell>
          <table:table-cell table:style-name="ce43" office:value-type="float" office:value="82.9">
            <text:p>82,90</text:p>
          </table:table-cell>
          <table:table-cell office:value-type="string">
            <text:p>TO</text:p>
          </table:table-cell>
          <table:table-cell table:formula="of:=AVERAGE([.D153];[.F153];[.H153])" office:value-type="float" office:value="81.2866666666667">
            <text:p>81,29</text:p>
          </table:table-cell>
          <table:table-cell table:number-columns-repeated="9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120:.K153])" office:value-type="float" office:value="1.45404680643589">
            <text:p>1,45</text:p>
          </table:table-cell>
          <table:table-cell office:value-type="string">
            <text:p>Decidable-EBL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120:.K153])" office:value-type="float" office:value="1.53538123971476">
            <text:p>1,54</text:p>
          </table:table-cell>
          <table:table-cell office:value-type="string">
            <text:p>Decidable+EBL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120:.K153])" office:value-type="float" office:value="1.49248829516329">
            <text:p>1,49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4</text:p>
          </table:table-cell>
          <table:table-cell office:value-type="string">
            <text:p>AlsatianWine</text:p>
          </table:table-cell>
          <table:table-cell table:style-name="ce34" office:value-type="float" office:value="78.08">
            <text:p>78,08</text:p>
          </table:table-cell>
          <table:table-cell table:style-name="ce41" office:value-type="float" office:value="52.09">
            <text:p>52,09</text:p>
          </table:table-cell>
          <table:table-cell table:style-name="ce34" office:value-type="float" office:value="74.73">
            <text:p>74,73</text:p>
          </table:table-cell>
          <table:table-cell table:style-name="ce41" office:value-type="float" office:value="50.35">
            <text:p>50,35</text:p>
          </table:table-cell>
          <table:table-cell table:style-name="ce34" office:value-type="float" office:value="76.64">
            <text:p>76,64</text:p>
          </table:table-cell>
          <table:table-cell table:style-name="ce41" office:value-type="float" office:value="52.88">
            <text:p>52,88</text:p>
          </table:table-cell>
          <table:table-cell table:formula="of:=AVERAGE([.C159];[.E159];[.G159])" office:value-type="float" office:value="76.4833333333333">
            <text:p>76,48</text:p>
          </table:table-cell>
          <table:table-cell table:formula="of:=AVERAGE([.D159];[.F159];[.H159])" office:value-type="float" office:value="51.7733333333333">
            <text:p>51,77</text:p>
          </table:table-cell>
          <table:table-cell table:formula="of:=[.I159]/[.J159]" office:value-type="float" office:value="1.47727272727273">
            <text:p>1,48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string">
            <text:p>TO</text:p>
          </table:table-cell>
          <table:table-cell office:value-type="float" office:value="100.61">
            <text:p>100,61</text:p>
          </table:table-cell>
          <table:table-cell office:value-type="string">
            <text:p>TO</text:p>
          </table:table-cell>
          <table:table-cell office:value-type="float" office:value="107.37">
            <text:p>107,37</text:p>
          </table:table-cell>
          <table:table-cell office:value-type="string">
            <text:p>TO</text:p>
          </table:table-cell>
          <table:table-cell office:value-type="float" office:value="109.6">
            <text:p>109,60</text:p>
          </table:table-cell>
          <table:table-cell office:value-type="string">
            <text:p>TO</text:p>
          </table:table-cell>
          <table:table-cell table:formula="of:=AVERAGE([.D161];[.F161];[.H161])" office:value-type="float" office:value="105.86">
            <text:p>105,8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urgundy</text:p>
          </table:table-cell>
          <table:table-cell office:value-type="string">
            <text:p>TO</text:p>
          </table:table-cell>
          <table:table-cell office:value-type="float" office:value="105.9">
            <text:p>105,90</text:p>
          </table:table-cell>
          <table:table-cell office:value-type="string">
            <text:p>TO</text:p>
          </table:table-cell>
          <table:table-cell office:value-type="float" office:value="107.25">
            <text:p>107,25</text:p>
          </table:table-cell>
          <table:table-cell office:value-type="string">
            <text:p>TO</text:p>
          </table:table-cell>
          <table:table-cell office:value-type="float" office:value="108.25">
            <text:p>108,25</text:p>
          </table:table-cell>
          <table:table-cell office:value-type="string">
            <text:p>TO</text:p>
          </table:table-cell>
          <table:table-cell table:formula="of:=AVERAGE([.D163];[.F163];[.H163])" office:value-type="float" office:value="107.133333333333">
            <text:p>107,1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Franc</text:p>
          </table:table-cell>
          <table:table-cell office:value-type="string">
            <text:p>TO</text:p>
          </table:table-cell>
          <table:table-cell office:value-type="float" office:value="105.14">
            <text:p>105,14</text:p>
          </table:table-cell>
          <table:table-cell office:value-type="string">
            <text:p>TO</text:p>
          </table:table-cell>
          <table:table-cell office:value-type="float" office:value="106.05">
            <text:p>106,05</text:p>
          </table:table-cell>
          <table:table-cell office:value-type="string">
            <text:p>TO</text:p>
          </table:table-cell>
          <table:table-cell office:value-type="float" office:value="105.48">
            <text:p>105,48</text:p>
          </table:table-cell>
          <table:table-cell office:value-type="string">
            <text:p>TO</text:p>
          </table:table-cell>
          <table:table-cell table:formula="of:=AVERAGE([.D164];[.F164];[.H164])" office:value-type="float" office:value="105.556666666667">
            <text:p>105,5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Sauvignon</text:p>
          </table:table-cell>
          <table:table-cell office:value-type="string">
            <text:p>TO</text:p>
          </table:table-cell>
          <table:table-cell office:value-type="float" office:value="109.83">
            <text:p>109,83</text:p>
          </table:table-cell>
          <table:table-cell office:value-type="string">
            <text:p>TO</text:p>
          </table:table-cell>
          <table:table-cell office:value-type="float" office:value="107">
            <text:p>107,00</text:p>
          </table:table-cell>
          <table:table-cell office:value-type="string">
            <text:p>TO</text:p>
          </table:table-cell>
          <table:table-cell office:value-type="float" office:value="107.38">
            <text:p>107,38</text:p>
          </table:table-cell>
          <table:table-cell office:value-type="string">
            <text:p>TO</text:p>
          </table:table-cell>
          <table:table-cell table:formula="of:=AVERAGE([.D165];[.F165];[.H165])" office:value-type="float" office:value="108.07">
            <text:p>108,07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116">
            <text:p>116,00</text:p>
          </table:table-cell>
          <table:table-cell office:value-type="string">
            <text:p>TO</text:p>
          </table:table-cell>
          <table:table-cell office:value-type="float" office:value="111.43">
            <text:p>111,43</text:p>
          </table:table-cell>
          <table:table-cell office:value-type="string">
            <text:p>TO</text:p>
          </table:table-cell>
          <table:table-cell office:value-type="float" office:value="110.62">
            <text:p>110,62</text:p>
          </table:table-cell>
          <table:table-cell office:value-type="string">
            <text:p>TO</text:p>
          </table:table-cell>
          <table:table-cell table:formula="of:=AVERAGE([.D167];[.F167];[.H167])" office:value-type="float" office:value="112.683333333333">
            <text:p>112,6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eni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ryWine</text:p>
          </table:table-cell>
          <table:table-cell office:value-type="string">
            <text:p>TO</text:p>
          </table:table-cell>
          <table:table-cell office:value-type="float" office:value="135.2">
            <text:p>135,20</text:p>
          </table:table-cell>
          <table:table-cell office:value-type="string">
            <text:p>TO</text:p>
          </table:table-cell>
          <table:table-cell office:value-type="float" office:value="123.14">
            <text:p>123,14</text:p>
          </table:table-cell>
          <table:table-cell office:value-type="string">
            <text:p>TO</text:p>
          </table:table-cell>
          <table:table-cell office:value-type="float" office:value="142.14">
            <text:p>142,14</text:p>
          </table:table-cell>
          <table:table-cell office:value-type="string">
            <text:p>TO</text:p>
          </table:table-cell>
          <table:table-cell table:formula="of:=AVERAGE([.D170];[.F170];[.H170])" office:value-type="float" office:value="133.493333333333">
            <text:p>133,49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EarlyHarvest</text:p>
          </table:table-cell>
          <table:table-cell office:value-type="float" office:value="77.19">
            <text:p>77,19</text:p>
          </table:table-cell>
          <table:table-cell office:value-type="float" office:value="46.53">
            <text:p>46,53</text:p>
          </table:table-cell>
          <table:table-cell office:value-type="float" office:value="74.47">
            <text:p>74,47</text:p>
          </table:table-cell>
          <table:table-cell office:value-type="float" office:value="43.79">
            <text:p>43,79</text:p>
          </table:table-cell>
          <table:table-cell office:value-type="float" office:value="73.6">
            <text:p>73,60</text:p>
          </table:table-cell>
          <table:table-cell office:value-type="float" office:value="51.72">
            <text:p>51,72</text:p>
          </table:table-cell>
          <table:table-cell table:formula="of:=AVERAGE([.C171];[.E171];[.G171])" office:value-type="float" office:value="75.0866666666667">
            <text:p>75,09</text:p>
          </table:table-cell>
          <table:table-cell table:formula="of:=AVERAGE([.D171];[.F171];[.H171])" office:value-type="float" office:value="47.3466666666667">
            <text:p>47,35</text:p>
          </table:table-cell>
          <table:table-cell table:formula="of:=[.I171]/[.J171]" office:value-type="float" office:value="1.58589129822585">
            <text:p>1,59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renchWine</text:p>
          </table:table-cell>
          <table:table-cell office:value-type="float" office:value="87.04">
            <text:p>87,04</text:p>
          </table:table-cell>
          <table:table-cell office:value-type="float" office:value="59.4">
            <text:p>59,40</text:p>
          </table:table-cell>
          <table:table-cell office:value-type="float" office:value="86.04">
            <text:p>86,04</text:p>
          </table:table-cell>
          <table:table-cell office:value-type="float" office:value="61.61">
            <text:p>61,61</text:p>
          </table:table-cell>
          <table:table-cell office:value-type="float" office:value="88.22">
            <text:p>88,22</text:p>
          </table:table-cell>
          <table:table-cell office:value-type="float" office:value="62.9">
            <text:p>62,90</text:p>
          </table:table-cell>
          <table:table-cell table:formula="of:=AVERAGE([.C172];[.E172];[.G172])" office:value-type="float" office:value="87.1">
            <text:p>87,10</text:p>
          </table:table-cell>
          <table:table-cell table:formula="of:=AVERAGE([.D172];[.F172];[.H172])" office:value-type="float" office:value="61.3033333333333">
            <text:p>61,30</text:p>
          </table:table-cell>
          <table:table-cell table:formula="of:=[.I172]/[.J172]" office:value-type="float" office:value="1.42080365396118">
            <text:p>1,42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am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ItalianWine</text:p>
          </table:table-cell>
          <table:table-cell office:value-type="string">
            <text:p>TO</text:p>
          </table:table-cell>
          <table:table-cell office:value-type="float" office:value="122.03">
            <text:p>122,03</text:p>
          </table:table-cell>
          <table:table-cell office:value-type="string">
            <text:p>TO</text:p>
          </table:table-cell>
          <table:table-cell office:value-type="float" office:value="137.94">
            <text:p>137,94</text:p>
          </table:table-cell>
          <table:table-cell office:value-type="string">
            <text:p>TO</text:p>
          </table:table-cell>
          <table:table-cell office:value-type="float" office:value="127.43">
            <text:p>127,43</text:p>
          </table:table-cell>
          <table:table-cell office:value-type="string">
            <text:p>TO</text:p>
          </table:table-cell>
          <table:table-cell table:formula="of:=AVERAGE([.D176];[.F176];[.H176])" office:value-type="float" office:value="129.133333333333">
            <text:p>129,1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itage</text:p>
          </table:table-cell>
          <table:table-cell office:value-type="string">
            <text:p>TO</text:p>
          </table:table-cell>
          <table:table-cell office:value-type="float" office:value="131.56">
            <text:p>131,56</text:p>
          </table:table-cell>
          <table:table-cell office:value-type="string">
            <text:p>TO</text:p>
          </table:table-cell>
          <table:table-cell office:value-type="float" office:value="119.95">
            <text:p>119,95</text:p>
          </table:table-cell>
          <table:table-cell office:value-type="string">
            <text:p>TO</text:p>
          </table:table-cell>
          <table:table-cell office:value-type="float" office:value="125.5">
            <text:p>125,50</text:p>
          </table:table-cell>
          <table:table-cell office:value-type="string">
            <text:p>TO</text:p>
          </table:table-cell>
          <table:table-cell table:formula="of:=AVERAGE([.D179];[.F179];[.H179])" office:value-type="float" office:value="125.67">
            <text:p>125,67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lot</text:p>
          </table:table-cell>
          <table:table-cell office:value-type="string">
            <text:p>TO</text:p>
          </table:table-cell>
          <table:table-cell office:value-type="float" office:value="128.45">
            <text:p>128,45</text:p>
          </table:table-cell>
          <table:table-cell office:value-type="string">
            <text:p>TO</text:p>
          </table:table-cell>
          <table:table-cell office:value-type="float" office:value="129.38">
            <text:p>129,38</text:p>
          </table:table-cell>
          <table:table-cell office:value-type="string">
            <text:p>TO</text:p>
          </table:table-cell>
          <table:table-cell office:value-type="float" office:value="130.54">
            <text:p>130,54</text:p>
          </table:table-cell>
          <table:table-cell office:value-type="string">
            <text:p>TO</text:p>
          </table:table-cell>
          <table:table-cell table:formula="of:=AVERAGE([.D180];[.F180];[.H180])" office:value-type="float" office:value="129.456666666667">
            <text:p>129,4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etiteSyrah</text:p>
          </table:table-cell>
          <table:table-cell office:value-type="string">
            <text:p>TO</text:p>
          </table:table-cell>
          <table:table-cell office:value-type="float" office:value="126.91">
            <text:p>126,91</text:p>
          </table:table-cell>
          <table:table-cell office:value-type="string">
            <text:p>TO</text:p>
          </table:table-cell>
          <table:table-cell office:value-type="float" office:value="125.99">
            <text:p>125,99</text:p>
          </table:table-cell>
          <table:table-cell office:value-type="string">
            <text:p>TO</text:p>
          </table:table-cell>
          <table:table-cell office:value-type="float" office:value="135.4">
            <text:p>135,40</text:p>
          </table:table-cell>
          <table:table-cell office:value-type="string">
            <text:p>TO</text:p>
          </table:table-cell>
          <table:table-cell table:formula="of:=AVERAGE([.D181];[.F181];[.H181])" office:value-type="float" office:value="129.433333333333">
            <text:p>129,4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tBlanc</text:p>
          </table:table-cell>
          <table:table-cell office:value-type="string">
            <text:p>TO</text:p>
          </table:table-cell>
          <table:table-cell office:value-type="float" office:value="131.69">
            <text:p>131,69</text:p>
          </table:table-cell>
          <table:table-cell office:value-type="string">
            <text:p>TO</text:p>
          </table:table-cell>
          <table:table-cell office:value-type="float" office:value="112.33">
            <text:p>112,33</text:p>
          </table:table-cell>
          <table:table-cell office:value-type="string">
            <text:p>TO</text:p>
          </table:table-cell>
          <table:table-cell office:value-type="float" office:value="127.81">
            <text:p>127,81</text:p>
          </table:table-cell>
          <table:table-cell office:value-type="string">
            <text:p>TO</text:p>
          </table:table-cell>
          <table:table-cell table:formula="of:=AVERAGE([.D182];[.F182];[.H182])" office:value-type="float" office:value="123.943333333333">
            <text:p>123,94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rNoir</text:p>
          </table:table-cell>
          <table:table-cell office:value-type="float" office:value="77.1">
            <text:p>77,10</text:p>
          </table:table-cell>
          <table:table-cell office:value-type="float" office:value="50.65">
            <text:p>50,65</text:p>
          </table:table-cell>
          <table:table-cell office:value-type="float" office:value="75.95">
            <text:p>75,95</text:p>
          </table:table-cell>
          <table:table-cell office:value-type="float" office:value="48.53">
            <text:p>48,53</text:p>
          </table:table-cell>
          <table:table-cell office:value-type="float" office:value="75.44">
            <text:p>75,44</text:p>
          </table:table-cell>
          <table:table-cell office:value-type="float" office:value="47.85">
            <text:p>47,85</text:p>
          </table:table-cell>
          <table:table-cell table:formula="of:=AVERAGE([.C183];[.E183];[.G183])" office:value-type="float" office:value="76.1633333333333">
            <text:p>76,16</text:p>
          </table:table-cell>
          <table:table-cell table:formula="of:=AVERAGE([.D183];[.F183];[.H183])" office:value-type="float" office:value="49.01">
            <text:p>49,01</text:p>
          </table:table-cell>
          <table:table-cell table:formula="of:=[.I183]/[.J183]" office:value-type="float" office:value="1.55403659117187">
            <text:p>1,5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os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ableWine</text:p>
          </table:table-cell>
          <table:table-cell office:value-type="string">
            <text:p>TO</text:p>
          </table:table-cell>
          <table:table-cell office:value-type="float" office:value="164.74">
            <text:p>164,74</text:p>
          </table:table-cell>
          <table:table-cell office:value-type="string">
            <text:p>TO</text:p>
          </table:table-cell>
          <table:table-cell office:value-type="float" office:value="182.85">
            <text:p>182,85</text:p>
          </table:table-cell>
          <table:table-cell office:value-type="string">
            <text:p>TO</text:p>
          </table:table-cell>
          <table:table-cell office:value-type="float" office:value="167.79">
            <text:p>167,79</text:p>
          </table:table-cell>
          <table:table-cell office:value-type="string">
            <text:p>TO</text:p>
          </table:table-cell>
          <table:table-cell table:formula="of:=AVERAGE([.D189];[.F189];[.H189])" office:value-type="float" office:value="171.793333333333">
            <text:p>171,79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exasWine</text:p>
          </table:table-cell>
          <table:table-cell office:value-type="string">
            <text:p>TO</text:p>
          </table:table-cell>
          <table:table-cell office:value-type="float" office:value="136.33">
            <text:p>136,33</text:p>
          </table:table-cell>
          <table:table-cell office:value-type="string">
            <text:p>TO</text:p>
          </table:table-cell>
          <table:table-cell office:value-type="float" office:value="143.26">
            <text:p>143,26</text:p>
          </table:table-cell>
          <table:table-cell office:value-type="string">
            <text:p>TO</text:p>
          </table:table-cell>
          <table:table-cell office:value-type="float" office:value="142.05">
            <text:p>142,05</text:p>
          </table:table-cell>
          <table:table-cell office:value-type="string">
            <text:p>TO</text:p>
          </table:table-cell>
          <table:table-cell table:formula="of:=AVERAGE([.D190];[.F190];[.H190])" office:value-type="float" office:value="140.546666666667">
            <text:p>140,5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float" office:value="147.92">
            <text:p>147,92</text:p>
          </table:table-cell>
          <table:table-cell table:style-name="ce36" office:value-type="string">
            <text:p>TO</text:p>
          </table:table-cell>
          <table:table-cell table:style-name="ce43" office:value-type="float" office:value="143.45">
            <text:p>143,45</text:p>
          </table:table-cell>
          <table:table-cell table:style-name="ce36" office:value-type="string">
            <text:p>TO</text:p>
          </table:table-cell>
          <table:table-cell table:style-name="ce43" office:value-type="float" office:value="144.07">
            <text:p>144,07</text:p>
          </table:table-cell>
          <table:table-cell office:value-type="string">
            <text:p>TO</text:p>
          </table:table-cell>
          <table:table-cell table:formula="of:=AVERAGE([.D192];[.F192];[.H192])" office:value-type="float" office:value="145.146666666667">
            <text:p>145,15</text:p>
          </table:table-cell>
          <table:table-cell table:number-columns-repeated="9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159:.K192])" office:value-type="float" office:value="1.42080365396118">
            <text:p>1,42</text:p>
          </table:table-cell>
          <table:table-cell office:value-type="string">
            <text:p>Decidable-EBL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159:.K192])" office:value-type="float" office:value="1.58589129822585">
            <text:p>1,59</text:p>
          </table:table-cell>
          <table:table-cell office:value-type="string">
            <text:p>Decidable+EBL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159:.K192])" office:value-type="float" office:value="1.50950106765791">
            <text:p>1,51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5</text:p>
          </table:table-cell>
          <table:table-cell office:value-type="string">
            <text:p>AlsatianWine</text:p>
          </table:table-cell>
          <table:table-cell table:style-name="ce34" office:value-type="float" office:value="13.67">
            <text:p>13,67</text:p>
          </table:table-cell>
          <table:table-cell table:style-name="ce41" office:value-type="float" office:value="9.05">
            <text:p>9,05</text:p>
          </table:table-cell>
          <table:table-cell table:style-name="ce34" office:value-type="float" office:value="14.02">
            <text:p>14,02</text:p>
          </table:table-cell>
          <table:table-cell table:style-name="ce41" office:value-type="float" office:value="9.93">
            <text:p>9,93</text:p>
          </table:table-cell>
          <table:table-cell table:style-name="ce34" office:value-type="float" office:value="13.65">
            <text:p>13,65</text:p>
          </table:table-cell>
          <table:table-cell table:style-name="ce41" office:value-type="float" office:value="9.05">
            <text:p>9,05</text:p>
          </table:table-cell>
          <table:table-cell table:formula="of:=AVERAGE([.C198];[.E198];[.G198])" office:value-type="float" office:value="13.78">
            <text:p>13,78</text:p>
          </table:table-cell>
          <table:table-cell table:formula="of:=AVERAGE([.D198];[.F198];[.H198])" office:value-type="float" office:value="9.34333333333333">
            <text:p>9,34</text:p>
          </table:table-cell>
          <table:table-cell table:formula="of:=[.I198]/[.J198]" office:value-type="float" office:value="1.47484837673921">
            <text:p>1,47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string">
            <text:p>TO</text:p>
          </table:table-cell>
          <table:table-cell office:value-type="float" office:value="21.93">
            <text:p>21,93</text:p>
          </table:table-cell>
          <table:table-cell office:value-type="string">
            <text:p>TO</text:p>
          </table:table-cell>
          <table:table-cell office:value-type="float" office:value="21.04">
            <text:p>21,04</text:p>
          </table:table-cell>
          <table:table-cell office:value-type="string">
            <text:p>TO</text:p>
          </table:table-cell>
          <table:table-cell office:value-type="float" office:value="21.75">
            <text:p>21,75</text:p>
          </table:table-cell>
          <table:table-cell office:value-type="string">
            <text:p>TO</text:p>
          </table:table-cell>
          <table:table-cell table:formula="of:=AVERAGE([.D200];[.F200];[.H200])" office:value-type="float" office:value="21.5733333333333">
            <text:p>21,57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urgundy</text:p>
          </table:table-cell>
          <table:table-cell office:value-type="string">
            <text:p>TO</text:p>
          </table:table-cell>
          <table:table-cell office:value-type="float" office:value="22.32">
            <text:p>22,32</text:p>
          </table:table-cell>
          <table:table-cell office:value-type="string">
            <text:p>TO</text:p>
          </table:table-cell>
          <table:table-cell office:value-type="float" office:value="22.34">
            <text:p>22,34</text:p>
          </table:table-cell>
          <table:table-cell office:value-type="string">
            <text:p>TO</text:p>
          </table:table-cell>
          <table:table-cell office:value-type="float" office:value="22.44">
            <text:p>22,44</text:p>
          </table:table-cell>
          <table:table-cell office:value-type="string">
            <text:p>TO</text:p>
          </table:table-cell>
          <table:table-cell table:formula="of:=AVERAGE([.D202];[.F202];[.H202])" office:value-type="float" office:value="22.3666666666667">
            <text:p>22,37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Franc</text:p>
          </table:table-cell>
          <table:table-cell office:value-type="string">
            <text:p>TO</text:p>
          </table:table-cell>
          <table:table-cell office:value-type="float" office:value="21.34">
            <text:p>21,34</text:p>
          </table:table-cell>
          <table:table-cell office:value-type="string">
            <text:p>TO</text:p>
          </table:table-cell>
          <table:table-cell office:value-type="float" office:value="21.68">
            <text:p>21,68</text:p>
          </table:table-cell>
          <table:table-cell office:value-type="string">
            <text:p>TO</text:p>
          </table:table-cell>
          <table:table-cell office:value-type="float" office:value="20.4">
            <text:p>20,40</text:p>
          </table:table-cell>
          <table:table-cell office:value-type="string">
            <text:p>TO</text:p>
          </table:table-cell>
          <table:table-cell table:formula="of:=AVERAGE([.D203];[.F203];[.H203])" office:value-type="float" office:value="21.14">
            <text:p>21,14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Sauvignon</text:p>
          </table:table-cell>
          <table:table-cell office:value-type="string">
            <text:p>TO</text:p>
          </table:table-cell>
          <table:table-cell office:value-type="float" office:value="22.4">
            <text:p>22,40</text:p>
          </table:table-cell>
          <table:table-cell office:value-type="string">
            <text:p>TO</text:p>
          </table:table-cell>
          <table:table-cell office:value-type="float" office:value="22.35">
            <text:p>22,35</text:p>
          </table:table-cell>
          <table:table-cell office:value-type="string">
            <text:p>TO</text:p>
          </table:table-cell>
          <table:table-cell office:value-type="float" office:value="22.34">
            <text:p>22,34</text:p>
          </table:table-cell>
          <table:table-cell office:value-type="string">
            <text:p>TO</text:p>
          </table:table-cell>
          <table:table-cell table:formula="of:=AVERAGE([.D204];[.F204];[.H204])" office:value-type="float" office:value="22.3633333333333">
            <text:p>22,3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20.78">
            <text:p>20,78</text:p>
          </table:table-cell>
          <table:table-cell office:value-type="string">
            <text:p>TO</text:p>
          </table:table-cell>
          <table:table-cell office:value-type="float" office:value="20.78">
            <text:p>20,78</text:p>
          </table:table-cell>
          <table:table-cell office:value-type="string">
            <text:p>TO</text:p>
          </table:table-cell>
          <table:table-cell office:value-type="float" office:value="20.84">
            <text:p>20,84</text:p>
          </table:table-cell>
          <table:table-cell office:value-type="string">
            <text:p>TO</text:p>
          </table:table-cell>
          <table:table-cell table:formula="of:=AVERAGE([.D206];[.F206];[.H206])" office:value-type="float" office:value="20.8">
            <text:p>20,80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eni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ryWine</text:p>
          </table:table-cell>
          <table:table-cell office:value-type="string">
            <text:p>TO</text:p>
          </table:table-cell>
          <table:table-cell office:value-type="float" office:value="24.38">
            <text:p>24,38</text:p>
          </table:table-cell>
          <table:table-cell office:value-type="string">
            <text:p>TO</text:p>
          </table:table-cell>
          <table:table-cell office:value-type="float" office:value="23.01">
            <text:p>23,01</text:p>
          </table:table-cell>
          <table:table-cell office:value-type="string">
            <text:p>TO</text:p>
          </table:table-cell>
          <table:table-cell office:value-type="float" office:value="24.81">
            <text:p>24,81</text:p>
          </table:table-cell>
          <table:table-cell office:value-type="string">
            <text:p>TO</text:p>
          </table:table-cell>
          <table:table-cell table:formula="of:=AVERAGE([.D209];[.F209];[.H209])" office:value-type="float" office:value="24.0666666666667">
            <text:p>24,07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EarlyHarvest</text:p>
          </table:table-cell>
          <table:table-cell office:value-type="float" office:value="12.42">
            <text:p>12,42</text:p>
          </table:table-cell>
          <table:table-cell office:value-type="float" office:value="8.22">
            <text:p>8,22</text:p>
          </table:table-cell>
          <table:table-cell office:value-type="float" office:value="12.05">
            <text:p>12,05</text:p>
          </table:table-cell>
          <table:table-cell office:value-type="float" office:value="7.83">
            <text:p>7,83</text:p>
          </table:table-cell>
          <table:table-cell office:value-type="float" office:value="12.43">
            <text:p>12,43</text:p>
          </table:table-cell>
          <table:table-cell office:value-type="float" office:value="7.88">
            <text:p>7,88</text:p>
          </table:table-cell>
          <table:table-cell table:formula="of:=AVERAGE([.C210];[.E210];[.G210])" office:value-type="float" office:value="12.3">
            <text:p>12,30</text:p>
          </table:table-cell>
          <table:table-cell table:formula="of:=AVERAGE([.D210];[.F210];[.H210])" office:value-type="float" office:value="7.97666666666667">
            <text:p>7,98</text:p>
          </table:table-cell>
          <table:table-cell table:formula="of:=[.I210]/[.J210]" office:value-type="float" office:value="1.541997492687">
            <text:p>1,5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renchWine</text:p>
          </table:table-cell>
          <table:table-cell office:value-type="float" office:value="14.01">
            <text:p>14,01</text:p>
          </table:table-cell>
          <table:table-cell office:value-type="float" office:value="9.03">
            <text:p>9,03</text:p>
          </table:table-cell>
          <table:table-cell office:value-type="float" office:value="13.64">
            <text:p>13,64</text:p>
          </table:table-cell>
          <table:table-cell office:value-type="float" office:value="10.05">
            <text:p>10,05</text:p>
          </table:table-cell>
          <table:table-cell office:value-type="float" office:value="13.64">
            <text:p>13,64</text:p>
          </table:table-cell>
          <table:table-cell office:value-type="float" office:value="9.06">
            <text:p>9,06</text:p>
          </table:table-cell>
          <table:table-cell table:formula="of:=AVERAGE([.C211];[.E211];[.G211])" office:value-type="float" office:value="13.7633333333333">
            <text:p>13,76</text:p>
          </table:table-cell>
          <table:table-cell table:formula="of:=AVERAGE([.D211];[.F211];[.H211])" office:value-type="float" office:value="9.38">
            <text:p>9,38</text:p>
          </table:table-cell>
          <table:table-cell table:formula="of:=[.I211]/[.J211]" office:value-type="float" office:value="1.46730632551528">
            <text:p>1,47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am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ItalianWine</text:p>
          </table:table-cell>
          <table:table-cell office:value-type="string">
            <text:p>TO</text:p>
          </table:table-cell>
          <table:table-cell office:value-type="float" office:value="23.48">
            <text:p>23,48</text:p>
          </table:table-cell>
          <table:table-cell office:value-type="string">
            <text:p>TO</text:p>
          </table:table-cell>
          <table:table-cell office:value-type="float" office:value="21.76">
            <text:p>21,76</text:p>
          </table:table-cell>
          <table:table-cell office:value-type="string">
            <text:p>TO</text:p>
          </table:table-cell>
          <table:table-cell office:value-type="float" office:value="22.87">
            <text:p>22,87</text:p>
          </table:table-cell>
          <table:table-cell office:value-type="string">
            <text:p>TO</text:p>
          </table:table-cell>
          <table:table-cell table:formula="of:=AVERAGE([.D215];[.F215];[.H215])" office:value-type="float" office:value="22.7033333333333">
            <text:p>22,70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itage</text:p>
          </table:table-cell>
          <table:table-cell office:value-type="string">
            <text:p>TO</text:p>
          </table:table-cell>
          <table:table-cell office:value-type="float" office:value="21.94">
            <text:p>21,94</text:p>
          </table:table-cell>
          <table:table-cell office:value-type="string">
            <text:p>TO</text:p>
          </table:table-cell>
          <table:table-cell office:value-type="float" office:value="21.81">
            <text:p>21,81</text:p>
          </table:table-cell>
          <table:table-cell office:value-type="string">
            <text:p>TO</text:p>
          </table:table-cell>
          <table:table-cell office:value-type="float" office:value="21.43">
            <text:p>21,43</text:p>
          </table:table-cell>
          <table:table-cell office:value-type="string">
            <text:p>TO</text:p>
          </table:table-cell>
          <table:table-cell table:formula="of:=AVERAGE([.D218];[.F218];[.H218])" office:value-type="float" office:value="21.7266666666667">
            <text:p>21,7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lot</text:p>
          </table:table-cell>
          <table:table-cell office:value-type="string">
            <text:p>TO</text:p>
          </table:table-cell>
          <table:table-cell office:value-type="float" office:value="21.28">
            <text:p>21,28</text:p>
          </table:table-cell>
          <table:table-cell office:value-type="string">
            <text:p>TO</text:p>
          </table:table-cell>
          <table:table-cell office:value-type="float" office:value="21.05">
            <text:p>21,05</text:p>
          </table:table-cell>
          <table:table-cell office:value-type="string">
            <text:p>TO</text:p>
          </table:table-cell>
          <table:table-cell office:value-type="float" office:value="21.29">
            <text:p>21,29</text:p>
          </table:table-cell>
          <table:table-cell office:value-type="string">
            <text:p>TO</text:p>
          </table:table-cell>
          <table:table-cell table:formula="of:=AVERAGE([.D219];[.F219];[.H219])" office:value-type="float" office:value="21.2066666666667">
            <text:p>21,21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etiteSyrah</text:p>
          </table:table-cell>
          <table:table-cell office:value-type="string">
            <text:p>TO</text:p>
          </table:table-cell>
          <table:table-cell office:value-type="float" office:value="20.4">
            <text:p>20,40</text:p>
          </table:table-cell>
          <table:table-cell office:value-type="string">
            <text:p>TO</text:p>
          </table:table-cell>
          <table:table-cell office:value-type="float" office:value="21.41">
            <text:p>21,41</text:p>
          </table:table-cell>
          <table:table-cell office:value-type="string">
            <text:p>TO</text:p>
          </table:table-cell>
          <table:table-cell office:value-type="float" office:value="20.66">
            <text:p>20,66</text:p>
          </table:table-cell>
          <table:table-cell office:value-type="string">
            <text:p>TO</text:p>
          </table:table-cell>
          <table:table-cell table:formula="of:=AVERAGE([.D220];[.F220];[.H220])" office:value-type="float" office:value="20.8233333333333">
            <text:p>20,82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tBlanc</text:p>
          </table:table-cell>
          <table:table-cell office:value-type="string">
            <text:p>TO</text:p>
          </table:table-cell>
          <table:table-cell office:value-type="float" office:value="21.96">
            <text:p>21,96</text:p>
          </table:table-cell>
          <table:table-cell office:value-type="string">
            <text:p>TO</text:p>
          </table:table-cell>
          <table:table-cell office:value-type="float" office:value="21.91">
            <text:p>21,91</text:p>
          </table:table-cell>
          <table:table-cell office:value-type="string">
            <text:p>TO</text:p>
          </table:table-cell>
          <table:table-cell office:value-type="float" office:value="22.07">
            <text:p>22,07</text:p>
          </table:table-cell>
          <table:table-cell office:value-type="string">
            <text:p>TO</text:p>
          </table:table-cell>
          <table:table-cell table:formula="of:=AVERAGE([.D221];[.F221];[.H221])" office:value-type="float" office:value="21.98">
            <text:p>21,9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rNoir</text:p>
          </table:table-cell>
          <table:table-cell office:value-type="float" office:value="12.02">
            <text:p>12,02</text:p>
          </table:table-cell>
          <table:table-cell office:value-type="float" office:value="8.21">
            <text:p>8,21</text:p>
          </table:table-cell>
          <table:table-cell office:value-type="float" office:value="12.13">
            <text:p>12,13</text:p>
          </table:table-cell>
          <table:table-cell office:value-type="float" office:value="8.19">
            <text:p>8,19</text:p>
          </table:table-cell>
          <table:table-cell office:value-type="float" office:value="12.44">
            <text:p>12,44</text:p>
          </table:table-cell>
          <table:table-cell office:value-type="float" office:value="8.18">
            <text:p>8,18</text:p>
          </table:table-cell>
          <table:table-cell table:formula="of:=AVERAGE([.C222];[.E222];[.G222])" office:value-type="float" office:value="12.1966666666667">
            <text:p>12,20</text:p>
          </table:table-cell>
          <table:table-cell table:formula="of:=AVERAGE([.D222];[.F222];[.H222])" office:value-type="float" office:value="8.19333333333333">
            <text:p>8,19</text:p>
          </table:table-cell>
          <table:table-cell table:formula="of:=[.I222]/[.J222]" office:value-type="float" office:value="1.48860862489829">
            <text:p>1,49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os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ableWine</text:p>
          </table:table-cell>
          <table:table-cell office:value-type="string">
            <text:p>TO</text:p>
          </table:table-cell>
          <table:table-cell office:value-type="float" office:value="27.85">
            <text:p>27,85</text:p>
          </table:table-cell>
          <table:table-cell office:value-type="string">
            <text:p>TO</text:p>
          </table:table-cell>
          <table:table-cell office:value-type="float" office:value="29.03">
            <text:p>29,03</text:p>
          </table:table-cell>
          <table:table-cell office:value-type="string">
            <text:p>TO</text:p>
          </table:table-cell>
          <table:table-cell office:value-type="float" office:value="28.78">
            <text:p>28,78</text:p>
          </table:table-cell>
          <table:table-cell office:value-type="string">
            <text:p>TO</text:p>
          </table:table-cell>
          <table:table-cell table:formula="of:=AVERAGE([.D228];[.F228];[.H228])" office:value-type="float" office:value="28.5533333333333">
            <text:p>28,5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exasWine</text:p>
          </table:table-cell>
          <table:table-cell office:value-type="string">
            <text:p>TO</text:p>
          </table:table-cell>
          <table:table-cell office:value-type="float" office:value="22.42">
            <text:p>22,42</text:p>
          </table:table-cell>
          <table:table-cell office:value-type="string">
            <text:p>TO</text:p>
          </table:table-cell>
          <table:table-cell office:value-type="float" office:value="22.65">
            <text:p>22,65</text:p>
          </table:table-cell>
          <table:table-cell office:value-type="string">
            <text:p>TO</text:p>
          </table:table-cell>
          <table:table-cell office:value-type="float" office:value="22.29">
            <text:p>22,29</text:p>
          </table:table-cell>
          <table:table-cell office:value-type="string">
            <text:p>TO</text:p>
          </table:table-cell>
          <table:table-cell table:formula="of:=AVERAGE([.D229];[.F229];[.H229])" office:value-type="float" office:value="22.4533333333333">
            <text:p>22,4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float" office:value="21.82">
            <text:p>21,82</text:p>
          </table:table-cell>
          <table:table-cell table:style-name="ce36" office:value-type="string">
            <text:p>TO</text:p>
          </table:table-cell>
          <table:table-cell table:style-name="ce43" office:value-type="float" office:value="22.14">
            <text:p>22,14</text:p>
          </table:table-cell>
          <table:table-cell table:style-name="ce36" office:value-type="string">
            <text:p>TO</text:p>
          </table:table-cell>
          <table:table-cell table:style-name="ce43" office:value-type="float" office:value="22.17">
            <text:p>22,17</text:p>
          </table:table-cell>
          <table:table-cell office:value-type="string">
            <text:p>TO</text:p>
          </table:table-cell>
          <table:table-cell table:formula="of:=AVERAGE([.D231];[.F231];[.H231])" office:value-type="float" office:value="22.0433333333333">
            <text:p>22,04</text:p>
          </table:table-cell>
          <table:table-cell table:number-columns-repeated="9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198:.K231])" office:value-type="float" office:value="1.46730632551528">
            <text:p>1,47</text:p>
          </table:table-cell>
          <table:table-cell office:value-type="string">
            <text:p>Decidable-EBL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198:.K231])" office:value-type="float" office:value="1.541997492687">
            <text:p>1,54</text:p>
          </table:table-cell>
          <table:table-cell office:value-type="string">
            <text:p>Decidable+EBL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198:.K231])" office:value-type="float" office:value="1.49319020495995">
            <text:p>1,49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6</text:p>
          </table:table-cell>
          <table:table-cell office:value-type="string">
            <text:p>AlsatianWine</text:p>
          </table:table-cell>
          <table:table-cell table:style-name="ce34" office:value-type="float" office:value="25.01">
            <text:p>25,01</text:p>
          </table:table-cell>
          <table:table-cell table:style-name="ce41" office:value-type="float" office:value="17.41">
            <text:p>17,41</text:p>
          </table:table-cell>
          <table:table-cell table:style-name="ce34" office:value-type="float" office:value="25.49">
            <text:p>25,49</text:p>
          </table:table-cell>
          <table:table-cell table:style-name="ce41" office:value-type="float" office:value="17.34">
            <text:p>17,34</text:p>
          </table:table-cell>
          <table:table-cell table:style-name="ce34" office:value-type="float" office:value="25.12">
            <text:p>25,12</text:p>
          </table:table-cell>
          <table:table-cell table:style-name="ce41" office:value-type="float" office:value="17.72">
            <text:p>17,72</text:p>
          </table:table-cell>
          <table:table-cell table:formula="of:=AVERAGE([.C237];[.E237];[.G237])" office:value-type="float" office:value="25.2066666666667">
            <text:p>25,21</text:p>
          </table:table-cell>
          <table:table-cell table:formula="of:=AVERAGE([.D237];[.F237];[.H237])" office:value-type="float" office:value="17.49">
            <text:p>17,49</text:p>
          </table:table-cell>
          <table:table-cell table:formula="of:=[.I237]/[.J237]" office:value-type="float" office:value="1.44120449780827">
            <text:p>1,4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string">
            <text:p>TO</text:p>
          </table:table-cell>
          <table:table-cell office:value-type="float" office:value="38.97">
            <text:p>38,97</text:p>
          </table:table-cell>
          <table:table-cell office:value-type="string">
            <text:p>TO</text:p>
          </table:table-cell>
          <table:table-cell office:value-type="float" office:value="38.93">
            <text:p>38,93</text:p>
          </table:table-cell>
          <table:table-cell office:value-type="string">
            <text:p>TO</text:p>
          </table:table-cell>
          <table:table-cell office:value-type="float" office:value="39.04">
            <text:p>39,04</text:p>
          </table:table-cell>
          <table:table-cell office:value-type="string">
            <text:p>TO</text:p>
          </table:table-cell>
          <table:table-cell table:formula="of:=AVERAGE([.D239];[.F239];[.H239])" office:value-type="float" office:value="38.98">
            <text:p>38,98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urgundy</text:p>
          </table:table-cell>
          <table:table-cell office:value-type="string">
            <text:p>TO</text:p>
          </table:table-cell>
          <table:table-cell office:value-type="float" office:value="40">
            <text:p>40,00</text:p>
          </table:table-cell>
          <table:table-cell office:value-type="string">
            <text:p>TO</text:p>
          </table:table-cell>
          <table:table-cell office:value-type="float" office:value="40.9">
            <text:p>40,90</text:p>
          </table:table-cell>
          <table:table-cell office:value-type="string">
            <text:p>TO</text:p>
          </table:table-cell>
          <table:table-cell office:value-type="float" office:value="40.62">
            <text:p>40,62</text:p>
          </table:table-cell>
          <table:table-cell office:value-type="string">
            <text:p>TO</text:p>
          </table:table-cell>
          <table:table-cell table:formula="of:=AVERAGE([.D241];[.F241];[.H241])" office:value-type="float" office:value="40.5066666666667">
            <text:p>40,51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Franc</text:p>
          </table:table-cell>
          <table:table-cell office:value-type="string">
            <text:p>TO</text:p>
          </table:table-cell>
          <table:table-cell office:value-type="float" office:value="39.38">
            <text:p>39,38</text:p>
          </table:table-cell>
          <table:table-cell office:value-type="string">
            <text:p>TO</text:p>
          </table:table-cell>
          <table:table-cell office:value-type="float" office:value="39.04">
            <text:p>39,04</text:p>
          </table:table-cell>
          <table:table-cell office:value-type="string">
            <text:p>TO</text:p>
          </table:table-cell>
          <table:table-cell office:value-type="float" office:value="39.14">
            <text:p>39,14</text:p>
          </table:table-cell>
          <table:table-cell office:value-type="string">
            <text:p>TO</text:p>
          </table:table-cell>
          <table:table-cell table:formula="of:=AVERAGE([.D242];[.F242];[.H242])" office:value-type="float" office:value="39.1866666666667">
            <text:p>39,19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Sauvignon</text:p>
          </table:table-cell>
          <table:table-cell office:value-type="string">
            <text:p>TO</text:p>
          </table:table-cell>
          <table:table-cell office:value-type="float" office:value="42.32">
            <text:p>42,32</text:p>
          </table:table-cell>
          <table:table-cell office:value-type="string">
            <text:p>TO</text:p>
          </table:table-cell>
          <table:table-cell office:value-type="float" office:value="42.01">
            <text:p>42,01</text:p>
          </table:table-cell>
          <table:table-cell office:value-type="string">
            <text:p>TO</text:p>
          </table:table-cell>
          <table:table-cell office:value-type="float" office:value="39.95">
            <text:p>39,95</text:p>
          </table:table-cell>
          <table:table-cell office:value-type="string">
            <text:p>TO</text:p>
          </table:table-cell>
          <table:table-cell table:formula="of:=AVERAGE([.D243];[.F243];[.H243])" office:value-type="float" office:value="41.4266666666667">
            <text:p>41,43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42.06">
            <text:p>42,06</text:p>
          </table:table-cell>
          <table:table-cell office:value-type="string">
            <text:p>TO</text:p>
          </table:table-cell>
          <table:table-cell office:value-type="float" office:value="40.25">
            <text:p>40,25</text:p>
          </table:table-cell>
          <table:table-cell office:value-type="string">
            <text:p>TO</text:p>
          </table:table-cell>
          <table:table-cell office:value-type="float" office:value="42.16">
            <text:p>42,16</text:p>
          </table:table-cell>
          <table:table-cell office:value-type="string">
            <text:p>TO</text:p>
          </table:table-cell>
          <table:table-cell table:formula="of:=AVERAGE([.D245];[.F245];[.H245])" office:value-type="float" office:value="41.49">
            <text:p>41,49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eni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ryWine</text:p>
          </table:table-cell>
          <table:table-cell office:value-type="string">
            <text:p>TO</text:p>
          </table:table-cell>
          <table:table-cell office:value-type="float" office:value="55.13">
            <text:p>55,13</text:p>
          </table:table-cell>
          <table:table-cell office:value-type="string">
            <text:p>TO</text:p>
          </table:table-cell>
          <table:table-cell office:value-type="float" office:value="57.92">
            <text:p>57,92</text:p>
          </table:table-cell>
          <table:table-cell office:value-type="string">
            <text:p>TO</text:p>
          </table:table-cell>
          <table:table-cell office:value-type="float" office:value="56.73">
            <text:p>56,73</text:p>
          </table:table-cell>
          <table:table-cell office:value-type="string">
            <text:p>TO</text:p>
          </table:table-cell>
          <table:table-cell table:formula="of:=AVERAGE([.D248];[.F248];[.H248])" office:value-type="float" office:value="56.5933333333333">
            <text:p>56,59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EarlyHarvest</text:p>
          </table:table-cell>
          <table:table-cell office:value-type="float" office:value="23.55">
            <text:p>23,55</text:p>
          </table:table-cell>
          <table:table-cell office:value-type="float" office:value="14.37">
            <text:p>14,37</text:p>
          </table:table-cell>
          <table:table-cell office:value-type="float" office:value="23.7">
            <text:p>23,70</text:p>
          </table:table-cell>
          <table:table-cell office:value-type="float" office:value="14.13">
            <text:p>14,13</text:p>
          </table:table-cell>
          <table:table-cell office:value-type="float" office:value="23.71">
            <text:p>23,71</text:p>
          </table:table-cell>
          <table:table-cell office:value-type="float" office:value="15.34">
            <text:p>15,34</text:p>
          </table:table-cell>
          <table:table-cell table:formula="of:=AVERAGE([.C249];[.E249];[.G249])" office:value-type="float" office:value="23.6533333333333">
            <text:p>23,65</text:p>
          </table:table-cell>
          <table:table-cell table:formula="of:=AVERAGE([.D249];[.F249];[.H249])" office:value-type="float" office:value="14.6133333333333">
            <text:p>14,61</text:p>
          </table:table-cell>
          <table:table-cell table:formula="of:=[.I249]/[.J249]" office:value-type="float" office:value="1.61861313868613">
            <text:p>1,62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renchWine</text:p>
          </table:table-cell>
          <table:table-cell office:value-type="float" office:value="24.97">
            <text:p>24,97</text:p>
          </table:table-cell>
          <table:table-cell office:value-type="float" office:value="17.41">
            <text:p>17,41</text:p>
          </table:table-cell>
          <table:table-cell office:value-type="float" office:value="25.18">
            <text:p>25,18</text:p>
          </table:table-cell>
          <table:table-cell office:value-type="float" office:value="17.68">
            <text:p>17,68</text:p>
          </table:table-cell>
          <table:table-cell office:value-type="float" office:value="25.46">
            <text:p>25,46</text:p>
          </table:table-cell>
          <table:table-cell office:value-type="float" office:value="17.51">
            <text:p>17,51</text:p>
          </table:table-cell>
          <table:table-cell table:formula="of:=AVERAGE([.C250];[.E250];[.G250])" office:value-type="float" office:value="25.2033333333333">
            <text:p>25,20</text:p>
          </table:table-cell>
          <table:table-cell table:formula="of:=AVERAGE([.D250];[.F250];[.H250])" office:value-type="float" office:value="17.5333333333333">
            <text:p>17,53</text:p>
          </table:table-cell>
          <table:table-cell table:formula="of:=[.I250]/[.J250]" office:value-type="float" office:value="1.43745247148289">
            <text:p>1,44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am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ItalianWine</text:p>
          </table:table-cell>
          <table:table-cell office:value-type="string">
            <text:p>TO</text:p>
          </table:table-cell>
          <table:table-cell office:value-type="float" office:value="42.03">
            <text:p>42,03</text:p>
          </table:table-cell>
          <table:table-cell office:value-type="string">
            <text:p>TO</text:p>
          </table:table-cell>
          <table:table-cell office:value-type="float" office:value="41.13">
            <text:p>41,13</text:p>
          </table:table-cell>
          <table:table-cell office:value-type="string">
            <text:p>TO</text:p>
          </table:table-cell>
          <table:table-cell office:value-type="float" office:value="43.41">
            <text:p>43,41</text:p>
          </table:table-cell>
          <table:table-cell office:value-type="string">
            <text:p>TO</text:p>
          </table:table-cell>
          <table:table-cell table:formula="of:=AVERAGE([.D254];[.F254];[.H254])" office:value-type="float" office:value="42.19">
            <text:p>42,19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itage</text:p>
          </table:table-cell>
          <table:table-cell office:value-type="string">
            <text:p>TO</text:p>
          </table:table-cell>
          <table:table-cell office:value-type="float" office:value="38.31">
            <text:p>38,31</text:p>
          </table:table-cell>
          <table:table-cell office:value-type="string">
            <text:p>TO</text:p>
          </table:table-cell>
          <table:table-cell office:value-type="float" office:value="39.71">
            <text:p>39,71</text:p>
          </table:table-cell>
          <table:table-cell office:value-type="string">
            <text:p>TO</text:p>
          </table:table-cell>
          <table:table-cell office:value-type="float" office:value="39">
            <text:p>39,00</text:p>
          </table:table-cell>
          <table:table-cell office:value-type="string">
            <text:p>TO</text:p>
          </table:table-cell>
          <table:table-cell table:formula="of:=AVERAGE([.D257];[.F257];[.H257])" office:value-type="float" office:value="39.0066666666667">
            <text:p>39,01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lot</text:p>
          </table:table-cell>
          <table:table-cell office:value-type="string">
            <text:p>TO</text:p>
          </table:table-cell>
          <table:table-cell office:value-type="float" office:value="40.1">
            <text:p>40,10</text:p>
          </table:table-cell>
          <table:table-cell office:value-type="string">
            <text:p>TO</text:p>
          </table:table-cell>
          <table:table-cell office:value-type="float" office:value="40.39">
            <text:p>40,39</text:p>
          </table:table-cell>
          <table:table-cell office:value-type="string">
            <text:p>TO</text:p>
          </table:table-cell>
          <table:table-cell office:value-type="float" office:value="42.65">
            <text:p>42,65</text:p>
          </table:table-cell>
          <table:table-cell office:value-type="string">
            <text:p>TO</text:p>
          </table:table-cell>
          <table:table-cell table:formula="of:=AVERAGE([.D258];[.F258];[.H258])" office:value-type="float" office:value="41.0466666666667">
            <text:p>41,0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etiteSyrah</text:p>
          </table:table-cell>
          <table:table-cell office:value-type="string">
            <text:p>TO</text:p>
          </table:table-cell>
          <table:table-cell office:value-type="float" office:value="39.37">
            <text:p>39,37</text:p>
          </table:table-cell>
          <table:table-cell office:value-type="string">
            <text:p>TO</text:p>
          </table:table-cell>
          <table:table-cell office:value-type="float" office:value="39.45">
            <text:p>39,45</text:p>
          </table:table-cell>
          <table:table-cell office:value-type="string">
            <text:p>TO</text:p>
          </table:table-cell>
          <table:table-cell office:value-type="float" office:value="39.55">
            <text:p>39,55</text:p>
          </table:table-cell>
          <table:table-cell office:value-type="string">
            <text:p>TO</text:p>
          </table:table-cell>
          <table:table-cell table:formula="of:=AVERAGE([.D259];[.F259];[.H259])" office:value-type="float" office:value="39.4566666666667">
            <text:p>39,4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tBlanc</text:p>
          </table:table-cell>
          <table:table-cell office:value-type="string">
            <text:p>TO</text:p>
          </table:table-cell>
          <table:table-cell office:value-type="float" office:value="38.35">
            <text:p>38,35</text:p>
          </table:table-cell>
          <table:table-cell office:value-type="string">
            <text:p>TO</text:p>
          </table:table-cell>
          <table:table-cell office:value-type="float" office:value="37.98">
            <text:p>37,98</text:p>
          </table:table-cell>
          <table:table-cell office:value-type="string">
            <text:p>TO</text:p>
          </table:table-cell>
          <table:table-cell office:value-type="float" office:value="38.14">
            <text:p>38,14</text:p>
          </table:table-cell>
          <table:table-cell office:value-type="string">
            <text:p>TO</text:p>
          </table:table-cell>
          <table:table-cell table:formula="of:=AVERAGE([.D260];[.F260];[.H260])" office:value-type="float" office:value="38.1566666666667">
            <text:p>38,1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rNoir</text:p>
          </table:table-cell>
          <table:table-cell office:value-type="float" office:value="23">
            <text:p>23,00</text:p>
          </table:table-cell>
          <table:table-cell office:value-type="float" office:value="15.24">
            <text:p>15,24</text:p>
          </table:table-cell>
          <table:table-cell office:value-type="float" office:value="23.1">
            <text:p>23,10</text:p>
          </table:table-cell>
          <table:table-cell office:value-type="float" office:value="15.28">
            <text:p>15,28</text:p>
          </table:table-cell>
          <table:table-cell office:value-type="float" office:value="23.06">
            <text:p>23,06</text:p>
          </table:table-cell>
          <table:table-cell office:value-type="float" office:value="14.12">
            <text:p>14,12</text:p>
          </table:table-cell>
          <table:table-cell table:formula="of:=AVERAGE([.C261];[.E261];[.G261])" office:value-type="float" office:value="23.0533333333333">
            <text:p>23,05</text:p>
          </table:table-cell>
          <table:table-cell table:formula="of:=AVERAGE([.D261];[.F261];[.H261])" office:value-type="float" office:value="14.88">
            <text:p>14,88</text:p>
          </table:table-cell>
          <table:table-cell table:formula="of:=[.I261]/[.J261]" office:value-type="float" office:value="1.54928315412186">
            <text:p>1,55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os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ableWine</text:p>
          </table:table-cell>
          <table:table-cell office:value-type="string">
            <text:p>TO</text:p>
          </table:table-cell>
          <table:table-cell office:value-type="float" office:value="63.16">
            <text:p>63,16</text:p>
          </table:table-cell>
          <table:table-cell office:value-type="string">
            <text:p>TO</text:p>
          </table:table-cell>
          <table:table-cell office:value-type="float" office:value="64.76">
            <text:p>64,76</text:p>
          </table:table-cell>
          <table:table-cell office:value-type="string">
            <text:p>TO</text:p>
          </table:table-cell>
          <table:table-cell office:value-type="float" office:value="63.82">
            <text:p>63,82</text:p>
          </table:table-cell>
          <table:table-cell office:value-type="string">
            <text:p>TO</text:p>
          </table:table-cell>
          <table:table-cell table:formula="of:=AVERAGE([.D267];[.F267];[.H267])" office:value-type="float" office:value="63.9133333333333">
            <text:p>63,91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exasWine</text:p>
          </table:table-cell>
          <table:table-cell office:value-type="string">
            <text:p>TO</text:p>
          </table:table-cell>
          <table:table-cell office:value-type="float" office:value="41.89">
            <text:p>41,89</text:p>
          </table:table-cell>
          <table:table-cell office:value-type="string">
            <text:p>TO</text:p>
          </table:table-cell>
          <table:table-cell office:value-type="float" office:value="41.75">
            <text:p>41,75</text:p>
          </table:table-cell>
          <table:table-cell office:value-type="string">
            <text:p>TO</text:p>
          </table:table-cell>
          <table:table-cell office:value-type="float" office:value="42.22">
            <text:p>42,22</text:p>
          </table:table-cell>
          <table:table-cell office:value-type="string">
            <text:p>TO</text:p>
          </table:table-cell>
          <table:table-cell table:formula="of:=AVERAGE([.D268];[.F268];[.H268])" office:value-type="float" office:value="41.9533333333333">
            <text:p>41,95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float" office:value="39.3">
            <text:p>39,30</text:p>
          </table:table-cell>
          <table:table-cell table:style-name="ce36" office:value-type="string">
            <text:p>TO</text:p>
          </table:table-cell>
          <table:table-cell table:style-name="ce43" office:value-type="float" office:value="39.87">
            <text:p>39,87</text:p>
          </table:table-cell>
          <table:table-cell table:style-name="ce36" office:value-type="string">
            <text:p>TO</text:p>
          </table:table-cell>
          <table:table-cell table:style-name="ce43" office:value-type="float" office:value="39.78">
            <text:p>39,78</text:p>
          </table:table-cell>
          <table:table-cell office:value-type="string">
            <text:p>TO</text:p>
          </table:table-cell>
          <table:table-cell table:formula="of:=AVERAGE([.D270];[.F270];[.H270])" office:value-type="float" office:value="39.65">
            <text:p>39,65</text:p>
          </table:table-cell>
          <table:table-cell table:number-columns-repeated="9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237:.K270])" office:value-type="float" office:value="1.43745247148289">
            <text:p>1,44</text:p>
          </table:table-cell>
          <table:table-cell office:value-type="string">
            <text:p>Decidable-EBL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237:.K270])" office:value-type="float" office:value="1.61861313868613">
            <text:p>1,62</text:p>
          </table:table-cell>
          <table:table-cell office:value-type="string">
            <text:p>Decidable+EBL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237:.K270])" office:value-type="float" office:value="1.51163831552479">
            <text:p>1,51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7</text:p>
          </table:table-cell>
          <table:table-cell office:value-type="string">
            <text:p>AlsatianWine</text:p>
          </table:table-cell>
          <table:table-cell table:style-name="ce34" office:value-type="float" office:value="49.99">
            <text:p>49,99</text:p>
          </table:table-cell>
          <table:table-cell table:style-name="ce41" office:value-type="float" office:value="33.14">
            <text:p>33,14</text:p>
          </table:table-cell>
          <table:table-cell table:style-name="ce34" office:value-type="float" office:value="49.94">
            <text:p>49,94</text:p>
          </table:table-cell>
          <table:table-cell table:style-name="ce41" office:value-type="float" office:value="33.34">
            <text:p>33,34</text:p>
          </table:table-cell>
          <table:table-cell table:style-name="ce34" office:value-type="float" office:value="49.8">
            <text:p>49,80</text:p>
          </table:table-cell>
          <table:table-cell table:style-name="ce41" office:value-type="float" office:value="32.92">
            <text:p>32,92</text:p>
          </table:table-cell>
          <table:table-cell table:formula="of:=AVERAGE([.C276];[.E276];[.G276])" office:value-type="float" office:value="49.91">
            <text:p>49,91</text:p>
          </table:table-cell>
          <table:table-cell table:formula="of:=AVERAGE([.D276];[.F276];[.H276])" office:value-type="float" office:value="33.1333333333333">
            <text:p>33,13</text:p>
          </table:table-cell>
          <table:table-cell table:formula="of:=[.I276]/[.J276]" office:value-type="float" office:value="1.50633802816901">
            <text:p>1,51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string">
            <text:p>TO</text:p>
          </table:table-cell>
          <table:table-cell office:value-type="float" office:value="80.91">
            <text:p>80,91</text:p>
          </table:table-cell>
          <table:table-cell office:value-type="string">
            <text:p>TO</text:p>
          </table:table-cell>
          <table:table-cell office:value-type="float" office:value="81.56">
            <text:p>81,56</text:p>
          </table:table-cell>
          <table:table-cell office:value-type="string">
            <text:p>TO</text:p>
          </table:table-cell>
          <table:table-cell office:value-type="float" office:value="80.42">
            <text:p>80,42</text:p>
          </table:table-cell>
          <table:table-cell office:value-type="string">
            <text:p>TO</text:p>
          </table:table-cell>
          <table:table-cell table:formula="of:=AVERAGE([.D278];[.F278];[.H278])" office:value-type="float" office:value="80.9633333333333">
            <text:p>80,96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Burgundy</text:p>
          </table:table-cell>
          <table:table-cell office:value-type="string">
            <text:p>TO</text:p>
          </table:table-cell>
          <table:table-cell office:value-type="float" office:value="85.16">
            <text:p>85,16</text:p>
          </table:table-cell>
          <table:table-cell office:value-type="string">
            <text:p>TO</text:p>
          </table:table-cell>
          <table:table-cell office:value-type="float" office:value="85.45">
            <text:p>85,45</text:p>
          </table:table-cell>
          <table:table-cell office:value-type="string">
            <text:p>TO</text:p>
          </table:table-cell>
          <table:table-cell office:value-type="float" office:value="84.67">
            <text:p>84,67</text:p>
          </table:table-cell>
          <table:table-cell office:value-type="string">
            <text:p>TO</text:p>
          </table:table-cell>
          <table:table-cell table:formula="of:=AVERAGE([.D280];[.F280];[.H280])" office:value-type="float" office:value="85.0933333333333">
            <text:p>85,09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abernetFranc</text:p>
          </table:table-cell>
          <table:table-cell office:value-type="string">
            <text:p>TO</text:p>
          </table:table-cell>
          <table:table-cell office:value-type="float" office:value="80.7">
            <text:p>80,70</text:p>
          </table:table-cell>
          <table:table-cell office:value-type="string">
            <text:p>TO</text:p>
          </table:table-cell>
          <table:table-cell office:value-type="float" office:value="80.76">
            <text:p>80,76</text:p>
          </table:table-cell>
          <table:table-cell office:value-type="string">
            <text:p>TO</text:p>
          </table:table-cell>
          <table:table-cell office:value-type="float" office:value="80.19">
            <text:p>80,19</text:p>
          </table:table-cell>
          <table:table-cell office:value-type="string">
            <text:p>TO</text:p>
          </table:table-cell>
          <table:table-cell table:formula="of:=AVERAGE([.D281];[.F281];[.H281])" office:value-type="float" office:value="80.55">
            <text:p>80,55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abernetSauvignon</text:p>
          </table:table-cell>
          <table:table-cell office:value-type="string">
            <text:p>TO</text:p>
          </table:table-cell>
          <table:table-cell office:value-type="float" office:value="86.97">
            <text:p>86,97</text:p>
          </table:table-cell>
          <table:table-cell office:value-type="string">
            <text:p>TO</text:p>
          </table:table-cell>
          <table:table-cell office:value-type="float" office:value="87.38">
            <text:p>87,38</text:p>
          </table:table-cell>
          <table:table-cell office:value-type="string">
            <text:p>TO</text:p>
          </table:table-cell>
          <table:table-cell office:value-type="float" office:value="87.55">
            <text:p>87,55</text:p>
          </table:table-cell>
          <table:table-cell office:value-type="string">
            <text:p>TO</text:p>
          </table:table-cell>
          <table:table-cell table:formula="of:=AVERAGE([.D282];[.F282];[.H282])" office:value-type="float" office:value="87.3">
            <text:p>87,30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90.74">
            <text:p>90,74</text:p>
          </table:table-cell>
          <table:table-cell office:value-type="string">
            <text:p>TO</text:p>
          </table:table-cell>
          <table:table-cell office:value-type="float" office:value="92.79">
            <text:p>92,79</text:p>
          </table:table-cell>
          <table:table-cell office:value-type="string">
            <text:p>TO</text:p>
          </table:table-cell>
          <table:table-cell office:value-type="float" office:value="90.2">
            <text:p>90,20</text:p>
          </table:table-cell>
          <table:table-cell office:value-type="string">
            <text:p>TO</text:p>
          </table:table-cell>
          <table:table-cell table:formula="of:=AVERAGE([.D284];[.F284];[.H284])" office:value-type="float" office:value="91.2433333333333">
            <text:p>91,24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heni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Dry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EarlyHarvest</text:p>
          </table:table-cell>
          <table:table-cell office:value-type="float" office:value="46.89">
            <text:p>46,89</text:p>
          </table:table-cell>
          <table:table-cell office:value-type="float" office:value="29.46">
            <text:p>29,46</text:p>
          </table:table-cell>
          <table:table-cell office:value-type="float" office:value="46.69">
            <text:p>46,69</text:p>
          </table:table-cell>
          <table:table-cell office:value-type="float" office:value="29.28">
            <text:p>29,28</text:p>
          </table:table-cell>
          <table:table-cell office:value-type="float" office:value="46.9">
            <text:p>46,90</text:p>
          </table:table-cell>
          <table:table-cell office:value-type="float" office:value="29.25">
            <text:p>29,25</text:p>
          </table:table-cell>
          <table:table-cell table:formula="of:=AVERAGE([.C288];[.E288];[.G288])" office:value-type="float" office:value="46.8266666666667">
            <text:p>46,83</text:p>
          </table:table-cell>
          <table:table-cell table:formula="of:=AVERAGE([.D288];[.F288];[.H288])" office:value-type="float" office:value="29.33">
            <text:p>29,33</text:p>
          </table:table-cell>
          <table:table-cell table:formula="of:=[.I288]/[.J288]" office:value-type="float" office:value="1.59654506193886">
            <text:p>1,6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FrenchWine</text:p>
          </table:table-cell>
          <table:table-cell office:value-type="float" office:value="49.65">
            <text:p>49,65</text:p>
          </table:table-cell>
          <table:table-cell office:value-type="float" office:value="33.13">
            <text:p>33,13</text:p>
          </table:table-cell>
          <table:table-cell office:value-type="float" office:value="49.7">
            <text:p>49,70</text:p>
          </table:table-cell>
          <table:table-cell office:value-type="float" office:value="33.23">
            <text:p>33,23</text:p>
          </table:table-cell>
          <table:table-cell office:value-type="float" office:value="50.17">
            <text:p>50,17</text:p>
          </table:table-cell>
          <table:table-cell office:value-type="float" office:value="34.5">
            <text:p>34,50</text:p>
          </table:table-cell>
          <table:table-cell table:formula="of:=AVERAGE([.C289];[.E289];[.G289])" office:value-type="float" office:value="49.84">
            <text:p>49,84</text:p>
          </table:table-cell>
          <table:table-cell table:formula="of:=AVERAGE([.D289];[.F289];[.H289])" office:value-type="float" office:value="33.62">
            <text:p>33,62</text:p>
          </table:table-cell>
          <table:table-cell table:formula="of:=[.I289]/[.J289]" office:value-type="float" office:value="1.4824509220702">
            <text:p>1,48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Gam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ItalianWine</text:p>
          </table:table-cell>
          <table:table-cell office:value-type="string">
            <text:p>TO</text:p>
          </table:table-cell>
          <table:table-cell office:value-type="float" office:value="86.32">
            <text:p>86,32</text:p>
          </table:table-cell>
          <table:table-cell office:value-type="string">
            <text:p>TO</text:p>
          </table:table-cell>
          <table:table-cell office:value-type="float" office:value="86.65">
            <text:p>86,65</text:p>
          </table:table-cell>
          <table:table-cell office:value-type="string">
            <text:p>TO</text:p>
          </table:table-cell>
          <table:table-cell office:value-type="float" office:value="87.13">
            <text:p>87,13</text:p>
          </table:table-cell>
          <table:table-cell office:value-type="string">
            <text:p>TO</text:p>
          </table:table-cell>
          <table:table-cell table:formula="of:=AVERAGE([.D293];[.F293];[.H293])" office:value-type="float" office:value="86.7">
            <text:p>86,70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Meritage</text:p>
          </table:table-cell>
          <table:table-cell office:value-type="string">
            <text:p>TO</text:p>
          </table:table-cell>
          <table:table-cell office:value-type="float" office:value="80.42">
            <text:p>80,42</text:p>
          </table:table-cell>
          <table:table-cell office:value-type="string">
            <text:p>TO</text:p>
          </table:table-cell>
          <table:table-cell office:value-type="float" office:value="81.21">
            <text:p>81,21</text:p>
          </table:table-cell>
          <table:table-cell office:value-type="string">
            <text:p>TO</text:p>
          </table:table-cell>
          <table:table-cell office:value-type="float" office:value="81.42">
            <text:p>81,42</text:p>
          </table:table-cell>
          <table:table-cell office:value-type="string">
            <text:p>TO</text:p>
          </table:table-cell>
          <table:table-cell table:formula="of:=AVERAGE([.D296];[.F296];[.H296])" office:value-type="float" office:value="81.0166666666667">
            <text:p>81,02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Merlot</text:p>
          </table:table-cell>
          <table:table-cell office:value-type="string">
            <text:p>TO</text:p>
          </table:table-cell>
          <table:table-cell office:value-type="float" office:value="82.82">
            <text:p>82,82</text:p>
          </table:table-cell>
          <table:table-cell office:value-type="string">
            <text:p>TO</text:p>
          </table:table-cell>
          <table:table-cell office:value-type="float" office:value="82.96">
            <text:p>82,96</text:p>
          </table:table-cell>
          <table:table-cell office:value-type="string">
            <text:p>TO</text:p>
          </table:table-cell>
          <table:table-cell office:value-type="float" office:value="83.27">
            <text:p>83,27</text:p>
          </table:table-cell>
          <table:table-cell office:value-type="string">
            <text:p>TO</text:p>
          </table:table-cell>
          <table:table-cell table:formula="of:=AVERAGE([.D297];[.F297];[.H297])" office:value-type="float" office:value="83.0166666666667">
            <text:p>83,02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PetiteSyrah</text:p>
          </table:table-cell>
          <table:table-cell office:value-type="string">
            <text:p>TO</text:p>
          </table:table-cell>
          <table:table-cell office:value-type="float" office:value="82.54">
            <text:p>82,54</text:p>
          </table:table-cell>
          <table:table-cell office:value-type="string">
            <text:p>TO</text:p>
          </table:table-cell>
          <table:table-cell office:value-type="float" office:value="80.71">
            <text:p>80,71</text:p>
          </table:table-cell>
          <table:table-cell office:value-type="string">
            <text:p>TO</text:p>
          </table:table-cell>
          <table:table-cell office:value-type="float" office:value="80.54">
            <text:p>80,54</text:p>
          </table:table-cell>
          <table:table-cell office:value-type="string">
            <text:p>TO</text:p>
          </table:table-cell>
          <table:table-cell table:formula="of:=AVERAGE([.D298];[.F298];[.H298])" office:value-type="float" office:value="81.2633333333333">
            <text:p>81,26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PinotBlanc</text:p>
          </table:table-cell>
          <table:table-cell office:value-type="string">
            <text:p>TO</text:p>
          </table:table-cell>
          <table:table-cell office:value-type="float" office:value="80.05">
            <text:p>80,05</text:p>
          </table:table-cell>
          <table:table-cell office:value-type="string">
            <text:p>TO</text:p>
          </table:table-cell>
          <table:table-cell office:value-type="float" office:value="79.81">
            <text:p>79,81</text:p>
          </table:table-cell>
          <table:table-cell office:value-type="string">
            <text:p>TO</text:p>
          </table:table-cell>
          <table:table-cell office:value-type="float" office:value="80.04">
            <text:p>80,04</text:p>
          </table:table-cell>
          <table:table-cell office:value-type="string">
            <text:p>TO</text:p>
          </table:table-cell>
          <table:table-cell table:formula="of:=AVERAGE([.D299];[.F299];[.H299])" office:value-type="float" office:value="79.9666666666667">
            <text:p>79,97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PinorNoir</text:p>
          </table:table-cell>
          <table:table-cell office:value-type="float" office:value="46.61">
            <text:p>46,61</text:p>
          </table:table-cell>
          <table:table-cell office:value-type="float" office:value="29.73">
            <text:p>29,73</text:p>
          </table:table-cell>
          <table:table-cell office:value-type="float" office:value="46.69">
            <text:p>46,69</text:p>
          </table:table-cell>
          <table:table-cell office:value-type="float" office:value="29.43">
            <text:p>29,43</text:p>
          </table:table-cell>
          <table:table-cell office:value-type="float" office:value="46.46">
            <text:p>46,46</text:p>
          </table:table-cell>
          <table:table-cell office:value-type="float" office:value="29.41">
            <text:p>29,41</text:p>
          </table:table-cell>
          <table:table-cell table:formula="of:=AVERAGE([.C300];[.E300];[.G300])" office:value-type="float" office:value="46.5866666666667">
            <text:p>46,59</text:p>
          </table:table-cell>
          <table:table-cell table:formula="of:=AVERAGE([.D300];[.F300];[.H300])" office:value-type="float" office:value="29.5233333333333">
            <text:p>29,52</text:p>
          </table:table-cell>
          <table:table-cell table:formula="of:=[.I300]/[.J300]" office:value-type="float" office:value="1.57796093485379">
            <text:p>1,58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R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Ros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SemillonOrSauvigno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Tabl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TexasWine</text:p>
          </table:table-cell>
          <table:table-cell office:value-type="string">
            <text:p>TO</text:p>
          </table:table-cell>
          <table:table-cell office:value-type="float" office:value="84.03">
            <text:p>84,03</text:p>
          </table:table-cell>
          <table:table-cell office:value-type="string">
            <text:p>TO</text:p>
          </table:table-cell>
          <table:table-cell office:value-type="float" office:value="83.76">
            <text:p>83,76</text:p>
          </table:table-cell>
          <table:table-cell office:value-type="string">
            <text:p>TO</text:p>
          </table:table-cell>
          <table:table-cell office:value-type="float" office:value="83.7">
            <text:p>83,70</text:p>
          </table:table-cell>
          <table:table-cell office:value-type="string">
            <text:p>TO</text:p>
          </table:table-cell>
          <table:table-cell table:formula="of:=AVERAGE([.D307];[.F307];[.H307])" office:value-type="float" office:value="83.83">
            <text:p>83,83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float" office:value="86.14">
            <text:p>86,14</text:p>
          </table:table-cell>
          <table:table-cell table:style-name="ce36" office:value-type="string">
            <text:p>TO</text:p>
          </table:table-cell>
          <table:table-cell table:style-name="ce43" office:value-type="float" office:value="86.51">
            <text:p>86,51</text:p>
          </table:table-cell>
          <table:table-cell table:style-name="ce36" office:value-type="string">
            <text:p>TO</text:p>
          </table:table-cell>
          <table:table-cell table:style-name="ce43" office:value-type="float" office:value="86.76">
            <text:p>86,76</text:p>
          </table:table-cell>
          <table:table-cell office:value-type="string">
            <text:p>TO</text:p>
          </table:table-cell>
          <table:table-cell table:formula="of:=AVERAGE([.D309];[.F309];[.H309])" office:value-type="float" office:value="86.47">
            <text:p>86,47</text:p>
          </table:table-cell>
          <table:table-cell table:number-columns-repeated="9"/>
        </table:table-row>
        <table:table-row table:style-name="ro1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276:.K309])" office:value-type="float" office:value="1.4824509220702">
            <text:p>1,48</text:p>
          </table:table-cell>
          <table:table-cell office:value-type="string">
            <text:p>Decidable-EBL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276:.K309])" office:value-type="float" office:value="1.59654506193886">
            <text:p>1,6</text:p>
          </table:table-cell>
          <table:table-cell office:value-type="string">
            <text:p>Decidable+EBL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276:.K309])" office:value-type="float" office:value="1.54082373675796">
            <text:p>1,54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8</text:p>
          </table:table-cell>
          <table:table-cell office:value-type="string">
            <text:p>AlsatianWine</text:p>
          </table:table-cell>
          <table:table-cell table:style-name="ce34" office:value-type="float" office:value="105.13">
            <text:p>105,13</text:p>
          </table:table-cell>
          <table:table-cell table:style-name="ce41" office:value-type="float" office:value="73.86">
            <text:p>73,86</text:p>
          </table:table-cell>
          <table:table-cell table:style-name="ce34" office:value-type="float" office:value="105.19">
            <text:p>105,19</text:p>
          </table:table-cell>
          <table:table-cell table:style-name="ce41" office:value-type="float" office:value="74.44">
            <text:p>74,44</text:p>
          </table:table-cell>
          <table:table-cell table:style-name="ce34" office:value-type="float" office:value="106.72">
            <text:p>106,72</text:p>
          </table:table-cell>
          <table:table-cell table:style-name="ce41" office:value-type="float" office:value="73.6">
            <text:p>73,60</text:p>
          </table:table-cell>
          <table:table-cell table:formula="of:=AVERAGE([.C315];[.E315];[.G315])" office:value-type="float" office:value="105.68">
            <text:p>105,68</text:p>
          </table:table-cell>
          <table:table-cell table:formula="of:=AVERAGE([.D315];[.F315];[.H315])" office:value-type="float" office:value="73.9666666666667">
            <text:p>73,97</text:p>
          </table:table-cell>
          <table:table-cell table:formula="of:=[.I315]/[.J315]" office:value-type="float" office:value="1.42875168995043">
            <text:p>1,43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office:value-type="string">
            <text:p>TO</text:p>
          </table:table-cell>
          <table:table-cell office:value-type="float" office:value="169.44">
            <text:p>169,44</text:p>
          </table:table-cell>
          <table:table-cell office:value-type="string">
            <text:p>TO</text:p>
          </table:table-cell>
          <table:table-cell office:value-type="float" office:value="168.4">
            <text:p>168,40</text:p>
          </table:table-cell>
          <table:table-cell office:value-type="string">
            <text:p>TO</text:p>
          </table:table-cell>
          <table:table-cell office:value-type="float" office:value="168.09">
            <text:p>168,09</text:p>
          </table:table-cell>
          <table:table-cell office:value-type="string">
            <text:p>TO</text:p>
          </table:table-cell>
          <table:table-cell table:formula="of:=AVERAGE([.D317];[.F317];[.H317])" office:value-type="float" office:value="168.643333333333">
            <text:p>168,64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Burgundy</text:p>
          </table:table-cell>
          <table:table-cell office:value-type="string">
            <text:p>TO</text:p>
          </table:table-cell>
          <table:table-cell office:value-type="float" office:value="178.33">
            <text:p>178,33</text:p>
          </table:table-cell>
          <table:table-cell office:value-type="string">
            <text:p>TO</text:p>
          </table:table-cell>
          <table:table-cell office:value-type="float" office:value="179.2">
            <text:p>179,20</text:p>
          </table:table-cell>
          <table:table-cell office:value-type="string">
            <text:p>TO</text:p>
          </table:table-cell>
          <table:table-cell office:value-type="float" office:value="178.72">
            <text:p>178,72</text:p>
          </table:table-cell>
          <table:table-cell office:value-type="string">
            <text:p>TO</text:p>
          </table:table-cell>
          <table:table-cell table:formula="of:=AVERAGE([.D319];[.F319];[.H319])" office:value-type="float" office:value="178.75">
            <text:p>178,75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abernetFranc</text:p>
          </table:table-cell>
          <table:table-cell office:value-type="string">
            <text:p>TO</text:p>
          </table:table-cell>
          <table:table-cell office:value-type="float" office:value="168.26">
            <text:p>168,26</text:p>
          </table:table-cell>
          <table:table-cell office:value-type="string">
            <text:p>TO</text:p>
          </table:table-cell>
          <table:table-cell office:value-type="float" office:value="168.03">
            <text:p>168,03</text:p>
          </table:table-cell>
          <table:table-cell office:value-type="string">
            <text:p>TO</text:p>
          </table:table-cell>
          <table:table-cell office:value-type="float" office:value="158.17">
            <text:p>158,17</text:p>
          </table:table-cell>
          <table:table-cell office:value-type="string">
            <text:p>TO</text:p>
          </table:table-cell>
          <table:table-cell table:formula="of:=AVERAGE([.D320];[.F320];[.H320])" office:value-type="float" office:value="164.82">
            <text:p>164,82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abernetSauvignon</text:p>
          </table:table-cell>
          <table:table-cell office:value-type="string">
            <text:p>TO</text:p>
          </table:table-cell>
          <table:table-cell office:value-type="float" office:value="189.89">
            <text:p>189,89</text:p>
          </table:table-cell>
          <table:table-cell office:value-type="string">
            <text:p>TO</text:p>
          </table:table-cell>
          <table:table-cell office:value-type="float" office:value="191.82">
            <text:p>191,82</text:p>
          </table:table-cell>
          <table:table-cell office:value-type="string">
            <text:p>TO</text:p>
          </table:table-cell>
          <table:table-cell office:value-type="float" office:value="190.14">
            <text:p>190,14</text:p>
          </table:table-cell>
          <table:table-cell office:value-type="string">
            <text:p>TO</text:p>
          </table:table-cell>
          <table:table-cell table:formula="of:=AVERAGE([.D321];[.F321];[.H321])" office:value-type="float" office:value="190.616666666667">
            <text:p>190,62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hardonnay</text:p>
          </table:table-cell>
          <table:table-cell office:value-type="string">
            <text:p>TO</text:p>
          </table:table-cell>
          <table:table-cell office:value-type="float" office:value="201.64">
            <text:p>201,64</text:p>
          </table:table-cell>
          <table:table-cell office:value-type="string">
            <text:p>TO</text:p>
          </table:table-cell>
          <table:table-cell office:value-type="float" office:value="200.83">
            <text:p>200,83</text:p>
          </table:table-cell>
          <table:table-cell office:value-type="string">
            <text:p>TO</text:p>
          </table:table-cell>
          <table:table-cell office:value-type="float" office:value="198.76">
            <text:p>198,76</text:p>
          </table:table-cell>
          <table:table-cell office:value-type="string">
            <text:p>TO</text:p>
          </table:table-cell>
          <table:table-cell table:formula="of:=AVERAGE([.D323];[.F323];[.H323])" office:value-type="float" office:value="200.41">
            <text:p>200,41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Cheni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Dry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EarlyHarvest</text:p>
          </table:table-cell>
          <table:table-cell office:value-type="float" office:value="93.53">
            <text:p>93,53</text:p>
          </table:table-cell>
          <table:table-cell office:value-type="float" office:value="56.9">
            <text:p>56,90</text:p>
          </table:table-cell>
          <table:table-cell office:value-type="float" office:value="93.19">
            <text:p>93,19</text:p>
          </table:table-cell>
          <table:table-cell office:value-type="float" office:value="56.73">
            <text:p>56,73</text:p>
          </table:table-cell>
          <table:table-cell office:value-type="float" office:value="92.85">
            <text:p>92,85</text:p>
          </table:table-cell>
          <table:table-cell office:value-type="float" office:value="59.6">
            <text:p>59,60</text:p>
          </table:table-cell>
          <table:table-cell table:formula="of:=AVERAGE([.C327];[.E327];[.G327])" office:value-type="float" office:value="93.19">
            <text:p>93,19</text:p>
          </table:table-cell>
          <table:table-cell table:formula="of:=AVERAGE([.D327];[.F327];[.H327])" office:value-type="float" office:value="57.7433333333333">
            <text:p>57,74</text:p>
          </table:table-cell>
          <table:table-cell table:formula="of:=[.I327]/[.J327]" office:value-type="float" office:value="1.61386595855221">
            <text:p>1,61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FrenchWine</text:p>
          </table:table-cell>
          <table:table-cell office:value-type="float" office:value="106.6">
            <text:p>106,60</text:p>
          </table:table-cell>
          <table:table-cell office:value-type="float" office:value="73.27">
            <text:p>73,27</text:p>
          </table:table-cell>
          <table:table-cell office:value-type="float" office:value="106.04">
            <text:p>106,04</text:p>
          </table:table-cell>
          <table:table-cell office:value-type="float" office:value="73.57">
            <text:p>73,57</text:p>
          </table:table-cell>
          <table:table-cell office:value-type="float" office:value="105.03">
            <text:p>105,03</text:p>
          </table:table-cell>
          <table:table-cell office:value-type="float" office:value="74.82">
            <text:p>74,82</text:p>
          </table:table-cell>
          <table:table-cell table:formula="of:=AVERAGE([.C328];[.E328];[.G328])" office:value-type="float" office:value="105.89">
            <text:p>105,89</text:p>
          </table:table-cell>
          <table:table-cell table:formula="of:=AVERAGE([.D328];[.F328];[.H328])" office:value-type="float" office:value="73.8866666666667">
            <text:p>73,89</text:p>
          </table:table-cell>
          <table:table-cell table:formula="of:=[.I328]/[.J328]" office:value-type="float" office:value="1.43314084634124">
            <text:p>1,43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Gam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ItalianWine</text:p>
          </table:table-cell>
          <table:table-cell office:value-type="string">
            <text:p>TO</text:p>
          </table:table-cell>
          <table:table-cell office:value-type="float" office:value="188.76">
            <text:p>188,76</text:p>
          </table:table-cell>
          <table:table-cell office:value-type="string">
            <text:p>TO</text:p>
          </table:table-cell>
          <table:table-cell office:value-type="float" office:value="186.95">
            <text:p>186,95</text:p>
          </table:table-cell>
          <table:table-cell office:value-type="string">
            <text:p>TO</text:p>
          </table:table-cell>
          <table:table-cell office:value-type="float" office:value="174.77">
            <text:p>174,77</text:p>
          </table:table-cell>
          <table:table-cell office:value-type="string">
            <text:p>TO</text:p>
          </table:table-cell>
          <table:table-cell table:formula="of:=AVERAGE([.D332];[.F332];[.H332])" office:value-type="float" office:value="183.493333333333">
            <text:p>183,49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Meritage</text:p>
          </table:table-cell>
          <table:table-cell office:value-type="string">
            <text:p>TO</text:p>
          </table:table-cell>
          <table:table-cell office:value-type="float" office:value="158.68">
            <text:p>158,68</text:p>
          </table:table-cell>
          <table:table-cell office:value-type="string">
            <text:p>TO</text:p>
          </table:table-cell>
          <table:table-cell office:value-type="float" office:value="172.75">
            <text:p>172,75</text:p>
          </table:table-cell>
          <table:table-cell office:value-type="string">
            <text:p>TO</text:p>
          </table:table-cell>
          <table:table-cell office:value-type="float" office:value="162.72">
            <text:p>162,72</text:p>
          </table:table-cell>
          <table:table-cell office:value-type="string">
            <text:p>TO</text:p>
          </table:table-cell>
          <table:table-cell table:formula="of:=AVERAGE([.D335];[.F335];[.H335])" office:value-type="float" office:value="164.716666666667">
            <text:p>164,72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Merlot</text:p>
          </table:table-cell>
          <table:table-cell office:value-type="string">
            <text:p>TO</text:p>
          </table:table-cell>
          <table:table-cell office:value-type="float" office:value="176.89">
            <text:p>176,89</text:p>
          </table:table-cell>
          <table:table-cell office:value-type="string">
            <text:p>TO</text:p>
          </table:table-cell>
          <table:table-cell office:value-type="float" office:value="166.95">
            <text:p>166,95</text:p>
          </table:table-cell>
          <table:table-cell office:value-type="string">
            <text:p>TO</text:p>
          </table:table-cell>
          <table:table-cell office:value-type="float" office:value="175.86">
            <text:p>175,86</text:p>
          </table:table-cell>
          <table:table-cell office:value-type="string">
            <text:p>TO</text:p>
          </table:table-cell>
          <table:table-cell table:formula="of:=AVERAGE([.D336];[.F336];[.H336])" office:value-type="float" office:value="173.233333333333">
            <text:p>173,23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PetiteSyrah</text:p>
          </table:table-cell>
          <table:table-cell office:value-type="string">
            <text:p>TO</text:p>
          </table:table-cell>
          <table:table-cell office:value-type="float" office:value="172.38">
            <text:p>172,38</text:p>
          </table:table-cell>
          <table:table-cell office:value-type="string">
            <text:p>TO</text:p>
          </table:table-cell>
          <table:table-cell office:value-type="float" office:value="173.89">
            <text:p>173,89</text:p>
          </table:table-cell>
          <table:table-cell office:value-type="string">
            <text:p>TO</text:p>
          </table:table-cell>
          <table:table-cell office:value-type="float" office:value="174.59">
            <text:p>174,59</text:p>
          </table:table-cell>
          <table:table-cell office:value-type="string">
            <text:p>TO</text:p>
          </table:table-cell>
          <table:table-cell table:formula="of:=AVERAGE([.D337];[.F337];[.H337])" office:value-type="float" office:value="173.62">
            <text:p>173,62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PinotBlanc</text:p>
          </table:table-cell>
          <table:table-cell office:value-type="string">
            <text:p>TO</text:p>
          </table:table-cell>
          <table:table-cell office:value-type="float" office:value="167.85">
            <text:p>167,85</text:p>
          </table:table-cell>
          <table:table-cell office:value-type="string">
            <text:p>TO</text:p>
          </table:table-cell>
          <table:table-cell office:value-type="float" office:value="167.67">
            <text:p>167,67</text:p>
          </table:table-cell>
          <table:table-cell office:value-type="string">
            <text:p>TO</text:p>
          </table:table-cell>
          <table:table-cell office:value-type="float" office:value="158.71">
            <text:p>158,71</text:p>
          </table:table-cell>
          <table:table-cell office:value-type="string">
            <text:p>TO</text:p>
          </table:table-cell>
          <table:table-cell table:formula="of:=AVERAGE([.D338];[.F338];[.H338])" office:value-type="float" office:value="164.743333333333">
            <text:p>164,74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PinorNoir</text:p>
          </table:table-cell>
          <table:table-cell office:value-type="float" office:value="92.98">
            <text:p>92,98</text:p>
          </table:table-cell>
          <table:table-cell office:value-type="float" office:value="59.66">
            <text:p>59,66</text:p>
          </table:table-cell>
          <table:table-cell office:value-type="float" office:value="94.6">
            <text:p>94,60</text:p>
          </table:table-cell>
          <table:table-cell office:value-type="float" office:value="59.58">
            <text:p>59,58</text:p>
          </table:table-cell>
          <table:table-cell office:value-type="float" office:value="93.48">
            <text:p>93,48</text:p>
          </table:table-cell>
          <table:table-cell office:value-type="float" office:value="59.28">
            <text:p>59,28</text:p>
          </table:table-cell>
          <table:table-cell table:formula="of:=AVERAGE([.C339];[.E339];[.G339])" office:value-type="float" office:value="93.6866666666667">
            <text:p>93,69</text:p>
          </table:table-cell>
          <table:table-cell table:formula="of:=AVERAGE([.D339];[.F339];[.H339])" office:value-type="float" office:value="59.5066666666667">
            <text:p>59,51</text:p>
          </table:table-cell>
          <table:table-cell table:formula="of:=[.I339]/[.J339]" office:value-type="float" office:value="1.57438942415416">
            <text:p>1,57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R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Ros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SemillonOrSauvigno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Tabl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TexasWine</text:p>
          </table:table-cell>
          <table:table-cell office:value-type="string">
            <text:p>TO</text:p>
          </table:table-cell>
          <table:table-cell office:value-type="float" office:value="181.77">
            <text:p>181,77</text:p>
          </table:table-cell>
          <table:table-cell office:value-type="string">
            <text:p>TO</text:p>
          </table:table-cell>
          <table:table-cell office:value-type="float" office:value="185.48">
            <text:p>185,48</text:p>
          </table:table-cell>
          <table:table-cell office:value-type="string">
            <text:p>TO</text:p>
          </table:table-cell>
          <table:table-cell office:value-type="float" office:value="185.39">
            <text:p>185,39</text:p>
          </table:table-cell>
          <table:table-cell office:value-type="string">
            <text:p>TO</text:p>
          </table:table-cell>
          <table:table-cell table:formula="of:=AVERAGE([.D346];[.F346];[.H346])" office:value-type="float" office:value="184.213333333333">
            <text:p>184,21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1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float" office:value="187.36">
            <text:p>187,36</text:p>
          </table:table-cell>
          <table:table-cell table:style-name="ce36" office:value-type="string">
            <text:p>TO</text:p>
          </table:table-cell>
          <table:table-cell table:style-name="ce43" office:value-type="float" office:value="185.28">
            <text:p>185,28</text:p>
          </table:table-cell>
          <table:table-cell table:style-name="ce36" office:value-type="string">
            <text:p>TO</text:p>
          </table:table-cell>
          <table:table-cell table:style-name="ce43" office:value-type="float" office:value="185.12">
            <text:p>185,12</text:p>
          </table:table-cell>
          <table:table-cell office:value-type="string">
            <text:p>TO</text:p>
          </table:table-cell>
          <table:table-cell table:formula="of:=AVERAGE([.D348];[.F348];[.H348])" office:value-type="float" office:value="185.92">
            <text:p>185,92</text:p>
          </table:table-cell>
          <table:table-cell table:number-columns-repeated="9"/>
        </table:table-row>
        <table:table-row table:style-name="ro1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315:.K348])" office:value-type="float" office:value="1.42875168995043">
            <text:p>1,43</text:p>
          </table:table-cell>
          <table:table-cell office:value-type="string">
            <text:p>Decidable-EBL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315:.K348])" office:value-type="float" office:value="1.61386595855221">
            <text:p>1,61</text:p>
          </table:table-cell>
          <table:table-cell office:value-type="string">
            <text:p>Decidable+EBL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315:.K348])" office:value-type="float" office:value="1.51253697974951">
            <text:p>1,51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9</text:p>
          </table:table-cell>
          <table:table-cell office:value-type="string">
            <text:p>AlsatianWine</text:p>
          </table:table-cell>
          <table:table-cell table:style-name="ce34"/>
          <table:table-cell table:style-name="ce41"/>
          <table:table-cell table:style-name="ce34"/>
          <table:table-cell table:style-name="ce41"/>
          <table:table-cell table:style-name="ce34"/>
          <table:table-cell table:style-name="ce41"/>
          <table:table-cell table:formula="of:=AVERAGE([.C354];[.E354];[.G354])" office:value-type="float" office:value="0">
            <text:p>#DIV/0!</text:p>
          </table:table-cell>
          <table:table-cell table:formula="of:=AVERAGE([.D354];[.F354];[.H354])" office:value-type="float" office:value="0">
            <text:p>#DIV/0!</text:p>
          </table:table-cell>
          <table:table-cell table:formula="of:=[.I354]/[.J354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AmericanWine</text:p>
          </table:table-cell>
          <table:table-cell table:number-columns-repeated="6"/>
          <table:table-cell table:formula="of:=AVERAGE([.C355];[.E355];[.G355])" office:value-type="float" office:value="0">
            <text:p>#DIV/0!</text:p>
          </table:table-cell>
          <table:table-cell table:formula="of:=AVERAGE([.D355];[.F355];[.H355])" office:value-type="float" office:value="0">
            <text:p>#DIV/0!</text:p>
          </table:table-cell>
          <table:table-cell table:formula="of:=[.I355]/[.J355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Beaujolais</text:p>
          </table:table-cell>
          <table:table-cell table:number-columns-repeated="6"/>
          <table:table-cell table:formula="of:=AVERAGE([.C356];[.E356];[.G356])" office:value-type="float" office:value="0">
            <text:p>#DIV/0!</text:p>
          </table:table-cell>
          <table:table-cell table:formula="of:=AVERAGE([.D356];[.F356];[.H356])" office:value-type="float" office:value="0">
            <text:p>#DIV/0!</text:p>
          </table:table-cell>
          <table:table-cell table:formula="of:=[.I356]/[.J356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6"/>
          <table:table-cell table:formula="of:=AVERAGE([.C357];[.E357];[.G357])" office:value-type="float" office:value="0">
            <text:p>#DIV/0!</text:p>
          </table:table-cell>
          <table:table-cell table:formula="of:=AVERAGE([.D357];[.F357];[.H357])" office:value-type="float" office:value="0">
            <text:p>#DIV/0!</text:p>
          </table:table-cell>
          <table:table-cell table:formula="of:=[.I357]/[.J357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Burgundy</text:p>
          </table:table-cell>
          <table:table-cell table:number-columns-repeated="6"/>
          <table:table-cell table:formula="of:=AVERAGE([.C358];[.E358];[.G358])" office:value-type="float" office:value="0">
            <text:p>#DIV/0!</text:p>
          </table:table-cell>
          <table:table-cell table:formula="of:=AVERAGE([.D358];[.F358];[.H358])" office:value-type="float" office:value="0">
            <text:p>#DIV/0!</text:p>
          </table:table-cell>
          <table:table-cell table:formula="of:=[.I358]/[.J358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abernetFranc</text:p>
          </table:table-cell>
          <table:table-cell table:number-columns-repeated="6"/>
          <table:table-cell table:formula="of:=AVERAGE([.C359];[.E359];[.G359])" office:value-type="float" office:value="0">
            <text:p>#DIV/0!</text:p>
          </table:table-cell>
          <table:table-cell table:formula="of:=AVERAGE([.D359];[.F359];[.H359])" office:value-type="float" office:value="0">
            <text:p>#DIV/0!</text:p>
          </table:table-cell>
          <table:table-cell table:formula="of:=[.I359]/[.J359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abernetSauvignon</text:p>
          </table:table-cell>
          <table:table-cell table:number-columns-repeated="6"/>
          <table:table-cell table:formula="of:=AVERAGE([.C360];[.E360];[.G360])" office:value-type="float" office:value="0">
            <text:p>#DIV/0!</text:p>
          </table:table-cell>
          <table:table-cell table:formula="of:=AVERAGE([.D360];[.F360];[.H360])" office:value-type="float" office:value="0">
            <text:p>#DIV/0!</text:p>
          </table:table-cell>
          <table:table-cell table:formula="of:=[.I360]/[.J360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aliforniaWine</text:p>
          </table:table-cell>
          <table:table-cell table:number-columns-repeated="6"/>
          <table:table-cell table:formula="of:=AVERAGE([.C361];[.E361];[.G361])" office:value-type="float" office:value="0">
            <text:p>#DIV/0!</text:p>
          </table:table-cell>
          <table:table-cell table:formula="of:=AVERAGE([.D361];[.F361];[.H361])" office:value-type="float" office:value="0">
            <text:p>#DIV/0!</text:p>
          </table:table-cell>
          <table:table-cell table:formula="of:=[.I361]/[.J361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hardonnay</text:p>
          </table:table-cell>
          <table:table-cell table:number-columns-repeated="6"/>
          <table:table-cell table:formula="of:=AVERAGE([.C362];[.E362];[.G362])" office:value-type="float" office:value="0">
            <text:p>#DIV/0!</text:p>
          </table:table-cell>
          <table:table-cell table:formula="of:=AVERAGE([.D362];[.F362];[.H362])" office:value-type="float" office:value="0">
            <text:p>#DIV/0!</text:p>
          </table:table-cell>
          <table:table-cell table:formula="of:=[.I362]/[.J362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heninBlanc</text:p>
          </table:table-cell>
          <table:table-cell table:number-columns-repeated="6"/>
          <table:table-cell table:formula="of:=AVERAGE([.C363];[.E363];[.G363])" office:value-type="float" office:value="0">
            <text:p>#DIV/0!</text:p>
          </table:table-cell>
          <table:table-cell table:formula="of:=AVERAGE([.D363];[.F363];[.H363])" office:value-type="float" office:value="0">
            <text:p>#DIV/0!</text:p>
          </table:table-cell>
          <table:table-cell table:formula="of:=[.I363]/[.J363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DessertWine</text:p>
          </table:table-cell>
          <table:table-cell table:number-columns-repeated="6"/>
          <table:table-cell table:formula="of:=AVERAGE([.C364];[.E364];[.G364])" office:value-type="float" office:value="0">
            <text:p>#DIV/0!</text:p>
          </table:table-cell>
          <table:table-cell table:formula="of:=AVERAGE([.D364];[.F364];[.H364])" office:value-type="float" office:value="0">
            <text:p>#DIV/0!</text:p>
          </table:table-cell>
          <table:table-cell table:formula="of:=[.I364]/[.J364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DryWine</text:p>
          </table:table-cell>
          <table:table-cell table:number-columns-repeated="6"/>
          <table:table-cell table:formula="of:=AVERAGE([.C365];[.E365];[.G365])" office:value-type="float" office:value="0">
            <text:p>#DIV/0!</text:p>
          </table:table-cell>
          <table:table-cell table:formula="of:=AVERAGE([.D365];[.F365];[.H365])" office:value-type="float" office:value="0">
            <text:p>#DIV/0!</text:p>
          </table:table-cell>
          <table:table-cell table:formula="of:=[.I365]/[.J365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EarlyHarvest</text:p>
          </table:table-cell>
          <table:table-cell table:number-columns-repeated="6"/>
          <table:table-cell table:formula="of:=AVERAGE([.C366];[.E366];[.G366])" office:value-type="float" office:value="0">
            <text:p>#DIV/0!</text:p>
          </table:table-cell>
          <table:table-cell table:formula="of:=AVERAGE([.D366];[.F366];[.H366])" office:value-type="float" office:value="0">
            <text:p>#DIV/0!</text:p>
          </table:table-cell>
          <table:table-cell table:formula="of:=[.I366]/[.J366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renchWine</text:p>
          </table:table-cell>
          <table:table-cell table:number-columns-repeated="6"/>
          <table:table-cell table:formula="of:=AVERAGE([.C367];[.E367];[.G367])" office:value-type="float" office:value="0">
            <text:p>#DIV/0!</text:p>
          </table:table-cell>
          <table:table-cell table:formula="of:=AVERAGE([.D367];[.F367];[.H367])" office:value-type="float" office:value="0">
            <text:p>#DIV/0!</text:p>
          </table:table-cell>
          <table:table-cell table:formula="of:=[.I367]/[.J367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FullBodiedWine</text:p>
          </table:table-cell>
          <table:table-cell table:number-columns-repeated="6"/>
          <table:table-cell table:formula="of:=AVERAGE([.C368];[.E368];[.G368])" office:value-type="float" office:value="0">
            <text:p>#DIV/0!</text:p>
          </table:table-cell>
          <table:table-cell table:formula="of:=AVERAGE([.D368];[.F368];[.H368])" office:value-type="float" office:value="0">
            <text:p>#DIV/0!</text:p>
          </table:table-cell>
          <table:table-cell table:formula="of:=[.I368]/[.J368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Gamay</text:p>
          </table:table-cell>
          <table:table-cell table:number-columns-repeated="6"/>
          <table:table-cell table:formula="of:=AVERAGE([.C369];[.E369];[.G369])" office:value-type="float" office:value="0">
            <text:p>#DIV/0!</text:p>
          </table:table-cell>
          <table:table-cell table:formula="of:=AVERAGE([.D369];[.F369];[.H369])" office:value-type="float" office:value="0">
            <text:p>#DIV/0!</text:p>
          </table:table-cell>
          <table:table-cell table:formula="of:=[.I369]/[.J369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GermanWine</text:p>
          </table:table-cell>
          <table:table-cell table:number-columns-repeated="6"/>
          <table:table-cell table:formula="of:=AVERAGE([.C370];[.E370];[.G370])" office:value-type="float" office:value="0">
            <text:p>#DIV/0!</text:p>
          </table:table-cell>
          <table:table-cell table:formula="of:=AVERAGE([.D370];[.F370];[.H370])" office:value-type="float" office:value="0">
            <text:p>#DIV/0!</text:p>
          </table:table-cell>
          <table:table-cell table:formula="of:=[.I370]/[.J370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ItalianWine</text:p>
          </table:table-cell>
          <table:table-cell table:number-columns-repeated="6"/>
          <table:table-cell table:formula="of:=AVERAGE([.C371];[.E371];[.G371])" office:value-type="float" office:value="0">
            <text:p>#DIV/0!</text:p>
          </table:table-cell>
          <table:table-cell table:formula="of:=AVERAGE([.D371];[.F371];[.H371])" office:value-type="float" office:value="0">
            <text:p>#DIV/0!</text:p>
          </table:table-cell>
          <table:table-cell table:formula="of:=[.I371]/[.J371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LateHarvest</text:p>
          </table:table-cell>
          <table:table-cell table:number-columns-repeated="6"/>
          <table:table-cell table:formula="of:=AVERAGE([.C372];[.E372];[.G372])" office:value-type="float" office:value="0">
            <text:p>#DIV/0!</text:p>
          </table:table-cell>
          <table:table-cell table:formula="of:=AVERAGE([.D372];[.F372];[.H372])" office:value-type="float" office:value="0">
            <text:p>#DIV/0!</text:p>
          </table:table-cell>
          <table:table-cell table:formula="of:=[.I372]/[.J372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6"/>
          <table:table-cell table:formula="of:=AVERAGE([.C373];[.E373];[.G373])" office:value-type="float" office:value="0">
            <text:p>#DIV/0!</text:p>
          </table:table-cell>
          <table:table-cell table:formula="of:=AVERAGE([.D373];[.F373];[.H373])" office:value-type="float" office:value="0">
            <text:p>#DIV/0!</text:p>
          </table:table-cell>
          <table:table-cell table:formula="of:=[.I373]/[.J373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Meritage</text:p>
          </table:table-cell>
          <table:table-cell table:number-columns-repeated="6"/>
          <table:table-cell table:formula="of:=AVERAGE([.C374];[.E374];[.G374])" office:value-type="float" office:value="0">
            <text:p>#DIV/0!</text:p>
          </table:table-cell>
          <table:table-cell table:formula="of:=AVERAGE([.D374];[.F374];[.H374])" office:value-type="float" office:value="0">
            <text:p>#DIV/0!</text:p>
          </table:table-cell>
          <table:table-cell table:formula="of:=[.I374]/[.J374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Merlot</text:p>
          </table:table-cell>
          <table:table-cell table:number-columns-repeated="6"/>
          <table:table-cell table:formula="of:=AVERAGE([.C375];[.E375];[.G375])" office:value-type="float" office:value="0">
            <text:p>#DIV/0!</text:p>
          </table:table-cell>
          <table:table-cell table:formula="of:=AVERAGE([.D375];[.F375];[.H375])" office:value-type="float" office:value="0">
            <text:p>#DIV/0!</text:p>
          </table:table-cell>
          <table:table-cell table:formula="of:=[.I375]/[.J375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etiteSyrah</text:p>
          </table:table-cell>
          <table:table-cell table:number-columns-repeated="6"/>
          <table:table-cell table:formula="of:=AVERAGE([.C376];[.E376];[.G376])" office:value-type="float" office:value="0">
            <text:p>#DIV/0!</text:p>
          </table:table-cell>
          <table:table-cell table:formula="of:=AVERAGE([.D376];[.F376];[.H376])" office:value-type="float" office:value="0">
            <text:p>#DIV/0!</text:p>
          </table:table-cell>
          <table:table-cell table:formula="of:=[.I376]/[.J376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inotBlanc</text:p>
          </table:table-cell>
          <table:table-cell table:number-columns-repeated="6"/>
          <table:table-cell table:formula="of:=AVERAGE([.C377];[.E377];[.G377])" office:value-type="float" office:value="0">
            <text:p>#DIV/0!</text:p>
          </table:table-cell>
          <table:table-cell table:formula="of:=AVERAGE([.D377];[.F377];[.H377])" office:value-type="float" office:value="0">
            <text:p>#DIV/0!</text:p>
          </table:table-cell>
          <table:table-cell table:formula="of:=[.I377]/[.J377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inorNoir</text:p>
          </table:table-cell>
          <table:table-cell table:number-columns-repeated="6"/>
          <table:table-cell table:formula="of:=AVERAGE([.C378];[.E378];[.G378])" office:value-type="float" office:value="0">
            <text:p>#DIV/0!</text:p>
          </table:table-cell>
          <table:table-cell table:formula="of:=AVERAGE([.D378];[.F378];[.H378])" office:value-type="float" office:value="0">
            <text:p>#DIV/0!</text:p>
          </table:table-cell>
          <table:table-cell table:formula="of:=[.I378]/[.J378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dWine</text:p>
          </table:table-cell>
          <table:table-cell table:number-columns-repeated="6"/>
          <table:table-cell table:formula="of:=AVERAGE([.C379];[.E379];[.G379])" office:value-type="float" office:value="0">
            <text:p>#DIV/0!</text:p>
          </table:table-cell>
          <table:table-cell table:formula="of:=AVERAGE([.D379];[.F379];[.H379])" office:value-type="float" office:value="0">
            <text:p>#DIV/0!</text:p>
          </table:table-cell>
          <table:table-cell table:formula="of:=[.I379]/[.J379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6"/>
          <table:table-cell table:formula="of:=AVERAGE([.C380];[.E380];[.G380])" office:value-type="float" office:value="0">
            <text:p>#DIV/0!</text:p>
          </table:table-cell>
          <table:table-cell table:formula="of:=AVERAGE([.D380];[.F380];[.H380])" office:value-type="float" office:value="0">
            <text:p>#DIV/0!</text:p>
          </table:table-cell>
          <table:table-cell table:formula="of:=[.I380]/[.J380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oseWine</text:p>
          </table:table-cell>
          <table:table-cell table:number-columns-repeated="6"/>
          <table:table-cell table:formula="of:=AVERAGE([.C381];[.E381];[.G381])" office:value-type="float" office:value="0">
            <text:p>#DIV/0!</text:p>
          </table:table-cell>
          <table:table-cell table:formula="of:=AVERAGE([.D381];[.F381];[.H381])" office:value-type="float" office:value="0">
            <text:p>#DIV/0!</text:p>
          </table:table-cell>
          <table:table-cell table:formula="of:=[.I381]/[.J381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table:number-columns-repeated="6"/>
          <table:table-cell table:formula="of:=AVERAGE([.C382];[.E382];[.G382])" office:value-type="float" office:value="0">
            <text:p>#DIV/0!</text:p>
          </table:table-cell>
          <table:table-cell table:formula="of:=AVERAGE([.D382];[.F382];[.H382])" office:value-type="float" office:value="0">
            <text:p>#DIV/0!</text:p>
          </table:table-cell>
          <table:table-cell table:formula="of:=[.I382]/[.J382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SweetWine</text:p>
          </table:table-cell>
          <table:table-cell table:number-columns-repeated="6"/>
          <table:table-cell table:formula="of:=AVERAGE([.C383];[.E383];[.G383])" office:value-type="float" office:value="0">
            <text:p>#DIV/0!</text:p>
          </table:table-cell>
          <table:table-cell table:formula="of:=AVERAGE([.D383];[.F383];[.H383])" office:value-type="float" office:value="0">
            <text:p>#DIV/0!</text:p>
          </table:table-cell>
          <table:table-cell table:formula="of:=[.I383]/[.J383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TableWine</text:p>
          </table:table-cell>
          <table:table-cell table:number-columns-repeated="6"/>
          <table:table-cell table:formula="of:=AVERAGE([.C384];[.E384];[.G384])" office:value-type="float" office:value="0">
            <text:p>#DIV/0!</text:p>
          </table:table-cell>
          <table:table-cell table:formula="of:=AVERAGE([.D384];[.F384];[.H384])" office:value-type="float" office:value="0">
            <text:p>#DIV/0!</text:p>
          </table:table-cell>
          <table:table-cell table:formula="of:=[.I384]/[.J384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TexasWine</text:p>
          </table:table-cell>
          <table:table-cell table:number-columns-repeated="6"/>
          <table:table-cell table:formula="of:=AVERAGE([.C385];[.E385];[.G385])" office:value-type="float" office:value="0">
            <text:p>#DIV/0!</text:p>
          </table:table-cell>
          <table:table-cell table:formula="of:=AVERAGE([.D385];[.F385];[.H385])" office:value-type="float" office:value="0">
            <text:p>#DIV/0!</text:p>
          </table:table-cell>
          <table:table-cell table:formula="of:=[.I385]/[.J385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WhiteWine</text:p>
          </table:table-cell>
          <table:table-cell table:number-columns-repeated="6"/>
          <table:table-cell table:formula="of:=AVERAGE([.C386];[.E386];[.G386])" office:value-type="float" office:value="0">
            <text:p>#DIV/0!</text:p>
          </table:table-cell>
          <table:table-cell table:formula="of:=AVERAGE([.D386];[.F386];[.H386])" office:value-type="float" office:value="0">
            <text:p>#DIV/0!</text:p>
          </table:table-cell>
          <table:table-cell table:formula="of:=[.I386]/[.J386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formula="of:=AVERAGE([.C387];[.E387];[.G387])" office:value-type="float" office:value="0">
            <text:p>#DIV/0!</text:p>
          </table:table-cell>
          <table:table-cell table:formula="of:=AVERAGE([.D387];[.F387];[.H387])" office:value-type="float" office:value="0">
            <text:p>#DIV/0!</text:p>
          </table:table-cell>
          <table:table-cell table:formula="of:=[.I387]/[.J387]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354:.K387])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354:.K387])" office:value-type="float" office:value="0">
            <text:p>#DIV/0!</text:p>
          </table:table-cell>
          <table:table-cell table:number-columns-repeated="8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354:.K387])" office:value-type="float" office:value="0">
            <text:p>#DIV/0!</text:p>
          </table:table-cell>
          <table:table-cell table:number-columns-repeated="8"/>
        </table:table-row>
        <table:table-row table:style-name="ro2">
          <table:table-cell table:style-name="ce24" office:value-type="string">
            <text:p>Instance</text:p>
          </table:table-cell>
          <table:table-cell table:style-name="ce7" office:value-type="string">
            <text:p>Category</text:p>
          </table:table-cell>
          <table:table-cell table:style-name="ce7" office:value-type="string" table:number-columns-spanned="2" table:number-rows-spanned="1">
            <text:p>Run 0</text:p>
          </table:table-cell>
          <table:covered-table-cell table:style-name="ce7"/>
          <table:table-cell table:style-name="ce7" office:value-type="string" table:number-columns-spanned="2" table:number-rows-spanned="1">
            <text:p>Run 1</text:p>
          </table:table-cell>
          <table:covered-table-cell table:style-name="ce7"/>
          <table:table-cell table:style-name="ce23" office:value-type="string" table:number-columns-spanned="2" table:number-rows-spanned="1">
            <text:p>Run 2</text:p>
          </table:table-cell>
          <table:covered-table-cell table:style-name="ce23"/>
          <table:table-cell table:style-name="ce23" office:value-type="string" table:number-columns-spanned="2" table:number-rows-spanned="1">
            <text:p>Average</text:p>
          </table:table-cell>
          <table:covered-table-cell table:style-name="ce23"/>
          <table:table-cell table:style-name="ce28" office:value-type="string">
            <text:p>Speedup</text:p>
          </table:table-cell>
          <table:table-cell table:number-columns-repeated="8"/>
        </table:table-row>
        <table:table-row table:style-name="ro2">
          <table:table-cell table:style-name="ce25"/>
          <table:table-cell table:style-name="ce29"/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29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29" office:value-type="string">
            <text:p>-EBL</text:p>
          </table:table-cell>
          <table:table-cell table:style-name="ce44" office:value-type="string">
            <text:p>+EBL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26" office:value-type="string" table:number-columns-spanned="1" table:number-rows-spanned="37">
            <text:p>Wine_10</text:p>
          </table:table-cell>
          <table:table-cell office:value-type="string">
            <text:p>AlsatianWine</text:p>
          </table:table-cell>
          <table:table-cell table:style-name="ce34" office:value-type="string">
            <text:p>TO</text:p>
          </table:table-cell>
          <table:table-cell table:style-name="ce41" office:value-type="string">
            <text:p>TO</text:p>
          </table:table-cell>
          <table:table-cell table:style-name="ce34" office:value-type="string">
            <text:p>TO</text:p>
          </table:table-cell>
          <table:table-cell table:style-name="ce41" office:value-type="string">
            <text:p>TO</text:p>
          </table:table-cell>
          <table:table-cell table:style-name="ce34" office:value-type="string">
            <text:p>TO</text:p>
          </table:table-cell>
          <table:table-cell table:style-name="ce41" office:value-type="string">
            <text:p>TO</text:p>
          </table:table-cell>
          <table:table-cell table:number-columns-repeated="2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Americ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eaujolais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ordeaux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Burgund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Fr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bernetSauvignon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alifornia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ardonn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Cheni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esser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Dry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Early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French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FullBodi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amay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Germ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Italian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ateHarves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Loir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itag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Merlot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etiteSyrah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t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PinorNoir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ed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iesling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Ros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emillonOrSauvignonBlanc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abl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Texas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table:number-columns-repeated="9"/>
        </table:table-row>
        <table:table-row table:style-name="ro2">
          <table:covered-table-cell/>
          <table:table-cell table:style-name="ce31" office:value-type="string">
            <text:p>Zinfandel</text:p>
          </table:table-cell>
          <table:table-cell table:style-name="ce36" office:value-type="string">
            <text:p>TO</text:p>
          </table:table-cell>
          <table:table-cell table:style-name="ce43" office:value-type="string">
            <text:p>TO</text:p>
          </table:table-cell>
          <table:table-cell table:style-name="ce36" office:value-type="string">
            <text:p>TO</text:p>
          </table:table-cell>
          <table:table-cell table:style-name="ce43" office:value-type="string">
            <text:p>TO</text:p>
          </table:table-cell>
          <table:table-cell table:style-name="ce36" office:value-type="string">
            <text:p>TO</text:p>
          </table:table-cell>
          <table:table-cell table:style-name="ce43" office:value-type="string">
            <text:p>TO</text:p>
          </table:table-cell>
          <table:table-cell table:number-columns-repeated="2" office:value-type="string">
            <text:p>TO</text:p>
          </table:table-cell>
          <table:table-cell table:number-columns-repeated="9"/>
        </table:table-row>
        <table:table-row table:style-name="ro2">
          <table:covered-table-cell table:style-name="ce27"/>
          <table:table-cell table:style-name="ce32" office:value-type="string">
            <text:p>MinSpeedup</text:p>
          </table:table-cell>
          <table:table-cell table:style-name="ce37" table:number-columns-repeated="7"/>
          <table:table-cell table:style-name="ce45"/>
          <table:table-cell table:style-name="ce60" table:formula="of:=MIN([.K393:.K426])" office:value-type="float" office:value="0">
            <text:p>0</text:p>
          </table:table-cell>
          <table:table-cell table:number-columns-repeated="8"/>
        </table:table-row>
        <table:table-row table:style-name="ro2">
          <table:covered-table-cell table:style-name="ce5"/>
          <table:table-cell table:style-name="ce12" office:value-type="string">
            <text:p>MaxSpeedup</text:p>
          </table:table-cell>
          <table:table-cell table:style-name="ce38" table:number-columns-repeated="7"/>
          <table:table-cell table:style-name="ce46"/>
          <table:table-cell table:style-name="ce61" table:formula="of:=MAX([.K393:.K426])" office:value-type="float" office:value="0">
            <text:p>0</text:p>
          </table:table-cell>
          <table:table-cell table:number-columns-repeated="8"/>
        </table:table-row>
        <table:table-row table:style-name="ro2">
          <table:covered-table-cell table:style-name="ce6"/>
          <table:table-cell table:style-name="ce13" office:value-type="string">
            <text:p>AverageSpeedup</text:p>
          </table:table-cell>
          <table:table-cell table:style-name="ce39" table:number-columns-repeated="7"/>
          <table:table-cell table:style-name="ce47"/>
          <table:table-cell table:style-name="ce62" table:formula="of:=AVERAGE([.K393:.K426])" office:value-type="float" office:value="0">
            <text:p>#DIV/0!</text:p>
          </table:table-cell>
          <table:table-cell table:number-columns-repeated="8"/>
        </table:table-row>
      </table:table>
      <table:table table:name="all-multipleinstances" table:style-name="ta1">
        <table:table-column table:style-name="co9" table:default-cell-style-name="ce30"/>
        <table:table-column table:style-name="co10" table:number-columns-repeated="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0" table:default-cell-style-name="ce35"/>
        <table:table-column table:style-name="co10" table:number-columns-repeated="8" table:default-cell-style-name="ce73"/>
        <table:table-column table:style-name="co14" table:default-cell-style-name="ce74"/>
        <table:table-column table:style-name="co16" table:default-cell-style-name="ce67"/>
        <table:table-column table:style-name="co10" table:default-cell-style-name="ce67"/>
        <table:table-column table:style-name="co14" table:default-cell-style-name="ce67"/>
        <table:table-column table:style-name="co10" table:default-cell-style-name="ce71"/>
        <table:table-column table:style-name="co10" table:number-columns-repeated="3" table:default-cell-style-name="ce67"/>
        <table:table-column table:style-name="co14" table:default-cell-style-name="ce67"/>
        <table:table-column table:style-name="co11" table:default-cell-style-name="ce67"/>
        <table:table-column table:style-name="co17" table:default-cell-style-name="ce67"/>
        <table:table-column table:style-name="co13" table:default-cell-style-name="ce67"/>
        <table:table-column table:style-name="co16" table:default-cell-style-name="ce67"/>
        <table:table-column table:style-name="co12" table:default-cell-style-name="ce67"/>
        <table:table-column table:style-name="co16" table:default-cell-style-name="ce67"/>
        <table:table-column table:style-name="co13" table:default-cell-style-name="ce67"/>
        <table:table-column table:style-name="co14" table:default-cell-style-name="ce67"/>
        <table:table-column table:style-name="co3" table:default-cell-style-name="ce5"/>
        <table:table-row table:style-name="ro2">
          <table:table-cell table:style-name="ce64" office:value-type="string">
            <text:p>#instance</text:p>
          </table:table-cell>
          <table:table-cell table:style-name="ce65" office:value-type="string" table:number-columns-spanned="13" table:number-rows-spanned="1">
            <text:p>Pi</text:p>
          </table:table-cell>
          <table:covered-table-cell table:number-columns-repeated="12" table:style-name="Default"/>
          <table:table-cell table:style-name="ce65" office:value-type="string" table:number-columns-spanned="13" table:number-rows-spanned="1">
            <text:p>Omega</text:p>
          </table:table-cell>
          <table:covered-table-cell table:number-columns-repeated="12" table:style-name="Default"/>
          <table:table-cell table:style-name="ce75" office:value-type="string" table:number-columns-spanned="13" table:number-rows-spanned="1">
            <text:p>Y</text:p>
          </table:table-cell>
          <table:covered-table-cell table:number-columns-repeated="12" table:style-name="Default"/>
          <table:table-cell/>
        </table:table-row>
        <table:table-row table:style-name="ro2">
          <table:table-cell/>
          <table:table-cell table:style-name="ce66" office:value-type="string">
            <text:p>0-l</text:p>
          </table:table-cell>
          <table:table-cell table:style-name="ce66" office:value-type="string">
            <text:p>0+l</text:p>
          </table:table-cell>
          <table:table-cell table:style-name="ce66" office:value-type="string">
            <text:p>1-l</text:p>
          </table:table-cell>
          <table:table-cell table:style-name="ce66" office:value-type="string">
            <text:p>1+l</text:p>
          </table:table-cell>
          <table:table-cell table:style-name="ce66" office:value-type="string">
            <text:p>2-l</text:p>
          </table:table-cell>
          <table:table-cell table:style-name="ce66" office:value-type="string">
            <text:p>2+l</text:p>
          </table:table-cell>
          <table:table-cell table:style-name="ce66" office:value-type="string">
            <text:p>3-l</text:p>
          </table:table-cell>
          <table:table-cell table:style-name="ce66" office:value-type="string">
            <text:p>3+l</text:p>
          </table:table-cell>
          <table:table-cell table:style-name="ce66" office:value-type="string">
            <text:p>4-l</text:p>
          </table:table-cell>
          <table:table-cell table:style-name="ce66" office:value-type="string">
            <text:p>4+l</text:p>
          </table:table-cell>
          <table:table-cell table:style-name="ce69" office:value-type="string">
            <text:p>agg-l</text:p>
          </table:table-cell>
          <table:table-cell table:style-name="ce69" office:value-type="string">
            <text:p>agg+l</text:p>
          </table:table-cell>
          <table:table-cell table:style-name="ce70" office:value-type="string">
            <text:p>factor</text:p>
          </table:table-cell>
          <table:table-cell table:style-name="ce66" office:value-type="string">
            <text:p>0-l</text:p>
          </table:table-cell>
          <table:table-cell table:style-name="ce66" office:value-type="string">
            <text:p>0+l</text:p>
          </table:table-cell>
          <table:table-cell table:style-name="ce66" office:value-type="string">
            <text:p>1-l</text:p>
          </table:table-cell>
          <table:table-cell table:style-name="ce66" office:value-type="string">
            <text:p>1+l</text:p>
          </table:table-cell>
          <table:table-cell table:style-name="ce66" office:value-type="string">
            <text:p>2-l</text:p>
          </table:table-cell>
          <table:table-cell table:style-name="ce66" office:value-type="string">
            <text:p>2+l</text:p>
          </table:table-cell>
          <table:table-cell table:style-name="ce66" office:value-type="string">
            <text:p>3-l</text:p>
          </table:table-cell>
          <table:table-cell table:style-name="ce66" office:value-type="string">
            <text:p>3+l</text:p>
          </table:table-cell>
          <table:table-cell table:style-name="ce66" office:value-type="string">
            <text:p>4-l</text:p>
          </table:table-cell>
          <table:table-cell table:style-name="ce66" office:value-type="string">
            <text:p>4+l</text:p>
          </table:table-cell>
          <table:table-cell table:style-name="ce69" office:value-type="string">
            <text:p>agg-l</text:p>
          </table:table-cell>
          <table:table-cell table:style-name="ce69" office:value-type="string">
            <text:p>agg+l</text:p>
          </table:table-cell>
          <table:table-cell table:style-name="ce70" office:value-type="string">
            <text:p>factor</text:p>
          </table:table-cell>
          <table:table-cell table:style-name="ce66" office:value-type="string">
            <text:p>0-l</text:p>
          </table:table-cell>
          <table:table-cell table:style-name="ce66" office:value-type="string">
            <text:p>0+l</text:p>
          </table:table-cell>
          <table:table-cell table:style-name="ce66" office:value-type="string">
            <text:p>1-l</text:p>
          </table:table-cell>
          <table:table-cell table:style-name="ce66" office:value-type="string">
            <text:p>1+l</text:p>
          </table:table-cell>
          <table:table-cell table:style-name="ce66" office:value-type="string">
            <text:p>2-l</text:p>
          </table:table-cell>
          <table:table-cell table:style-name="ce66" office:value-type="string">
            <text:p>2+l</text:p>
          </table:table-cell>
          <table:table-cell table:style-name="ce66" office:value-type="string">
            <text:p>3-l</text:p>
          </table:table-cell>
          <table:table-cell table:style-name="ce66" office:value-type="string">
            <text:p>3+l</text:p>
          </table:table-cell>
          <table:table-cell table:style-name="ce66" office:value-type="string">
            <text:p>4-l</text:p>
          </table:table-cell>
          <table:table-cell table:style-name="ce66" office:value-type="string">
            <text:p>4+l</text:p>
          </table:table-cell>
          <table:table-cell table:style-name="ce69" office:value-type="string">
            <text:p>agg-l</text:p>
          </table:table-cell>
          <table:table-cell table:style-name="ce69" office:value-type="string">
            <text:p>agg+l</text:p>
          </table:table-cell>
          <table:table-cell table:style-name="ce70" office:value-type="string">
            <text:p>factor</text:p>
          </table:table-cell>
          <table:table-cell/>
        </table:table-row>
        <table:table-row table:style-name="ro2">
          <table:table-cell office:value-type="string">
            <text:p>AlsatianWine</text:p>
          </table:table-cell>
          <table:table-cell office:value-type="float" office:value="3.7">
            <text:p>3,7</text:p>
          </table:table-cell>
          <table:table-cell office:value-type="float" office:value="3.75">
            <text:p>3,75</text:p>
          </table:table-cell>
          <table:table-cell office:value-type="float" office:value="3.59">
            <text:p>3,59</text:p>
          </table:table-cell>
          <table:table-cell office:value-type="float" office:value="3.74">
            <text:p>3,74</text:p>
          </table:table-cell>
          <table:table-cell office:value-type="float" office:value="3.64">
            <text:p>3,64</text:p>
          </table:table-cell>
          <table:table-cell office:value-type="float" office:value="3.76">
            <text:p>3,76</text:p>
          </table:table-cell>
          <table:table-cell office:value-type="float" office:value="3.75">
            <text:p>3,75</text:p>
          </table:table-cell>
          <table:table-cell office:value-type="float" office:value="3.79">
            <text:p>3,79</text:p>
          </table:table-cell>
          <table:table-cell office:value-type="float" office:value="3.71">
            <text:p>3,71</text:p>
          </table:table-cell>
          <table:table-cell office:value-type="float" office:value="3.75">
            <text:p>3,75</text:p>
          </table:table-cell>
          <table:table-cell table:formula="of:=AVERAGE([.B3];[.D3];[.F3];[.H3];[.J3])" office:value-type="float" office:value="3.678">
            <text:p>3,68</text:p>
          </table:table-cell>
          <table:table-cell table:formula="of:=AVERAGE([.C3];[.E3];[.G3];[.I3];[.K3])" office:value-type="float" office:value="3.758">
            <text:p>3,76</text:p>
          </table:table-cell>
          <table:table-cell table:formula="of:=[.L3]/[.M3]" office:value-type="float" office:value="0.978712080894093">
            <text:p>0,98</text:p>
          </table:table-cell>
          <table:table-cell office:value-type="float" office:value="5.36">
            <text:p>5,36</text:p>
          </table:table-cell>
          <table:table-cell office:value-type="float" office:value="1.95">
            <text:p>1,95</text:p>
          </table:table-cell>
          <table:table-cell office:value-type="float" office:value="2.9">
            <text:p>2,90</text:p>
          </table:table-cell>
          <table:table-cell office:value-type="float" office:value="1.93">
            <text:p>1,93</text:p>
          </table:table-cell>
          <table:table-cell office:value-type="float" office:value="2.96">
            <text:p>2,96</text:p>
          </table:table-cell>
          <table:table-cell office:value-type="float" office:value="1.99">
            <text:p>1,99</text:p>
          </table:table-cell>
          <table:table-cell office:value-type="float" office:value="2.94">
            <text:p>2,94</text:p>
          </table:table-cell>
          <table:table-cell office:value-type="float" office:value="1.83">
            <text:p>1,83</text:p>
          </table:table-cell>
          <table:table-cell office:value-type="float" office:value="2.87">
            <text:p>2,87</text:p>
          </table:table-cell>
          <table:table-cell office:value-type="float" office:value="1.67">
            <text:p>1,67</text:p>
          </table:table-cell>
          <table:table-cell table:formula="of:=AVERAGE([.O3];[.Q3];[.S3];[.U3];[.W3])" office:value-type="float" office:value="3.406">
            <text:p>3,41</text:p>
          </table:table-cell>
          <table:table-cell table:formula="of:=AVERAGE([.P3];[.R3];[.T3];[.V3];[.X3])" office:value-type="float" office:value="1.874">
            <text:p>1,87</text:p>
          </table:table-cell>
          <table:table-cell table:formula="of:=[.Y3]/[.Z3]" office:value-type="float" office:value="1.81750266808965">
            <text:p>1,82</text:p>
          </table:table-cell>
          <table:table-cell office:value-type="float" office:value="2.46">
            <text:p>2,46</text:p>
          </table:table-cell>
          <table:table-cell office:value-type="float" office:value="2.43">
            <text:p>2,43</text:p>
          </table:table-cell>
          <table:table-cell office:value-type="float" office:value="2.4">
            <text:p>2,4</text:p>
          </table:table-cell>
          <table:table-cell table:number-columns-repeated="2" office:value-type="float" office:value="2.45">
            <text:p>2,45</text:p>
          </table:table-cell>
          <table:table-cell office:value-type="float" office:value="2.41">
            <text:p>2,41</text:p>
          </table:table-cell>
          <table:table-cell office:value-type="float" office:value="2.42">
            <text:p>2,42</text:p>
          </table:table-cell>
          <table:table-cell table:number-columns-repeated="2" office:value-type="float" office:value="2.37">
            <text:p>2,37</text:p>
          </table:table-cell>
          <table:table-cell office:value-type="float" office:value="2.4">
            <text:p>2,4</text:p>
          </table:table-cell>
          <table:table-cell table:formula="of:=AVERAGE([.AB3];[.AD3];[.AF3];[.AH3];[.AJ3])" office:value-type="float" office:value="2.42">
            <text:p>2,42</text:p>
          </table:table-cell>
          <table:table-cell table:formula="of:=AVERAGE([.AC3];[.AE3];[.AG3];[.AI3];[.AK3])" office:value-type="float" office:value="2.412">
            <text:p>2,41</text:p>
          </table:table-cell>
          <table:table-cell table:formula="of:=[.AL3]/[.AM3]" office:value-type="float" office:value="1.00331674958541">
            <text:p>1</text:p>
          </table:table-cell>
          <table:table-cell/>
        </table:table-row>
        <table:table-row table:style-name="ro2">
          <table:table-cell office:value-type="string">
            <text:p>AmericanWine</text:p>
          </table:table-cell>
          <table:table-cell office:value-type="float" office:value="22.88">
            <text:p>22,88</text:p>
          </table:table-cell>
          <table:table-cell table:number-columns-repeated="11" office:value-type="string">
            <text:p>TO</text:p>
          </table:table-cell>
          <table:table-cell/>
          <table:table-cell office:value-type="string">
            <text:p>TO</text:p>
          </table:table-cell>
          <table:table-cell office:value-type="float" office:value="8.38">
            <text:p>8,38</text:p>
          </table:table-cell>
          <table:table-cell office:value-type="string">
            <text:p>TO</text:p>
          </table:table-cell>
          <table:table-cell office:value-type="float" office:value="9.82">
            <text:p>9,82</text:p>
          </table:table-cell>
          <table:table-cell office:value-type="string">
            <text:p>TO</text:p>
          </table:table-cell>
          <table:table-cell office:value-type="float" office:value="10">
            <text:p>10,00</text:p>
          </table:table-cell>
          <table:table-cell office:value-type="string">
            <text:p>TO</text:p>
          </table:table-cell>
          <table:table-cell office:value-type="float" office:value="5.3">
            <text:p>5,30</text:p>
          </table:table-cell>
          <table:table-cell office:value-type="string">
            <text:p>TO</text:p>
          </table:table-cell>
          <table:table-cell office:value-type="float" office:value="5.59">
            <text:p>5,59</text:p>
          </table:table-cell>
          <table:table-cell office:value-type="string">
            <text:p>TO</text:p>
          </table:table-cell>
          <table:table-cell table:formula="of:=AVERAGE([.P4];[.R4];[.T4];[.V4];[.X4])" office:value-type="float" office:value="7.818">
            <text:p>7,82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Beaujolais</text:p>
          </table:table-cell>
          <table:table-cell office:value-type="float" office:value="5.21">
            <text:p>5,21</text:p>
          </table:table-cell>
          <table:table-cell office:value-type="float" office:value="5.36">
            <text:p>5,36</text:p>
          </table:table-cell>
          <table:table-cell office:value-type="float" office:value="4.84">
            <text:p>4,84</text:p>
          </table:table-cell>
          <table:table-cell office:value-type="float" office:value="5.44">
            <text:p>5,44</text:p>
          </table:table-cell>
          <table:table-cell office:value-type="float" office:value="5.49">
            <text:p>5,49</text:p>
          </table:table-cell>
          <table:table-cell office:value-type="float" office:value="5.27">
            <text:p>5,27</text:p>
          </table:table-cell>
          <table:table-cell office:value-type="float" office:value="5.41">
            <text:p>5,41</text:p>
          </table:table-cell>
          <table:table-cell office:value-type="float" office:value="5.16">
            <text:p>5,16</text:p>
          </table:table-cell>
          <table:table-cell office:value-type="float" office:value="5.27">
            <text:p>5,27</text:p>
          </table:table-cell>
          <table:table-cell office:value-type="float" office:value="5.14">
            <text:p>5,14</text:p>
          </table:table-cell>
          <table:table-cell table:formula="of:=AVERAGE([.B5];[.D5];[.F5];[.H5];[.J5])" office:value-type="float" office:value="5.244">
            <text:p>5,24</text:p>
          </table:table-cell>
          <table:table-cell table:formula="of:=AVERAGE([.C5];[.E5];[.G5];[.I5];[.K5])" office:value-type="float" office:value="5.274">
            <text:p>5,27</text:p>
          </table:table-cell>
          <table:table-cell table:formula="of:=[.L5]/[.M5]" office:value-type="float" office:value="0.994311717861206">
            <text:p>0,99</text:p>
          </table:table-cell>
          <table:table-cell table:number-columns-repeated="3" office:value-type="float" office:value="2.22">
            <text:p>2,22</text:p>
          </table:table-cell>
          <table:table-cell office:value-type="float" office:value="2.19">
            <text:p>2,19</text:p>
          </table:table-cell>
          <table:table-cell office:value-type="float" office:value="2.21">
            <text:p>2,21</text:p>
          </table:table-cell>
          <table:table-cell office:value-type="float" office:value="2.19">
            <text:p>2,19</text:p>
          </table:table-cell>
          <table:table-cell office:value-type="float" office:value="2.21">
            <text:p>2,21</text:p>
          </table:table-cell>
          <table:table-cell office:value-type="float" office:value="2.2">
            <text:p>2,20</text:p>
          </table:table-cell>
          <table:table-cell office:value-type="float" office:value="2.17">
            <text:p>2,17</text:p>
          </table:table-cell>
          <table:table-cell office:value-type="float" office:value="2.3">
            <text:p>2,30</text:p>
          </table:table-cell>
          <table:table-cell table:formula="of:=AVERAGE([.O5];[.Q5];[.S5];[.U5];[.W5])" office:value-type="float" office:value="2.206">
            <text:p>2,21</text:p>
          </table:table-cell>
          <table:table-cell table:formula="of:=AVERAGE([.P5];[.R5];[.T5];[.V5];[.X5])" office:value-type="float" office:value="2.22">
            <text:p>2,22</text:p>
          </table:table-cell>
          <table:table-cell table:formula="of:=[.Y5]/[.Z5]" office:value-type="float" office:value="0.993693693693694">
            <text:p>0,99</text:p>
          </table:table-cell>
          <table:table-cell office:value-type="float" office:value="3.18">
            <text:p>3,18</text:p>
          </table:table-cell>
          <table:table-cell office:value-type="float" office:value="3.03">
            <text:p>3,03</text:p>
          </table:table-cell>
          <table:table-cell office:value-type="float" office:value="2.89">
            <text:p>2,89</text:p>
          </table:table-cell>
          <table:table-cell office:value-type="float" office:value="3.1">
            <text:p>3,1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2.99">
            <text:p>2,99</text:p>
          </table:table-cell>
          <table:table-cell office:value-type="float" office:value="3.23">
            <text:p>3,23</text:p>
          </table:table-cell>
          <table:table-cell table:number-columns-repeated="2" office:value-type="float" office:value="2.97">
            <text:p>2,97</text:p>
          </table:table-cell>
          <table:table-cell table:formula="of:=AVERAGE([.AB5];[.AD5];[.AF5];[.AH5];[.AJ5])" office:value-type="float" office:value="2.986">
            <text:p>2,99</text:p>
          </table:table-cell>
          <table:table-cell table:formula="of:=AVERAGE([.AC5];[.AE5];[.AG5];[.AI5];[.AK5])" office:value-type="float" office:value="3.066">
            <text:p>3,07</text:p>
          </table:table-cell>
          <table:table-cell table:formula="of:=[.AL5]/[.AM5]" office:value-type="float" office:value="0.973907371167645">
            <text:p>0,97</text:p>
          </table:table-cell>
          <table:table-cell/>
        </table:table-row>
        <table:table-row table:style-name="ro2">
          <table:table-cell office:value-type="string">
            <text:p>Bordeaux</text:p>
          </table:table-cell>
          <table:table-cell office:value-type="float" office:value="14.72">
            <text:p>14,72</text:p>
          </table:table-cell>
          <table:table-cell office:value-type="float" office:value="14.75">
            <text:p>14,75</text:p>
          </table:table-cell>
          <table:table-cell office:value-type="float" office:value="15.71">
            <text:p>15,71</text:p>
          </table:table-cell>
          <table:table-cell office:value-type="float" office:value="15.13">
            <text:p>15,13</text:p>
          </table:table-cell>
          <table:table-cell office:value-type="float" office:value="14.56">
            <text:p>14,56</text:p>
          </table:table-cell>
          <table:table-cell office:value-type="float" office:value="14.67">
            <text:p>14,67</text:p>
          </table:table-cell>
          <table:table-cell office:value-type="float" office:value="15.17">
            <text:p>15,17</text:p>
          </table:table-cell>
          <table:table-cell office:value-type="float" office:value="15.25">
            <text:p>15,25</text:p>
          </table:table-cell>
          <table:table-cell office:value-type="float" office:value="14.68">
            <text:p>14,68</text:p>
          </table:table-cell>
          <table:table-cell office:value-type="float" office:value="14.5">
            <text:p>14,5</text:p>
          </table:table-cell>
          <table:table-cell table:formula="of:=AVERAGE([.B6];[.D6];[.F6];[.H6];[.J6])" office:value-type="float" office:value="14.968">
            <text:p>14,97</text:p>
          </table:table-cell>
          <table:table-cell table:formula="of:=AVERAGE([.C6];[.E6];[.G6];[.I6];[.K6])" office:value-type="float" office:value="14.86">
            <text:p>14,86</text:p>
          </table:table-cell>
          <table:table-cell table:formula="of:=[.L6]/[.M6]" office:value-type="float" office:value="1.00726783310902">
            <text:p>1,01</text:p>
          </table:table-cell>
          <table:table-cell office:value-type="float" office:value="7.67">
            <text:p>7,67</text:p>
          </table:table-cell>
          <table:table-cell office:value-type="float" office:value="2.86">
            <text:p>2,86</text:p>
          </table:table-cell>
          <table:table-cell office:value-type="float" office:value="8.15">
            <text:p>8,15</text:p>
          </table:table-cell>
          <table:table-cell office:value-type="float" office:value="3.36">
            <text:p>3,36</text:p>
          </table:table-cell>
          <table:table-cell office:value-type="float" office:value="8.07">
            <text:p>8,07</text:p>
          </table:table-cell>
          <table:table-cell office:value-type="float" office:value="3.21">
            <text:p>3,21</text:p>
          </table:table-cell>
          <table:table-cell office:value-type="float" office:value="8.56">
            <text:p>8,56</text:p>
          </table:table-cell>
          <table:table-cell office:value-type="float" office:value="3.25">
            <text:p>3,25</text:p>
          </table:table-cell>
          <table:table-cell office:value-type="float" office:value="7.55">
            <text:p>7,55</text:p>
          </table:table-cell>
          <table:table-cell office:value-type="float" office:value="3.24">
            <text:p>3,24</text:p>
          </table:table-cell>
          <table:table-cell table:formula="of:=AVERAGE([.O6];[.Q6];[.S6];[.U6];[.W6])" office:value-type="float" office:value="8">
            <text:p>8</text:p>
          </table:table-cell>
          <table:table-cell table:formula="of:=AVERAGE([.P6];[.R6];[.T6];[.V6];[.X6])" office:value-type="float" office:value="3.184">
            <text:p>3,18</text:p>
          </table:table-cell>
          <table:table-cell table:formula="of:=[.Y6]/[.Z6]" office:value-type="float" office:value="2.51256281407035">
            <text:p>2,51</text:p>
          </table:table-cell>
          <table:table-cell office:value-type="float" office:value="17.89">
            <text:p>17,89</text:p>
          </table:table-cell>
          <table:table-cell office:value-type="float" office:value="20.12">
            <text:p>20,12</text:p>
          </table:table-cell>
          <table:table-cell office:value-type="float" office:value="16.97">
            <text:p>16,97</text:p>
          </table:table-cell>
          <table:table-cell office:value-type="float" office:value="19.93">
            <text:p>19,93</text:p>
          </table:table-cell>
          <table:table-cell office:value-type="float" office:value="16.89">
            <text:p>16,89</text:p>
          </table:table-cell>
          <table:table-cell office:value-type="float" office:value="19.29">
            <text:p>19,29</text:p>
          </table:table-cell>
          <table:table-cell office:value-type="float" office:value="17.89">
            <text:p>17,89</text:p>
          </table:table-cell>
          <table:table-cell office:value-type="float" office:value="21.87">
            <text:p>21,87</text:p>
          </table:table-cell>
          <table:table-cell office:value-type="float" office:value="19.2">
            <text:p>19,2</text:p>
          </table:table-cell>
          <table:table-cell office:value-type="float" office:value="19.17">
            <text:p>19,17</text:p>
          </table:table-cell>
          <table:table-cell table:formula="of:=AVERAGE([.AB6];[.AD6];[.AF6];[.AH6];[.AJ6])" office:value-type="float" office:value="17.768">
            <text:p>17,77</text:p>
          </table:table-cell>
          <table:table-cell table:formula="of:=AVERAGE([.AC6];[.AE6];[.AG6];[.AI6];[.AK6])" office:value-type="float" office:value="20.076">
            <text:p>20,08</text:p>
          </table:table-cell>
          <table:table-cell table:formula="of:=[.AL6]/[.AM6]" office:value-type="float" office:value="0.885036859932257">
            <text:p>0,89</text:p>
          </table:table-cell>
          <table:table-cell/>
        </table:table-row>
        <table:table-row table:style-name="ro2">
          <table:table-cell office:value-type="string">
            <text:p>Burgundy</text:p>
          </table:table-cell>
          <table:table-cell office:value-type="float" office:value="12.63">
            <text:p>12,63</text:p>
          </table:table-cell>
          <table:table-cell office:value-type="float" office:value="12.8">
            <text:p>12,8</text:p>
          </table:table-cell>
          <table:table-cell office:value-type="float" office:value="13.05">
            <text:p>13,05</text:p>
          </table:table-cell>
          <table:table-cell office:value-type="float" office:value="12.48">
            <text:p>12,48</text:p>
          </table:table-cell>
          <table:table-cell office:value-type="float" office:value="12.87">
            <text:p>12,87</text:p>
          </table:table-cell>
          <table:table-cell office:value-type="float" office:value="13.02">
            <text:p>13,02</text:p>
          </table:table-cell>
          <table:table-cell office:value-type="float" office:value="12.96">
            <text:p>12,96</text:p>
          </table:table-cell>
          <table:table-cell office:value-type="float" office:value="12.81">
            <text:p>12,81</text:p>
          </table:table-cell>
          <table:table-cell office:value-type="float" office:value="12.73">
            <text:p>12,73</text:p>
          </table:table-cell>
          <table:table-cell office:value-type="float" office:value="12.69">
            <text:p>12,69</text:p>
          </table:table-cell>
          <table:table-cell table:formula="of:=AVERAGE([.B7];[.D7];[.F7];[.H7];[.J7])" office:value-type="float" office:value="12.848">
            <text:p>12,85</text:p>
          </table:table-cell>
          <table:table-cell table:formula="of:=AVERAGE([.C7];[.E7];[.G7];[.I7];[.K7])" office:value-type="float" office:value="12.76">
            <text:p>12,76</text:p>
          </table:table-cell>
          <table:table-cell table:formula="of:=[.L7]/[.M7]" office:value-type="float" office:value="1.00689655172414">
            <text:p>1,01</text:p>
          </table:table-cell>
          <table:table-cell office:value-type="float" office:value="8.77">
            <text:p>8,77</text:p>
          </table:table-cell>
          <table:table-cell office:value-type="float" office:value="3.67">
            <text:p>3,67</text:p>
          </table:table-cell>
          <table:table-cell office:value-type="float" office:value="9.47">
            <text:p>9,47</text:p>
          </table:table-cell>
          <table:table-cell office:value-type="float" office:value="3.45">
            <text:p>3,45</text:p>
          </table:table-cell>
          <table:table-cell office:value-type="float" office:value="8.94">
            <text:p>8,94</text:p>
          </table:table-cell>
          <table:table-cell office:value-type="float" office:value="3.48">
            <text:p>3,48</text:p>
          </table:table-cell>
          <table:table-cell office:value-type="float" office:value="9.63">
            <text:p>9,63</text:p>
          </table:table-cell>
          <table:table-cell office:value-type="float" office:value="3.52">
            <text:p>3,52</text:p>
          </table:table-cell>
          <table:table-cell office:value-type="float" office:value="9.75">
            <text:p>9,75</text:p>
          </table:table-cell>
          <table:table-cell office:value-type="float" office:value="3.44">
            <text:p>3,44</text:p>
          </table:table-cell>
          <table:table-cell table:formula="of:=AVERAGE([.O7];[.Q7];[.S7];[.U7];[.W7])" office:value-type="float" office:value="9.312">
            <text:p>9,31</text:p>
          </table:table-cell>
          <table:table-cell table:formula="of:=AVERAGE([.P7];[.R7];[.T7];[.V7];[.X7])" office:value-type="float" office:value="3.512">
            <text:p>3,51</text:p>
          </table:table-cell>
          <table:table-cell table:formula="of:=[.Y7]/[.Z7]" office:value-type="float" office:value="2.65148063781321">
            <text:p>2,65</text:p>
          </table:table-cell>
          <table:table-cell office:value-type="float" office:value="18.15">
            <text:p>18,15</text:p>
          </table:table-cell>
          <table:table-cell office:value-type="float" office:value="16.68">
            <text:p>16,68</text:p>
          </table:table-cell>
          <table:table-cell office:value-type="float" office:value="16.86">
            <text:p>16,86</text:p>
          </table:table-cell>
          <table:table-cell office:value-type="float" office:value="16.32">
            <text:p>16,32</text:p>
          </table:table-cell>
          <table:table-cell office:value-type="float" office:value="18.32">
            <text:p>18,32</text:p>
          </table:table-cell>
          <table:table-cell office:value-type="float" office:value="15.18">
            <text:p>15,18</text:p>
          </table:table-cell>
          <table:table-cell office:value-type="float" office:value="18.32">
            <text:p>18,32</text:p>
          </table:table-cell>
          <table:table-cell office:value-type="float" office:value="17.56">
            <text:p>17,56</text:p>
          </table:table-cell>
          <table:table-cell office:value-type="float" office:value="18.07">
            <text:p>18,07</text:p>
          </table:table-cell>
          <table:table-cell office:value-type="float" office:value="16.79">
            <text:p>16,79</text:p>
          </table:table-cell>
          <table:table-cell table:formula="of:=AVERAGE([.AB7];[.AD7];[.AF7];[.AH7];[.AJ7])" office:value-type="float" office:value="17.944">
            <text:p>17,94</text:p>
          </table:table-cell>
          <table:table-cell table:formula="of:=AVERAGE([.AC7];[.AE7];[.AG7];[.AI7];[.AK7])" office:value-type="float" office:value="16.506">
            <text:p>16,51</text:p>
          </table:table-cell>
          <table:table-cell table:formula="of:=[.AL7]/[.AM7]" office:value-type="float" office:value="1.08711983521144">
            <text:p>1,09</text:p>
          </table:table-cell>
          <table:table-cell/>
        </table:table-row>
        <table:table-row table:style-name="ro2">
          <table:table-cell office:value-type="string">
            <text:p>CabernetFranc</text:p>
          </table:table-cell>
          <table:table-cell office:value-type="float" office:value="4.58">
            <text:p>4,58</text:p>
          </table:table-cell>
          <table:table-cell office:value-type="float" office:value="4.82">
            <text:p>4,82</text:p>
          </table:table-cell>
          <table:table-cell office:value-type="float" office:value="4.85">
            <text:p>4,85</text:p>
          </table:table-cell>
          <table:table-cell office:value-type="float" office:value="4.77">
            <text:p>4,77</text:p>
          </table:table-cell>
          <table:table-cell office:value-type="float" office:value="4.55">
            <text:p>4,55</text:p>
          </table:table-cell>
          <table:table-cell office:value-type="float" office:value="4.78">
            <text:p>4,78</text:p>
          </table:table-cell>
          <table:table-cell office:value-type="float" office:value="4.68">
            <text:p>4,68</text:p>
          </table:table-cell>
          <table:table-cell office:value-type="float" office:value="4.66">
            <text:p>4,66</text:p>
          </table:table-cell>
          <table:table-cell office:value-type="float" office:value="4.63">
            <text:p>4,63</text:p>
          </table:table-cell>
          <table:table-cell office:value-type="float" office:value="4.66">
            <text:p>4,66</text:p>
          </table:table-cell>
          <table:table-cell table:formula="of:=AVERAGE([.B8];[.D8];[.F8];[.H8];[.J8])" office:value-type="float" office:value="4.658">
            <text:p>4,66</text:p>
          </table:table-cell>
          <table:table-cell table:formula="of:=AVERAGE([.C8];[.E8];[.G8];[.I8];[.K8])" office:value-type="float" office:value="4.738">
            <text:p>4,74</text:p>
          </table:table-cell>
          <table:table-cell table:formula="of:=[.L8]/[.M8]" office:value-type="float" office:value="0.983115238497256">
            <text:p>0,98</text:p>
          </table:table-cell>
          <table:table-cell office:value-type="float" office:value="2.74">
            <text:p>2,74</text:p>
          </table:table-cell>
          <table:table-cell office:value-type="float" office:value="2.62">
            <text:p>2,62</text:p>
          </table:table-cell>
          <table:table-cell office:value-type="float" office:value="2.6">
            <text:p>2,60</text:p>
          </table:table-cell>
          <table:table-cell office:value-type="float" office:value="2.66">
            <text:p>2,66</text:p>
          </table:table-cell>
          <table:table-cell office:value-type="float" office:value="2.76">
            <text:p>2,76</text:p>
          </table:table-cell>
          <table:table-cell office:value-type="float" office:value="2.63">
            <text:p>2,63</text:p>
          </table:table-cell>
          <table:table-cell office:value-type="float" office:value="2.64">
            <text:p>2,64</text:p>
          </table:table-cell>
          <table:table-cell office:value-type="float" office:value="2.61">
            <text:p>2,61</text:p>
          </table:table-cell>
          <table:table-cell office:value-type="float" office:value="2.65">
            <text:p>2,65</text:p>
          </table:table-cell>
          <table:table-cell office:value-type="float" office:value="2.39">
            <text:p>2,39</text:p>
          </table:table-cell>
          <table:table-cell table:formula="of:=AVERAGE([.O8];[.Q8];[.S8];[.U8];[.W8])" office:value-type="float" office:value="2.678">
            <text:p>2,68</text:p>
          </table:table-cell>
          <table:table-cell table:formula="of:=AVERAGE([.P8];[.R8];[.T8];[.V8];[.X8])" office:value-type="float" office:value="2.582">
            <text:p>2,58</text:p>
          </table:table-cell>
          <table:table-cell table:formula="of:=[.Y8]/[.Z8]" office:value-type="float" office:value="1.03718048024787">
            <text:p>1,04</text:p>
          </table:table-cell>
          <table:table-cell office:value-type="float" office:value="2.74">
            <text:p>2,74</text:p>
          </table:table-cell>
          <table:table-cell office:value-type="float" office:value="2.77">
            <text:p>2,77</text:p>
          </table:table-cell>
          <table:table-cell office:value-type="float" office:value="2.72">
            <text:p>2,72</text:p>
          </table:table-cell>
          <table:table-cell office:value-type="float" office:value="3.4">
            <text:p>3,4</text:p>
          </table:table-cell>
          <table:table-cell office:value-type="float" office:value="2.8">
            <text:p>2,8</text:p>
          </table:table-cell>
          <table:table-cell office:value-type="float" office:value="2.74">
            <text:p>2,74</text:p>
          </table:table-cell>
          <table:table-cell office:value-type="float" office:value="3.07">
            <text:p>3,07</text:p>
          </table:table-cell>
          <table:table-cell office:value-type="float" office:value="2.68">
            <text:p>2,68</text:p>
          </table:table-cell>
          <table:table-cell office:value-type="float" office:value="2.59">
            <text:p>2,59</text:p>
          </table:table-cell>
          <table:table-cell office:value-type="float" office:value="2.69">
            <text:p>2,69</text:p>
          </table:table-cell>
          <table:table-cell table:formula="of:=AVERAGE([.AB8];[.AD8];[.AF8];[.AH8];[.AJ8])" office:value-type="float" office:value="2.784">
            <text:p>2,78</text:p>
          </table:table-cell>
          <table:table-cell table:formula="of:=AVERAGE([.AC8];[.AE8];[.AG8];[.AI8];[.AK8])" office:value-type="float" office:value="2.856">
            <text:p>2,86</text:p>
          </table:table-cell>
          <table:table-cell table:formula="of:=[.AL8]/[.AM8]" office:value-type="float" office:value="0.974789915966386">
            <text:p>0,97</text:p>
          </table:table-cell>
          <table:table-cell/>
        </table:table-row>
        <table:table-row table:style-name="ro2">
          <table:table-cell office:value-type="string">
            <text:p>CabernetSauvignon</text:p>
          </table:table-cell>
          <table:table-cell office:value-type="float" office:value="60.9">
            <text:p>60,9</text:p>
          </table:table-cell>
          <table:table-cell office:value-type="float" office:value="55.35">
            <text:p>55,35</text:p>
          </table:table-cell>
          <table:table-cell office:value-type="float" office:value="54.28">
            <text:p>54,28</text:p>
          </table:table-cell>
          <table:table-cell office:value-type="float" office:value="55.68">
            <text:p>55,68</text:p>
          </table:table-cell>
          <table:table-cell office:value-type="float" office:value="48.19">
            <text:p>48,19</text:p>
          </table:table-cell>
          <table:table-cell office:value-type="float" office:value="58.2">
            <text:p>58,2</text:p>
          </table:table-cell>
          <table:table-cell office:value-type="float" office:value="63.4">
            <text:p>63,4</text:p>
          </table:table-cell>
          <table:table-cell office:value-type="float" office:value="60.99">
            <text:p>60,99</text:p>
          </table:table-cell>
          <table:table-cell office:value-type="float" office:value="58.89">
            <text:p>58,89</text:p>
          </table:table-cell>
          <table:table-cell office:value-type="float" office:value="50.09">
            <text:p>50,09</text:p>
          </table:table-cell>
          <table:table-cell table:formula="of:=AVERAGE([.B9];[.D9];[.F9];[.H9];[.J9])" office:value-type="float" office:value="57.132">
            <text:p>57,13</text:p>
          </table:table-cell>
          <table:table-cell table:formula="of:=AVERAGE([.C9];[.E9];[.G9];[.I9];[.K9])" office:value-type="float" office:value="56.062">
            <text:p>56,06</text:p>
          </table:table-cell>
          <table:table-cell table:formula="of:=[.L9]/[.M9]" office:value-type="float" office:value="1.01908601191538">
            <text:p>1,02</text:p>
          </table:table-cell>
          <table:table-cell office:value-type="float" office:value="57.49">
            <text:p>57,49</text:p>
          </table:table-cell>
          <table:table-cell office:value-type="float" office:value="3.29">
            <text:p>3,29</text:p>
          </table:table-cell>
          <table:table-cell office:value-type="float" office:value="53.3">
            <text:p>53,30</text:p>
          </table:table-cell>
          <table:table-cell office:value-type="float" office:value="3.3">
            <text:p>3,30</text:p>
          </table:table-cell>
          <table:table-cell office:value-type="float" office:value="51.17">
            <text:p>51,17</text:p>
          </table:table-cell>
          <table:table-cell office:value-type="float" office:value="3.21">
            <text:p>3,21</text:p>
          </table:table-cell>
          <table:table-cell office:value-type="float" office:value="44.61">
            <text:p>44,61</text:p>
          </table:table-cell>
          <table:table-cell office:value-type="float" office:value="3.23">
            <text:p>3,23</text:p>
          </table:table-cell>
          <table:table-cell office:value-type="float" office:value="45.86">
            <text:p>45,86</text:p>
          </table:table-cell>
          <table:table-cell office:value-type="float" office:value="4.93">
            <text:p>4,93</text:p>
          </table:table-cell>
          <table:table-cell table:formula="of:=AVERAGE([.O9];[.Q9];[.S9];[.U9];[.W9])" office:value-type="float" office:value="50.486">
            <text:p>50,49</text:p>
          </table:table-cell>
          <table:table-cell table:formula="of:=AVERAGE([.P9];[.R9];[.T9];[.V9];[.X9])" office:value-type="float" office:value="3.592">
            <text:p>3,59</text:p>
          </table:table-cell>
          <table:table-cell table:formula="of:=[.Y9]/[.Z9]" office:value-type="float" office:value="14.0551224944321">
            <text:p>14,06</text:p>
          </table:table-cell>
          <table:table-cell office:value-type="float" office:value="231.7">
            <text:p>231,7</text:p>
          </table:table-cell>
          <table:table-cell office:value-type="float" office:value="244.5">
            <text:p>244,5</text:p>
          </table:table-cell>
          <table:table-cell office:value-type="float" office:value="226.59">
            <text:p>226,59</text:p>
          </table:table-cell>
          <table:table-cell office:value-type="float" office:value="243.25">
            <text:p>243,25</text:p>
          </table:table-cell>
          <table:table-cell office:value-type="float" office:value="225.4">
            <text:p>225,4</text:p>
          </table:table-cell>
          <table:table-cell office:value-type="float" office:value="202.17">
            <text:p>202,17</text:p>
          </table:table-cell>
          <table:table-cell office:value-type="float" office:value="239.32">
            <text:p>239,32</text:p>
          </table:table-cell>
          <table:table-cell office:value-type="float" office:value="215.73">
            <text:p>215,73</text:p>
          </table:table-cell>
          <table:table-cell office:value-type="float" office:value="215.64">
            <text:p>215,64</text:p>
          </table:table-cell>
          <table:table-cell office:value-type="float" office:value="213.36">
            <text:p>213,36</text:p>
          </table:table-cell>
          <table:table-cell table:formula="of:=AVERAGE([.AB9];[.AD9];[.AF9];[.AH9];[.AJ9])" office:value-type="float" office:value="227.73">
            <text:p>227,73</text:p>
          </table:table-cell>
          <table:table-cell table:formula="of:=AVERAGE([.AC9];[.AE9];[.AG9];[.AI9];[.AK9])" office:value-type="float" office:value="223.802">
            <text:p>223,8</text:p>
          </table:table-cell>
          <table:table-cell table:formula="of:=[.AL9]/[.AM9]" office:value-type="float" office:value="1.01755122831789">
            <text:p>1,02</text:p>
          </table:table-cell>
          <table:table-cell/>
        </table:table-row>
        <table:table-row table:style-name="ro2">
          <table:table-cell office:value-type="string">
            <text:p>CaliforniaWine</text:p>
          </table:table-cell>
          <table:table-cell table:number-columns-repeated="12" office:value-type="string">
            <text:p>TO</text:p>
          </table:table-cell>
          <table:table-cell/>
          <table:table-cell office:value-type="string">
            <text:p>TO</text:p>
          </table:table-cell>
          <table:table-cell office:value-type="float" office:value="6.24">
            <text:p>6,24</text:p>
          </table:table-cell>
          <table:table-cell office:value-type="string">
            <text:p>TO</text:p>
          </table:table-cell>
          <table:table-cell office:value-type="float" office:value="5.09">
            <text:p>5,09</text:p>
          </table:table-cell>
          <table:table-cell office:value-type="string">
            <text:p>TO</text:p>
          </table:table-cell>
          <table:table-cell office:value-type="float" office:value="4.97">
            <text:p>4,97</text:p>
          </table:table-cell>
          <table:table-cell office:value-type="string">
            <text:p>TO</text:p>
          </table:table-cell>
          <table:table-cell office:value-type="float" office:value="5.04">
            <text:p>5,04</text:p>
          </table:table-cell>
          <table:table-cell office:value-type="string">
            <text:p>TO</text:p>
          </table:table-cell>
          <table:table-cell office:value-type="float" office:value="4.98">
            <text:p>4,98</text:p>
          </table:table-cell>
          <table:table-cell office:value-type="string">
            <text:p>TO</text:p>
          </table:table-cell>
          <table:table-cell table:formula="of:=AVERAGE([.P10];[.R10];[.T10];[.V10];[.X10])" office:value-type="float" office:value="5.264">
            <text:p>5,26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Chardonnay</text:p>
          </table:table-cell>
          <table:table-cell table:number-columns-repeated="12" office:value-type="string">
            <text:p>TO</text:p>
          </table:table-cell>
          <table:table-cell/>
          <table:table-cell office:value-type="string">
            <text:p>TO</text:p>
          </table:table-cell>
          <table:table-cell office:value-type="float" office:value="3.55">
            <text:p>3,55</text:p>
          </table:table-cell>
          <table:table-cell office:value-type="string">
            <text:p>TO</text:p>
          </table:table-cell>
          <table:table-cell office:value-type="float" office:value="5.78">
            <text:p>5,78</text:p>
          </table:table-cell>
          <table:table-cell office:value-type="string">
            <text:p>TO</text:p>
          </table:table-cell>
          <table:table-cell office:value-type="float" office:value="6.64">
            <text:p>6,64</text:p>
          </table:table-cell>
          <table:table-cell office:value-type="string">
            <text:p>TO</text:p>
          </table:table-cell>
          <table:table-cell office:value-type="float" office:value="6.26">
            <text:p>6,26</text:p>
          </table:table-cell>
          <table:table-cell office:value-type="string">
            <text:p>TO</text:p>
          </table:table-cell>
          <table:table-cell office:value-type="float" office:value="5.81">
            <text:p>5,81</text:p>
          </table:table-cell>
          <table:table-cell office:value-type="string">
            <text:p>TO</text:p>
          </table:table-cell>
          <table:table-cell table:formula="of:=AVERAGE([.P11];[.R11];[.T11];[.V11];[.X11])" office:value-type="float" office:value="5.608">
            <text:p>5,61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CheninBlanc</text:p>
          </table:table-cell>
          <table:table-cell office:value-type="float" office:value="8.71">
            <text:p>8,71</text:p>
          </table:table-cell>
          <table:table-cell office:value-type="float" office:value="9.13">
            <text:p>9,13</text:p>
          </table:table-cell>
          <table:table-cell office:value-type="float" office:value="8.68">
            <text:p>8,68</text:p>
          </table:table-cell>
          <table:table-cell office:value-type="float" office:value="8.69">
            <text:p>8,69</text:p>
          </table:table-cell>
          <table:table-cell office:value-type="float" office:value="9.04">
            <text:p>9,04</text:p>
          </table:table-cell>
          <table:table-cell office:value-type="float" office:value="9.11">
            <text:p>9,11</text:p>
          </table:table-cell>
          <table:table-cell office:value-type="float" office:value="8.65">
            <text:p>8,65</text:p>
          </table:table-cell>
          <table:table-cell office:value-type="float" office:value="8.95">
            <text:p>8,95</text:p>
          </table:table-cell>
          <table:table-cell office:value-type="float" office:value="8.88">
            <text:p>8,88</text:p>
          </table:table-cell>
          <table:table-cell office:value-type="float" office:value="8.61">
            <text:p>8,61</text:p>
          </table:table-cell>
          <table:table-cell table:formula="of:=AVERAGE([.B12];[.D12];[.F12];[.H12];[.J12])" office:value-type="float" office:value="8.792">
            <text:p>8,79</text:p>
          </table:table-cell>
          <table:table-cell table:formula="of:=AVERAGE([.C12];[.E12];[.G12];[.I12];[.K12])" office:value-type="float" office:value="8.898">
            <text:p>8,9</text:p>
          </table:table-cell>
          <table:table-cell table:formula="of:=[.L12]/[.M12]" office:value-type="float" office:value="0.988087210609126">
            <text:p>0,99</text:p>
          </table:table-cell>
          <table:table-cell office:value-type="float" office:value="4.71">
            <text:p>4,71</text:p>
          </table:table-cell>
          <table:table-cell office:value-type="float" office:value="4.33">
            <text:p>4,33</text:p>
          </table:table-cell>
          <table:table-cell office:value-type="float" office:value="4.43">
            <text:p>4,43</text:p>
          </table:table-cell>
          <table:table-cell office:value-type="float" office:value="4.27">
            <text:p>4,27</text:p>
          </table:table-cell>
          <table:table-cell office:value-type="float" office:value="4.48">
            <text:p>4,48</text:p>
          </table:table-cell>
          <table:table-cell office:value-type="float" office:value="4.2">
            <text:p>4,20</text:p>
          </table:table-cell>
          <table:table-cell office:value-type="float" office:value="4.64">
            <text:p>4,64</text:p>
          </table:table-cell>
          <table:table-cell office:value-type="float" office:value="4.34">
            <text:p>4,34</text:p>
          </table:table-cell>
          <table:table-cell office:value-type="float" office:value="4.61">
            <text:p>4,61</text:p>
          </table:table-cell>
          <table:table-cell office:value-type="float" office:value="4.37">
            <text:p>4,37</text:p>
          </table:table-cell>
          <table:table-cell table:formula="of:=AVERAGE([.O12];[.Q12];[.S12];[.U12];[.W12])" office:value-type="float" office:value="4.574">
            <text:p>4,57</text:p>
          </table:table-cell>
          <table:table-cell table:formula="of:=AVERAGE([.P12];[.R12];[.T12];[.V12];[.X12])" office:value-type="float" office:value="4.302">
            <text:p>4,3</text:p>
          </table:table-cell>
          <table:table-cell table:formula="of:=[.Y12]/[.Z12]" office:value-type="float" office:value="1.06322640632264">
            <text:p>1,06</text:p>
          </table:table-cell>
          <table:table-cell office:value-type="float" office:value="6.09">
            <text:p>6,09</text:p>
          </table:table-cell>
          <table:table-cell office:value-type="float" office:value="5.2">
            <text:p>5,2</text:p>
          </table:table-cell>
          <table:table-cell table:number-columns-repeated="2" office:value-type="float" office:value="5.82">
            <text:p>5,82</text:p>
          </table:table-cell>
          <table:table-cell office:value-type="float" office:value="7.86">
            <text:p>7,86</text:p>
          </table:table-cell>
          <table:table-cell office:value-type="float" office:value="10.08">
            <text:p>10,08</text:p>
          </table:table-cell>
          <table:table-cell office:value-type="float" office:value="8.73">
            <text:p>8,73</text:p>
          </table:table-cell>
          <table:table-cell office:value-type="float" office:value="11.03">
            <text:p>11,03</text:p>
          </table:table-cell>
          <table:table-cell office:value-type="float" office:value="9.02">
            <text:p>9,02</text:p>
          </table:table-cell>
          <table:table-cell office:value-type="float" office:value="6.69">
            <text:p>6,69</text:p>
          </table:table-cell>
          <table:table-cell table:formula="of:=AVERAGE([.AB12];[.AD12];[.AF12];[.AH12];[.AJ12])" office:value-type="float" office:value="7.504">
            <text:p>7,5</text:p>
          </table:table-cell>
          <table:table-cell table:formula="of:=AVERAGE([.AC12];[.AE12];[.AG12];[.AI12];[.AK12])" office:value-type="float" office:value="7.764">
            <text:p>7,76</text:p>
          </table:table-cell>
          <table:table-cell table:formula="of:=[.AL12]/[.AM12]" office:value-type="float" office:value="0.966512107161257">
            <text:p>0,97</text:p>
          </table:table-cell>
          <table:table-cell/>
        </table:table-row>
        <table:table-row table:style-name="ro2">
          <table:table-cell office:value-type="string">
            <text:p>DessertWine</text:p>
          </table:table-cell>
          <table:table-cell office:value-type="float" office:value="57">
            <text:p>57</text:p>
          </table:table-cell>
          <table:table-cell office:value-type="float" office:value="55.87">
            <text:p>55,87</text:p>
          </table:table-cell>
          <table:table-cell office:value-type="float" office:value="55.63">
            <text:p>55,63</text:p>
          </table:table-cell>
          <table:table-cell office:value-type="float" office:value="53.99">
            <text:p>53,99</text:p>
          </table:table-cell>
          <table:table-cell office:value-type="float" office:value="55">
            <text:p>55</text:p>
          </table:table-cell>
          <table:table-cell office:value-type="float" office:value="55.95">
            <text:p>55,95</text:p>
          </table:table-cell>
          <table:table-cell office:value-type="float" office:value="55.38">
            <text:p>55,38</text:p>
          </table:table-cell>
          <table:table-cell office:value-type="float" office:value="55.17">
            <text:p>55,17</text:p>
          </table:table-cell>
          <table:table-cell office:value-type="float" office:value="55.48">
            <text:p>55,48</text:p>
          </table:table-cell>
          <table:table-cell office:value-type="float" office:value="55.98">
            <text:p>55,98</text:p>
          </table:table-cell>
          <table:table-cell table:formula="of:=AVERAGE([.B13];[.D13];[.F13];[.H13];[.J13])" office:value-type="float" office:value="55.698">
            <text:p>55,7</text:p>
          </table:table-cell>
          <table:table-cell table:formula="of:=AVERAGE([.C13];[.E13];[.G13];[.I13];[.K13])" office:value-type="float" office:value="55.392">
            <text:p>55,39</text:p>
          </table:table-cell>
          <table:table-cell/>
          <table:table-cell office:value-type="float" office:value="23.07">
            <text:p>23,07</text:p>
          </table:table-cell>
          <table:table-cell office:value-type="float" office:value="23.1">
            <text:p>23,10</text:p>
          </table:table-cell>
          <table:table-cell office:value-type="float" office:value="22.25">
            <text:p>22,25</text:p>
          </table:table-cell>
          <table:table-cell office:value-type="float" office:value="22.84">
            <text:p>22,84</text:p>
          </table:table-cell>
          <table:table-cell office:value-type="float" office:value="22.75">
            <text:p>22,75</text:p>
          </table:table-cell>
          <table:table-cell office:value-type="float" office:value="22.25">
            <text:p>22,25</text:p>
          </table:table-cell>
          <table:table-cell office:value-type="float" office:value="23.18">
            <text:p>23,18</text:p>
          </table:table-cell>
          <table:table-cell office:value-type="string">
            <text:p>TO</text:p>
          </table:table-cell>
          <table:table-cell office:value-type="float" office:value="22.48">
            <text:p>22,48</text:p>
          </table:table-cell>
          <table:table-cell office:value-type="float" office:value="23.71">
            <text:p>23,71</text:p>
          </table:table-cell>
          <table:table-cell table:formula="of:=AVERAGE([.O13];[.Q13];[.S13];[.U13];[.W13])" office:value-type="float" office:value="22.746">
            <text:p>22,75</text:p>
          </table:table-cell>
          <table:table-cell table:formula="of:=AVERAGE([.P13];[.R13];[.T13];[.V13];[.X13])" office:value-type="float" office:value="22.975">
            <text:p>22,98</text:p>
          </table:table-cell>
          <table:table-cell table:formula="of:=[.Y13]/[.Z13]" office:value-type="float" office:value="0.990032644178455">
            <text:p>0,99</text:p>
          </table:table-cell>
          <table:table-cell office:value-type="float" office:value="50.19">
            <text:p>50,19</text:p>
          </table:table-cell>
          <table:table-cell office:value-type="float" office:value="40">
            <text:p>40</text:p>
          </table:table-cell>
          <table:table-cell office:value-type="float" office:value="51.39">
            <text:p>51,39</text:p>
          </table:table-cell>
          <table:table-cell office:value-type="float" office:value="41.16">
            <text:p>41,16</text:p>
          </table:table-cell>
          <table:table-cell office:value-type="float" office:value="44.75">
            <text:p>44,75</text:p>
          </table:table-cell>
          <table:table-cell office:value-type="float" office:value="40.85">
            <text:p>40,85</text:p>
          </table:table-cell>
          <table:table-cell office:value-type="float" office:value="57.11">
            <text:p>57,11</text:p>
          </table:table-cell>
          <table:table-cell office:value-type="float" office:value="52.11">
            <text:p>52,11</text:p>
          </table:table-cell>
          <table:table-cell office:value-type="float" office:value="58.22">
            <text:p>58,22</text:p>
          </table:table-cell>
          <table:table-cell office:value-type="float" office:value="55.9">
            <text:p>55,9</text:p>
          </table:table-cell>
          <table:table-cell table:formula="of:=AVERAGE([.AB13];[.AD13];[.AF13];[.AH13];[.AJ13])" office:value-type="float" office:value="52.332">
            <text:p>52,33</text:p>
          </table:table-cell>
          <table:table-cell table:formula="of:=AVERAGE([.AC13];[.AE13];[.AG13];[.AI13];[.AK13])" office:value-type="float" office:value="46.004">
            <text:p>46</text:p>
          </table:table-cell>
          <table:table-cell table:formula="of:=[.AL13]/[.AM13]" office:value-type="float" office:value="1.13755325623859">
            <text:p>1,14</text:p>
          </table:table-cell>
          <table:table-cell/>
        </table:table-row>
        <table:table-row table:style-name="ro2">
          <table:table-cell office:value-type="string">
            <text:p>DryWine</text:p>
          </table:table-cell>
          <table:table-cell table:number-columns-repeated="12" office:value-type="string">
            <text:p>TO</text:p>
          </table:table-cell>
          <table:table-cell/>
          <table:table-cell office:value-type="string">
            <text:p>TO</text:p>
          </table:table-cell>
          <table:table-cell office:value-type="float" office:value="3.38">
            <text:p>3,38</text:p>
          </table:table-cell>
          <table:table-cell office:value-type="string">
            <text:p>TO</text:p>
          </table:table-cell>
          <table:table-cell office:value-type="float" office:value="2.89">
            <text:p>2,89</text:p>
          </table:table-cell>
          <table:table-cell office:value-type="string">
            <text:p>TO</text:p>
          </table:table-cell>
          <table:table-cell office:value-type="float" office:value="4.38">
            <text:p>4,38</text:p>
          </table:table-cell>
          <table:table-cell office:value-type="string">
            <text:p>TO</text:p>
          </table:table-cell>
          <table:table-cell office:value-type="float" office:value="2.14">
            <text:p>2,14</text:p>
          </table:table-cell>
          <table:table-cell office:value-type="string">
            <text:p>TO</text:p>
          </table:table-cell>
          <table:table-cell office:value-type="float" office:value="2.14">
            <text:p>2,14</text:p>
          </table:table-cell>
          <table:table-cell office:value-type="string">
            <text:p>TO</text:p>
          </table:table-cell>
          <table:table-cell table:formula="of:=AVERAGE([.P14];[.R14];[.T14];[.V14];[.X14])" office:value-type="float" office:value="2.986">
            <text:p>2,99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EarlyHarvest</text:p>
          </table:table-cell>
          <table:table-cell office:value-type="float" office:value="6.13">
            <text:p>6,13</text:p>
          </table:table-cell>
          <table:table-cell office:value-type="float" office:value="7.3">
            <text:p>7,3</text:p>
          </table:table-cell>
          <table:table-cell office:value-type="float" office:value="7.67">
            <text:p>7,67</text:p>
          </table:table-cell>
          <table:table-cell office:value-type="float" office:value="5.88">
            <text:p>5,88</text:p>
          </table:table-cell>
          <table:table-cell office:value-type="float" office:value="6.31">
            <text:p>6,31</text:p>
          </table:table-cell>
          <table:table-cell office:value-type="float" office:value="6.74">
            <text:p>6,74</text:p>
          </table:table-cell>
          <table:table-cell office:value-type="float" office:value="6.84">
            <text:p>6,84</text:p>
          </table:table-cell>
          <table:table-cell office:value-type="float" office:value="5.12">
            <text:p>5,12</text:p>
          </table:table-cell>
          <table:table-cell office:value-type="float" office:value="6.84">
            <text:p>6,84</text:p>
          </table:table-cell>
          <table:table-cell office:value-type="float" office:value="7.28">
            <text:p>7,28</text:p>
          </table:table-cell>
          <table:table-cell table:formula="of:=AVERAGE([.B15];[.D15];[.F15];[.H15];[.J15])" office:value-type="float" office:value="6.758">
            <text:p>6,76</text:p>
          </table:table-cell>
          <table:table-cell table:formula="of:=AVERAGE([.C15];[.E15];[.G15];[.I15];[.K15])" office:value-type="float" office:value="6.464">
            <text:p>6,46</text:p>
          </table:table-cell>
          <table:table-cell table:formula="of:=[.L15]/[.M15]" office:value-type="float" office:value="1.04548267326733">
            <text:p>1,05</text:p>
          </table:table-cell>
          <table:table-cell office:value-type="float" office:value="1.98">
            <text:p>1,98</text:p>
          </table:table-cell>
          <table:table-cell office:value-type="float" office:value="1.01">
            <text:p>1,01</text:p>
          </table:table-cell>
          <table:table-cell office:value-type="float" office:value="2">
            <text:p>2,00</text:p>
          </table:table-cell>
          <table:table-cell office:value-type="float" office:value="1.05">
            <text:p>1,05</text:p>
          </table:table-cell>
          <table:table-cell office:value-type="float" office:value="2">
            <text:p>2,00</text:p>
          </table:table-cell>
          <table:table-cell office:value-type="float" office:value="1.05">
            <text:p>1,05</text:p>
          </table:table-cell>
          <table:table-cell office:value-type="float" office:value="1.91">
            <text:p>1,91</text:p>
          </table:table-cell>
          <table:table-cell office:value-type="float" office:value="1.04">
            <text:p>1,04</text:p>
          </table:table-cell>
          <table:table-cell office:value-type="float" office:value="1.98">
            <text:p>1,98</text:p>
          </table:table-cell>
          <table:table-cell office:value-type="float" office:value="1.52">
            <text:p>1,52</text:p>
          </table:table-cell>
          <table:table-cell table:formula="of:=AVERAGE([.O15];[.Q15];[.S15];[.U15];[.W15])" office:value-type="float" office:value="1.974">
            <text:p>1,97</text:p>
          </table:table-cell>
          <table:table-cell table:formula="of:=AVERAGE([.P15];[.R15];[.T15];[.V15];[.X15])" office:value-type="float" office:value="1.134">
            <text:p>1,13</text:p>
          </table:table-cell>
          <table:table-cell table:formula="of:=[.Y15]/[.Z15]" office:value-type="float" office:value="1.74074074074074">
            <text:p>1,74</text:p>
          </table:table-cell>
          <table:table-cell office:value-type="float" office:value="2.74">
            <text:p>2,74</text:p>
          </table:table-cell>
          <table:table-cell office:value-type="float" office:value="3.23">
            <text:p>3,23</text:p>
          </table:table-cell>
          <table:table-cell office:value-type="float" office:value="2.66">
            <text:p>2,66</text:p>
          </table:table-cell>
          <table:table-cell office:value-type="float" office:value="3.55">
            <text:p>3,55</text:p>
          </table:table-cell>
          <table:table-cell office:value-type="float" office:value="3.43">
            <text:p>3,43</text:p>
          </table:table-cell>
          <table:table-cell office:value-type="float" office:value="3.11">
            <text:p>3,11</text:p>
          </table:table-cell>
          <table:table-cell office:value-type="float" office:value="3.25">
            <text:p>3,25</text:p>
          </table:table-cell>
          <table:table-cell office:value-type="float" office:value="3.03">
            <text:p>3,03</text:p>
          </table:table-cell>
          <table:table-cell office:value-type="float" office:value="4.24">
            <text:p>4,24</text:p>
          </table:table-cell>
          <table:table-cell office:value-type="float" office:value="2.76">
            <text:p>2,76</text:p>
          </table:table-cell>
          <table:table-cell table:formula="of:=AVERAGE([.AB15];[.AD15];[.AF15];[.AH15];[.AJ15])" office:value-type="float" office:value="3.264">
            <text:p>3,26</text:p>
          </table:table-cell>
          <table:table-cell table:formula="of:=AVERAGE([.AC15];[.AE15];[.AG15];[.AI15];[.AK15])" office:value-type="float" office:value="3.136">
            <text:p>3,14</text:p>
          </table:table-cell>
          <table:table-cell table:formula="of:=[.AL15]/[.AM15]" office:value-type="float" office:value="1.04081632653061">
            <text:p>1,04</text:p>
          </table:table-cell>
          <table:table-cell/>
        </table:table-row>
        <table:table-row table:style-name="ro2">
          <table:table-cell office:value-type="string">
            <text:p>FrenchWine</text:p>
          </table:table-cell>
          <table:table-cell office:value-type="float" office:value="7.12">
            <text:p>7,12</text:p>
          </table:table-cell>
          <table:table-cell office:value-type="float" office:value="6.36">
            <text:p>6,36</text:p>
          </table:table-cell>
          <table:table-cell office:value-type="float" office:value="7.9">
            <text:p>7,9</text:p>
          </table:table-cell>
          <table:table-cell office:value-type="float" office:value="8.44">
            <text:p>8,44</text:p>
          </table:table-cell>
          <table:table-cell office:value-type="float" office:value="6.91">
            <text:p>6,91</text:p>
          </table:table-cell>
          <table:table-cell office:value-type="float" office:value="6.48">
            <text:p>6,48</text:p>
          </table:table-cell>
          <table:table-cell office:value-type="float" office:value="6.16">
            <text:p>6,16</text:p>
          </table:table-cell>
          <table:table-cell office:value-type="float" office:value="5.5">
            <text:p>5,5</text:p>
          </table:table-cell>
          <table:table-cell office:value-type="float" office:value="6.91">
            <text:p>6,91</text:p>
          </table:table-cell>
          <table:table-cell office:value-type="float" office:value="6.77">
            <text:p>6,77</text:p>
          </table:table-cell>
          <table:table-cell table:formula="of:=AVERAGE([.B16];[.D16];[.F16];[.H16];[.J16])" office:value-type="float" office:value="7">
            <text:p>7</text:p>
          </table:table-cell>
          <table:table-cell table:formula="of:=AVERAGE([.C16];[.E16];[.G16];[.I16];[.K16])" office:value-type="float" office:value="6.71">
            <text:p>6,71</text:p>
          </table:table-cell>
          <table:table-cell table:formula="of:=[.L16]/[.M16]" office:value-type="float" office:value="1.04321907600596">
            <text:p>1,04</text:p>
          </table:table-cell>
          <table:table-cell office:value-type="float" office:value="2.34">
            <text:p>2,34</text:p>
          </table:table-cell>
          <table:table-cell office:value-type="float" office:value="1.42">
            <text:p>1,42</text:p>
          </table:table-cell>
          <table:table-cell office:value-type="float" office:value="2.41">
            <text:p>2,41</text:p>
          </table:table-cell>
          <table:table-cell office:value-type="float" office:value="1.41">
            <text:p>1,41</text:p>
          </table:table-cell>
          <table:table-cell office:value-type="float" office:value="2.31">
            <text:p>2,31</text:p>
          </table:table-cell>
          <table:table-cell office:value-type="float" office:value="1.38">
            <text:p>1,38</text:p>
          </table:table-cell>
          <table:table-cell office:value-type="float" office:value="2.43">
            <text:p>2,43</text:p>
          </table:table-cell>
          <table:table-cell office:value-type="float" office:value="1.41">
            <text:p>1,41</text:p>
          </table:table-cell>
          <table:table-cell office:value-type="float" office:value="2.4">
            <text:p>2,40</text:p>
          </table:table-cell>
          <table:table-cell office:value-type="float" office:value="1.4">
            <text:p>1,40</text:p>
          </table:table-cell>
          <table:table-cell table:formula="of:=AVERAGE([.O16];[.Q16];[.S16];[.U16];[.W16])" office:value-type="float" office:value="2.378">
            <text:p>2,38</text:p>
          </table:table-cell>
          <table:table-cell table:formula="of:=AVERAGE([.P16];[.R16];[.T16];[.V16];[.X16])" office:value-type="float" office:value="1.404">
            <text:p>1,4</text:p>
          </table:table-cell>
          <table:table-cell table:formula="of:=[.Y16]/[.Z16]" office:value-type="float" office:value="1.69373219373219">
            <text:p>1,69</text:p>
          </table:table-cell>
          <table:table-cell office:value-type="float" office:value="4.03">
            <text:p>4,03</text:p>
          </table:table-cell>
          <table:table-cell office:value-type="float" office:value="3.23">
            <text:p>3,23</text:p>
          </table:table-cell>
          <table:table-cell office:value-type="float" office:value="3.15">
            <text:p>3,15</text:p>
          </table:table-cell>
          <table:table-cell office:value-type="float" office:value="4.04">
            <text:p>4,04</text:p>
          </table:table-cell>
          <table:table-cell office:value-type="float" office:value="3.14">
            <text:p>3,14</text:p>
          </table:table-cell>
          <table:table-cell office:value-type="float" office:value="3.33">
            <text:p>3,33</text:p>
          </table:table-cell>
          <table:table-cell office:value-type="float" office:value="3.84">
            <text:p>3,84</text:p>
          </table:table-cell>
          <table:table-cell office:value-type="float" office:value="3.04">
            <text:p>3,04</text:p>
          </table:table-cell>
          <table:table-cell office:value-type="float" office:value="3.09">
            <text:p>3,09</text:p>
          </table:table-cell>
          <table:table-cell office:value-type="float" office:value="3.62">
            <text:p>3,62</text:p>
          </table:table-cell>
          <table:table-cell table:formula="of:=AVERAGE([.AB16];[.AD16];[.AF16];[.AH16];[.AJ16])" office:value-type="float" office:value="3.45">
            <text:p>3,45</text:p>
          </table:table-cell>
          <table:table-cell table:formula="of:=AVERAGE([.AC16];[.AE16];[.AG16];[.AI16];[.AK16])" office:value-type="float" office:value="3.452">
            <text:p>3,45</text:p>
          </table:table-cell>
          <table:table-cell table:formula="of:=[.AL16]/[.AM16]" office:value-type="float" office:value="0.999420625724218">
            <text:p>1</text:p>
          </table:table-cell>
          <table:table-cell/>
        </table:table-row>
        <table:table-row table:style-name="ro2">
          <table:table-cell office:value-type="string">
            <text:p>FullBodiedWine</text:p>
          </table:table-cell>
          <table:table-cell table:number-columns-repeated="2" office:value-type="string">
            <text:p>TO</text:p>
          </table:table-cell>
          <table:table-cell office:value-type="float" office:value="3.41">
            <text:p>3,41</text:p>
          </table:table-cell>
          <table:table-cell table:number-columns-repeated="9" office:value-type="string">
            <text:p>TO</text:p>
          </table:table-cell>
          <table:table-cell/>
          <table:table-cell office:value-type="string">
            <text:p>TO</text:p>
          </table:table-cell>
          <table:table-cell office:value-type="float" office:value="10.6">
            <text:p>10,60</text:p>
          </table:table-cell>
          <table:table-cell office:value-type="string">
            <text:p>TO</text:p>
          </table:table-cell>
          <table:table-cell office:value-type="float" office:value="10.51">
            <text:p>10,51</text:p>
          </table:table-cell>
          <table:table-cell office:value-type="string">
            <text:p>TO</text:p>
          </table:table-cell>
          <table:table-cell office:value-type="float" office:value="10.06">
            <text:p>10,06</text:p>
          </table:table-cell>
          <table:table-cell office:value-type="string">
            <text:p>TO</text:p>
          </table:table-cell>
          <table:table-cell office:value-type="float" office:value="10.1">
            <text:p>10,10</text:p>
          </table:table-cell>
          <table:table-cell office:value-type="string">
            <text:p>TO</text:p>
          </table:table-cell>
          <table:table-cell office:value-type="float" office:value="11.1">
            <text:p>11,10</text:p>
          </table:table-cell>
          <table:table-cell office:value-type="string">
            <text:p>TO</text:p>
          </table:table-cell>
          <table:table-cell table:formula="of:=AVERAGE([.P17];[.R17];[.T17];[.V17];[.X17])" office:value-type="float" office:value="10.474">
            <text:p>10,47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Gamay</text:p>
          </table:table-cell>
          <table:table-cell office:value-type="float" office:value="9.66">
            <text:p>9,66</text:p>
          </table:table-cell>
          <table:table-cell office:value-type="float" office:value="10.05">
            <text:p>10,05</text:p>
          </table:table-cell>
          <table:table-cell office:value-type="float" office:value="9.49">
            <text:p>9,49</text:p>
          </table:table-cell>
          <table:table-cell office:value-type="float" office:value="9.23">
            <text:p>9,23</text:p>
          </table:table-cell>
          <table:table-cell office:value-type="float" office:value="7.79">
            <text:p>7,79</text:p>
          </table:table-cell>
          <table:table-cell office:value-type="float" office:value="14.88">
            <text:p>14,88</text:p>
          </table:table-cell>
          <table:table-cell office:value-type="float" office:value="10.69">
            <text:p>10,69</text:p>
          </table:table-cell>
          <table:table-cell office:value-type="float" office:value="7.41">
            <text:p>7,41</text:p>
          </table:table-cell>
          <table:table-cell office:value-type="float" office:value="8.48">
            <text:p>8,48</text:p>
          </table:table-cell>
          <table:table-cell office:value-type="float" office:value="8.92">
            <text:p>8,92</text:p>
          </table:table-cell>
          <table:table-cell table:formula="of:=AVERAGE([.B18];[.D18];[.F18];[.H18];[.J18])" office:value-type="float" office:value="9.222">
            <text:p>9,22</text:p>
          </table:table-cell>
          <table:table-cell table:formula="of:=AVERAGE([.C18];[.E18];[.G18];[.I18];[.K18])" office:value-type="float" office:value="10.098">
            <text:p>10,1</text:p>
          </table:table-cell>
          <table:table-cell table:formula="of:=[.L18]/[.M18]" office:value-type="float" office:value="0.913250148544266">
            <text:p>0,91</text:p>
          </table:table-cell>
          <table:table-cell office:value-type="float" office:value="3.17">
            <text:p>3,17</text:p>
          </table:table-cell>
          <table:table-cell office:value-type="float" office:value="2.59">
            <text:p>2,59</text:p>
          </table:table-cell>
          <table:table-cell office:value-type="float" office:value="3.28">
            <text:p>3,28</text:p>
          </table:table-cell>
          <table:table-cell office:value-type="float" office:value="3.19">
            <text:p>3,19</text:p>
          </table:table-cell>
          <table:table-cell office:value-type="float" office:value="3.03">
            <text:p>3,03</text:p>
          </table:table-cell>
          <table:table-cell office:value-type="float" office:value="2.95">
            <text:p>2,95</text:p>
          </table:table-cell>
          <table:table-cell office:value-type="float" office:value="2.91">
            <text:p>2,91</text:p>
          </table:table-cell>
          <table:table-cell office:value-type="float" office:value="3.2">
            <text:p>3,20</text:p>
          </table:table-cell>
          <table:table-cell office:value-type="float" office:value="2.97">
            <text:p>2,97</text:p>
          </table:table-cell>
          <table:table-cell office:value-type="float" office:value="3.24">
            <text:p>3,24</text:p>
          </table:table-cell>
          <table:table-cell table:formula="of:=AVERAGE([.O18];[.Q18];[.S18];[.U18];[.W18])" office:value-type="float" office:value="3.072">
            <text:p>3,07</text:p>
          </table:table-cell>
          <table:table-cell table:formula="of:=AVERAGE([.P18];[.R18];[.T18];[.V18];[.X18])" office:value-type="float" office:value="3.034">
            <text:p>3,03</text:p>
          </table:table-cell>
          <table:table-cell table:formula="of:=[.Y18]/[.Z18]" office:value-type="float" office:value="1.01252471984179">
            <text:p>1,01</text:p>
          </table:table-cell>
          <table:table-cell office:value-type="float" office:value="4.96">
            <text:p>4,96</text:p>
          </table:table-cell>
          <table:table-cell office:value-type="float" office:value="4.79">
            <text:p>4,79</text:p>
          </table:table-cell>
          <table:table-cell office:value-type="float" office:value="4.07">
            <text:p>4,07</text:p>
          </table:table-cell>
          <table:table-cell office:value-type="float" office:value="5.53">
            <text:p>5,53</text:p>
          </table:table-cell>
          <table:table-cell office:value-type="float" office:value="5.54">
            <text:p>5,54</text:p>
          </table:table-cell>
          <table:table-cell office:value-type="float" office:value="3.63">
            <text:p>3,63</text:p>
          </table:table-cell>
          <table:table-cell office:value-type="float" office:value="5.28">
            <text:p>5,28</text:p>
          </table:table-cell>
          <table:table-cell office:value-type="float" office:value="4.84">
            <text:p>4,84</text:p>
          </table:table-cell>
          <table:table-cell office:value-type="float" office:value="3.57">
            <text:p>3,57</text:p>
          </table:table-cell>
          <table:table-cell office:value-type="float" office:value="5.53">
            <text:p>5,53</text:p>
          </table:table-cell>
          <table:table-cell table:formula="of:=AVERAGE([.AB18];[.AD18];[.AF18];[.AH18];[.AJ18])" office:value-type="float" office:value="4.684">
            <text:p>4,68</text:p>
          </table:table-cell>
          <table:table-cell table:formula="of:=AVERAGE([.AC18];[.AE18];[.AG18];[.AI18];[.AK18])" office:value-type="float" office:value="4.864">
            <text:p>4,86</text:p>
          </table:table-cell>
          <table:table-cell table:formula="of:=[.AL18]/[.AM18]" office:value-type="float" office:value="0.962993421052632">
            <text:p>0,96</text:p>
          </table:table-cell>
          <table:table-cell/>
        </table:table-row>
        <table:table-row table:style-name="ro2">
          <table:table-cell office:value-type="string">
            <text:p>GermanWine</text:p>
          </table:table-cell>
          <table:table-cell office:value-type="float" office:value="27.5">
            <text:p>27,5</text:p>
          </table:table-cell>
          <table:table-cell office:value-type="float" office:value="19.01">
            <text:p>19,01</text:p>
          </table:table-cell>
          <table:table-cell office:value-type="float" office:value="23.34">
            <text:p>23,34</text:p>
          </table:table-cell>
          <table:table-cell office:value-type="float" office:value="21.12">
            <text:p>21,12</text:p>
          </table:table-cell>
          <table:table-cell office:value-type="float" office:value="17.6">
            <text:p>17,6</text:p>
          </table:table-cell>
          <table:table-cell office:value-type="float" office:value="19.7">
            <text:p>19,7</text:p>
          </table:table-cell>
          <table:table-cell office:value-type="float" office:value="26.78">
            <text:p>26,78</text:p>
          </table:table-cell>
          <table:table-cell office:value-type="float" office:value="23.95">
            <text:p>23,95</text:p>
          </table:table-cell>
          <table:table-cell office:value-type="float" office:value="22.39">
            <text:p>22,39</text:p>
          </table:table-cell>
          <table:table-cell office:value-type="float" office:value="18.94">
            <text:p>18,94</text:p>
          </table:table-cell>
          <table:table-cell table:formula="of:=AVERAGE([.B19];[.D19];[.F19];[.H19];[.J19])" office:value-type="float" office:value="23.522">
            <text:p>23,52</text:p>
          </table:table-cell>
          <table:table-cell table:formula="of:=AVERAGE([.C19];[.E19];[.G19];[.I19];[.K19])" office:value-type="float" office:value="20.544">
            <text:p>20,54</text:p>
          </table:table-cell>
          <table:table-cell table:formula="of:=[.L19]/[.M19]" office:value-type="float" office:value="1.14495716510903">
            <text:p>1,14</text:p>
          </table:table-cell>
          <table:table-cell office:value-type="float" office:value="5.59">
            <text:p>5,59</text:p>
          </table:table-cell>
          <table:table-cell office:value-type="float" office:value="5.96">
            <text:p>5,96</text:p>
          </table:table-cell>
          <table:table-cell office:value-type="float" office:value="5.7">
            <text:p>5,70</text:p>
          </table:table-cell>
          <table:table-cell office:value-type="float" office:value="5.86">
            <text:p>5,86</text:p>
          </table:table-cell>
          <table:table-cell office:value-type="float" office:value="5.7">
            <text:p>5,70</text:p>
          </table:table-cell>
          <table:table-cell office:value-type="float" office:value="5.46">
            <text:p>5,46</text:p>
          </table:table-cell>
          <table:table-cell office:value-type="float" office:value="5.77">
            <text:p>5,77</text:p>
          </table:table-cell>
          <table:table-cell office:value-type="float" office:value="5.75">
            <text:p>5,75</text:p>
          </table:table-cell>
          <table:table-cell office:value-type="float" office:value="5.76">
            <text:p>5,76</text:p>
          </table:table-cell>
          <table:table-cell office:value-type="float" office:value="5.81">
            <text:p>5,81</text:p>
          </table:table-cell>
          <table:table-cell table:formula="of:=AVERAGE([.O19];[.Q19];[.S19];[.U19];[.W19])" office:value-type="float" office:value="5.704">
            <text:p>5,7</text:p>
          </table:table-cell>
          <table:table-cell table:formula="of:=AVERAGE([.P19];[.R19];[.T19];[.V19];[.X19])" office:value-type="float" office:value="5.768">
            <text:p>5,77</text:p>
          </table:table-cell>
          <table:table-cell table:formula="of:=[.Y19]/[.Z19]" office:value-type="float" office:value="0.988904299583911">
            <text:p>0,99</text:p>
          </table:table-cell>
          <table:table-cell office:value-type="float" office:value="15.83">
            <text:p>15,83</text:p>
          </table:table-cell>
          <table:table-cell office:value-type="float" office:value="12.88">
            <text:p>12,88</text:p>
          </table:table-cell>
          <table:table-cell office:value-type="float" office:value="10.82">
            <text:p>10,82</text:p>
          </table:table-cell>
          <table:table-cell office:value-type="float" office:value="11.17">
            <text:p>11,17</text:p>
          </table:table-cell>
          <table:table-cell office:value-type="float" office:value="11.54">
            <text:p>11,54</text:p>
          </table:table-cell>
          <table:table-cell office:value-type="float" office:value="13.64">
            <text:p>13,64</text:p>
          </table:table-cell>
          <table:table-cell office:value-type="float" office:value="11.35">
            <text:p>11,35</text:p>
          </table:table-cell>
          <table:table-cell office:value-type="float" office:value="14.76">
            <text:p>14,76</text:p>
          </table:table-cell>
          <table:table-cell office:value-type="float" office:value="12.75">
            <text:p>12,75</text:p>
          </table:table-cell>
          <table:table-cell office:value-type="float" office:value="12.96">
            <text:p>12,96</text:p>
          </table:table-cell>
          <table:table-cell table:formula="of:=AVERAGE([.AB19];[.AD19];[.AF19];[.AH19];[.AJ19])" office:value-type="float" office:value="12.458">
            <text:p>12,46</text:p>
          </table:table-cell>
          <table:table-cell table:formula="of:=AVERAGE([.AC19];[.AE19];[.AG19];[.AI19];[.AK19])" office:value-type="float" office:value="13.082">
            <text:p>13,08</text:p>
          </table:table-cell>
          <table:table-cell table:formula="of:=[.AL19]/[.AM19]" office:value-type="float" office:value="0.952300871426388">
            <text:p>0,95</text:p>
          </table:table-cell>
          <table:table-cell/>
        </table:table-row>
        <table:table-row table:style-name="ro2">
          <table:table-cell office:value-type="string">
            <text:p>ItalianWine</text:p>
          </table:table-cell>
          <table:table-cell office:value-type="float" office:value="7.62">
            <text:p>7,62</text:p>
          </table:table-cell>
          <table:table-cell office:value-type="float" office:value="8.91">
            <text:p>8,91</text:p>
          </table:table-cell>
          <table:table-cell office:value-type="float" office:value="9.53">
            <text:p>9,53</text:p>
          </table:table-cell>
          <table:table-cell office:value-type="float" office:value="6.13">
            <text:p>6,13</text:p>
          </table:table-cell>
          <table:table-cell office:value-type="float" office:value="9.21">
            <text:p>9,21</text:p>
          </table:table-cell>
          <table:table-cell office:value-type="float" office:value="9.78">
            <text:p>9,78</text:p>
          </table:table-cell>
          <table:table-cell office:value-type="float" office:value="10.27">
            <text:p>10,27</text:p>
          </table:table-cell>
          <table:table-cell office:value-type="float" office:value="9.08">
            <text:p>9,08</text:p>
          </table:table-cell>
          <table:table-cell office:value-type="float" office:value="9.79">
            <text:p>9,79</text:p>
          </table:table-cell>
          <table:table-cell office:value-type="float" office:value="9.92">
            <text:p>9,92</text:p>
          </table:table-cell>
          <table:table-cell table:formula="of:=AVERAGE([.B20];[.D20];[.F20];[.H20];[.J20])" office:value-type="float" office:value="9.284">
            <text:p>9,28</text:p>
          </table:table-cell>
          <table:table-cell table:formula="of:=AVERAGE([.C20];[.E20];[.G20];[.I20];[.K20])" office:value-type="float" office:value="8.764">
            <text:p>8,76</text:p>
          </table:table-cell>
          <table:table-cell table:formula="of:=[.L20]/[.M20]" office:value-type="float" office:value="1.0593336376084">
            <text:p>1,06</text:p>
          </table:table-cell>
          <table:table-cell office:value-type="float" office:value="3.1">
            <text:p>3,10</text:p>
          </table:table-cell>
          <table:table-cell office:value-type="float" office:value="3.37">
            <text:p>3,37</text:p>
          </table:table-cell>
          <table:table-cell office:value-type="float" office:value="3.38">
            <text:p>3,38</text:p>
          </table:table-cell>
          <table:table-cell office:value-type="float" office:value="3.36">
            <text:p>3,36</text:p>
          </table:table-cell>
          <table:table-cell office:value-type="float" office:value="3.46">
            <text:p>3,46</text:p>
          </table:table-cell>
          <table:table-cell office:value-type="float" office:value="3.32">
            <text:p>3,32</text:p>
          </table:table-cell>
          <table:table-cell office:value-type="float" office:value="3.35">
            <text:p>3,35</text:p>
          </table:table-cell>
          <table:table-cell office:value-type="float" office:value="3.45">
            <text:p>3,45</text:p>
          </table:table-cell>
          <table:table-cell office:value-type="float" office:value="3.37">
            <text:p>3,37</text:p>
          </table:table-cell>
          <table:table-cell office:value-type="float" office:value="3.38">
            <text:p>3,38</text:p>
          </table:table-cell>
          <table:table-cell table:formula="of:=AVERAGE([.O20];[.Q20];[.S20];[.U20];[.W20])" office:value-type="float" office:value="3.332">
            <text:p>3,33</text:p>
          </table:table-cell>
          <table:table-cell table:formula="of:=AVERAGE([.P20];[.R20];[.T20];[.V20];[.X20])" office:value-type="float" office:value="3.376">
            <text:p>3,38</text:p>
          </table:table-cell>
          <table:table-cell table:formula="of:=[.Y20]/[.Z20]" office:value-type="float" office:value="0.98696682464455">
            <text:p>0,99</text:p>
          </table:table-cell>
          <table:table-cell office:value-type="float" office:value="4.76">
            <text:p>4,76</text:p>
          </table:table-cell>
          <table:table-cell office:value-type="float" office:value="6.01">
            <text:p>6,01</text:p>
          </table:table-cell>
          <table:table-cell office:value-type="float" office:value="6.84">
            <text:p>6,84</text:p>
          </table:table-cell>
          <table:table-cell office:value-type="float" office:value="4.35">
            <text:p>4,35</text:p>
          </table:table-cell>
          <table:table-cell office:value-type="float" office:value="6.27">
            <text:p>6,27</text:p>
          </table:table-cell>
          <table:table-cell office:value-type="float" office:value="6.22">
            <text:p>6,22</text:p>
          </table:table-cell>
          <table:table-cell office:value-type="float" office:value="5.03">
            <text:p>5,03</text:p>
          </table:table-cell>
          <table:table-cell office:value-type="float" office:value="6.23">
            <text:p>6,23</text:p>
          </table:table-cell>
          <table:table-cell office:value-type="float" office:value="5.82">
            <text:p>5,82</text:p>
          </table:table-cell>
          <table:table-cell office:value-type="float" office:value="5.65">
            <text:p>5,65</text:p>
          </table:table-cell>
          <table:table-cell table:formula="of:=AVERAGE([.AB20];[.AD20];[.AF20];[.AH20];[.AJ20])" office:value-type="float" office:value="5.744">
            <text:p>5,74</text:p>
          </table:table-cell>
          <table:table-cell table:formula="of:=AVERAGE([.AC20];[.AE20];[.AG20];[.AI20];[.AK20])" office:value-type="float" office:value="5.692">
            <text:p>5,69</text:p>
          </table:table-cell>
          <table:table-cell table:formula="of:=[.AL20]/[.AM20]" office:value-type="float" office:value="1.00913562895292">
            <text:p>1,01</text:p>
          </table:table-cell>
          <table:table-cell/>
        </table:table-row>
        <table:table-row table:style-name="ro2">
          <table:table-cell office:value-type="string">
            <text:p>LateHarvest</text:p>
          </table:table-cell>
          <table:table-cell office:value-type="float" office:value="27.87">
            <text:p>27,87</text:p>
          </table:table-cell>
          <table:table-cell office:value-type="float" office:value="37.06">
            <text:p>37,06</text:p>
          </table:table-cell>
          <table:table-cell office:value-type="float" office:value="36.35">
            <text:p>36,35</text:p>
          </table:table-cell>
          <table:table-cell office:value-type="float" office:value="36.27">
            <text:p>36,27</text:p>
          </table:table-cell>
          <table:table-cell office:value-type="float" office:value="33.02">
            <text:p>33,02</text:p>
          </table:table-cell>
          <table:table-cell office:value-type="float" office:value="34.47">
            <text:p>34,47</text:p>
          </table:table-cell>
          <table:table-cell office:value-type="float" office:value="30.96">
            <text:p>30,96</text:p>
          </table:table-cell>
          <table:table-cell office:value-type="float" office:value="32.26">
            <text:p>32,26</text:p>
          </table:table-cell>
          <table:table-cell office:value-type="float" office:value="32.18">
            <text:p>32,18</text:p>
          </table:table-cell>
          <table:table-cell office:value-type="float" office:value="27.33">
            <text:p>27,33</text:p>
          </table:table-cell>
          <table:table-cell table:formula="of:=AVERAGE([.B21];[.D21];[.F21];[.H21];[.J21])" office:value-type="float" office:value="32.076">
            <text:p>32,08</text:p>
          </table:table-cell>
          <table:table-cell table:formula="of:=AVERAGE([.C21];[.E21];[.G21];[.I21];[.K21])" office:value-type="float" office:value="33.478">
            <text:p>33,48</text:p>
          </table:table-cell>
          <table:table-cell table:formula="of:=[.L21]/[.M21]" office:value-type="float" office:value="0.958121751598065">
            <text:p>0,96</text:p>
          </table:table-cell>
          <table:table-cell office:value-type="float" office:value="5.63">
            <text:p>5,63</text:p>
          </table:table-cell>
          <table:table-cell office:value-type="float" office:value="5.51">
            <text:p>5,51</text:p>
          </table:table-cell>
          <table:table-cell office:value-type="float" office:value="5.62">
            <text:p>5,62</text:p>
          </table:table-cell>
          <table:table-cell office:value-type="float" office:value="5.58">
            <text:p>5,58</text:p>
          </table:table-cell>
          <table:table-cell office:value-type="float" office:value="5.55">
            <text:p>5,55</text:p>
          </table:table-cell>
          <table:table-cell office:value-type="float" office:value="5.54">
            <text:p>5,54</text:p>
          </table:table-cell>
          <table:table-cell office:value-type="float" office:value="5.44">
            <text:p>5,44</text:p>
          </table:table-cell>
          <table:table-cell office:value-type="float" office:value="5.31">
            <text:p>5,31</text:p>
          </table:table-cell>
          <table:table-cell office:value-type="float" office:value="5.57">
            <text:p>5,57</text:p>
          </table:table-cell>
          <table:table-cell office:value-type="float" office:value="5.24">
            <text:p>5,24</text:p>
          </table:table-cell>
          <table:table-cell table:formula="of:=AVERAGE([.O21];[.Q21];[.S21];[.U21];[.W21])" office:value-type="float" office:value="5.562">
            <text:p>5,56</text:p>
          </table:table-cell>
          <table:table-cell table:formula="of:=AVERAGE([.P21];[.R21];[.T21];[.V21];[.X21])" office:value-type="float" office:value="5.436">
            <text:p>5,44</text:p>
          </table:table-cell>
          <table:table-cell table:formula="of:=[.Y21]/[.Z21]" office:value-type="float" office:value="1.02317880794702">
            <text:p>1,02</text:p>
          </table:table-cell>
          <table:table-cell office:value-type="float" office:value="13.75">
            <text:p>13,75</text:p>
          </table:table-cell>
          <table:table-cell office:value-type="float" office:value="17.36">
            <text:p>17,36</text:p>
          </table:table-cell>
          <table:table-cell office:value-type="float" office:value="11.99">
            <text:p>11,99</text:p>
          </table:table-cell>
          <table:table-cell office:value-type="float" office:value="15.39">
            <text:p>15,39</text:p>
          </table:table-cell>
          <table:table-cell office:value-type="float" office:value="11.82">
            <text:p>11,82</text:p>
          </table:table-cell>
          <table:table-cell office:value-type="float" office:value="12.79">
            <text:p>12,79</text:p>
          </table:table-cell>
          <table:table-cell office:value-type="float" office:value="14.44">
            <text:p>14,44</text:p>
          </table:table-cell>
          <table:table-cell office:value-type="float" office:value="10.88">
            <text:p>10,88</text:p>
          </table:table-cell>
          <table:table-cell office:value-type="float" office:value="12.85">
            <text:p>12,85</text:p>
          </table:table-cell>
          <table:table-cell office:value-type="float" office:value="9.44">
            <text:p>9,44</text:p>
          </table:table-cell>
          <table:table-cell table:formula="of:=AVERAGE([.AB21];[.AD21];[.AF21];[.AH21];[.AJ21])" office:value-type="float" office:value="12.97">
            <text:p>12,97</text:p>
          </table:table-cell>
          <table:table-cell table:formula="of:=AVERAGE([.AC21];[.AE21];[.AG21];[.AI21];[.AK21])" office:value-type="float" office:value="13.172">
            <text:p>13,17</text:p>
          </table:table-cell>
          <table:table-cell table:formula="of:=[.AL21]/[.AM21]" office:value-type="float" office:value="0.984664439720619">
            <text:p>0,98</text:p>
          </table:table-cell>
          <table:table-cell/>
        </table:table-row>
        <table:table-row table:style-name="ro2">
          <table:table-cell office:value-type="string">
            <text:p>Loire</text:p>
          </table:table-cell>
          <table:table-cell office:value-type="float" office:value="23.76">
            <text:p>23,76</text:p>
          </table:table-cell>
          <table:table-cell office:value-type="float" office:value="18.79">
            <text:p>18,79</text:p>
          </table:table-cell>
          <table:table-cell office:value-type="float" office:value="31.07">
            <text:p>31,07</text:p>
          </table:table-cell>
          <table:table-cell office:value-type="float" office:value="32.55">
            <text:p>32,55</text:p>
          </table:table-cell>
          <table:table-cell office:value-type="float" office:value="23.14">
            <text:p>23,14</text:p>
          </table:table-cell>
          <table:table-cell office:value-type="float" office:value="23.86">
            <text:p>23,86</text:p>
          </table:table-cell>
          <table:table-cell office:value-type="float" office:value="23.88">
            <text:p>23,88</text:p>
          </table:table-cell>
          <table:table-cell office:value-type="float" office:value="25.63">
            <text:p>25,63</text:p>
          </table:table-cell>
          <table:table-cell office:value-type="float" office:value="30.57">
            <text:p>30,57</text:p>
          </table:table-cell>
          <table:table-cell office:value-type="float" office:value="23.08">
            <text:p>23,08</text:p>
          </table:table-cell>
          <table:table-cell table:formula="of:=AVERAGE([.B22];[.D22];[.F22];[.H22];[.J22])" office:value-type="float" office:value="26.484">
            <text:p>26,48</text:p>
          </table:table-cell>
          <table:table-cell table:formula="of:=AVERAGE([.C22];[.E22];[.G22];[.I22];[.K22])" office:value-type="float" office:value="24.782">
            <text:p>24,78</text:p>
          </table:table-cell>
          <table:table-cell table:formula="of:=[.L22]/[.M22]" office:value-type="float" office:value="1.06867887983214">
            <text:p>1,07</text:p>
          </table:table-cell>
          <table:table-cell office:value-type="float" office:value="6.14">
            <text:p>6,14</text:p>
          </table:table-cell>
          <table:table-cell office:value-type="float" office:value="5.41">
            <text:p>5,41</text:p>
          </table:table-cell>
          <table:table-cell office:value-type="float" office:value="7.12">
            <text:p>7,12</text:p>
          </table:table-cell>
          <table:table-cell office:value-type="float" office:value="5.49">
            <text:p>5,49</text:p>
          </table:table-cell>
          <table:table-cell office:value-type="float" office:value="6.41">
            <text:p>6,41</text:p>
          </table:table-cell>
          <table:table-cell office:value-type="float" office:value="5.55">
            <text:p>5,55</text:p>
          </table:table-cell>
          <table:table-cell office:value-type="float" office:value="6.87">
            <text:p>6,87</text:p>
          </table:table-cell>
          <table:table-cell office:value-type="float" office:value="5.56">
            <text:p>5,56</text:p>
          </table:table-cell>
          <table:table-cell office:value-type="float" office:value="6.75">
            <text:p>6,75</text:p>
          </table:table-cell>
          <table:table-cell office:value-type="float" office:value="5.44">
            <text:p>5,44</text:p>
          </table:table-cell>
          <table:table-cell table:formula="of:=AVERAGE([.O22];[.Q22];[.S22];[.U22];[.W22])" office:value-type="float" office:value="6.658">
            <text:p>6,66</text:p>
          </table:table-cell>
          <table:table-cell table:formula="of:=AVERAGE([.P22];[.R22];[.T22];[.V22];[.X22])" office:value-type="float" office:value="5.49">
            <text:p>5,49</text:p>
          </table:table-cell>
          <table:table-cell table:formula="of:=[.Y22]/[.Z22]" office:value-type="float" office:value="1.21275045537341">
            <text:p>1,21</text:p>
          </table:table-cell>
          <table:table-cell office:value-type="float" office:value="14.47">
            <text:p>14,47</text:p>
          </table:table-cell>
          <table:table-cell office:value-type="float" office:value="13.85">
            <text:p>13,85</text:p>
          </table:table-cell>
          <table:table-cell office:value-type="float" office:value="15.55">
            <text:p>15,55</text:p>
          </table:table-cell>
          <table:table-cell office:value-type="float" office:value="15.89">
            <text:p>15,89</text:p>
          </table:table-cell>
          <table:table-cell office:value-type="float" office:value="18.79">
            <text:p>18,79</text:p>
          </table:table-cell>
          <table:table-cell office:value-type="float" office:value="13.96">
            <text:p>13,96</text:p>
          </table:table-cell>
          <table:table-cell office:value-type="float" office:value="17.1">
            <text:p>17,1</text:p>
          </table:table-cell>
          <table:table-cell office:value-type="float" office:value="14.81">
            <text:p>14,81</text:p>
          </table:table-cell>
          <table:table-cell office:value-type="float" office:value="17.8">
            <text:p>17,8</text:p>
          </table:table-cell>
          <table:table-cell office:value-type="float" office:value="16.6">
            <text:p>16,6</text:p>
          </table:table-cell>
          <table:table-cell table:formula="of:=AVERAGE([.AB22];[.AD22];[.AF22];[.AH22];[.AJ22])" office:value-type="float" office:value="16.742">
            <text:p>16,74</text:p>
          </table:table-cell>
          <table:table-cell table:formula="of:=AVERAGE([.AC22];[.AE22];[.AG22];[.AI22];[.AK22])" office:value-type="float" office:value="15.022">
            <text:p>15,02</text:p>
          </table:table-cell>
          <table:table-cell table:formula="of:=[.AL22]/[.AM22]" office:value-type="float" office:value="1.11449873518839">
            <text:p>1,11</text:p>
          </table:table-cell>
          <table:table-cell/>
        </table:table-row>
        <table:table-row table:style-name="ro2">
          <table:table-cell office:value-type="string">
            <text:p>Meritage</text:p>
          </table:table-cell>
          <table:table-cell office:value-type="float" office:value="7.75">
            <text:p>7,75</text:p>
          </table:table-cell>
          <table:table-cell office:value-type="float" office:value="9.62">
            <text:p>9,62</text:p>
          </table:table-cell>
          <table:table-cell office:value-type="float" office:value="8.48">
            <text:p>8,48</text:p>
          </table:table-cell>
          <table:table-cell office:value-type="float" office:value="8.85">
            <text:p>8,85</text:p>
          </table:table-cell>
          <table:table-cell office:value-type="float" office:value="7.11">
            <text:p>7,11</text:p>
          </table:table-cell>
          <table:table-cell office:value-type="float" office:value="6.78">
            <text:p>6,78</text:p>
          </table:table-cell>
          <table:table-cell office:value-type="float" office:value="8.84">
            <text:p>8,84</text:p>
          </table:table-cell>
          <table:table-cell office:value-type="float" office:value="7.61">
            <text:p>7,61</text:p>
          </table:table-cell>
          <table:table-cell office:value-type="float" office:value="10.43">
            <text:p>10,43</text:p>
          </table:table-cell>
          <table:table-cell office:value-type="float" office:value="6.72">
            <text:p>6,72</text:p>
          </table:table-cell>
          <table:table-cell table:formula="of:=AVERAGE([.B23];[.D23];[.F23];[.H23];[.J23])" office:value-type="float" office:value="8.522">
            <text:p>8,52</text:p>
          </table:table-cell>
          <table:table-cell table:formula="of:=AVERAGE([.C23];[.E23];[.G23];[.I23];[.K23])" office:value-type="float" office:value="7.916">
            <text:p>7,92</text:p>
          </table:table-cell>
          <table:table-cell table:formula="of:=[.L23]/[.M23]" office:value-type="float" office:value="1.07655381505811">
            <text:p>1,08</text:p>
          </table:table-cell>
          <table:table-cell office:value-type="float" office:value="2.59">
            <text:p>2,59</text:p>
          </table:table-cell>
          <table:table-cell office:value-type="float" office:value="2.72">
            <text:p>2,72</text:p>
          </table:table-cell>
          <table:table-cell office:value-type="float" office:value="2.62">
            <text:p>2,62</text:p>
          </table:table-cell>
          <table:table-cell office:value-type="float" office:value="2.66">
            <text:p>2,66</text:p>
          </table:table-cell>
          <table:table-cell office:value-type="float" office:value="2.65">
            <text:p>2,65</text:p>
          </table:table-cell>
          <table:table-cell office:value-type="float" office:value="2.59">
            <text:p>2,59</text:p>
          </table:table-cell>
          <table:table-cell office:value-type="float" office:value="2.61">
            <text:p>2,61</text:p>
          </table:table-cell>
          <table:table-cell office:value-type="float" office:value="2.56">
            <text:p>2,56</text:p>
          </table:table-cell>
          <table:table-cell office:value-type="float" office:value="2.61">
            <text:p>2,61</text:p>
          </table:table-cell>
          <table:table-cell office:value-type="float" office:value="2.73">
            <text:p>2,73</text:p>
          </table:table-cell>
          <table:table-cell table:formula="of:=AVERAGE([.O23];[.Q23];[.S23];[.U23];[.W23])" office:value-type="float" office:value="2.616">
            <text:p>2,62</text:p>
          </table:table-cell>
          <table:table-cell table:formula="of:=AVERAGE([.P23];[.R23];[.T23];[.V23];[.X23])" office:value-type="float" office:value="2.652">
            <text:p>2,65</text:p>
          </table:table-cell>
          <table:table-cell table:formula="of:=[.Y23]/[.Z23]" office:value-type="float" office:value="0.986425339366516">
            <text:p>0,99</text:p>
          </table:table-cell>
          <table:table-cell office:value-type="float" office:value="3.7">
            <text:p>3,7</text:p>
          </table:table-cell>
          <table:table-cell office:value-type="float" office:value="4.45">
            <text:p>4,45</text:p>
          </table:table-cell>
          <table:table-cell office:value-type="float" office:value="4.11">
            <text:p>4,11</text:p>
          </table:table-cell>
          <table:table-cell office:value-type="float" office:value="3.46">
            <text:p>3,46</text:p>
          </table:table-cell>
          <table:table-cell office:value-type="float" office:value="3.65">
            <text:p>3,65</text:p>
          </table:table-cell>
          <table:table-cell office:value-type="float" office:value="3.47">
            <text:p>3,47</text:p>
          </table:table-cell>
          <table:table-cell office:value-type="float" office:value="4.75">
            <text:p>4,75</text:p>
          </table:table-cell>
          <table:table-cell office:value-type="float" office:value="4.17">
            <text:p>4,17</text:p>
          </table:table-cell>
          <table:table-cell office:value-type="float" office:value="4.33">
            <text:p>4,33</text:p>
          </table:table-cell>
          <table:table-cell office:value-type="float" office:value="4.32">
            <text:p>4,32</text:p>
          </table:table-cell>
          <table:table-cell table:formula="of:=AVERAGE([.AB23];[.AD23];[.AF23];[.AH23];[.AJ23])" office:value-type="float" office:value="4.108">
            <text:p>4,11</text:p>
          </table:table-cell>
          <table:table-cell table:formula="of:=AVERAGE([.AC23];[.AE23];[.AG23];[.AI23];[.AK23])" office:value-type="float" office:value="3.974">
            <text:p>3,97</text:p>
          </table:table-cell>
          <table:table-cell table:formula="of:=[.AL23]/[.AM23]" office:value-type="float" office:value="1.03371917463513">
            <text:p>1,03</text:p>
          </table:table-cell>
          <table:table-cell/>
        </table:table-row>
        <table:table-row table:style-name="ro2">
          <table:table-cell office:value-type="string">
            <text:p>Merlot</text:p>
          </table:table-cell>
          <table:table-cell office:value-type="float" office:value="9.7">
            <text:p>9,7</text:p>
          </table:table-cell>
          <table:table-cell office:value-type="float" office:value="11.79">
            <text:p>11,79</text:p>
          </table:table-cell>
          <table:table-cell office:value-type="float" office:value="13.69">
            <text:p>13,69</text:p>
          </table:table-cell>
          <table:table-cell office:value-type="float" office:value="11.26">
            <text:p>11,26</text:p>
          </table:table-cell>
          <table:table-cell office:value-type="float" office:value="13.83">
            <text:p>13,83</text:p>
          </table:table-cell>
          <table:table-cell office:value-type="float" office:value="12.54">
            <text:p>12,54</text:p>
          </table:table-cell>
          <table:table-cell office:value-type="float" office:value="13.79">
            <text:p>13,79</text:p>
          </table:table-cell>
          <table:table-cell office:value-type="float" office:value="9.68">
            <text:p>9,68</text:p>
          </table:table-cell>
          <table:table-cell office:value-type="float" office:value="11.48">
            <text:p>11,48</text:p>
          </table:table-cell>
          <table:table-cell office:value-type="float" office:value="11.45">
            <text:p>11,45</text:p>
          </table:table-cell>
          <table:table-cell table:formula="of:=AVERAGE([.B24];[.D24];[.F24];[.H24];[.J24])" office:value-type="float" office:value="12.498">
            <text:p>12,5</text:p>
          </table:table-cell>
          <table:table-cell table:formula="of:=AVERAGE([.C24];[.E24];[.G24];[.I24];[.K24])" office:value-type="float" office:value="11.344">
            <text:p>11,34</text:p>
          </table:table-cell>
          <table:table-cell table:formula="of:=[.L24]/[.M24]" office:value-type="float" office:value="1.10172778561354">
            <text:p>1,1</text:p>
          </table:table-cell>
          <table:table-cell office:value-type="float" office:value="4.93">
            <text:p>4,93</text:p>
          </table:table-cell>
          <table:table-cell office:value-type="float" office:value="3.25">
            <text:p>3,25</text:p>
          </table:table-cell>
          <table:table-cell office:value-type="float" office:value="4.87">
            <text:p>4,87</text:p>
          </table:table-cell>
          <table:table-cell office:value-type="float" office:value="3.46">
            <text:p>3,46</text:p>
          </table:table-cell>
          <table:table-cell office:value-type="float" office:value="4.92">
            <text:p>4,92</text:p>
          </table:table-cell>
          <table:table-cell office:value-type="float" office:value="3.09">
            <text:p>3,09</text:p>
          </table:table-cell>
          <table:table-cell office:value-type="float" office:value="4.91">
            <text:p>4,91</text:p>
          </table:table-cell>
          <table:table-cell office:value-type="float" office:value="3.11">
            <text:p>3,11</text:p>
          </table:table-cell>
          <table:table-cell office:value-type="float" office:value="5.02">
            <text:p>5,02</text:p>
          </table:table-cell>
          <table:table-cell office:value-type="float" office:value="3.02">
            <text:p>3,02</text:p>
          </table:table-cell>
          <table:table-cell table:formula="of:=AVERAGE([.O24];[.Q24];[.S24];[.U24];[.W24])" office:value-type="float" office:value="4.93">
            <text:p>4,93</text:p>
          </table:table-cell>
          <table:table-cell table:formula="of:=AVERAGE([.P24];[.R24];[.T24];[.V24];[.X24])" office:value-type="float" office:value="3.186">
            <text:p>3,19</text:p>
          </table:table-cell>
          <table:table-cell table:formula="of:=[.Y24]/[.Z24]" office:value-type="float" office:value="1.5473948524796">
            <text:p>1,55</text:p>
          </table:table-cell>
          <table:table-cell office:value-type="float" office:value="13.71">
            <text:p>13,71</text:p>
          </table:table-cell>
          <table:table-cell office:value-type="float" office:value="12.01">
            <text:p>12,01</text:p>
          </table:table-cell>
          <table:table-cell office:value-type="float" office:value="14.38">
            <text:p>14,38</text:p>
          </table:table-cell>
          <table:table-cell office:value-type="float" office:value="9.31">
            <text:p>9,31</text:p>
          </table:table-cell>
          <table:table-cell office:value-type="float" office:value="12.98">
            <text:p>12,98</text:p>
          </table:table-cell>
          <table:table-cell office:value-type="float" office:value="13.1">
            <text:p>13,1</text:p>
          </table:table-cell>
          <table:table-cell office:value-type="float" office:value="14.76">
            <text:p>14,76</text:p>
          </table:table-cell>
          <table:table-cell office:value-type="float" office:value="12.17">
            <text:p>12,17</text:p>
          </table:table-cell>
          <table:table-cell office:value-type="float" office:value="15.8">
            <text:p>15,8</text:p>
          </table:table-cell>
          <table:table-cell office:value-type="float" office:value="11.36">
            <text:p>11,36</text:p>
          </table:table-cell>
          <table:table-cell table:formula="of:=AVERAGE([.AB24];[.AD24];[.AF24];[.AH24];[.AJ24])" office:value-type="float" office:value="14.326">
            <text:p>14,33</text:p>
          </table:table-cell>
          <table:table-cell table:formula="of:=AVERAGE([.AC24];[.AE24];[.AG24];[.AI24];[.AK24])" office:value-type="float" office:value="11.59">
            <text:p>11,59</text:p>
          </table:table-cell>
          <table:table-cell table:formula="of:=[.AL24]/[.AM24]" office:value-type="float" office:value="1.23606557377049">
            <text:p>1,24</text:p>
          </table:table-cell>
          <table:table-cell/>
        </table:table-row>
        <table:table-row table:style-name="ro2">
          <table:table-cell office:value-type="string">
            <text:p>PetiteSyrah</text:p>
          </table:table-cell>
          <table:table-cell office:value-type="float" office:value="10.22">
            <text:p>10,22</text:p>
          </table:table-cell>
          <table:table-cell office:value-type="float" office:value="9.19">
            <text:p>9,19</text:p>
          </table:table-cell>
          <table:table-cell office:value-type="float" office:value="9.36">
            <text:p>9,36</text:p>
          </table:table-cell>
          <table:table-cell office:value-type="float" office:value="8.14">
            <text:p>8,14</text:p>
          </table:table-cell>
          <table:table-cell office:value-type="float" office:value="8.97">
            <text:p>8,97</text:p>
          </table:table-cell>
          <table:table-cell office:value-type="float" office:value="9.79">
            <text:p>9,79</text:p>
          </table:table-cell>
          <table:table-cell office:value-type="float" office:value="10.34">
            <text:p>10,34</text:p>
          </table:table-cell>
          <table:table-cell office:value-type="float" office:value="10.49">
            <text:p>10,49</text:p>
          </table:table-cell>
          <table:table-cell office:value-type="float" office:value="10.08">
            <text:p>10,08</text:p>
          </table:table-cell>
          <table:table-cell office:value-type="float" office:value="11.52">
            <text:p>11,52</text:p>
          </table:table-cell>
          <table:table-cell table:formula="of:=AVERAGE([.B25];[.D25];[.F25];[.H25];[.J25])" office:value-type="float" office:value="9.794">
            <text:p>9,79</text:p>
          </table:table-cell>
          <table:table-cell table:formula="of:=AVERAGE([.C25];[.E25];[.G25];[.I25];[.K25])" office:value-type="float" office:value="9.826">
            <text:p>9,83</text:p>
          </table:table-cell>
          <table:table-cell table:formula="of:=[.L25]/[.M25]" office:value-type="float" office:value="0.996743334011806">
            <text:p>1</text:p>
          </table:table-cell>
          <table:table-cell office:value-type="float" office:value="3.83">
            <text:p>3,83</text:p>
          </table:table-cell>
          <table:table-cell office:value-type="float" office:value="3.18">
            <text:p>3,18</text:p>
          </table:table-cell>
          <table:table-cell office:value-type="float" office:value="3.6">
            <text:p>3,60</text:p>
          </table:table-cell>
          <table:table-cell office:value-type="float" office:value="3.04">
            <text:p>3,04</text:p>
          </table:table-cell>
          <table:table-cell office:value-type="float" office:value="3.52">
            <text:p>3,52</text:p>
          </table:table-cell>
          <table:table-cell office:value-type="float" office:value="3.15">
            <text:p>3,15</text:p>
          </table:table-cell>
          <table:table-cell office:value-type="float" office:value="3.58">
            <text:p>3,58</text:p>
          </table:table-cell>
          <table:table-cell office:value-type="float" office:value="3.48">
            <text:p>3,48</text:p>
          </table:table-cell>
          <table:table-cell office:value-type="float" office:value="3.59">
            <text:p>3,59</text:p>
          </table:table-cell>
          <table:table-cell office:value-type="float" office:value="3.1">
            <text:p>3,10</text:p>
          </table:table-cell>
          <table:table-cell table:formula="of:=AVERAGE([.O25];[.Q25];[.S25];[.U25];[.W25])" office:value-type="float" office:value="3.624">
            <text:p>3,62</text:p>
          </table:table-cell>
          <table:table-cell table:formula="of:=AVERAGE([.P25];[.R25];[.T25];[.V25];[.X25])" office:value-type="float" office:value="3.19">
            <text:p>3,19</text:p>
          </table:table-cell>
          <table:table-cell table:formula="of:=[.Y25]/[.Z25]" office:value-type="float" office:value="1.13605015673981">
            <text:p>1,14</text:p>
          </table:table-cell>
          <table:table-cell office:value-type="float" office:value="8.21">
            <text:p>8,21</text:p>
          </table:table-cell>
          <table:table-cell office:value-type="float" office:value="6.49">
            <text:p>6,49</text:p>
          </table:table-cell>
          <table:table-cell office:value-type="float" office:value="7.43">
            <text:p>7,43</text:p>
          </table:table-cell>
          <table:table-cell office:value-type="float" office:value="7.63">
            <text:p>7,63</text:p>
          </table:table-cell>
          <table:table-cell office:value-type="float" office:value="5.89">
            <text:p>5,89</text:p>
          </table:table-cell>
          <table:table-cell office:value-type="float" office:value="6.31">
            <text:p>6,31</text:p>
          </table:table-cell>
          <table:table-cell office:value-type="float" office:value="7.8">
            <text:p>7,8</text:p>
          </table:table-cell>
          <table:table-cell office:value-type="float" office:value="6.44">
            <text:p>6,44</text:p>
          </table:table-cell>
          <table:table-cell office:value-type="float" office:value="7.07">
            <text:p>7,07</text:p>
          </table:table-cell>
          <table:table-cell office:value-type="float" office:value="7.35">
            <text:p>7,35</text:p>
          </table:table-cell>
          <table:table-cell table:formula="of:=AVERAGE([.AB25];[.AD25];[.AF25];[.AH25];[.AJ25])" office:value-type="float" office:value="7.28">
            <text:p>7,28</text:p>
          </table:table-cell>
          <table:table-cell table:formula="of:=AVERAGE([.AC25];[.AE25];[.AG25];[.AI25];[.AK25])" office:value-type="float" office:value="6.844">
            <text:p>6,84</text:p>
          </table:table-cell>
          <table:table-cell table:formula="of:=[.AL25]/[.AM25]" office:value-type="float" office:value="1.06370543541788">
            <text:p>1,06</text:p>
          </table:table-cell>
          <table:table-cell/>
        </table:table-row>
        <table:table-row table:style-name="ro2">
          <table:table-cell office:value-type="string">
            <text:p>PinotBlanc</text:p>
          </table:table-cell>
          <table:table-cell office:value-type="float" office:value="7.11">
            <text:p>7,11</text:p>
          </table:table-cell>
          <table:table-cell office:value-type="float" office:value="6.45">
            <text:p>6,45</text:p>
          </table:table-cell>
          <table:table-cell office:value-type="float" office:value="9.31">
            <text:p>9,31</text:p>
          </table:table-cell>
          <table:table-cell office:value-type="float" office:value="6.49">
            <text:p>6,49</text:p>
          </table:table-cell>
          <table:table-cell office:value-type="float" office:value="7.76">
            <text:p>7,76</text:p>
          </table:table-cell>
          <table:table-cell office:value-type="float" office:value="8.72">
            <text:p>8,72</text:p>
          </table:table-cell>
          <table:table-cell office:value-type="float" office:value="8.47">
            <text:p>8,47</text:p>
          </table:table-cell>
          <table:table-cell office:value-type="float" office:value="5.9">
            <text:p>5,9</text:p>
          </table:table-cell>
          <table:table-cell office:value-type="float" office:value="8.3">
            <text:p>8,3</text:p>
          </table:table-cell>
          <table:table-cell office:value-type="float" office:value="5.83">
            <text:p>5,83</text:p>
          </table:table-cell>
          <table:table-cell table:formula="of:=AVERAGE([.B26];[.D26];[.F26];[.H26];[.J26])" office:value-type="float" office:value="8.19">
            <text:p>8,19</text:p>
          </table:table-cell>
          <table:table-cell table:formula="of:=AVERAGE([.C26];[.E26];[.G26];[.I26];[.K26])" office:value-type="float" office:value="6.678">
            <text:p>6,68</text:p>
          </table:table-cell>
          <table:table-cell table:formula="of:=[.L26]/[.M26]" office:value-type="float" office:value="1.22641509433962">
            <text:p>1,23</text:p>
          </table:table-cell>
          <table:table-cell office:value-type="float" office:value="2.77">
            <text:p>2,77</text:p>
          </table:table-cell>
          <table:table-cell office:value-type="float" office:value="2.67">
            <text:p>2,67</text:p>
          </table:table-cell>
          <table:table-cell office:value-type="float" office:value="2.64">
            <text:p>2,64</text:p>
          </table:table-cell>
          <table:table-cell office:value-type="float" office:value="2.72">
            <text:p>2,72</text:p>
          </table:table-cell>
          <table:table-cell office:value-type="float" office:value="2.71">
            <text:p>2,71</text:p>
          </table:table-cell>
          <table:table-cell office:value-type="float" office:value="2.73">
            <text:p>2,73</text:p>
          </table:table-cell>
          <table:table-cell office:value-type="float" office:value="2.65">
            <text:p>2,65</text:p>
          </table:table-cell>
          <table:table-cell office:value-type="float" office:value="2.68">
            <text:p>2,68</text:p>
          </table:table-cell>
          <table:table-cell office:value-type="float" office:value="2.6">
            <text:p>2,60</text:p>
          </table:table-cell>
          <table:table-cell office:value-type="float" office:value="2.67">
            <text:p>2,67</text:p>
          </table:table-cell>
          <table:table-cell table:formula="of:=AVERAGE([.O26];[.Q26];[.S26];[.U26];[.W26])" office:value-type="float" office:value="2.674">
            <text:p>2,67</text:p>
          </table:table-cell>
          <table:table-cell table:formula="of:=AVERAGE([.P26];[.R26];[.T26];[.V26];[.X26])" office:value-type="float" office:value="2.694">
            <text:p>2,69</text:p>
          </table:table-cell>
          <table:table-cell table:formula="of:=[.Y26]/[.Z26]" office:value-type="float" office:value="0.992576095025984">
            <text:p>0,99</text:p>
          </table:table-cell>
          <table:table-cell office:value-type="float" office:value="5.25">
            <text:p>5,25</text:p>
          </table:table-cell>
          <table:table-cell office:value-type="float" office:value="4.95">
            <text:p>4,95</text:p>
          </table:table-cell>
          <table:table-cell office:value-type="float" office:value="5.68">
            <text:p>5,68</text:p>
          </table:table-cell>
          <table:table-cell office:value-type="float" office:value="3.7">
            <text:p>3,7</text:p>
          </table:table-cell>
          <table:table-cell office:value-type="float" office:value="4.25">
            <text:p>4,25</text:p>
          </table:table-cell>
          <table:table-cell office:value-type="float" office:value="3.11">
            <text:p>3,11</text:p>
          </table:table-cell>
          <table:table-cell office:value-type="float" office:value="2.84">
            <text:p>2,84</text:p>
          </table:table-cell>
          <table:table-cell office:value-type="float" office:value="3.71">
            <text:p>3,71</text:p>
          </table:table-cell>
          <table:table-cell office:value-type="float" office:value="4.57">
            <text:p>4,57</text:p>
          </table:table-cell>
          <table:table-cell office:value-type="float" office:value="5.76">
            <text:p>5,76</text:p>
          </table:table-cell>
          <table:table-cell table:formula="of:=AVERAGE([.AB26];[.AD26];[.AF26];[.AH26];[.AJ26])" office:value-type="float" office:value="4.518">
            <text:p>4,52</text:p>
          </table:table-cell>
          <table:table-cell table:formula="of:=AVERAGE([.AC26];[.AE26];[.AG26];[.AI26];[.AK26])" office:value-type="float" office:value="4.246">
            <text:p>4,25</text:p>
          </table:table-cell>
          <table:table-cell table:formula="of:=[.AL26]/[.AM26]" office:value-type="float" office:value="1.06406029203957">
            <text:p>1,06</text:p>
          </table:table-cell>
          <table:table-cell/>
        </table:table-row>
        <table:table-row table:style-name="ro2">
          <table:table-cell office:value-type="string">
            <text:p>PinorNoir</text:p>
          </table:table-cell>
          <table:table-cell office:value-type="float" office:value="7.67">
            <text:p>7,67</text:p>
          </table:table-cell>
          <table:table-cell office:value-type="float" office:value="7.14">
            <text:p>7,14</text:p>
          </table:table-cell>
          <table:table-cell office:value-type="float" office:value="7.34">
            <text:p>7,34</text:p>
          </table:table-cell>
          <table:table-cell office:value-type="float" office:value="6.48">
            <text:p>6,48</text:p>
          </table:table-cell>
          <table:table-cell office:value-type="float" office:value="5.21">
            <text:p>5,21</text:p>
          </table:table-cell>
          <table:table-cell office:value-type="float" office:value="7.33">
            <text:p>7,33</text:p>
          </table:table-cell>
          <table:table-cell office:value-type="float" office:value="6.46">
            <text:p>6,46</text:p>
          </table:table-cell>
          <table:table-cell office:value-type="float" office:value="7.1">
            <text:p>7,1</text:p>
          </table:table-cell>
          <table:table-cell office:value-type="float" office:value="5.57">
            <text:p>5,57</text:p>
          </table:table-cell>
          <table:table-cell office:value-type="float" office:value="6.98">
            <text:p>6,98</text:p>
          </table:table-cell>
          <table:table-cell table:formula="of:=AVERAGE([.B27];[.D27];[.F27];[.H27];[.J27])" office:value-type="float" office:value="6.45">
            <text:p>6,45</text:p>
          </table:table-cell>
          <table:table-cell table:formula="of:=AVERAGE([.C27];[.E27];[.G27];[.I27];[.K27])" office:value-type="float" office:value="7.006">
            <text:p>7,01</text:p>
          </table:table-cell>
          <table:table-cell table:formula="of:=[.L27]/[.M27]" office:value-type="float" office:value="0.920639451898373">
            <text:p>0,92</text:p>
          </table:table-cell>
          <table:table-cell office:value-type="float" office:value="2.47">
            <text:p>2,47</text:p>
          </table:table-cell>
          <table:table-cell office:value-type="float" office:value="1.53">
            <text:p>1,53</text:p>
          </table:table-cell>
          <table:table-cell office:value-type="float" office:value="2.33">
            <text:p>2,33</text:p>
          </table:table-cell>
          <table:table-cell office:value-type="float" office:value="1.44">
            <text:p>1,44</text:p>
          </table:table-cell>
          <table:table-cell office:value-type="float" office:value="2.41">
            <text:p>2,41</text:p>
          </table:table-cell>
          <table:table-cell office:value-type="float" office:value="1.48">
            <text:p>1,48</text:p>
          </table:table-cell>
          <table:table-cell office:value-type="float" office:value="2.37">
            <text:p>2,37</text:p>
          </table:table-cell>
          <table:table-cell office:value-type="float" office:value="1.75">
            <text:p>1,75</text:p>
          </table:table-cell>
          <table:table-cell office:value-type="float" office:value="2.42">
            <text:p>2,42</text:p>
          </table:table-cell>
          <table:table-cell office:value-type="float" office:value="1.5">
            <text:p>1,50</text:p>
          </table:table-cell>
          <table:table-cell table:formula="of:=AVERAGE([.O27];[.Q27];[.S27];[.U27];[.W27])" office:value-type="float" office:value="2.4">
            <text:p>2,4</text:p>
          </table:table-cell>
          <table:table-cell table:formula="of:=AVERAGE([.P27];[.R27];[.T27];[.V27];[.X27])" office:value-type="float" office:value="1.54">
            <text:p>1,54</text:p>
          </table:table-cell>
          <table:table-cell table:formula="of:=[.Y27]/[.Z27]" office:value-type="float" office:value="1.55844155844156">
            <text:p>1,56</text:p>
          </table:table-cell>
          <table:table-cell office:value-type="float" office:value="4.02">
            <text:p>4,02</text:p>
          </table:table-cell>
          <table:table-cell office:value-type="float" office:value="2.64">
            <text:p>2,64</text:p>
          </table:table-cell>
          <table:table-cell office:value-type="float" office:value="3.53">
            <text:p>3,53</text:p>
          </table:table-cell>
          <table:table-cell office:value-type="float" office:value="3.51">
            <text:p>3,51</text:p>
          </table:table-cell>
          <table:table-cell office:value-type="float" office:value="3.91">
            <text:p>3,91</text:p>
          </table:table-cell>
          <table:table-cell office:value-type="float" office:value="3.89">
            <text:p>3,89</text:p>
          </table:table-cell>
          <table:table-cell office:value-type="float" office:value="4.31">
            <text:p>4,31</text:p>
          </table:table-cell>
          <table:table-cell office:value-type="float" office:value="3.03">
            <text:p>3,03</text:p>
          </table:table-cell>
          <table:table-cell office:value-type="float" office:value="3.32">
            <text:p>3,32</text:p>
          </table:table-cell>
          <table:table-cell office:value-type="float" office:value="2.84">
            <text:p>2,84</text:p>
          </table:table-cell>
          <table:table-cell table:formula="of:=AVERAGE([.AB27];[.AD27];[.AF27];[.AH27];[.AJ27])" office:value-type="float" office:value="3.818">
            <text:p>3,82</text:p>
          </table:table-cell>
          <table:table-cell table:formula="of:=AVERAGE([.AC27];[.AE27];[.AG27];[.AI27];[.AK27])" office:value-type="float" office:value="3.182">
            <text:p>3,18</text:p>
          </table:table-cell>
          <table:table-cell table:formula="of:=[.AL27]/[.AM27]" office:value-type="float" office:value="1.19987429289755">
            <text:p>1,2</text:p>
          </table:table-cell>
          <table:table-cell/>
        </table:table-row>
        <table:table-row table:style-name="ro2">
          <table:table-cell office:value-type="string">
            <text:p>RedWine</text:p>
          </table:table-cell>
          <table:table-cell table:number-columns-repeated="12" office:value-type="string">
            <text:p>TO</text:p>
          </table:table-cell>
          <table:table-cell/>
          <table:table-cell office:value-type="string">
            <text:p>TO</text:p>
          </table:table-cell>
          <table:table-cell office:value-type="float" office:value="4.53">
            <text:p>4,53</text:p>
          </table:table-cell>
          <table:table-cell office:value-type="string">
            <text:p>TO</text:p>
          </table:table-cell>
          <table:table-cell office:value-type="float" office:value="3.5">
            <text:p>3,50</text:p>
          </table:table-cell>
          <table:table-cell office:value-type="string">
            <text:p>TO</text:p>
          </table:table-cell>
          <table:table-cell office:value-type="float" office:value="4.23">
            <text:p>4,23</text:p>
          </table:table-cell>
          <table:table-cell office:value-type="string">
            <text:p>TO</text:p>
          </table:table-cell>
          <table:table-cell office:value-type="float" office:value="4.31">
            <text:p>4,31</text:p>
          </table:table-cell>
          <table:table-cell office:value-type="string">
            <text:p>TO</text:p>
          </table:table-cell>
          <table:table-cell office:value-type="float" office:value="4.11">
            <text:p>4,11</text:p>
          </table:table-cell>
          <table:table-cell office:value-type="string">
            <text:p>TO</text:p>
          </table:table-cell>
          <table:table-cell table:formula="of:=AVERAGE([.P28];[.R28];[.T28];[.V28];[.X28])" office:value-type="float" office:value="4.136">
            <text:p>4,14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Riesling</text:p>
          </table:table-cell>
          <table:table-cell office:value-type="float" office:value="77.73">
            <text:p>77,73</text:p>
          </table:table-cell>
          <table:table-cell office:value-type="float" office:value="101.1">
            <text:p>101,1</text:p>
          </table:table-cell>
          <table:table-cell office:value-type="float" office:value="84.17">
            <text:p>84,17</text:p>
          </table:table-cell>
          <table:table-cell office:value-type="float" office:value="76.82">
            <text:p>76,82</text:p>
          </table:table-cell>
          <table:table-cell office:value-type="float" office:value="69.45">
            <text:p>69,45</text:p>
          </table:table-cell>
          <table:table-cell office:value-type="float" office:value="90.5">
            <text:p>90,5</text:p>
          </table:table-cell>
          <table:table-cell office:value-type="float" office:value="74.24">
            <text:p>74,24</text:p>
          </table:table-cell>
          <table:table-cell office:value-type="float" office:value="71.85">
            <text:p>71,85</text:p>
          </table:table-cell>
          <table:table-cell office:value-type="float" office:value="85.97">
            <text:p>85,97</text:p>
          </table:table-cell>
          <table:table-cell office:value-type="float" office:value="76.94">
            <text:p>76,94</text:p>
          </table:table-cell>
          <table:table-cell table:formula="of:=AVERAGE([.B29];[.D29];[.F29];[.H29];[.J29])" office:value-type="float" office:value="78.312">
            <text:p>78,31</text:p>
          </table:table-cell>
          <table:table-cell table:formula="of:=AVERAGE([.C29];[.E29];[.G29];[.I29];[.K29])" office:value-type="float" office:value="83.442">
            <text:p>83,44</text:p>
          </table:table-cell>
          <table:table-cell table:formula="of:=[.L29]/[.M29]" office:value-type="float" office:value="0.938520169698713">
            <text:p>0,94</text:p>
          </table:table-cell>
          <table:table-cell office:value-type="float" office:value="14.61">
            <text:p>14,61</text:p>
          </table:table-cell>
          <table:table-cell office:value-type="float" office:value="10.26">
            <text:p>10,26</text:p>
          </table:table-cell>
          <table:table-cell office:value-type="float" office:value="14.19">
            <text:p>14,19</text:p>
          </table:table-cell>
          <table:table-cell office:value-type="float" office:value="10.2">
            <text:p>10,20</text:p>
          </table:table-cell>
          <table:table-cell office:value-type="float" office:value="14.26">
            <text:p>14,26</text:p>
          </table:table-cell>
          <table:table-cell office:value-type="float" office:value="10.36">
            <text:p>10,36</text:p>
          </table:table-cell>
          <table:table-cell office:value-type="float" office:value="13.13">
            <text:p>13,13</text:p>
          </table:table-cell>
          <table:table-cell office:value-type="float" office:value="10.32">
            <text:p>10,32</text:p>
          </table:table-cell>
          <table:table-cell office:value-type="float" office:value="14.39">
            <text:p>14,39</text:p>
          </table:table-cell>
          <table:table-cell office:value-type="float" office:value="10.86">
            <text:p>10,86</text:p>
          </table:table-cell>
          <table:table-cell table:formula="of:=AVERAGE([.O29];[.Q29];[.S29];[.U29];[.W29])" office:value-type="float" office:value="14.116">
            <text:p>14,12</text:p>
          </table:table-cell>
          <table:table-cell table:formula="of:=AVERAGE([.P29];[.R29];[.T29];[.V29];[.X29])" office:value-type="float" office:value="10.4">
            <text:p>10,4</text:p>
          </table:table-cell>
          <table:table-cell table:formula="of:=[.Y29]/[.Z29]" office:value-type="float" office:value="1.35730769230769">
            <text:p>1,36</text:p>
          </table:table-cell>
          <table:table-cell office:value-type="float" office:value="42.1">
            <text:p>42,1</text:p>
          </table:table-cell>
          <table:table-cell office:value-type="float" office:value="40.72">
            <text:p>40,72</text:p>
          </table:table-cell>
          <table:table-cell office:value-type="float" office:value="41.94">
            <text:p>41,94</text:p>
          </table:table-cell>
          <table:table-cell office:value-type="float" office:value="37.04">
            <text:p>37,04</text:p>
          </table:table-cell>
          <table:table-cell office:value-type="float" office:value="41.08">
            <text:p>41,08</text:p>
          </table:table-cell>
          <table:table-cell office:value-type="float" office:value="37.07">
            <text:p>37,07</text:p>
          </table:table-cell>
          <table:table-cell office:value-type="float" office:value="41.32">
            <text:p>41,32</text:p>
          </table:table-cell>
          <table:table-cell office:value-type="float" office:value="35.19">
            <text:p>35,19</text:p>
          </table:table-cell>
          <table:table-cell office:value-type="float" office:value="40.78">
            <text:p>40,78</text:p>
          </table:table-cell>
          <table:table-cell office:value-type="float" office:value="35.17">
            <text:p>35,17</text:p>
          </table:table-cell>
          <table:table-cell table:formula="of:=AVERAGE([.AB29];[.AD29];[.AF29];[.AH29];[.AJ29])" office:value-type="float" office:value="41.444">
            <text:p>41,44</text:p>
          </table:table-cell>
          <table:table-cell table:formula="of:=AVERAGE([.AC29];[.AE29];[.AG29];[.AI29];[.AK29])" office:value-type="float" office:value="37.038">
            <text:p>37,04</text:p>
          </table:table-cell>
          <table:table-cell table:formula="of:=[.AL29]/[.AM29]" office:value-type="float" office:value="1.11895890706842">
            <text:p>1,12</text:p>
          </table:table-cell>
          <table:table-cell/>
        </table:table-row>
        <table:table-row table:style-name="ro2">
          <table:table-cell office:value-type="string">
            <text:p>RoseWine</text:p>
          </table:table-cell>
          <table:table-cell office:value-type="float" office:value="22.93">
            <text:p>22,93</text:p>
          </table:table-cell>
          <table:table-cell office:value-type="float" office:value="21.33">
            <text:p>21,33</text:p>
          </table:table-cell>
          <table:table-cell office:value-type="float" office:value="23.76">
            <text:p>23,76</text:p>
          </table:table-cell>
          <table:table-cell office:value-type="float" office:value="15.64">
            <text:p>15,64</text:p>
          </table:table-cell>
          <table:table-cell office:value-type="float" office:value="30.26">
            <text:p>30,26</text:p>
          </table:table-cell>
          <table:table-cell office:value-type="float" office:value="22.8">
            <text:p>22,8</text:p>
          </table:table-cell>
          <table:table-cell office:value-type="float" office:value="19.96">
            <text:p>19,96</text:p>
          </table:table-cell>
          <table:table-cell office:value-type="float" office:value="19.23">
            <text:p>19,23</text:p>
          </table:table-cell>
          <table:table-cell office:value-type="float" office:value="17.5">
            <text:p>17,5</text:p>
          </table:table-cell>
          <table:table-cell office:value-type="float" office:value="20.67">
            <text:p>20,67</text:p>
          </table:table-cell>
          <table:table-cell table:formula="of:=AVERAGE([.B30];[.D30];[.F30];[.H30];[.J30])" office:value-type="float" office:value="22.882">
            <text:p>22,88</text:p>
          </table:table-cell>
          <table:table-cell table:formula="of:=AVERAGE([.C30];[.E30];[.G30];[.I30];[.K30])" office:value-type="float" office:value="19.934">
            <text:p>19,93</text:p>
          </table:table-cell>
          <table:table-cell table:formula="of:=[.L30]/[.M30]" office:value-type="float" office:value="1.14788803050065">
            <text:p>1,15</text:p>
          </table:table-cell>
          <table:table-cell office:value-type="float" office:value="3.32">
            <text:p>3,32</text:p>
          </table:table-cell>
          <table:table-cell office:value-type="float" office:value="3.34">
            <text:p>3,34</text:p>
          </table:table-cell>
          <table:table-cell office:value-type="float" office:value="3.37">
            <text:p>3,37</text:p>
          </table:table-cell>
          <table:table-cell office:value-type="float" office:value="3.4">
            <text:p>3,40</text:p>
          </table:table-cell>
          <table:table-cell office:value-type="float" office:value="3.68">
            <text:p>3,68</text:p>
          </table:table-cell>
          <table:table-cell office:value-type="float" office:value="3.6">
            <text:p>3,60</text:p>
          </table:table-cell>
          <table:table-cell office:value-type="float" office:value="3.24">
            <text:p>3,24</text:p>
          </table:table-cell>
          <table:table-cell office:value-type="float" office:value="3.55">
            <text:p>3,55</text:p>
          </table:table-cell>
          <table:table-cell office:value-type="float" office:value="3.48">
            <text:p>3,48</text:p>
          </table:table-cell>
          <table:table-cell office:value-type="float" office:value="3.46">
            <text:p>3,46</text:p>
          </table:table-cell>
          <table:table-cell table:formula="of:=AVERAGE([.O30];[.Q30];[.S30];[.U30];[.W30])" office:value-type="float" office:value="3.418">
            <text:p>3,42</text:p>
          </table:table-cell>
          <table:table-cell table:formula="of:=AVERAGE([.P30];[.R30];[.T30];[.V30];[.X30])" office:value-type="float" office:value="3.47">
            <text:p>3,47</text:p>
          </table:table-cell>
          <table:table-cell table:formula="of:=[.Y30]/[.Z30]" office:value-type="float" office:value="0.985014409221902">
            <text:p>0,99</text:p>
          </table:table-cell>
          <table:table-cell office:value-type="float" office:value="7.92">
            <text:p>7,92</text:p>
          </table:table-cell>
          <table:table-cell office:value-type="float" office:value="8.24">
            <text:p>8,24</text:p>
          </table:table-cell>
          <table:table-cell office:value-type="float" office:value="5.45">
            <text:p>5,45</text:p>
          </table:table-cell>
          <table:table-cell office:value-type="float" office:value="8.25">
            <text:p>8,25</text:p>
          </table:table-cell>
          <table:table-cell office:value-type="float" office:value="6.84">
            <text:p>6,84</text:p>
          </table:table-cell>
          <table:table-cell office:value-type="float" office:value="8">
            <text:p>8</text:p>
          </table:table-cell>
          <table:table-cell office:value-type="float" office:value="7.84">
            <text:p>7,84</text:p>
          </table:table-cell>
          <table:table-cell office:value-type="float" office:value="7.39">
            <text:p>7,39</text:p>
          </table:table-cell>
          <table:table-cell office:value-type="float" office:value="6.82">
            <text:p>6,82</text:p>
          </table:table-cell>
          <table:table-cell office:value-type="float" office:value="7.72">
            <text:p>7,72</text:p>
          </table:table-cell>
          <table:table-cell table:formula="of:=AVERAGE([.AB30];[.AD30];[.AF30];[.AH30];[.AJ30])" office:value-type="float" office:value="6.974">
            <text:p>6,97</text:p>
          </table:table-cell>
          <table:table-cell table:formula="of:=AVERAGE([.AC30];[.AE30];[.AG30];[.AI30];[.AK30])" office:value-type="float" office:value="7.92">
            <text:p>7,92</text:p>
          </table:table-cell>
          <table:table-cell table:formula="of:=[.AL30]/[.AM30]" office:value-type="float" office:value="0.880555555555555">
            <text:p>0,88</text:p>
          </table:table-cell>
          <table:table-cell/>
        </table:table-row>
        <table:table-row table:style-name="ro2">
          <table:table-cell office:value-type="string">
            <text:p>SemillonOrSauvignonBlanc</text:p>
          </table:table-cell>
          <table:table-cell table:number-columns-repeated="12" office:value-type="string">
            <text:p>TO</text:p>
          </table:table-cell>
          <table:table-cell/>
          <table:table-cell office:value-type="string">
            <text:p>TO</text:p>
          </table:table-cell>
          <table:table-cell office:value-type="float" office:value="5.36">
            <text:p>5,36</text:p>
          </table:table-cell>
          <table:table-cell office:value-type="string">
            <text:p>TO</text:p>
          </table:table-cell>
          <table:table-cell office:value-type="float" office:value="7.81">
            <text:p>7,81</text:p>
          </table:table-cell>
          <table:table-cell office:value-type="string">
            <text:p>TO</text:p>
          </table:table-cell>
          <table:table-cell office:value-type="float" office:value="5.6">
            <text:p>5,60</text:p>
          </table:table-cell>
          <table:table-cell office:value-type="string">
            <text:p>TO</text:p>
          </table:table-cell>
          <table:table-cell office:value-type="float" office:value="5.88">
            <text:p>5,88</text:p>
          </table:table-cell>
          <table:table-cell office:value-type="string">
            <text:p>TO</text:p>
          </table:table-cell>
          <table:table-cell office:value-type="float" office:value="6.1">
            <text:p>6,10</text:p>
          </table:table-cell>
          <table:table-cell office:value-type="string">
            <text:p>TO</text:p>
          </table:table-cell>
          <table:table-cell table:formula="of:=AVERAGE([.P31];[.R31];[.T31];[.V31];[.X31])" office:value-type="float" office:value="6.15">
            <text:p>6,15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SweetWine</text:p>
          </table:table-cell>
          <table:table-cell table:number-columns-repeated="12" office:value-type="string">
            <text:p>TO</text:p>
          </table:table-cell>
          <table:table-cell/>
          <table:table-cell office:value-type="float" office:value="268.09">
            <text:p>268,09</text:p>
          </table:table-cell>
          <table:table-cell office:value-type="float" office:value="225.17">
            <text:p>225,17</text:p>
          </table:table-cell>
          <table:table-cell office:value-type="float" office:value="299.12">
            <text:p>299,12</text:p>
          </table:table-cell>
          <table:table-cell office:value-type="float" office:value="235.41">
            <text:p>235,41</text:p>
          </table:table-cell>
          <table:table-cell office:value-type="float" office:value="265.85">
            <text:p>265,85</text:p>
          </table:table-cell>
          <table:table-cell office:value-type="float" office:value="218.86">
            <text:p>218,86</text:p>
          </table:table-cell>
          <table:table-cell office:value-type="float" office:value="287.65">
            <text:p>287,65</text:p>
          </table:table-cell>
          <table:table-cell office:value-type="float" office:value="260.45">
            <text:p>260,45</text:p>
          </table:table-cell>
          <table:table-cell office:value-type="float" office:value="270.17">
            <text:p>270,17</text:p>
          </table:table-cell>
          <table:table-cell office:value-type="float" office:value="274.46">
            <text:p>274,46</text:p>
          </table:table-cell>
          <table:table-cell table:formula="of:=AVERAGE([.O32];[.Q32];[.S32];[.U32];[.W32])" office:value-type="float" office:value="278.176">
            <text:p>278,18</text:p>
          </table:table-cell>
          <table:table-cell table:formula="of:=AVERAGE([.P32];[.R32];[.T32];[.V32];[.X32])" office:value-type="float" office:value="242.87">
            <text:p>242,87</text:p>
          </table:table-cell>
          <table:table-cell table:formula="of:=[.Y32]/[.Z32]" office:value-type="float" office:value="1.14536995100259">
            <text:p>1,15</text:p>
          </table:table-cell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TableWine</text:p>
          </table:table-cell>
          <table:table-cell table:number-columns-repeated="12" office:value-type="string">
            <text:p>TO</text:p>
          </table:table-cell>
          <table:table-cell/>
          <table:table-cell office:value-type="string">
            <text:p>TO</text:p>
          </table:table-cell>
          <table:table-cell office:value-type="float" office:value="3.18">
            <text:p>3,18</text:p>
          </table:table-cell>
          <table:table-cell office:value-type="string">
            <text:p>TO</text:p>
          </table:table-cell>
          <table:table-cell office:value-type="float" office:value="3.17">
            <text:p>3,17</text:p>
          </table:table-cell>
          <table:table-cell office:value-type="string">
            <text:p>TO</text:p>
          </table:table-cell>
          <table:table-cell office:value-type="float" office:value="3.16">
            <text:p>3,16</text:p>
          </table:table-cell>
          <table:table-cell office:value-type="string">
            <text:p>TO</text:p>
          </table:table-cell>
          <table:table-cell office:value-type="float" office:value="4.1">
            <text:p>4,10</text:p>
          </table:table-cell>
          <table:table-cell office:value-type="string">
            <text:p>TO</text:p>
          </table:table-cell>
          <table:table-cell office:value-type="float" office:value="4.12">
            <text:p>4,12</text:p>
          </table:table-cell>
          <table:table-cell office:value-type="string">
            <text:p>TO</text:p>
          </table:table-cell>
          <table:table-cell table:formula="of:=AVERAGE([.P33];[.R33];[.T33];[.V33];[.X33])" office:value-type="float" office:value="3.546">
            <text:p>3,55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office:value-type="string">
            <text:p>TexasWine</text:p>
          </table:table-cell>
          <table:table-cell office:value-type="float" office:value="18.66">
            <text:p>18,66</text:p>
          </table:table-cell>
          <table:table-cell office:value-type="float" office:value="20.26">
            <text:p>20,26</text:p>
          </table:table-cell>
          <table:table-cell office:value-type="float" office:value="16.43">
            <text:p>16,43</text:p>
          </table:table-cell>
          <table:table-cell office:value-type="float" office:value="19.45">
            <text:p>19,45</text:p>
          </table:table-cell>
          <table:table-cell office:value-type="float" office:value="16.68">
            <text:p>16,68</text:p>
          </table:table-cell>
          <table:table-cell office:value-type="float" office:value="20.26">
            <text:p>20,26</text:p>
          </table:table-cell>
          <table:table-cell office:value-type="float" office:value="17.85">
            <text:p>17,85</text:p>
          </table:table-cell>
          <table:table-cell office:value-type="float" office:value="18.05">
            <text:p>18,05</text:p>
          </table:table-cell>
          <table:table-cell office:value-type="float" office:value="17.58">
            <text:p>17,58</text:p>
          </table:table-cell>
          <table:table-cell office:value-type="float" office:value="22.88">
            <text:p>22,88</text:p>
          </table:table-cell>
          <table:table-cell table:formula="of:=AVERAGE([.B34];[.D34];[.F34];[.H34];[.J34])" office:value-type="float" office:value="17.44">
            <text:p>17,44</text:p>
          </table:table-cell>
          <table:table-cell table:formula="of:=AVERAGE([.C34];[.E34];[.G34];[.I34];[.K34])" office:value-type="float" office:value="20.18">
            <text:p>20,18</text:p>
          </table:table-cell>
          <table:table-cell table:formula="of:=[.L34]/[.M34]" office:value-type="float" office:value="0.864222001982161">
            <text:p>0,86</text:p>
          </table:table-cell>
          <table:table-cell office:value-type="float" office:value="3.2">
            <text:p>3,20</text:p>
          </table:table-cell>
          <table:table-cell table:style-name="ce74" office:value-type="float" office:value="3.59">
            <text:p>3,59</text:p>
          </table:table-cell>
          <table:table-cell table:style-name="ce74" office:value-type="float" office:value="3.05">
            <text:p>3,05</text:p>
          </table:table-cell>
          <table:table-cell table:style-name="ce74" office:value-type="float" office:value="3.24">
            <text:p>3,24</text:p>
          </table:table-cell>
          <table:table-cell table:style-name="ce74" office:value-type="float" office:value="3.49">
            <text:p>3,49</text:p>
          </table:table-cell>
          <table:table-cell table:style-name="ce74" office:value-type="float" office:value="3.14">
            <text:p>3,14</text:p>
          </table:table-cell>
          <table:table-cell table:style-name="ce74" office:value-type="float" office:value="3.21">
            <text:p>3,21</text:p>
          </table:table-cell>
          <table:table-cell table:style-name="ce74" office:value-type="float" office:value="3.17">
            <text:p>3,17</text:p>
          </table:table-cell>
          <table:table-cell table:style-name="ce74" office:value-type="float" office:value="3.16">
            <text:p>3,16</text:p>
          </table:table-cell>
          <table:table-cell office:value-type="float" office:value="3.48">
            <text:p>3,48</text:p>
          </table:table-cell>
          <table:table-cell table:formula="of:=AVERAGE([.O34];[.Q34];[.S34];[.U34];[.W34])" office:value-type="float" office:value="3.222">
            <text:p>3,22</text:p>
          </table:table-cell>
          <table:table-cell table:formula="of:=AVERAGE([.P34];[.R34];[.T34];[.V34];[.X34])" office:value-type="float" office:value="3.324">
            <text:p>3,32</text:p>
          </table:table-cell>
          <table:table-cell table:formula="of:=[.Y34]/[.Z34]" office:value-type="float" office:value="0.969314079422383">
            <text:p>0,97</text:p>
          </table:table-cell>
          <table:table-cell office:value-type="float" office:value="6.95">
            <text:p>6,95</text:p>
          </table:table-cell>
          <table:table-cell office:value-type="float" office:value="5.62">
            <text:p>5,62</text:p>
          </table:table-cell>
          <table:table-cell office:value-type="float" office:value="6.5">
            <text:p>6,5</text:p>
          </table:table-cell>
          <table:table-cell office:value-type="float" office:value="5.7">
            <text:p>5,7</text:p>
          </table:table-cell>
          <table:table-cell office:value-type="float" office:value="3.75">
            <text:p>3,75</text:p>
          </table:table-cell>
          <table:table-cell office:value-type="float" office:value="6.49">
            <text:p>6,49</text:p>
          </table:table-cell>
          <table:table-cell office:value-type="float" office:value="4.66">
            <text:p>4,66</text:p>
          </table:table-cell>
          <table:table-cell office:value-type="float" office:value="4.84">
            <text:p>4,84</text:p>
          </table:table-cell>
          <table:table-cell office:value-type="float" office:value="5.95">
            <text:p>5,95</text:p>
          </table:table-cell>
          <table:table-cell office:value-type="float" office:value="5.82">
            <text:p>5,82</text:p>
          </table:table-cell>
          <table:table-cell table:formula="of:=AVERAGE([.AB34];[.AD34];[.AF34];[.AH34];[.AJ34])" office:value-type="float" office:value="5.562">
            <text:p>5,56</text:p>
          </table:table-cell>
          <table:table-cell table:formula="of:=AVERAGE([.AC34];[.AE34];[.AG34];[.AI34];[.AK34])" office:value-type="float" office:value="5.694">
            <text:p>5,69</text:p>
          </table:table-cell>
          <table:table-cell table:formula="of:=[.AL34]/[.AM34]" office:value-type="float" office:value="0.9768177028451">
            <text:p>0,98</text:p>
          </table:table-cell>
          <table:table-cell/>
        </table:table-row>
        <table:table-row table:style-name="ro2">
          <table:table-cell office:value-type="string">
            <text:p>WhiteWine</text:p>
          </table:table-cell>
          <table:table-cell table:number-columns-repeated="12" office:value-type="string">
            <text:p>TO</text:p>
          </table:table-cell>
          <table:table-cell/>
          <table:table-cell table:style-name="ce71" office:value-type="string">
            <text:p>TO</text:p>
          </table:table-cell>
          <table:table-cell table:number-columns-repeated="9" table:style-name="ce67" office:value-type="string">
            <text:p>TO</text:p>
          </table:table-cell>
          <table:table-cell table:number-columns-repeated="2" office:value-type="string">
            <text:p>TO</text:p>
          </table:table-cell>
          <table:table-cell/>
          <table:table-cell table:number-columns-repeated="12" office:value-type="string">
            <text:p>TO</text:p>
          </table:table-cell>
          <table:table-cell table:number-columns-repeated="2"/>
        </table:table-row>
        <table:table-row table:style-name="ro2">
          <table:table-cell table:style-name="ce31" office:value-type="string">
            <text:p>Zinfandel</text:p>
          </table:table-cell>
          <table:table-cell table:style-name="ce68" office:value-type="float" office:value="105.09">
            <text:p>105,09</text:p>
          </table:table-cell>
          <table:table-cell table:style-name="ce68" office:value-type="float" office:value="96.13">
            <text:p>96,13</text:p>
          </table:table-cell>
          <table:table-cell table:style-name="ce68" office:value-type="float" office:value="84.76">
            <text:p>84,76</text:p>
          </table:table-cell>
          <table:table-cell table:style-name="ce68" office:value-type="float" office:value="99.47">
            <text:p>99,47</text:p>
          </table:table-cell>
          <table:table-cell table:style-name="ce68" office:value-type="float" office:value="163.05">
            <text:p>163,05</text:p>
          </table:table-cell>
          <table:table-cell table:style-name="ce68" office:value-type="float" office:value="115.31">
            <text:p>115,31</text:p>
          </table:table-cell>
          <table:table-cell table:style-name="ce68" office:value-type="float" office:value="116.06">
            <text:p>116,06</text:p>
          </table:table-cell>
          <table:table-cell table:style-name="ce68" office:value-type="float" office:value="93.64">
            <text:p>93,64</text:p>
          </table:table-cell>
          <table:table-cell table:style-name="ce68" office:value-type="float" office:value="98.89">
            <text:p>98,89</text:p>
          </table:table-cell>
          <table:table-cell table:style-name="ce68" office:value-type="float" office:value="110.24">
            <text:p>110,24</text:p>
          </table:table-cell>
          <table:table-cell table:formula="of:=AVERAGE([.B36];[.D36];[.F36];[.H36];[.J36])" office:value-type="float" office:value="113.57">
            <text:p>113,57</text:p>
          </table:table-cell>
          <table:table-cell table:formula="of:=AVERAGE([.C36];[.E36];[.G36];[.I36];[.K36])" office:value-type="float" office:value="102.958">
            <text:p>102,96</text:p>
          </table:table-cell>
          <table:table-cell table:formula="of:=[.L36]/[.M36]" office:value-type="float" office:value="1.10307115522835">
            <text:p>1,1</text:p>
          </table:table-cell>
          <table:table-cell table:style-name="ce72" office:value-type="float" office:value="31.39">
            <text:p>31,39</text:p>
          </table:table-cell>
          <table:table-cell table:style-name="ce68" office:value-type="float" office:value="2.99">
            <text:p>2,99</text:p>
          </table:table-cell>
          <table:table-cell table:style-name="ce68" office:value-type="float" office:value="18.53">
            <text:p>18,53</text:p>
          </table:table-cell>
          <table:table-cell table:style-name="ce68" office:value-type="float" office:value="3.73">
            <text:p>3,73</text:p>
          </table:table-cell>
          <table:table-cell table:style-name="ce68" office:value-type="float" office:value="31.11">
            <text:p>31,11</text:p>
          </table:table-cell>
          <table:table-cell table:style-name="ce68" office:value-type="float" office:value="4.14">
            <text:p>4,14</text:p>
          </table:table-cell>
          <table:table-cell table:style-name="ce68" office:value-type="float" office:value="23.5">
            <text:p>23,5</text:p>
          </table:table-cell>
          <table:table-cell table:style-name="ce68" office:value-type="float" office:value="3.85">
            <text:p>3,85</text:p>
          </table:table-cell>
          <table:table-cell table:style-name="ce68" office:value-type="float" office:value="28.78">
            <text:p>28,78</text:p>
          </table:table-cell>
          <table:table-cell table:style-name="ce68" office:value-type="float" office:value="3.41">
            <text:p>3,41</text:p>
          </table:table-cell>
          <table:table-cell table:formula="of:=AVERAGE([.O36];[.Q36];[.S36];[.U36];[.W36])" office:value-type="float" office:value="26.662">
            <text:p>26,66</text:p>
          </table:table-cell>
          <table:table-cell table:formula="of:=AVERAGE([.P36];[.R36];[.T36];[.V36];[.X36])" office:value-type="float" office:value="3.624">
            <text:p>3,62</text:p>
          </table:table-cell>
          <table:table-cell table:formula="of:=[.Y36]/[.Z36]" office:value-type="float" office:value="7.35706401766004">
            <text:p>7,36</text:p>
          </table:table-cell>
          <table:table-cell table:style-name="ce72" office:value-type="float" office:value="120.8">
            <text:p>120,8</text:p>
          </table:table-cell>
          <table:table-cell table:style-name="ce68" office:value-type="float" office:value="114.27">
            <text:p>114,27</text:p>
          </table:table-cell>
          <table:table-cell table:style-name="ce68" office:value-type="float" office:value="106.06">
            <text:p>106,06</text:p>
          </table:table-cell>
          <table:table-cell table:style-name="ce68" office:value-type="float" office:value="101.62">
            <text:p>101,62</text:p>
          </table:table-cell>
          <table:table-cell table:style-name="ce68" office:value-type="float" office:value="111.83">
            <text:p>111,83</text:p>
          </table:table-cell>
          <table:table-cell table:style-name="ce68" office:value-type="float" office:value="97.89">
            <text:p>97,89</text:p>
          </table:table-cell>
          <table:table-cell table:style-name="ce68" office:value-type="float" office:value="115.71">
            <text:p>115,71</text:p>
          </table:table-cell>
          <table:table-cell table:style-name="ce68" office:value-type="float" office:value="101.4">
            <text:p>101,4</text:p>
          </table:table-cell>
          <table:table-cell table:style-name="ce68" office:value-type="float" office:value="114.02">
            <text:p>114,02</text:p>
          </table:table-cell>
          <table:table-cell table:style-name="ce68" office:value-type="float" office:value="114.05">
            <text:p>114,05</text:p>
          </table:table-cell>
          <table:table-cell table:formula="of:=AVERAGE([.AB36];[.AD36];[.AF36];[.AH36];[.AJ36])" office:value-type="float" office:value="113.684">
            <text:p>113,68</text:p>
          </table:table-cell>
          <table:table-cell table:formula="of:=AVERAGE([.AC36];[.AE36];[.AG36];[.AI36];[.AK36])" office:value-type="float" office:value="105.846">
            <text:p>105,85</text:p>
          </table:table-cell>
          <table:table-cell table:formula="of:=[.AL36]/[.AM36]" office:value-type="float" office:value="1.07405097972526">
            <text:p>1,07</text:p>
          </table:table-cell>
          <table:table-cell/>
        </table:table-row>
        <table:table-row table:style-name="ro2">
          <table:table-cell table:style-name="Default" office:value-type="string">
            <text:p>Average</text:p>
          </table:table-cell>
          <table:table-cell table:style-name="Default" table:number-columns-repeated="9"/>
          <table:table-cell table:style-name="ce40" table:number-columns-repeated="3"/>
          <table:table-cell table:style-name="ce40" table:formula="of:=AVERAGE([.N3:.N36])" office:value-type="float" office:value="1.02549133977855">
            <text:p>1,03</text:p>
          </table:table-cell>
          <table:table-cell table:style-name="ce40" table:number-columns-repeated="12"/>
          <table:table-cell table:style-name="ce40" table:formula="of:=AVERAGE([.AA3:.AA36])" office:value-type="float" office:value="2.07258232129519">
            <text:p>2,07</text:p>
          </table:table-cell>
          <table:table-cell table:style-name="ce40" table:number-columns-repeated="12"/>
          <table:table-cell table:style-name="ce40" table:formula="of:=AVERAGE([.AN3:.AN36])" office:value-type="float" office:value="1.03155938692215">
            <text:p>1,03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41"/>
        </table:table-row>
        <table:table-row table:style-name="ro2">
          <table:table-cell table:style-name="Default" office:value-type="string">
            <text:p>Benchmark Description:</text:p>
          </table:table-cell>
          <table:table-cell table:style-name="Default" table:number-columns-repeated="40"/>
        </table:table-row>
        <table:table-row table:style-name="ro2">
          <table:table-cell table:style-name="Default" office:value-type="string">
            <text:p>Racer is initialized separately for each run, i.e., all benchmark instances are sequentially solved using different Racer instances</text:p>
          </table:table-cell>
          <table:table-cell table:style-name="Default" table:number-columns-repeated="40"/>
        </table:table-row>
      </table:table>
      <table:table table:name="all-oneinstance" table:style-name="ta1" table:print="false">
        <table:table-column table:style-name="co2" table:default-cell-style-name="ce12"/>
        <table:table-column table:style-name="co15" table:number-columns-repeated="10" table:default-cell-style-name="ce49"/>
        <table:table-column table:style-name="co15" table:number-columns-repeated="2" table:default-cell-style-name="Default"/>
        <table:table-column table:style-name="co15" table:number-columns-repeated="23" table:default-cell-style-name="ce49"/>
        <table:table-column table:style-name="co15" table:default-cell-style-name="ce52"/>
        <table:table-column table:style-name="co3" table:default-cell-style-name="Default"/>
        <table:table-row table:style-name="ro1">
          <table:table-cell table:style-name="ce28" office:value-type="string">
            <text:p>Instance</text:p>
          </table:table-cell>
          <table:table-cell table:style-name="ce28" office:value-type="string" table:number-columns-spanned="12" table:number-rows-spanned="1">
            <text:p>Pi</text:p>
          </table:table-cell>
          <table:covered-table-cell table:number-columns-repeated="3" table:style-name="ce7"/>
          <table:covered-table-cell table:style-name="ce23"/>
          <table:covered-table-cell table:style-name="ce28"/>
          <table:covered-table-cell table:number-columns-repeated="3" table:style-name="ce7"/>
          <table:covered-table-cell table:style-name="ce23"/>
          <table:covered-table-cell table:style-name="ce28"/>
          <table:covered-table-cell table:style-name="ce7"/>
          <table:table-cell table:style-name="ce28" office:value-type="string" table:number-columns-spanned="12" table:number-rows-spanned="1">
            <text:p>Omega</text:p>
          </table:table-cell>
          <table:covered-table-cell table:style-name="ce7"/>
          <table:covered-table-cell table:style-name="ce23"/>
          <table:covered-table-cell table:style-name="ce28"/>
          <table:covered-table-cell table:number-columns-repeated="3" table:style-name="ce7"/>
          <table:covered-table-cell table:style-name="ce23"/>
          <table:covered-table-cell table:style-name="ce28" office:value-type="string">
            <text:p>Y</text:p>
          </table:covered-table-cell>
          <table:covered-table-cell table:number-columns-repeated="3" table:style-name="ce7"/>
          <table:table-cell table:style-name="ce28" office:value-type="string" table:number-columns-spanned="12" table:number-rows-spanned="1">
            <text:p>Y</text:p>
          </table:table-cell>
          <table:covered-table-cell table:style-name="ce7"/>
          <table:covered-table-cell table:style-name="ce23"/>
          <table:covered-table-cell table:style-name="ce28"/>
          <table:covered-table-cell table:number-columns-repeated="3" table:style-name="ce7"/>
          <table:covered-table-cell table:style-name="ce23"/>
          <table:covered-table-cell table:style-name="ce28" office:value-type="string">
            <text:p>Y</text:p>
          </table:covered-table-cell>
          <table:covered-table-cell table:number-columns-repeated="3" table:style-name="ce7"/>
          <table:table-cell/>
        </table:table-row>
        <table:table-row table:style-name="ro2">
          <table:table-cell/>
          <table:table-cell table:style-name="ce48" office:value-type="string" table:number-columns-spanned="2" table:number-rows-spanned="1">
            <text:p>Run1</text:p>
          </table:table-cell>
          <table:covered-table-cell table:style-name="ce50"/>
          <table:table-cell table:style-name="ce50" office:value-type="string" table:number-columns-spanned="2" table:number-rows-spanned="1">
            <text:p>Run2</text:p>
          </table:table-cell>
          <table:covered-table-cell table:style-name="ce51"/>
          <table:table-cell table:style-name="ce50" office:value-type="string" table:number-columns-spanned="2" table:number-rows-spanned="1">
            <text:p>Run3</text:p>
          </table:table-cell>
          <table:covered-table-cell table:style-name="ce50"/>
          <table:table-cell table:style-name="ce50" office:value-type="string" table:number-columns-spanned="2" table:number-rows-spanned="1">
            <text:p>Run4</text:p>
          </table:table-cell>
          <table:covered-table-cell table:style-name="ce50"/>
          <table:table-cell table:style-name="ce50" office:value-type="string" table:number-columns-spanned="2" table:number-rows-spanned="1">
            <text:p>Run5</text:p>
          </table:table-cell>
          <table:covered-table-cell table:style-name="ce50" office:value-type="string">
            <text:p>Run6</text:p>
          </table:covered-table-cell>
          <table:table-cell table:style-name="ce50" office:value-type="string" table:number-columns-spanned="2" table:number-rows-spanned="1">
            <text:p>Run6</text:p>
          </table:table-cell>
          <table:covered-table-cell table:style-name="ce50"/>
          <table:table-cell table:style-name="ce48" office:value-type="string" table:number-columns-spanned="2" table:number-rows-spanned="1">
            <text:p>Run1</text:p>
          </table:table-cell>
          <table:covered-table-cell table:style-name="ce50"/>
          <table:table-cell table:style-name="ce50" office:value-type="string" table:number-columns-spanned="2" table:number-rows-spanned="1">
            <text:p>Run2</text:p>
          </table:table-cell>
          <table:covered-table-cell table:style-name="ce51"/>
          <table:table-cell table:style-name="ce50" office:value-type="string" table:number-columns-spanned="2" table:number-rows-spanned="1">
            <text:p>Run3</text:p>
          </table:table-cell>
          <table:covered-table-cell table:style-name="ce50"/>
          <table:table-cell table:style-name="ce50" office:value-type="string" table:number-columns-spanned="2" table:number-rows-spanned="1">
            <text:p>Run4</text:p>
          </table:table-cell>
          <table:covered-table-cell table:style-name="ce50"/>
          <table:table-cell table:style-name="ce50" office:value-type="string" table:number-columns-spanned="2" table:number-rows-spanned="1">
            <text:p>Run5</text:p>
          </table:table-cell>
          <table:covered-table-cell table:style-name="ce50" office:value-type="string">
            <text:p>Run6</text:p>
          </table:covered-table-cell>
          <table:table-cell table:style-name="ce50" office:value-type="string" table:number-columns-spanned="2" table:number-rows-spanned="1">
            <text:p>Run6</text:p>
          </table:table-cell>
          <table:covered-table-cell table:style-name="ce50"/>
          <table:table-cell table:style-name="ce48" office:value-type="string" table:number-columns-spanned="2" table:number-rows-spanned="1">
            <text:p>Run1</text:p>
          </table:table-cell>
          <table:covered-table-cell table:style-name="ce50"/>
          <table:table-cell table:style-name="ce50" office:value-type="string" table:number-columns-spanned="2" table:number-rows-spanned="1">
            <text:p>Run2</text:p>
          </table:table-cell>
          <table:covered-table-cell table:style-name="ce51"/>
          <table:table-cell table:style-name="ce50" office:value-type="string" table:number-columns-spanned="2" table:number-rows-spanned="1">
            <text:p>Run3</text:p>
          </table:table-cell>
          <table:covered-table-cell table:style-name="ce50"/>
          <table:table-cell table:style-name="ce50" office:value-type="string" table:number-columns-spanned="2" table:number-rows-spanned="1">
            <text:p>Run4</text:p>
          </table:table-cell>
          <table:covered-table-cell table:style-name="ce50"/>
          <table:table-cell table:style-name="ce50" office:value-type="string" table:number-columns-spanned="2" table:number-rows-spanned="1">
            <text:p>Run5</text:p>
          </table:table-cell>
          <table:covered-table-cell table:style-name="ce50" office:value-type="string">
            <text:p>Run6</text:p>
          </table:covered-table-cell>
          <table:table-cell table:style-name="ce50" office:value-type="string" table:number-columns-spanned="2" table:number-rows-spanned="1">
            <text:p>Run6</text:p>
          </table:table-cell>
          <table:covered-table-cell table:style-name="ce50"/>
          <table:table-cell table:style-name="ce5"/>
        </table:table-row>
        <table:table-row table:style-name="ro1">
          <table:table-cell table:style-name="ce33"/>
          <table:table-cell table:style-name="ce6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6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6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33" office:value-type="string">
            <text:p>-learn</text:p>
          </table:table-cell>
          <table:table-cell table:style-name="ce33" office:value-type="string">
            <text:p>+learn</text:p>
          </table:table-cell>
          <table:table-cell table:style-name="ce5"/>
        </table:table-row>
        <table:table-row table:style-name="ro1">
          <table:table-cell office:value-type="string">
            <text:p>AlsatianWine</text:p>
          </table:table-cell>
          <table:table-cell office:value-type="string">
            <text:p>3.77</text:p>
          </table:table-cell>
          <table:table-cell office:value-type="string">
            <text:p>3.33</text:p>
          </table:table-cell>
          <table:table-cell office:value-type="float" office:value="7.36">
            <text:p>7,36</text:p>
          </table:table-cell>
          <table:table-cell office:value-type="float" office:value="4.01">
            <text:p>4,01</text:p>
          </table:table-cell>
          <table:table-cell office:value-type="float" office:value="3.56">
            <text:p>3,56</text:p>
          </table:table-cell>
          <table:table-cell office:value-type="float" office:value="3.4">
            <text:p>3,40</text:p>
          </table:table-cell>
          <table:table-cell office:value-type="float" office:value="3.9">
            <text:p>3,90</text:p>
          </table:table-cell>
          <table:table-cell office:value-type="float" office:value="3.6">
            <text:p>3,60</text:p>
          </table:table-cell>
          <table:table-cell office:value-type="float" office:value="4.1">
            <text:p>4,10</text:p>
          </table:table-cell>
          <table:table-cell office:value-type="float" office:value="4.6">
            <text:p>4,60</text:p>
          </table:table-cell>
          <table:table-cell table:style-name="ce49" office:value-type="float" office:value="5.57">
            <text:p>5,57</text:p>
          </table:table-cell>
          <table:table-cell table:style-name="ce52" office:value-type="float" office:value="4.69">
            <text:p>4,69</text:p>
          </table:table-cell>
          <table:table-cell office:value-type="string">
            <text:p>2.61</text:p>
          </table:table-cell>
          <table:table-cell office:value-type="string">
            <text:p>1.15</text:p>
          </table:table-cell>
          <table:table-cell office:value-type="float" office:value="2.65">
            <text:p>2,65</text:p>
          </table:table-cell>
          <table:table-cell office:value-type="float" office:value="1.12">
            <text:p>1,12</text:p>
          </table:table-cell>
          <table:table-cell office:value-type="float" office:value="2.91">
            <text:p>2,91</text:p>
          </table:table-cell>
          <table:table-cell office:value-type="float" office:value="1.19">
            <text:p>1,19</text:p>
          </table:table-cell>
          <table:table-cell office:value-type="float" office:value="2.77">
            <text:p>2,77</text:p>
          </table:table-cell>
          <table:table-cell office:value-type="float" office:value="1.1">
            <text:p>1,10</text:p>
          </table:table-cell>
          <table:table-cell office:value-type="float" office:value="3.22">
            <text:p>3,22</text:p>
          </table:table-cell>
          <table:table-cell office:value-type="float" office:value="1.38">
            <text:p>1,38</text:p>
          </table:table-cell>
          <table:table-cell office:value-type="float" office:value="4.41">
            <text:p>4,41</text:p>
          </table:table-cell>
          <table:table-cell office:value-type="float" office:value="1.14">
            <text:p>1,14</text:p>
          </table:table-cell>
          <table:table-cell office:value-type="string">
            <text:p>1.96</text:p>
          </table:table-cell>
          <table:table-cell office:value-type="string">
            <text:p>1.97</text:p>
          </table:table-cell>
          <table:table-cell office:value-type="string">
            <text:p>TO</text:p>
          </table:table-cell>
          <table:table-cell office:value-type="float" office:value="1.93">
            <text:p>1,93</text:p>
          </table:table-cell>
          <table:table-cell office:value-type="float" office:value="2.67">
            <text:p>2,67</text:p>
          </table:table-cell>
          <table:table-cell office:value-type="float" office:value="2.05">
            <text:p>2,05</text:p>
          </table:table-cell>
          <table:table-cell office:value-type="float" office:value="2.06">
            <text:p>2,06</text:p>
          </table:table-cell>
          <table:table-cell office:value-type="float" office:value="1.97">
            <text:p>1,97</text:p>
          </table:table-cell>
          <table:table-cell office:value-type="float" office:value="2.49">
            <text:p>2,49</text:p>
          </table:table-cell>
          <table:table-cell office:value-type="float" office:value="2.1">
            <text:p>2,10</text:p>
          </table:table-cell>
          <table:table-cell office:value-type="float" office:value="4.14">
            <text:p>4,14</text:p>
          </table:table-cell>
          <table:table-cell table:style-name="ce49" office:value-type="float" office:value="3.3">
            <text:p>3,30</text:p>
          </table:table-cell>
          <table:table-cell table:style-name="ce5"/>
        </table:table-row>
        <table:table-row table:style-name="ro1">
          <table:table-cell office:value-type="string">
            <text:p>AmericanWine</text:p>
          </table:table-cell>
          <table:table-cell table:number-columns-repeated="10" office:value-type="string">
            <text:p>TO</text:p>
          </table:table-cell>
          <table:table-cell table:style-name="ce49" office:value-type="string">
            <text:p>TO</text:p>
          </table:table-cell>
          <table:table-cell table:style-name="ce52" office:value-type="string">
            <text:p>TO</text:p>
          </table:table-cell>
          <table:table-cell office:value-type="string">
            <text:p>TO</text:p>
          </table:table-cell>
          <table:table-cell office:value-type="string">
            <text:p>104.74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79.62">
            <text:p>79,62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96.41">
            <text:p>96,41</text:p>
          </table:table-cell>
          <table:table-cell table:style-name="ce55" office:value-type="string">
            <text:p>TO</text:p>
          </table:table-cell>
          <table:table-cell office:value-type="string">
            <text:p>Err</text:p>
          </table:table-cell>
          <table:table-cell table:number-columns-repeated="10" office:value-type="string">
            <text:p>TO</text:p>
          </table:table-cell>
          <table:table-cell/>
        </table:table-row>
        <table:table-row table:style-name="ro1">
          <table:table-cell office:value-type="string">
            <text:p>Beaujolais</text:p>
          </table:table-cell>
          <table:table-cell office:value-type="string">
            <text:p>91.44</text:p>
          </table:table-cell>
          <table:table-cell office:value-type="string">
            <text:p>53.33</text:p>
          </table:table-cell>
          <table:table-cell office:value-type="float" office:value="53.38">
            <text:p>53,38</text:p>
          </table:table-cell>
          <table:table-cell office:value-type="float" office:value="40.73">
            <text:p>40,73</text:p>
          </table:table-cell>
          <table:table-cell office:value-type="float" office:value="74.29">
            <text:p>74,29</text:p>
          </table:table-cell>
          <table:table-cell office:value-type="float" office:value="27.15">
            <text:p>27,15</text:p>
          </table:table-cell>
          <table:table-cell office:value-type="float" office:value="54.34">
            <text:p>54,34</text:p>
          </table:table-cell>
          <table:table-cell office:value-type="float" office:value="51.01">
            <text:p>51,01</text:p>
          </table:table-cell>
          <table:table-cell office:value-type="float" office:value="77.41">
            <text:p>77,41</text:p>
          </table:table-cell>
          <table:table-cell office:value-type="float" office:value="44.64">
            <text:p>44,64</text:p>
          </table:table-cell>
          <table:table-cell table:style-name="ce49" office:value-type="string">
            <text:p>Err</text:p>
          </table:table-cell>
          <table:table-cell table:style-name="ce52" office:value-type="float" office:value="68.61">
            <text:p>68,61</text:p>
          </table:table-cell>
          <table:table-cell office:value-type="string">
            <text:p>26.05</text:p>
          </table:table-cell>
          <table:table-cell office:value-type="string">
            <text:p>26.38</text:p>
          </table:table-cell>
          <table:table-cell office:value-type="float" office:value="34.54">
            <text:p>34,54</text:p>
          </table:table-cell>
          <table:table-cell office:value-type="string">
            <text:p>Err</text:p>
          </table:table-cell>
          <table:table-cell office:value-type="float" office:value="25.25">
            <text:p>25,25</text:p>
          </table:table-cell>
          <table:table-cell office:value-type="float" office:value="37.95">
            <text:p>37,95</text:p>
          </table:table-cell>
          <table:table-cell office:value-type="float" office:value="14.17">
            <text:p>14,17</text:p>
          </table:table-cell>
          <table:table-cell office:value-type="float" office:value="41.69">
            <text:p>41,69</text:p>
          </table:table-cell>
          <table:table-cell office:value-type="float" office:value="39.13">
            <text:p>39,13</text:p>
          </table:table-cell>
          <table:table-cell office:value-type="float" office:value="30.03">
            <text:p>30,03</text:p>
          </table:table-cell>
          <table:table-cell office:value-type="float" office:value="40.4">
            <text:p>40,40</text:p>
          </table:table-cell>
          <table:table-cell office:value-type="float" office:value="42.41">
            <text:p>42,41</text:p>
          </table:table-cell>
          <table:table-cell office:value-type="string">
            <text:p>61.07</text:p>
          </table:table-cell>
          <table:table-cell office:value-type="string">
            <text:p>26.41</text:p>
          </table:table-cell>
          <table:table-cell office:value-type="float" office:value="63.83">
            <text:p>63,83</text:p>
          </table:table-cell>
          <table:table-cell office:value-type="float" office:value="38.75">
            <text:p>38,75</text:p>
          </table:table-cell>
          <table:table-cell office:value-type="float" office:value="99.99">
            <text:p>99,99</text:p>
          </table:table-cell>
          <table:table-cell office:value-type="float" office:value="79.97">
            <text:p>79,97</text:p>
          </table:table-cell>
          <table:table-cell office:value-type="string">
            <text:p>Err</text:p>
          </table:table-cell>
          <table:table-cell office:value-type="float" office:value="58.52">
            <text:p>58,52</text:p>
          </table:table-cell>
          <table:table-cell office:value-type="string">
            <text:p>Err</text:p>
          </table:table-cell>
          <table:table-cell office:value-type="float" office:value="92.57">
            <text:p>92,57</text:p>
          </table:table-cell>
          <table:table-cell office:value-type="float" office:value="79.26">
            <text:p>79,26</text:p>
          </table:table-cell>
          <table:table-cell office:value-type="float" office:value="55.66">
            <text:p>55,66</text:p>
          </table:table-cell>
          <table:table-cell/>
        </table:table-row>
        <table:table-row table:style-name="ro1">
          <table:table-cell office:value-type="string">
            <text:p>Bordeaux</text:p>
          </table:table-cell>
          <table:table-cell office:value-type="string">
            <text:p>176.16</text:p>
          </table:table-cell>
          <table:table-cell office:value-type="string">
            <text:p>186.22</text:p>
          </table:table-cell>
          <table:table-cell office:value-type="float" office:value="142.44">
            <text:p>142,44</text:p>
          </table:table-cell>
          <table:table-cell office:value-type="float" office:value="177.96">
            <text:p>177,96</text:p>
          </table:table-cell>
          <table:table-cell office:value-type="string">
            <text:p>TO</text:p>
          </table:table-cell>
          <table:table-cell office:value-type="float" office:value="204.32">
            <text:p>204,32</text:p>
          </table:table-cell>
          <table:table-cell office:value-type="float" office:value="226.39">
            <text:p>226,39</text:p>
          </table:table-cell>
          <table:table-cell office:value-type="float" office:value="199.73">
            <text:p>199,73</text:p>
          </table:table-cell>
          <table:table-cell office:value-type="float" office:value="182.86">
            <text:p>182,86</text:p>
          </table:table-cell>
          <table:table-cell office:value-type="float" office:value="229.44">
            <text:p>229,44</text:p>
          </table:table-cell>
          <table:table-cell table:style-name="ce49" office:value-type="float" office:value="151.98">
            <text:p>151,98</text:p>
          </table:table-cell>
          <table:table-cell table:style-name="ce52" office:value-type="float" office:value="215.67">
            <text:p>215,67</text:p>
          </table:table-cell>
          <table:table-cell office:value-type="string">
            <text:p>137.41</text:p>
          </table:table-cell>
          <table:table-cell office:value-type="string">
            <text:p>90.25</text:p>
          </table:table-cell>
          <table:table-cell office:value-type="string">
            <text:p>Err</text:p>
          </table:table-cell>
          <table:table-cell office:value-type="float" office:value="38.73">
            <text:p>38,73</text:p>
          </table:table-cell>
          <table:table-cell office:value-type="float" office:value="140.44">
            <text:p>140,44</text:p>
          </table:table-cell>
          <table:table-cell office:value-type="float" office:value="83.8">
            <text:p>83,80</text:p>
          </table:table-cell>
          <table:table-cell office:value-type="float" office:value="143.36">
            <text:p>143,36</text:p>
          </table:table-cell>
          <table:table-cell office:value-type="float" office:value="35.19">
            <text:p>35,19</text:p>
          </table:table-cell>
          <table:table-cell office:value-type="float" office:value="119.35">
            <text:p>119,35</text:p>
          </table:table-cell>
          <table:table-cell office:value-type="float" office:value="72.6">
            <text:p>72,60</text:p>
          </table:table-cell>
          <table:table-cell office:value-type="float" office:value="124.42">
            <text:p>124,42</text:p>
          </table:table-cell>
          <table:table-cell office:value-type="float" office:value="77.34">
            <text:p>77,34</text:p>
          </table:table-cell>
          <table:table-cell table:number-columns-repeated="2" office:value-type="string">
            <text:p>TO</text:p>
          </table:table-cell>
          <table:table-cell office:value-type="float" office:value="243.8">
            <text:p>243,80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/>
        </table:table-row>
        <table:table-row table:style-name="ro1">
          <table:table-cell office:value-type="string">
            <text:p>Burgundy</text:p>
          </table:table-cell>
          <table:table-cell office:value-type="string">
            <text:p>182.38</text:p>
          </table:table-cell>
          <table:table-cell office:value-type="string">
            <text:p>207.27</text:p>
          </table:table-cell>
          <table:table-cell office:value-type="float" office:value="145.36">
            <text:p>145,36</text:p>
          </table:table-cell>
          <table:table-cell office:value-type="float" office:value="228.35">
            <text:p>228,35</text:p>
          </table:table-cell>
          <table:table-cell office:value-type="float" office:value="175.71">
            <text:p>175,71</text:p>
          </table:table-cell>
          <table:table-cell office:value-type="float" office:value="231.22">
            <text:p>231,22</text:p>
          </table:table-cell>
          <table:table-cell office:value-type="float" office:value="194.24">
            <text:p>194,24</text:p>
          </table:table-cell>
          <table:table-cell office:value-type="float" office:value="205.14">
            <text:p>205,14</text:p>
          </table:table-cell>
          <table:table-cell office:value-type="float" office:value="242.54">
            <text:p>242,54</text:p>
          </table:table-cell>
          <table:table-cell office:value-type="float" office:value="247.87">
            <text:p>247,87</text:p>
          </table:table-cell>
          <table:table-cell table:style-name="ce49" office:value-type="float" office:value="221.5">
            <text:p>221,50</text:p>
          </table:table-cell>
          <table:table-cell table:style-name="ce52" office:value-type="float" office:value="223.34">
            <text:p>223,34</text:p>
          </table:table-cell>
          <table:table-cell office:value-type="string">
            <text:p>144.04</text:p>
          </table:table-cell>
          <table:table-cell office:value-type="string">
            <text:p>113.22</text:p>
          </table:table-cell>
          <table:table-cell office:value-type="string">
            <text:p>Err</text:p>
          </table:table-cell>
          <table:table-cell office:value-type="float" office:value="68.25">
            <text:p>68,25</text:p>
          </table:table-cell>
          <table:table-cell office:value-type="float" office:value="163.38">
            <text:p>163,38</text:p>
          </table:table-cell>
          <table:table-cell office:value-type="float" office:value="44.87">
            <text:p>44,87</text:p>
          </table:table-cell>
          <table:table-cell office:value-type="float" office:value="85.48">
            <text:p>85,48</text:p>
          </table:table-cell>
          <table:table-cell office:value-type="float" office:value="66.81">
            <text:p>66,81</text:p>
          </table:table-cell>
          <table:table-cell office:value-type="float" office:value="125.38">
            <text:p>125,38</text:p>
          </table:table-cell>
          <table:table-cell office:value-type="float" office:value="46.89">
            <text:p>46,89</text:p>
          </table:table-cell>
          <table:table-cell office:value-type="float" office:value="111.03">
            <text:p>111,03</text:p>
          </table:table-cell>
          <table:table-cell office:value-type="float" office:value="24.63">
            <text:p>24,63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number-columns-repeated="5" office:value-type="string">
            <text:p>TO</text:p>
          </table:table-cell>
          <table:table-cell/>
        </table:table-row>
        <table:table-row table:style-name="ro1">
          <table:table-cell office:value-type="string">
            <text:p>CabernetFranc</text:p>
          </table:table-cell>
          <table:table-cell office:value-type="string">
            <text:p>131.77</text:p>
          </table:table-cell>
          <table:table-cell office:value-type="string">
            <text:p>72.09</text:p>
          </table:table-cell>
          <table:table-cell office:value-type="float" office:value="64.65">
            <text:p>64,65</text:p>
          </table:table-cell>
          <table:table-cell office:value-type="float" office:value="65.52">
            <text:p>65,52</text:p>
          </table:table-cell>
          <table:table-cell office:value-type="float" office:value="65.93">
            <text:p>65,93</text:p>
          </table:table-cell>
          <table:table-cell office:value-type="float" office:value="97.37">
            <text:p>97,37</text:p>
          </table:table-cell>
          <table:table-cell office:value-type="float" office:value="126.62">
            <text:p>126,62</text:p>
          </table:table-cell>
          <table:table-cell office:value-type="float" office:value="66.65">
            <text:p>66,65</text:p>
          </table:table-cell>
          <table:table-cell office:value-type="float" office:value="71.9">
            <text:p>71,90</text:p>
          </table:table-cell>
          <table:table-cell office:value-type="float" office:value="72.99">
            <text:p>72,99</text:p>
          </table:table-cell>
          <table:table-cell table:style-name="ce49" office:value-type="float" office:value="66.71">
            <text:p>66,71</text:p>
          </table:table-cell>
          <table:table-cell table:style-name="ce53" office:value-type="float" office:value="137.15">
            <text:p>137,15</text:p>
          </table:table-cell>
          <table:table-cell office:value-type="string">
            <text:p>46.88</text:p>
          </table:table-cell>
          <table:table-cell office:value-type="string">
            <text:p>48.55</text:p>
          </table:table-cell>
          <table:table-cell office:value-type="float" office:value="44.85">
            <text:p>44,85</text:p>
          </table:table-cell>
          <table:table-cell office:value-type="float" office:value="46.24">
            <text:p>46,24</text:p>
          </table:table-cell>
          <table:table-cell office:value-type="float" office:value="67.43">
            <text:p>67,43</text:p>
          </table:table-cell>
          <table:table-cell office:value-type="float" office:value="24.95">
            <text:p>24,95</text:p>
          </table:table-cell>
          <table:table-cell office:value-type="float" office:value="24.2">
            <text:p>24,20</text:p>
          </table:table-cell>
          <table:table-cell office:value-type="float" office:value="47.77">
            <text:p>47,77</text:p>
          </table:table-cell>
          <table:table-cell office:value-type="float" office:value="54.29">
            <text:p>54,29</text:p>
          </table:table-cell>
          <table:table-cell office:value-type="float" office:value="50.11">
            <text:p>50,11</text:p>
          </table:table-cell>
          <table:table-cell office:value-type="float" office:value="48.28">
            <text:p>48,28</text:p>
          </table:table-cell>
          <table:table-cell office:value-type="float" office:value="50.76">
            <text:p>50,76</text:p>
          </table:table-cell>
          <table:table-cell office:value-type="string">
            <text:p>132.49</text:p>
          </table:table-cell>
          <table:table-cell office:value-type="string">
            <text:p>36.23</text:p>
          </table:table-cell>
          <table:table-cell office:value-type="string">
            <text:p>Err</text:p>
          </table:table-cell>
          <table:table-cell office:value-type="float" office:value="109.26">
            <text:p>109,26</text:p>
          </table:table-cell>
          <table:table-cell office:value-type="float" office:value="113.87">
            <text:p>113,87</text:p>
          </table:table-cell>
          <table:table-cell office:value-type="float" office:value="144.96">
            <text:p>144,96</text:p>
          </table:table-cell>
          <table:table-cell office:value-type="float" office:value="54.85">
            <text:p>54,85</text:p>
          </table:table-cell>
          <table:table-cell office:value-type="float" office:value="89.72">
            <text:p>89,72</text:p>
          </table:table-cell>
          <table:table-cell office:value-type="float" office:value="77.7">
            <text:p>77,70</text:p>
          </table:table-cell>
          <table:table-cell office:value-type="float" office:value="82.75">
            <text:p>82,75</text:p>
          </table:table-cell>
          <table:table-cell office:value-type="float" office:value="131.32">
            <text:p>131,32</text:p>
          </table:table-cell>
          <table:table-cell office:value-type="float" office:value="109.62">
            <text:p>109,62</text:p>
          </table:table-cell>
          <table:table-cell/>
        </table:table-row>
        <table:table-row table:style-name="ro1">
          <table:table-cell office:value-type="string">
            <text:p>CabernetSauvignon</text:p>
          </table:table-cell>
          <table:table-cell table:number-columns-repeated="5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table:style-name="ce49" office:value-type="string">
            <text:p>TO</text:p>
          </table:table-cell>
          <table:table-cell table:style-name="ce52" office:value-type="string">
            <text:p>TO</text:p>
          </table:table-cell>
          <table:table-cell office:value-type="string">
            <text:p>TO</text:p>
          </table:table-cell>
          <table:table-cell office:value-type="string">
            <text:p>83.83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89.99">
            <text:p>89,99</text:p>
          </table:table-cell>
          <table:table-cell office:value-type="string">
            <text:p>TO</text:p>
          </table:table-cell>
          <table:table-cell office:value-type="float" office:value="67.34">
            <text:p>67,34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4" office:value-type="string">
            <text:p>TO</text:p>
          </table:table-cell>
          <table:table-cell/>
        </table:table-row>
        <table:table-row table:style-name="ro1">
          <table:table-cell office:value-type="string">
            <text:p>CaliforniaWine</text:p>
          </table:table-cell>
          <table:table-cell office:value-type="string">
            <text:p>Err</text:p>
          </table:table-cell>
          <table:table-cell table:number-columns-repeated="9" office:value-type="string">
            <text:p>TO</text:p>
          </table:table-cell>
          <table:table-cell table:style-name="ce49" office:value-type="string">
            <text:p>TO</text:p>
          </table:table-cell>
          <table:table-cell table:style-name="ce52" office:value-type="string">
            <text:p>TO</text:p>
          </table:table-cell>
          <table:table-cell office:value-type="string">
            <text:p>TO</text:p>
          </table:table-cell>
          <table:table-cell office:value-type="string">
            <text:p>211.89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6.11">
            <text:p>6,11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number-columns-repeated="5" office:value-type="string">
            <text:p>TO</text:p>
          </table:table-cell>
          <table:table-cell/>
        </table:table-row>
        <table:table-row table:style-name="ro1">
          <table:table-cell office:value-type="string">
            <text:p>Chardonnay</text:p>
          </table:table-cell>
          <table:table-cell table:number-columns-repeated="6" office:value-type="string">
            <text:p>TO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style-name="ce49" office:value-type="string">
            <text:p>TO</text:p>
          </table:table-cell>
          <table:table-cell table:style-name="ce52" office:value-type="string">
            <text:p>TO</text:p>
          </table:table-cell>
          <table:table-cell office:value-type="string">
            <text:p>TO</text:p>
          </table:table-cell>
          <table:table-cell office:value-type="string">
            <text:p>122.06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136.92">
            <text:p>136,92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158.11">
            <text:p>158,11</text:p>
          </table:table-cell>
          <table:table-cell office:value-type="string">
            <text:p>TO</text:p>
          </table:table-cell>
          <table:table-cell office:value-type="float" office:value="52.18">
            <text:p>52,18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4" office:value-type="string">
            <text:p>TO</text:p>
          </table:table-cell>
          <table:table-cell/>
        </table:table-row>
        <table:table-row table:style-name="ro1">
          <table:table-cell office:value-type="string">
            <text:p>CheninBlanc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float" office:value="240.26">
            <text:p>240,26</text:p>
          </table:table-cell>
          <table:table-cell office:value-type="string">
            <text:p>TO</text:p>
          </table:table-cell>
          <table:table-cell office:value-type="float" office:value="216.78">
            <text:p>216,78</text:p>
          </table:table-cell>
          <table:table-cell office:value-type="float" office:value="226.98">
            <text:p>226,98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style-name="ce49" office:value-type="string">
            <text:p>TO</text:p>
          </table:table-cell>
          <table:table-cell table:style-name="ce52" office:value-type="string">
            <text:p>TO</text:p>
          </table:table-cell>
          <table:table-cell office:value-type="string">
            <text:p>131.57</text:p>
          </table:table-cell>
          <table:table-cell office:value-type="string">
            <text:p>185.88</text:p>
          </table:table-cell>
          <table:table-cell office:value-type="float" office:value="72.36">
            <text:p>72,36</text:p>
          </table:table-cell>
          <table:table-cell office:value-type="float" office:value="109.99">
            <text:p>109,99</text:p>
          </table:table-cell>
          <table:table-cell office:value-type="float" office:value="128.66">
            <text:p>128,66</text:p>
          </table:table-cell>
          <table:table-cell office:value-type="float" office:value="125.7">
            <text:p>125,70</text:p>
          </table:table-cell>
          <table:table-cell office:value-type="string">
            <text:p>Err</text:p>
          </table:table-cell>
          <table:table-cell office:value-type="float" office:value="142.51">
            <text:p>142,51</text:p>
          </table:table-cell>
          <table:table-cell office:value-type="float" office:value="94.09">
            <text:p>94,09</text:p>
          </table:table-cell>
          <table:table-cell office:value-type="float" office:value="104.18">
            <text:p>104,18</text:p>
          </table:table-cell>
          <table:table-cell office:value-type="float" office:value="25.46">
            <text:p>25,46</text:p>
          </table:table-cell>
          <table:table-cell office:value-type="float" office:value="40.5">
            <text:p>40,50</text:p>
          </table:table-cell>
          <table:table-cell office:value-type="string">
            <text:p>235.13</text:p>
          </table:table-cell>
          <table:table-cell office:value-type="string">
            <text:p>186.20</text:p>
          </table:table-cell>
          <table:table-cell office:value-type="string">
            <text:p>TO</text:p>
          </table:table-cell>
          <table:table-cell office:value-type="float" office:value="298.49">
            <text:p>298,49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float" office:value="144.93">
            <text:p>144,93</text:p>
          </table:table-cell>
          <table:table-cell office:value-type="float" office:value="166.58">
            <text:p>166,58</text:p>
          </table:table-cell>
          <table:table-cell office:value-type="float" office:value="285.91">
            <text:p>285,91</text:p>
          </table:table-cell>
          <table:table-cell office:value-type="string">
            <text:p>TO</text:p>
          </table:table-cell>
          <table:table-cell office:value-type="float" office:value="256.25">
            <text:p>256,25</text:p>
          </table:table-cell>
          <table:table-cell office:value-type="string">
            <text:p>TO</text:p>
          </table:table-cell>
          <table:table-cell/>
        </table:table-row>
        <table:table-row table:style-name="ro1">
          <table:table-cell office:value-type="string">
            <text:p>DessertWine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style-name="ce49" office:value-type="string">
            <text:p>TO</text:p>
          </table:table-cell>
          <table:table-cell table:style-name="ce52" office:value-type="string">
            <text:p>TO</text:p>
          </table:table-cell>
          <table:table-cell table:number-columns-repeated="10" office:value-type="string">
            <text:p>TO</text:p>
          </table:table-cell>
          <table:table-cell office:value-type="float" office:value="146.8">
            <text:p>146,80</text:p>
          </table:table-cell>
          <table:table-cell office:value-type="float" office:value="290.21">
            <text:p>290,21</text:p>
          </table:table-cell>
          <table:table-cell table:number-columns-repeated="12" office:value-type="string">
            <text:p>TO</text:p>
          </table:table-cell>
          <table:table-cell/>
        </table:table-row>
        <table:table-row table:style-name="ro1">
          <table:table-cell office:value-type="string">
            <text:p>DryWine</text:p>
          </table:table-cell>
          <table:table-cell table:number-columns-repeated="10" office:value-type="string">
            <text:p>TO</text:p>
          </table:table-cell>
          <table:table-cell table:style-name="ce49" office:value-type="string">
            <text:p>TO</text:p>
          </table:table-cell>
          <table:table-cell table:style-name="ce52" office:value-type="string">
            <text:p>TO</text:p>
          </table:table-cell>
          <table:table-cell office:value-type="string">
            <text:p>TO</text:p>
          </table:table-cell>
          <table:table-cell office:value-type="string">
            <text:p>140.01</text:p>
          </table:table-cell>
          <table:table-cell office:value-type="string">
            <text:p>TO</text:p>
          </table:table-cell>
          <table:table-cell office:value-type="float" office:value="104.25">
            <text:p>104,25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103.14">
            <text:p>103,14</text:p>
          </table:table-cell>
          <table:table-cell office:value-type="string">
            <text:p>TO</text:p>
          </table:table-cell>
          <table:table-cell office:value-type="float" office:value="177.74">
            <text:p>177,74</text:p>
          </table:table-cell>
          <table:table-cell office:value-type="string">
            <text:p>TO</text:p>
          </table:table-cell>
          <table:table-cell office:value-type="float" office:value="84.53">
            <text:p>84,53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5" office:value-type="string">
            <text:p>TO</text:p>
          </table:table-cell>
          <table:table-cell/>
        </table:table-row>
        <table:table-row table:style-name="ro1">
          <table:table-cell office:value-type="string">
            <text:p>EarlyHarvest</text:p>
          </table:table-cell>
          <table:table-cell office:value-type="string">
            <text:p>196.11</text:p>
          </table:table-cell>
          <table:table-cell office:value-type="string">
            <text:p>145.86</text:p>
          </table:table-cell>
          <table:table-cell office:value-type="float" office:value="274.03">
            <text:p>274,03</text:p>
          </table:table-cell>
          <table:table-cell office:value-type="float" office:value="150.05">
            <text:p>150,05</text:p>
          </table:table-cell>
          <table:table-cell office:value-type="float" office:value="265.25">
            <text:p>265,25</text:p>
          </table:table-cell>
          <table:table-cell office:value-type="float" office:value="223.1">
            <text:p>223,10</text:p>
          </table:table-cell>
          <table:table-cell office:value-type="float" office:value="279.24">
            <text:p>279,24</text:p>
          </table:table-cell>
          <table:table-cell office:value-type="float" office:value="223.56">
            <text:p>223,56</text:p>
          </table:table-cell>
          <table:table-cell office:value-type="float" office:value="261.2">
            <text:p>261,20</text:p>
          </table:table-cell>
          <table:table-cell office:value-type="float" office:value="156.06">
            <text:p>156,06</text:p>
          </table:table-cell>
          <table:table-cell table:style-name="ce49" office:value-type="string">
            <text:p>Err</text:p>
          </table:table-cell>
          <table:table-cell table:style-name="ce52" office:value-type="float" office:value="223.09">
            <text:p>223,09</text:p>
          </table:table-cell>
          <table:table-cell office:value-type="string">
            <text:p>121.27</text:p>
          </table:table-cell>
          <table:table-cell office:value-type="string">
            <text:p>0.79</text:p>
          </table:table-cell>
          <table:table-cell office:value-type="float" office:value="0.97">
            <text:p>0,97</text:p>
          </table:table-cell>
          <table:table-cell office:value-type="float" office:value="48.6">
            <text:p>48,60</text:p>
          </table:table-cell>
          <table:table-cell office:value-type="float" office:value="104.88">
            <text:p>104,88</text:p>
          </table:table-cell>
          <table:table-cell office:value-type="float" office:value="0.55">
            <text:p>0,55</text:p>
          </table:table-cell>
          <table:table-cell office:value-type="float" office:value="66.02">
            <text:p>66,02</text:p>
          </table:table-cell>
          <table:table-cell office:value-type="float" office:value="0.45">
            <text:p>0,45</text:p>
          </table:table-cell>
          <table:table-cell office:value-type="float" office:value="130.68">
            <text:p>130,68</text:p>
          </table:table-cell>
          <table:table-cell office:value-type="float" office:value="68.17">
            <text:p>68,17</text:p>
          </table:table-cell>
          <table:table-cell office:value-type="float" office:value="35.08">
            <text:p>35,08</text:p>
          </table:table-cell>
          <table:table-cell office:value-type="float" office:value="32.37">
            <text:p>32,37</text:p>
          </table:table-cell>
          <table:table-cell office:value-type="string">
            <text:p>143.92</text:p>
          </table:table-cell>
          <table:table-cell office:value-type="string">
            <text:p>79.85</text:p>
          </table:table-cell>
          <table:table-cell office:value-type="float" office:value="149.4">
            <text:p>149,40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float" office:value="81.32">
            <text:p>81,32</text:p>
          </table:table-cell>
          <table:table-cell office:value-type="float" office:value="233.05">
            <text:p>233,05</text:p>
          </table:table-cell>
          <table:table-cell office:value-type="float" office:value="61.56">
            <text:p>61,56</text:p>
          </table:table-cell>
          <table:table-cell office:value-type="string">
            <text:p>TO</text:p>
          </table:table-cell>
          <table:table-cell office:value-type="float" office:value="282.31">
            <text:p>282,31</text:p>
          </table:table-cell>
          <table:table-cell table:style-name="Default" office:value-type="float" office:value="269.24">
            <text:p>269,24</text:p>
          </table:table-cell>
          <table:table-cell table:style-name="Default" office:value-type="float" office:value="113.62">
            <text:p>113,62</text:p>
          </table:table-cell>
          <table:table-cell table:style-name="ce58"/>
        </table:table-row>
        <table:table-row table:style-name="ro1">
          <table:table-cell office:value-type="string">
            <text:p>FrenchWine</text:p>
          </table:table-cell>
          <table:table-cell office:value-type="string">
            <text:p>223.82</text:p>
          </table:table-cell>
          <table:table-cell office:value-type="string">
            <text:p>78.05</text:p>
          </table:table-cell>
          <table:table-cell office:value-type="string">
            <text:p>Err</text:p>
          </table:table-cell>
          <table:table-cell office:value-type="float" office:value="153.81">
            <text:p>153,81</text:p>
          </table:table-cell>
          <table:table-cell office:value-type="float" office:value="151.75">
            <text:p>151,75</text:p>
          </table:table-cell>
          <table:table-cell office:value-type="float" office:value="230.5">
            <text:p>230,50</text:p>
          </table:table-cell>
          <table:table-cell office:value-type="float" office:value="153.42">
            <text:p>153,42</text:p>
          </table:table-cell>
          <table:table-cell office:value-type="float" office:value="79.4">
            <text:p>79,40</text:p>
          </table:table-cell>
          <table:table-cell office:value-type="float" office:value="230.49">
            <text:p>230,49</text:p>
          </table:table-cell>
          <table:table-cell office:value-type="float" office:value="155.57">
            <text:p>155,57</text:p>
          </table:table-cell>
          <table:table-cell table:style-name="ce49" office:value-type="float" office:value="272">
            <text:p>272,00</text:p>
          </table:table-cell>
          <table:table-cell table:style-name="ce52" office:value-type="float" office:value="92.33">
            <text:p>92,33</text:p>
          </table:table-cell>
          <table:table-cell office:value-type="string">
            <text:p>125.11</text:p>
          </table:table-cell>
          <table:table-cell office:value-type="string">
            <text:p>62.58</text:p>
          </table:table-cell>
          <table:table-cell office:value-type="float" office:value="48.77">
            <text:p>48,77</text:p>
          </table:table-cell>
          <table:table-cell office:value-type="float" office:value="49">
            <text:p>49,00</text:p>
          </table:table-cell>
          <table:table-cell office:value-type="string">
            <text:p>Err</text:p>
          </table:table-cell>
          <table:table-cell office:value-type="float" office:value="111.55">
            <text:p>111,55</text:p>
          </table:table-cell>
          <table:table-cell office:value-type="float" office:value="129.25">
            <text:p>129,25</text:p>
          </table:table-cell>
          <table:table-cell office:value-type="float" office:value="65.95">
            <text:p>65,95</text:p>
          </table:table-cell>
          <table:table-cell office:value-type="float" office:value="131.25">
            <text:p>131,25</text:p>
          </table:table-cell>
          <table:table-cell office:value-type="float" office:value="66.37">
            <text:p>66,37</text:p>
          </table:table-cell>
          <table:table-cell office:value-type="float" office:value="36.31">
            <text:p>36,31</text:p>
          </table:table-cell>
          <table:table-cell office:value-type="float" office:value="32.36">
            <text:p>32,36</text:p>
          </table:table-cell>
          <table:table-cell office:value-type="string">
            <text:p>Err</text:p>
          </table:table-cell>
          <table:table-cell office:value-type="string">
            <text:p>84.88</text:p>
          </table:table-cell>
          <table:table-cell office:value-type="float" office:value="177.24">
            <text:p>177,24</text:p>
          </table:table-cell>
          <table:table-cell office:value-type="float" office:value="178.63">
            <text:p>178,63</text:p>
          </table:table-cell>
          <table:table-cell office:value-type="float" office:value="249.86">
            <text:p>249,86</text:p>
          </table:table-cell>
          <table:table-cell office:value-type="float" office:value="1.1">
            <text:p>1,10</text:p>
          </table:table-cell>
          <table:table-cell office:value-type="float" office:value="63.76">
            <text:p>63,76</text:p>
          </table:table-cell>
          <table:table-cell office:value-type="float" office:value="139.95">
            <text:p>139,95</text:p>
          </table:table-cell>
          <table:table-cell office:value-type="float" office:value="126.74">
            <text:p>126,74</text:p>
          </table:table-cell>
          <table:table-cell office:value-type="float" office:value="189.24">
            <text:p>189,24</text:p>
          </table:table-cell>
          <table:table-cell table:style-name="Default" office:value-type="float" office:value="121.18">
            <text:p>121,18</text:p>
          </table:table-cell>
          <table:table-cell table:style-name="Default" office:value-type="float" office:value="267.12">
            <text:p>267,12</text:p>
          </table:table-cell>
          <table:table-cell table:style-name="ce58"/>
        </table:table-row>
        <table:table-row table:style-name="ro1">
          <table:table-cell office:value-type="string">
            <text:p>FullBodiedWine</text:p>
          </table:table-cell>
          <table:table-cell table:number-columns-repeated="10" office:value-type="string">
            <text:p>TO</text:p>
          </table:table-cell>
          <table:table-cell table:style-name="ce49" office:value-type="string">
            <text:p>TO</text:p>
          </table:table-cell>
          <table:table-cell table:style-name="ce52" office:value-type="string">
            <text:p>TO</text:p>
          </table:table-cell>
          <table:table-cell table:number-columns-repeated="3" office:value-type="string">
            <text:p>TO</text:p>
          </table:table-cell>
          <table:table-cell office:value-type="float" office:value="293.72">
            <text:p>293,72</text:p>
          </table:table-cell>
          <table:table-cell table:number-columns-repeated="8" office:value-type="string">
            <text:p>TO</text:p>
          </table:table-cell>
          <table:table-cell office:value-type="string">
            <text:p>84.14</text:p>
          </table:table-cell>
          <table:table-cell office:value-type="string">
            <text:p>84.92</text:p>
          </table:table-cell>
          <table:table-cell office:value-type="float" office:value="0.9">
            <text:p>0,90</text:p>
          </table:table-cell>
          <table:table-cell office:value-type="float" office:value="89.65">
            <text:p>89,65</text:p>
          </table:table-cell>
          <table:table-cell office:value-type="float" office:value="86.5">
            <text:p>86,50</text:p>
          </table:table-cell>
          <table:table-cell office:value-type="float" office:value="88.12">
            <text:p>88,12</text:p>
          </table:table-cell>
          <table:table-cell office:value-type="float" office:value="65.4">
            <text:p>65,40</text:p>
          </table:table-cell>
          <table:table-cell office:value-type="float" office:value="69.92">
            <text:p>69,92</text:p>
          </table:table-cell>
          <table:table-cell office:value-type="float" office:value="186.12">
            <text:p>186,12</text:p>
          </table:table-cell>
          <table:table-cell office:value-type="float" office:value="102.29">
            <text:p>102,29</text:p>
          </table:table-cell>
          <table:table-cell table:style-name="Default" office:value-type="float" office:value="112.4">
            <text:p>112,4</text:p>
          </table:table-cell>
          <table:table-cell table:style-name="Default" office:value-type="float" office:value="110.39">
            <text:p>110,39</text:p>
          </table:table-cell>
          <table:table-cell table:style-name="ce58"/>
        </table:table-row>
        <table:table-row table:style-name="ro1">
          <table:table-cell office:value-type="string">
            <text:p>Gamay</text:p>
          </table:table-cell>
          <table:table-cell office:value-type="string">
            <text:p>289.66</text:p>
          </table:table-cell>
          <table:table-cell office:value-type="string">
            <text:p>174.42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293.62">
            <text:p>293,62</text:p>
          </table:table-cell>
          <table:table-cell office:value-type="float" office:value="89.07">
            <text:p>89,07</text:p>
          </table:table-cell>
          <table:table-cell office:value-type="float" office:value="297.28">
            <text:p>297,28</text:p>
          </table:table-cell>
          <table:table-cell office:value-type="float" office:value="266.8">
            <text:p>266,80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table:style-name="ce49" office:value-type="string">
            <text:p>Err</text:p>
          </table:table-cell>
          <table:table-cell table:style-name="ce52" office:value-type="string">
            <text:p>Err</text:p>
          </table:table-cell>
          <table:table-cell office:value-type="string">
            <text:p>138.83</text:p>
          </table:table-cell>
          <table:table-cell office:value-type="string">
            <text:p>74.22</text:p>
          </table:table-cell>
          <table:table-cell office:value-type="float" office:value="57.35">
            <text:p>57,35</text:p>
          </table:table-cell>
          <table:table-cell office:value-type="float" office:value="119.38">
            <text:p>119,38</text:p>
          </table:table-cell>
          <table:table-cell office:value-type="string">
            <text:p>Err</text:p>
          </table:table-cell>
          <table:table-cell office:value-type="float" office:value="190.63">
            <text:p>190,63</text:p>
          </table:table-cell>
          <table:table-cell office:value-type="float" office:value="158.77">
            <text:p>158,77</text:p>
          </table:table-cell>
          <table:table-cell office:value-type="float" office:value="145.97">
            <text:p>145,97</text:p>
          </table:table-cell>
          <table:table-cell office:value-type="float" office:value="121.26">
            <text:p>121,26</text:p>
          </table:table-cell>
          <table:table-cell office:value-type="float" office:value="222.44">
            <text:p>222,44</text:p>
          </table:table-cell>
          <table:table-cell office:value-type="float" office:value="68.59">
            <text:p>68,59</text:p>
          </table:table-cell>
          <table:table-cell office:value-type="float" office:value="94.11">
            <text:p>94,11</text:p>
          </table:table-cell>
          <table:table-cell office:value-type="string">
            <text:p>256.55</text:p>
          </table:table-cell>
          <table:table-cell office:value-type="string">
            <text:p>88.08</text:p>
          </table:table-cell>
          <table:table-cell office:value-type="float" office:value="184.76">
            <text:p>184,76</text:p>
          </table:table-cell>
          <table:table-cell office:value-type="float" office:value="96.11">
            <text:p>96,11</text:p>
          </table:table-cell>
          <table:table-cell office:value-type="float" office:value="180.26">
            <text:p>180,26</text:p>
          </table:table-cell>
          <table:table-cell office:value-type="float" office:value="185.43">
            <text:p>185,43</text:p>
          </table:table-cell>
          <table:table-cell office:value-type="float" office:value="237.22">
            <text:p>237,22</text:p>
          </table:table-cell>
          <table:table-cell office:value-type="float" office:value="147.19">
            <text:p>147,19</text:p>
          </table:table-cell>
          <table:table-cell office:value-type="float" office:value="240">
            <text:p>240,00</text:p>
          </table:table-cell>
          <table:table-cell office:value-type="float" office:value="220.76">
            <text:p>220,76</text:p>
          </table:table-cell>
          <table:table-cell table:style-name="Default" office:value-type="float" office:value="256.15">
            <text:p>256,15</text:p>
          </table:table-cell>
          <table:table-cell table:style-name="Default" office:value-type="float" office:value="114.99">
            <text:p>114,99</text:p>
          </table:table-cell>
          <table:table-cell table:style-name="ce58"/>
        </table:table-row>
        <table:table-row table:style-name="ro1">
          <table:table-cell office:value-type="string">
            <text:p>GermanWine</text:p>
          </table:table-cell>
          <table:table-cell table:number-columns-repeated="12" office:value-type="string">
            <text:p>TO</text:p>
          </table:table-cell>
          <table:table-cell office:value-type="string">
            <text:p>295.04</text:p>
          </table:table-cell>
          <table:table-cell office:value-type="string">
            <text:p>230.79</text:p>
          </table:table-cell>
          <table:table-cell office:value-type="float" office:value="185.52">
            <text:p>185,52</text:p>
          </table:table-cell>
          <table:table-cell office:value-type="float" office:value="128.32">
            <text:p>128,32</text:p>
          </table:table-cell>
          <table:table-cell office:value-type="float" office:value="205.9">
            <text:p>205,90</text:p>
          </table:table-cell>
          <table:table-cell office:value-type="float" office:value="286.71">
            <text:p>286,71</text:p>
          </table:table-cell>
          <table:table-cell office:value-type="string">
            <text:p>TO</text:p>
          </table:table-cell>
          <table:table-cell office:value-type="float" office:value="169.25">
            <text:p>169,25</text:p>
          </table:table-cell>
          <table:table-cell table:number-columns-repeated="2" office:value-type="string">
            <text:p>TO</text:p>
          </table:table-cell>
          <table:table-cell office:value-type="float" office:value="195.4">
            <text:p>195,40</text:p>
          </table:table-cell>
          <table:table-cell office:value-type="float" office:value="150.78">
            <text:p>150,78</text:p>
          </table:table-cell>
          <table:table-cell table:number-columns-repeated="5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255.21">
            <text:p>255,21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style-name="Default" office:value-type="string">
            <text:p>TO</text:p>
          </table:table-cell>
          <table:table-cell table:style-name="Default" office:value-type="string">
            <text:p>Err</text:p>
          </table:table-cell>
          <table:table-cell table:style-name="ce58"/>
        </table:table-row>
        <table:table-row table:style-name="ro1">
          <table:table-cell office:value-type="string">
            <text:p>ItalianWine</text:p>
          </table:table-cell>
          <table:table-cell table:number-columns-repeated="5" office:value-type="string">
            <text:p>TO</text:p>
          </table:table-cell>
          <table:table-cell office:value-type="float" office:value="213.86">
            <text:p>213,86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office:value-type="float" office:value="224.74">
            <text:p>224,74</text:p>
          </table:table-cell>
          <table:table-cell office:value-type="string">
            <text:p>78.92</text:p>
          </table:table-cell>
          <table:table-cell office:value-type="string">
            <text:p>158.90</text:p>
          </table:table-cell>
          <table:table-cell office:value-type="float" office:value="65.7">
            <text:p>65,70</text:p>
          </table:table-cell>
          <table:table-cell office:value-type="float" office:value="133.36">
            <text:p>133,36</text:p>
          </table:table-cell>
          <table:table-cell office:value-type="float" office:value="78.06">
            <text:p>78,06</text:p>
          </table:table-cell>
          <table:table-cell office:value-type="float" office:value="217.56">
            <text:p>217,56</text:p>
          </table:table-cell>
          <table:table-cell office:value-type="float" office:value="249.07">
            <text:p>249,07</text:p>
          </table:table-cell>
          <table:table-cell office:value-type="float" office:value="81.94">
            <text:p>81,94</text:p>
          </table:table-cell>
          <table:table-cell office:value-type="float" office:value="270.21">
            <text:p>270,21</text:p>
          </table:table-cell>
          <table:table-cell office:value-type="float" office:value="160.92">
            <text:p>160,92</text:p>
          </table:table-cell>
          <table:table-cell office:value-type="float" office:value="107.89">
            <text:p>107,89</text:p>
          </table:table-cell>
          <table:table-cell office:value-type="float" office:value="53.9">
            <text:p>53,90</text:p>
          </table:table-cell>
          <table:table-cell office:value-type="string">
            <text:p>Err</text:p>
          </table:table-cell>
          <table:table-cell office:value-type="string">
            <text:p>193.81</text:p>
          </table:table-cell>
          <table:table-cell office:value-type="float" office:value="293.46">
            <text:p>293,46</text:p>
          </table:table-cell>
          <table:table-cell office:value-type="float" office:value="105.13">
            <text:p>105,13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float" office:value="168.42">
            <text:p>168,42</text:p>
          </table:table-cell>
          <table:table-cell office:value-type="float" office:value="255.54">
            <text:p>255,54</text:p>
          </table:table-cell>
          <table:table-cell office:value-type="string">
            <text:p>TO</text:p>
          </table:table-cell>
          <table:table-cell office:value-type="float" office:value="176.47">
            <text:p>176,47</text:p>
          </table:table-cell>
          <table:table-cell table:style-name="Default" office:value-type="string">
            <text:p>Err</text:p>
          </table:table-cell>
          <table:table-cell table:style-name="Default" office:value-type="float" office:value="111.33">
            <text:p>111,33</text:p>
          </table:table-cell>
          <table:table-cell table:style-name="ce58"/>
        </table:table-row>
        <table:table-row table:style-name="ro1">
          <table:table-cell office:value-type="string">
            <text:p>LateHarvest</text:p>
          </table:table-cell>
          <table:table-cell table:number-columns-repeated="7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number-columns-repeated="7" office:value-type="string">
            <text:p>TO</text:p>
          </table:table-cell>
          <table:table-cell office:value-type="float" office:value="203.03">
            <text:p>203,03</text:p>
          </table:table-cell>
          <table:table-cell office:value-type="float" office:value="80.9">
            <text:p>80,90</text:p>
          </table:table-cell>
          <table:table-cell office:value-type="string">
            <text:p>TO</text:p>
          </table:table-cell>
          <table:table-cell office:value-type="float" office:value="219.29">
            <text:p>219,29</text:p>
          </table:table-cell>
          <table:table-cell office:value-type="float" office:value="114.49">
            <text:p>114,49</text:p>
          </table:table-cell>
          <table:table-cell table:number-columns-repeated="10" office:value-type="string">
            <text:p>TO</text:p>
          </table:table-cell>
          <table:table-cell table:style-name="Default" office:value-type="string">
            <text:p>TO</text:p>
          </table:table-cell>
          <table:table-cell table:style-name="Default" office:value-type="string">
            <text:p>Err</text:p>
          </table:table-cell>
          <table:table-cell table:style-name="ce58"/>
        </table:table-row>
        <table:table-row table:style-name="ro1">
          <table:table-cell office:value-type="string">
            <text:p>Loire</text:p>
          </table:table-cell>
          <table:table-cell table:number-columns-repeated="5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office:value-type="float" office:value="245.63">
            <text:p>245,63</text:p>
          </table:table-cell>
          <table:table-cell table:number-columns-repeated="4" office:value-type="string">
            <text:p>TO</text:p>
          </table:table-cell>
          <table:table-cell office:value-type="float" office:value="245.73">
            <text:p>245,73</text:p>
          </table:table-cell>
          <table:table-cell office:value-type="float" office:value="192.11">
            <text:p>192,11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table:number-columns-repeated="5" office:value-type="string">
            <text:p>TO</text:p>
          </table:table-cell>
          <table:table-cell table:number-columns-repeated="2" table:style-name="Default" office:value-type="string">
            <text:p>TO</text:p>
          </table:table-cell>
          <table:table-cell table:style-name="ce58"/>
        </table:table-row>
        <table:table-row table:style-name="ro1">
          <table:table-cell office:value-type="string">
            <text:p>Meritage</text:p>
          </table:table-cell>
          <table:table-cell table:number-columns-repeated="2" office:value-type="string">
            <text:p>TO</text:p>
          </table:table-cell>
          <table:table-cell office:value-type="float" office:value="281.86">
            <text:p>281,86</text:p>
          </table:table-cell>
          <table:table-cell office:value-type="float" office:value="217.72">
            <text:p>217,72</text:p>
          </table:table-cell>
          <table:table-cell office:value-type="string">
            <text:p>TO</text:p>
          </table:table-cell>
          <table:table-cell office:value-type="float" office:value="238.81">
            <text:p>238,81</text:p>
          </table:table-cell>
          <table:table-cell office:value-type="float" office:value="298.15">
            <text:p>298,15</text:p>
          </table:table-cell>
          <table:table-cell office:value-type="float" office:value="206.05">
            <text:p>206,05</text:p>
          </table:table-cell>
          <table:table-cell office:value-type="float" office:value="249.39">
            <text:p>249,39</text:p>
          </table:table-cell>
          <table:table-cell office:value-type="float" office:value="203.87">
            <text:p>203,87</text:p>
          </table:table-cell>
          <table:table-cell office:value-type="string">
            <text:p>Err</text:p>
          </table:table-cell>
          <table:table-cell office:value-type="float" office:value="203.75">
            <text:p>203,75</text:p>
          </table:table-cell>
          <table:table-cell office:value-type="string">
            <text:p>266.56</text:p>
          </table:table-cell>
          <table:table-cell office:value-type="string">
            <text:p>187.52</text:p>
          </table:table-cell>
          <table:table-cell office:value-type="float" office:value="222.45">
            <text:p>222,45</text:p>
          </table:table-cell>
          <table:table-cell office:value-type="float" office:value="80.27">
            <text:p>80,27</text:p>
          </table:table-cell>
          <table:table-cell office:value-type="float" office:value="1.56">
            <text:p>1,56</text:p>
          </table:table-cell>
          <table:table-cell office:value-type="float" office:value="169.33">
            <text:p>169,33</text:p>
          </table:table-cell>
          <table:table-cell office:value-type="float" office:value="138.62">
            <text:p>138,62</text:p>
          </table:table-cell>
          <table:table-cell office:value-type="float" office:value="190.48">
            <text:p>190,48</text:p>
          </table:table-cell>
          <table:table-cell office:value-type="float" office:value="256.22">
            <text:p>256,22</text:p>
          </table:table-cell>
          <table:table-cell office:value-type="float" office:value="187.57">
            <text:p>187,57</text:p>
          </table:table-cell>
          <table:table-cell office:value-type="float" office:value="70.02">
            <text:p>70,02</text:p>
          </table:table-cell>
          <table:table-cell office:value-type="float" office:value="134.01">
            <text:p>134,01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float" office:value="231.57">
            <text:p>231,57</text:p>
          </table:table-cell>
          <table:table-cell office:value-type="float" office:value="117.21">
            <text:p>117,21</text:p>
          </table:table-cell>
          <table:table-cell office:value-type="float" office:value="121.64">
            <text:p>121,64</text:p>
          </table:table-cell>
          <table:table-cell office:value-type="string">
            <text:p>TO</text:p>
          </table:table-cell>
          <table:table-cell office:value-type="float" office:value="193.48">
            <text:p>193,48</text:p>
          </table:table-cell>
          <table:table-cell office:value-type="float" office:value="101.35">
            <text:p>101,35</text:p>
          </table:table-cell>
          <table:table-cell office:value-type="string">
            <text:p>Err</text:p>
          </table:table-cell>
          <table:table-cell office:value-type="float" office:value="295.17">
            <text:p>295,17</text:p>
          </table:table-cell>
          <table:table-cell office:value-type="string">
            <text:p>Err</text:p>
          </table:table-cell>
          <table:table-cell office:value-type="float" office:value="258.23">
            <text:p>258,23</text:p>
          </table:table-cell>
          <table:table-cell/>
        </table:table-row>
        <table:table-row table:style-name="ro1">
          <table:table-cell office:value-type="string">
            <text:p>Merlot</text:p>
          </table:table-cell>
          <table:table-cell table:number-columns-repeated="7"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280.38</text:p>
          </table:table-cell>
          <table:table-cell office:value-type="string">
            <text:p>290.70</text:p>
          </table:table-cell>
          <table:table-cell office:value-type="float" office:value="163.11">
            <text:p>163,11</text:p>
          </table:table-cell>
          <table:table-cell office:value-type="float" office:value="167.6">
            <text:p>167,60</text:p>
          </table:table-cell>
          <table:table-cell office:value-type="float" office:value="176.74">
            <text:p>176,74</text:p>
          </table:table-cell>
          <table:table-cell office:value-type="float" office:value="263.02">
            <text:p>263,02</text:p>
          </table:table-cell>
          <table:table-cell office:value-type="float" office:value="288.56">
            <text:p>288,56</text:p>
          </table:table-cell>
          <table:table-cell office:value-type="float" office:value="201.16">
            <text:p>201,16</text:p>
          </table:table-cell>
          <table:table-cell office:value-type="float" office:value="294.4">
            <text:p>294,40</text:p>
          </table:table-cell>
          <table:table-cell office:value-type="float" office:value="201.51">
            <text:p>201,51</text:p>
          </table:table-cell>
          <table:table-cell office:value-type="float" office:value="212.28">
            <text:p>212,28</text:p>
          </table:table-cell>
          <table:table-cell office:value-type="float" office:value="144.34">
            <text:p>144,34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table:number-columns-repeated="6" office:value-type="string">
            <text:p>TO</text:p>
          </table:table-cell>
          <table:table-cell office:value-type="string">
            <text:p>Err</text:p>
          </table:table-cell>
          <table:table-cell office:value-type="float" office:value="263.55">
            <text:p>263,55</text:p>
          </table:table-cell>
          <table:table-cell/>
        </table:table-row>
        <table:table-row table:style-name="ro1">
          <table:table-cell office:value-type="string">
            <text:p>PetiteSyrah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float" office:value="236.94">
            <text:p>236,94</text:p>
          </table:table-cell>
          <table:table-cell table:number-columns-repeated="2" office:value-type="string">
            <text:p>TO</text:p>
          </table:table-cell>
          <table:table-cell office:value-type="float" office:value="280.46">
            <text:p>280,46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197.28</text:p>
          </table:table-cell>
          <table:table-cell office:value-type="string">
            <text:p>TO</text:p>
          </table:table-cell>
          <table:table-cell office:value-type="float" office:value="171.84">
            <text:p>171,84</text:p>
          </table:table-cell>
          <table:table-cell office:value-type="float" office:value="176.47">
            <text:p>176,47</text:p>
          </table:table-cell>
          <table:table-cell office:value-type="float" office:value="91.47">
            <text:p>91,47</text:p>
          </table:table-cell>
          <table:table-cell office:value-type="float" office:value="281.77">
            <text:p>281,77</text:p>
          </table:table-cell>
          <table:table-cell office:value-type="float" office:value="215.63">
            <text:p>215,63</text:p>
          </table:table-cell>
          <table:table-cell office:value-type="float" office:value="221.82">
            <text:p>221,82</text:p>
          </table:table-cell>
          <table:table-cell office:value-type="float" office:value="197.8">
            <text:p>197,80</text:p>
          </table:table-cell>
          <table:table-cell office:value-type="float" office:value="104.02">
            <text:p>104,02</text:p>
          </table:table-cell>
          <table:table-cell office:value-type="float" office:value="143.1">
            <text:p>143,10</text:p>
          </table:table-cell>
          <table:table-cell office:value-type="float" office:value="215.46">
            <text:p>215,46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float" office:value="202.17">
            <text:p>202,17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float" office:value="148.7">
            <text:p>148,70</text:p>
          </table:table-cell>
          <table:table-cell/>
        </table:table-row>
        <table:table-row table:style-name="ro1">
          <table:table-cell office:value-type="string">
            <text:p>PinotBlanc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float" office:value="288.53">
            <text:p>288,53</text:p>
          </table:table-cell>
          <table:table-cell table:number-columns-repeated="5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207.23</text:p>
          </table:table-cell>
          <table:table-cell office:value-type="float" office:value="88.12">
            <text:p>88,12</text:p>
          </table:table-cell>
          <table:table-cell office:value-type="float" office:value="181.47">
            <text:p>181,47</text:p>
          </table:table-cell>
          <table:table-cell office:value-type="float" office:value="190.41">
            <text:p>190,41</text:p>
          </table:table-cell>
          <table:table-cell office:value-type="float" office:value="95.3">
            <text:p>95,30</text:p>
          </table:table-cell>
          <table:table-cell office:value-type="float" office:value="112.05">
            <text:p>112,05</text:p>
          </table:table-cell>
          <table:table-cell office:value-type="float" office:value="110.35">
            <text:p>110,35</text:p>
          </table:table-cell>
          <table:table-cell office:value-type="float" office:value="213.11">
            <text:p>213,11</text:p>
          </table:table-cell>
          <table:table-cell office:value-type="float" office:value="109.06">
            <text:p>109,06</text:p>
          </table:table-cell>
          <table:table-cell office:value-type="float" office:value="150.45">
            <text:p>150,45</text:p>
          </table:table-cell>
          <table:table-cell office:value-type="float" office:value="167.48">
            <text:p>167,48</text:p>
          </table:table-cell>
          <table:table-cell office:value-type="string">
            <text:p>240.49</text:p>
          </table:table-cell>
          <table:table-cell office:value-type="string">
            <text:p>246.32</text:p>
          </table:table-cell>
          <table:table-cell office:value-type="string">
            <text:p>TO</text:p>
          </table:table-cell>
          <table:table-cell office:value-type="float" office:value="51.14">
            <text:p>51,14</text:p>
          </table:table-cell>
          <table:table-cell office:value-type="string">
            <text:p>TO</text:p>
          </table:table-cell>
          <table:table-cell office:value-type="float" office:value="296.88">
            <text:p>296,88</text:p>
          </table:table-cell>
          <table:table-cell office:value-type="float" office:value="152.4">
            <text:p>152,40</text:p>
          </table:table-cell>
          <table:table-cell table:number-columns-repeated="4" office:value-type="string">
            <text:p>TO</text:p>
          </table:table-cell>
          <table:table-cell office:value-type="float" office:value="220.23">
            <text:p>220,23</text:p>
          </table:table-cell>
          <table:table-cell/>
        </table:table-row>
        <table:table-row table:style-name="ro1">
          <table:table-cell office:value-type="string">
            <text:p>PinorNoir</text:p>
          </table:table-cell>
          <table:table-cell office:value-type="string">
            <text:p>TO</text:p>
          </table:table-cell>
          <table:table-cell office:value-type="string">
            <text:p>273.16</text:p>
          </table:table-cell>
          <table:table-cell office:value-type="string">
            <text:p>TO</text:p>
          </table:table-cell>
          <table:table-cell office:value-type="float" office:value="266.82">
            <text:p>266,82</text:p>
          </table:table-cell>
          <table:table-cell office:value-type="float" office:value="129.55">
            <text:p>129,55</text:p>
          </table:table-cell>
          <table:table-cell office:value-type="float" office:value="250.33">
            <text:p>250,33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260.75">
            <text:p>260,75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104.30</text:p>
          </table:table-cell>
          <table:table-cell office:value-type="string">
            <text:p>104.28</text:p>
          </table:table-cell>
          <table:table-cell office:value-type="float" office:value="95.67">
            <text:p>95,67</text:p>
          </table:table-cell>
          <table:table-cell office:value-type="float" office:value="0.42">
            <text:p>0,42</text:p>
          </table:table-cell>
          <table:table-cell office:value-type="float" office:value="97.27">
            <text:p>97,27</text:p>
          </table:table-cell>
          <table:table-cell office:value-type="float" office:value="94.55">
            <text:p>94,55</text:p>
          </table:table-cell>
          <table:table-cell office:value-type="float" office:value="110.55">
            <text:p>110,55</text:p>
          </table:table-cell>
          <table:table-cell office:value-type="float" office:value="111.12">
            <text:p>111,12</text:p>
          </table:table-cell>
          <table:table-cell office:value-type="float" office:value="211.44">
            <text:p>211,44</text:p>
          </table:table-cell>
          <table:table-cell office:value-type="float" office:value="2.63">
            <text:p>2,63</text:p>
          </table:table-cell>
          <table:table-cell office:value-type="float" office:value="163.41">
            <text:p>163,41</text:p>
          </table:table-cell>
          <table:table-cell office:value-type="float" office:value="2.32">
            <text:p>2,32</text:p>
          </table:table-cell>
          <table:table-cell office:value-type="string">
            <text:p>124.21</text:p>
          </table:table-cell>
          <table:table-cell office:value-type="string">
            <text:p>128.34</text:p>
          </table:table-cell>
          <table:table-cell office:value-type="float" office:value="134.69">
            <text:p>134,69</text:p>
          </table:table-cell>
          <table:table-cell office:value-type="float" office:value="0.95">
            <text:p>0,95</text:p>
          </table:table-cell>
          <table:table-cell office:value-type="float" office:value="121.09">
            <text:p>121,09</text:p>
          </table:table-cell>
          <table:table-cell office:value-type="float" office:value="123.84">
            <text:p>123,84</text:p>
          </table:table-cell>
          <table:table-cell office:value-type="float" office:value="140.37">
            <text:p>140,37</text:p>
          </table:table-cell>
          <table:table-cell office:value-type="float" office:value="109.19">
            <text:p>109,19</text:p>
          </table:table-cell>
          <table:table-cell office:value-type="string">
            <text:p>TO</text:p>
          </table:table-cell>
          <table:table-cell office:value-type="float" office:value="158.73">
            <text:p>158,73</text:p>
          </table:table-cell>
          <table:table-cell office:value-type="float" office:value="133.7">
            <text:p>133,70</text:p>
          </table:table-cell>
          <table:table-cell office:value-type="float" office:value="167.74">
            <text:p>167,74</text:p>
          </table:table-cell>
          <table:table-cell/>
        </table:table-row>
        <table:table-row table:style-name="ro1">
          <table:table-cell office:value-type="string">
            <text:p>RedWine</text:p>
          </table:table-cell>
          <table:table-cell table:number-columns-repeated="9" office:value-type="string">
            <text:p>TO</text:p>
          </table:table-cell>
          <table:table-cell office:value-type="float" office:value="240.67">
            <text:p>240,67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200.24">
            <text:p>200,24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table:number-columns-repeated="8" office:value-type="string">
            <text:p>TO</text:p>
          </table:table-cell>
          <table:table-cell/>
        </table:table-row>
        <table:table-row table:style-name="ro1">
          <table:table-cell office:value-type="string">
            <text:p>Riesling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6"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table:number-columns-repeated="7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10" office:value-type="string">
            <text:p>TO</text:p>
          </table:table-cell>
          <table:table-cell/>
        </table:table-row>
        <table:table-row table:style-name="ro1">
          <table:table-cell office:value-type="string">
            <text:p>RoseWine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table:number-columns-repeated="5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float" office:value="106.12">
            <text:p>106,12</text:p>
          </table:table-cell>
          <table:table-cell office:value-type="string">
            <text:p>TO</text:p>
          </table:table-cell>
          <table:table-cell office:value-type="float" office:value="243.78">
            <text:p>243,78</text:p>
          </table:table-cell>
          <table:table-cell table:number-columns-repeated="2" office:value-type="string">
            <text:p>TO</text:p>
          </table:table-cell>
          <table:table-cell office:value-type="float" office:value="294.94">
            <text:p>294,94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float" office:value="183.62">
            <text:p>183,62</text:p>
          </table:table-cell>
          <table:table-cell office:value-type="float" office:value="198.32">
            <text:p>198,32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float" office:value="287.33">
            <text:p>287,33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table:style-name="Default" office:value-type="string">
            <text:p>TO</text:p>
          </table:table-cell>
          <table:table-cell table:style-name="Default" office:value-type="string">
            <text:p>Err</text:p>
          </table:table-cell>
          <table:table-cell table:style-name="ce58"/>
        </table:table-row>
        <table:table-row table:style-name="ro1">
          <table:table-cell office:value-type="string">
            <text:p>SemillonOrSauvignonBlanc</text:p>
          </table:table-cell>
          <table:table-cell table:number-columns-repeated="6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5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5" office:value-type="string">
            <text:p>TO</text:p>
          </table:table-cell>
          <table:table-cell table:style-name="Default" office:value-type="string">
            <text:p>TO</text:p>
          </table:table-cell>
          <table:table-cell table:style-name="Default" office:value-type="string">
            <text:p>Err</text:p>
          </table:table-cell>
          <table:table-cell table:style-name="ce58"/>
        </table:table-row>
        <table:table-row table:style-name="ro1">
          <table:table-cell office:value-type="string">
            <text:p>SweetWine</text:p>
          </table:table-cell>
          <table:table-cell table:number-columns-repeated="8" office:value-type="string">
            <text:p>TO</text:p>
          </table:table-cell>
          <table:table-cell office:value-type="string">
            <text:p>Err</text:p>
          </table:table-cell>
          <table:table-cell table:number-columns-repeated="6"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table:number-columns-repeated="7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/>
        </table:table-row>
        <table:table-row table:style-name="ro1">
          <table:table-cell office:value-type="string">
            <text:p>TableWine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table:number-columns-repeated="6" office:value-type="string">
            <text:p>TO</text:p>
          </table:table-cell>
          <table:table-cell office:value-type="string">
            <text:p>298.28</text:p>
          </table:table-cell>
          <table:table-cell table:number-columns-repeated="3" office:value-type="string">
            <text:p>TO</text:p>
          </table:table-cell>
          <table:table-cell office:value-type="float" office:value="279.77">
            <text:p>279,77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table:style-name="ce52" office:value-type="string">
            <text:p>TO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/>
        </table:table-row>
        <table:table-row table:style-name="ro1">
          <table:table-cell office:value-type="string">
            <text:p>TexasWine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table:number-columns-repeated="3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float" office:value="259.01">
            <text:p>259,01</text:p>
          </table:table-cell>
          <table:table-cell office:value-type="float" office:value="260.08">
            <text:p>260,08</text:p>
          </table:table-cell>
          <table:table-cell office:value-type="string">
            <text:p>Err</text:p>
          </table:table-cell>
          <table:table-cell office:value-type="float" office:value="286.19">
            <text:p>286,19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style-name="ce52" office:value-type="string">
            <text:p>TO</text:p>
          </table:table-cell>
          <table:table-cell office:value-type="string">
            <text:p>TO</text:p>
          </table:table-cell>
          <table:table-cell office:value-type="string">
            <text:p>141.82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table:number-columns-repeated="2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/>
        </table:table-row>
        <table:table-row table:style-name="ro1">
          <table:table-cell office:value-type="string">
            <text:p>WhiteWine</text:p>
          </table:table-cell>
          <table:table-cell table:number-columns-repeated="8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style-name="ce52" office:value-type="string">
            <text:p>TO</text:p>
          </table:table-cell>
          <table:table-cell table:number-columns-repeated="6" office:value-type="string">
            <text:p>TO</text:p>
          </table:table-cell>
          <table:table-cell office:value-type="string">
            <text:p>Err</text:p>
          </table:table-cell>
          <table:table-cell table:number-columns-repeated="5" office:value-type="string">
            <text:p>TO</text:p>
          </table:table-cell>
          <table:table-cell/>
        </table:table-row>
        <table:table-row table:style-name="ro1">
          <table:table-cell table:style-name="ce13" office:value-type="string">
            <text:p>Zinfandel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table:number-columns-repeated="7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float" office:value="168.51">
            <text:p>168,51</text:p>
          </table:table-cell>
          <table:table-cell office:value-type="string">
            <text:p>Err</text:p>
          </table:table-cell>
          <table:table-cell table:style-name="ce54" office:value-type="float" office:value="240.67">
            <text:p>240,67</text:p>
          </table:table-cell>
          <table:table-cell table:number-columns-repeated="4"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office:value-type="string">
            <text:p>Err</text:p>
          </table:table-cell>
          <table:table-cell office:value-type="string">
            <text:p>TO</text:p>
          </table:table-cell>
          <table:table-cell table:style-name="ce57" office:value-type="string">
            <text:p>TO</text:p>
          </table:table-cell>
          <table:table-cell table:style-name="ce54" office:value-type="string">
            <text:p>TO</text:p>
          </table:table-cell>
          <table:table-cell/>
        </table:table-row>
        <table:table-row table:style-name="ro2">
          <table:table-cell table:style-name="Default"/>
          <table:table-cell table:style-name="ce40" table:number-columns-repeated="26"/>
          <table:table-cell table:style-name="ce56"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Benchmark Description: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4"/>
          <table:table-cell/>
        </table:table-row>
        <table:table-row table:style-name="ro1">
          <table:table-cell table:style-name="Default" office:value-type="string">
            <text:p>Racer is initialized once for each run, i.e., all benchmark instances are sequentially solved using the same Racer instanc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4"/>
          <table:table-cell/>
        </table:table-row>
      </table:table>
      <table:table table:name="Run Pi-Transformation" table:style-name="ta1" table:print="false">
        <table:table-column table:style-name="co2" table:default-cell-style-name="Default"/>
        <table:table-column table:style-name="co18" table:default-cell-style-name="ce77"/>
        <table:table-column table:style-name="co19" table:default-cell-style-name="ce49"/>
        <table:table-column table:style-name="co3" table:number-columns-repeated="3" table:default-cell-style-name="Default"/>
        <table:table-column table:style-name="co20" table:default-cell-style-name="Default"/>
        <table:table-row table:style-name="ro2">
          <table:table-cell table:style-name="ce76" office:value-type="string">
            <text:p>Instance</text:p>
          </table:table-cell>
          <table:table-cell table:style-name="ce76" office:value-type="string">
            <text:p>Size</text:p>
          </table:table-cell>
          <table:table-cell table:style-name="ce76" office:value-type="string">
            <text:p>Dry Wines</text:p>
          </table:table-cell>
          <table:table-cell table:style-name="ce76" office:value-type="string">
            <text:p>Dry Wines Percentage</text:p>
          </table:table-cell>
          <table:table-cell table:style-name="ce80" office:value-type="string">
            <text:p>no ext learning</text:p>
          </table:table-cell>
          <table:table-cell table:style-name="ce80" office:value-type="string">
            <text:p>ext learning</text:p>
          </table:table-cell>
          <table:table-cell table:style-name="ce76" office:value-type="string">
            <text:p>Factor</text:p>
            <draw:frame table:end-cell-address="'Run Pi-Transformation'.T21" table:end-x="1.138cm" table:end-y="0.135cm" draw:z-index="0" draw:style-name="gr1" svg:width="28.425cm" svg:height="8.721cm" svg:x="2.408cm" svg:y="0.446cm">
              <draw:object draw:notify-on-update-of-ranges="'Run Omega-Transformation'.A2:'Run Omega-Transformation'.A35 'Run Omega-Transformation'.E1:'Run Omega-Transformation'.E1 'Run Omega-Transformation'.E2:'Run Omega-Transformation'.E35 'Run Omega-Transformation'.F1:'Run Omega-Transformation'.F1 'Run Omega-Transformation'.F2:'Run Omega-Transformation'.F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AlsatianWin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2]=0;0;[.C2]/[.B2])" office:value-type="float" office:value="0">
            <text:p>0,00</text:p>
          </table:table-cell>
          <table:table-cell table:style-name="ce49" office:value-type="float" office:value="3.54">
            <text:p>3,54</text:p>
          </table:table-cell>
          <table:table-cell table:style-name="ce49" office:value-type="float" office:value="3.59">
            <text:p>3,59</text:p>
          </table:table-cell>
          <table:table-cell table:style-name="ce49" table:formula="of:=[.E2]/[.F2]" office:value-type="float" office:value="0.986072423398329">
            <text:p>0,99</text:p>
          </table:table-cell>
        </table:table-row>
        <table:table-row table:style-name="ro2">
          <table:table-cell office:value-type="string">
            <text:p>AmericanWine</text:p>
          </table:table-cell>
          <table:table-cell office:value-type="float" office:value="24">
            <text:p>24</text:p>
          </table:table-cell>
          <table:table-cell table:style-name="Default" office:value-type="float" office:value="22">
            <text:p>22</text:p>
          </table:table-cell>
          <table:table-cell table:style-name="ce49" table:formula="of:=IF([.B3]=0;0;[.C3]/[.B3])" office:value-type="float" office:value="0.916666666666667">
            <text:p>0,92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Beaujolais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4]=0;0;[.C4]/[.B4])" office:value-type="float" office:value="1">
            <text:p>1,00</text:p>
          </table:table-cell>
          <table:table-cell table:style-name="ce49" office:value-type="float" office:value="43.29">
            <text:p>43,29</text:p>
          </table:table-cell>
          <table:table-cell table:style-name="ce49" office:value-type="float" office:value="35.72">
            <text:p>35,72</text:p>
          </table:table-cell>
          <table:table-cell table:style-name="ce49" table:formula="of:=[.E4]/[.F4]" office:value-type="float" office:value="1.21192609182531">
            <text:p>1,21</text:p>
          </table:table-cell>
        </table:table-row>
        <table:table-row table:style-name="ro2">
          <table:table-cell office:value-type="string">
            <text:p>Bordeaux</text:p>
          </table:table-cell>
          <table:table-cell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9" table:formula="of:=IF([.B5]=0;0;[.C5]/[.B5])" office:value-type="float" office:value="0.75">
            <text:p>0,75</text:p>
          </table:table-cell>
          <table:table-cell table:style-name="ce49" office:value-type="float" office:value="182.62">
            <text:p>182,62</text:p>
          </table:table-cell>
          <table:table-cell table:style-name="ce49" office:value-type="float" office:value="175.9">
            <text:p>175,90</text:p>
          </table:table-cell>
          <table:table-cell table:style-name="ce49" table:formula="of:=[.E5]/[.F5]" office:value-type="float" office:value="1.03820352472996">
            <text:p>1,04</text:p>
          </table:table-cell>
        </table:table-row>
        <table:table-row table:style-name="ro2">
          <table:table-cell office:value-type="string">
            <text:p>Burgundy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ce49" table:formula="of:=IF([.B6]=0;0;[.C6]/[.B6])" office:value-type="float" office:value="1">
            <text:p>1,00</text:p>
          </table:table-cell>
          <table:table-cell table:style-name="ce49" office:value-type="float" office:value="165.57">
            <text:p>165,57</text:p>
          </table:table-cell>
          <table:table-cell table:style-name="ce49" office:value-type="float" office:value="196.69">
            <text:p>196,69</text:p>
          </table:table-cell>
          <table:table-cell table:style-name="ce49" table:formula="of:=[.E6]/[.F6]" office:value-type="float" office:value="0.841781483552799">
            <text:p>0,84</text:p>
          </table:table-cell>
        </table:table-row>
        <table:table-row table:style-name="ro2">
          <table:table-cell office:value-type="string">
            <text:p>CabernetFranc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7]=0;0;[.C7]/[.B7])" office:value-type="float" office:value="1">
            <text:p>1,00</text:p>
          </table:table-cell>
          <table:table-cell table:style-name="ce49" office:value-type="float" office:value="56.09">
            <text:p>56,09</text:p>
          </table:table-cell>
          <table:table-cell table:style-name="ce49" office:value-type="float" office:value="56.6">
            <text:p>56,60</text:p>
          </table:table-cell>
          <table:table-cell table:style-name="ce49" table:formula="of:=[.E7]/[.F7]" office:value-type="float" office:value="0.990989399293286">
            <text:p>0,99</text:p>
          </table:table-cell>
        </table:table-row>
        <table:table-row table:style-name="ro2">
          <table:table-cell office:value-type="string">
            <text:p>CabernetSauvignon</text:p>
          </table:table-cell>
          <table:table-cell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style-name="ce49" table:formula="of:=IF([.B8]=0;0;[.C8]/[.B8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CaliforniaWine</text:p>
          </table:table-cell>
          <table:table-cell office:value-type="float" office:value="23">
            <text:p>23</text:p>
          </table:table-cell>
          <table:table-cell table:style-name="Default" office:value-type="float" office:value="21">
            <text:p>21</text:p>
          </table:table-cell>
          <table:table-cell table:style-name="ce49" table:formula="of:=IF([.B9]=0;0;[.C9]/[.B9])" office:value-type="float" office:value="0.91304347826087">
            <text:p>0,91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Chardonnay</text:p>
          </table:table-cell>
          <table:table-cell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ce49" table:formula="of:=IF([.B10]=0;0;[.C10]/[.B10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CheninBlanc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9" table:formula="of:=IF([.B11]=0;0;[.C11]/[.B11])" office:value-type="float" office:value="0.5">
            <text:p>0,5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184.72">
            <text:p>184,72</text:p>
          </table:table-cell>
          <table:table-cell table:style-name="ce49"/>
        </table:table-row>
        <table:table-row table:style-name="ro2">
          <table:table-cell office:value-type="string">
            <text:p>DessertWine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9" table:formula="of:=IF([.B12]=0;0;[.C12]/[.B12])" office:value-type="float" office:value="0">
            <text:p>0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DryWine</text:p>
          </table:table-cell>
          <table:table-cell office:value-type="float" office:value="43">
            <text:p>43</text:p>
          </table:table-cell>
          <table:table-cell table:style-name="Default" office:value-type="float" office:value="43">
            <text:p>43</text:p>
          </table:table-cell>
          <table:table-cell table:style-name="ce49" table:formula="of:=IF([.B13]=0;0;[.C13]/[.B13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EarlyHarve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14]=0;0;[.C14]/[.B14])" office:value-type="float" office:value="0">
            <text:p>0,00</text:p>
          </table:table-cell>
          <table:table-cell table:style-name="ce49" office:value-type="float" office:value="231.1">
            <text:p>231,10</text:p>
          </table:table-cell>
          <table:table-cell table:style-name="ce49" office:value-type="float" office:value="137.83">
            <text:p>137,83</text:p>
          </table:table-cell>
          <table:table-cell table:style-name="ce49" table:formula="of:=[.E14]/[.F14]" office:value-type="float" office:value="1.67670318508307">
            <text:p>1,68</text:p>
          </table:table-cell>
        </table:table-row>
        <table:table-row table:style-name="ro2">
          <table:table-cell office:value-type="string">
            <text:p>FrenchWin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15]=0;0;[.C15]/[.B15])" office:value-type="float" office:value="0">
            <text:p>0,00</text:p>
          </table:table-cell>
          <table:table-cell table:style-name="ce49" office:value-type="float" office:value="210.03">
            <text:p>210,03</text:p>
          </table:table-cell>
          <table:table-cell table:style-name="ce49" office:value-type="float" office:value="214.31">
            <text:p>214,31</text:p>
          </table:table-cell>
          <table:table-cell table:style-name="ce49" table:formula="of:=[.E15]/[.F15]" office:value-type="float" office:value="0.980028930054594">
            <text:p>0,98</text:p>
          </table:table-cell>
        </table:table-row>
        <table:table-row table:style-name="ro2">
          <table:table-cell office:value-type="string">
            <text:p>FullBodiedWine</text:p>
          </table:table-cell>
          <table:table-cell office:value-type="float" office:value="16">
            <text:p>16</text:p>
          </table:table-cell>
          <table:table-cell table:style-name="Default" office:value-type="float" office:value="13">
            <text:p>13</text:p>
          </table:table-cell>
          <table:table-cell table:style-name="ce49" table:formula="of:=IF([.B16]=0;0;[.C16]/[.B16])" office:value-type="float" office:value="0.8125">
            <text:p>0,81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Gamay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17]=0;0;[.C17]/[.B17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GermanWine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9" table:formula="of:=IF([.B18]=0;0;[.C18]/[.B18])" office:value-type="float" office:value="0">
            <text:p>0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ItalianWin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19]=0;0;[.C19]/[.B19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LateHarvest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9" table:formula="of:=IF([.B20]=0;0;[.C20]/[.B20])" office:value-type="float" office:value="0">
            <text:p>0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Loire</text:p>
          </table:table-cell>
          <table:table-cell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49" table:formula="of:=IF([.B21]=0;0;[.C21]/[.B21])" office:value-type="float" office:value="0.333333333333333">
            <text:p>0,33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Meritag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22]=0;0;[.C22]/[.B22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Merlot</text:p>
          </table:table-cell>
          <table:table-cell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ce49" table:formula="of:=IF([.B23]=0;0;[.C23]/[.B23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PetiteSyrah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49" table:formula="of:=IF([.B24]=0;0;[.C24]/[.B24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PinotBlanc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25]=0;0;[.C25]/[.B25])" office:value-type="float" office:value="1">
            <text:p>1,00</text:p>
          </table:table-cell>
          <table:table-cell table:style-name="ce73" office:value-type="float" office:value="219.53">
            <text:p>219,53</text:p>
          </table:table-cell>
          <table:table-cell table:style-name="ce73" office:value-type="float" office:value="214.86">
            <text:p>214,86</text:p>
          </table:table-cell>
          <table:table-cell table:style-name="ce49" table:formula="of:=[.E25]/[.F25]" office:value-type="float" office:value="1.02173508331006">
            <text:p>1,02</text:p>
          </table:table-cell>
        </table:table-row>
        <table:table-row table:style-name="ro2">
          <table:table-cell office:value-type="string">
            <text:p>PinorNoir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26]=0;0;[.C26]/[.B26])" office:value-type="float" office:value="0">
            <text:p>0,00</text:p>
          </table:table-cell>
          <table:table-cell table:style-name="ce73" office:value-type="float" office:value="217.56">
            <text:p>217,56</text:p>
          </table:table-cell>
          <table:table-cell table:style-name="ce73" office:value-type="float" office:value="221.96">
            <text:p>221,96</text:p>
          </table:table-cell>
          <table:table-cell table:style-name="ce49" table:formula="of:=[.E26]/[.F26]" office:value-type="float" office:value="0.980176608397909">
            <text:p>0,98</text:p>
          </table:table-cell>
        </table:table-row>
        <table:table-row table:style-name="ro2">
          <table:table-cell office:value-type="string">
            <text:p>RedWine</text:p>
          </table:table-cell>
          <table:table-cell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ce49" table:formula="of:=IF([.B27]=0;0;[.C27]/[.B27])" office:value-type="float" office:value="0.961538461538462">
            <text:p>0,96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Riesling</text:p>
          </table:table-cell>
          <table:table-cell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ce49" table:formula="of:=IF([.B28]=0;0;[.C28]/[.B28])" office:value-type="float" office:value="0.25">
            <text:p>0,25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RoseWine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9" table:formula="of:=IF([.B29]=0;0;[.C29]/[.B29])" office:value-type="float" office:value="0">
            <text:p>0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SemillonOrSauvignonBlanc</text:p>
          </table:table-cell>
          <table:table-cell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ce49" table:formula="of:=IF([.B30]=0;0;[.C30]/[.B30])" office:value-type="float" office:value="0.75">
            <text:p>0,75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SweetWine</text:p>
          </table:table-cell>
          <table:table-cell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ce49" table:formula="of:=IF([.B31]=0;0;[.C31]/[.B31])" office:value-type="float" office:value="0">
            <text:p>0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TableWine</text:p>
          </table:table-cell>
          <table:table-cell office:value-type="float" office:value="43">
            <text:p>43</text:p>
          </table:table-cell>
          <table:table-cell table:style-name="Default" office:value-type="float" office:value="43">
            <text:p>43</text:p>
          </table:table-cell>
          <table:table-cell table:style-name="ce49" table:formula="of:=IF([.B32]=0;0;[.C32]/[.B32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TexasWin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33]=0;0;[.C33]/[.B33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office:value-type="string">
            <text:p>WhiteWine</text:p>
          </table:table-cell>
          <table:table-cell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ce49" table:formula="of:=IF([.B34]=0;0;[.C34]/[.B34])" office:value-type="float" office:value="0.72">
            <text:p>0,72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2">
          <table:table-cell table:style-name="ce33" office:value-type="string">
            <text:p>Zinfandel</text:p>
          </table:table-cell>
          <table:table-cell table:style-name="ce78" office:value-type="float" office:value="5">
            <text:p>5</text:p>
          </table:table-cell>
          <table:table-cell table:style-name="ce33" office:value-type="float" office:value="5">
            <text:p>5</text:p>
          </table:table-cell>
          <table:table-cell table:style-name="ce49" table:formula="of:=IF([.B35]=0;0;[.C35]/[.B35])" office:value-type="float" office:value="1">
            <text:p>1,00</text:p>
          </table:table-cell>
          <table:table-cell table:number-columns-repeated="2" table:style-name="ce57" office:value-type="float" office:value="300">
            <text:p>300,00</text:p>
          </table:table-cell>
          <table:table-cell table:style-name="ce57"/>
        </table:table-row>
        <table:table-row table:style-name="ro2">
          <table:table-cell office:value-type="string">
            <text:p>Average</text:p>
          </table:table-cell>
          <table:table-cell table:formula="of:=AVERAGE([.B2:.B35])" office:value-type="float" office:value="7.97058823529412">
            <text:p>8</text:p>
          </table:table-cell>
          <table:table-cell table:formula="of:=AVERAGE([.C2:.C35])" office:value-type="float" office:value="6.82352941176471">
            <text:p>6,82</text:p>
          </table:table-cell>
          <table:table-cell table:style-name="ce79" table:formula="of:=AVERAGE([.D2:.D35])" office:value-type="float" office:value="0.644325939405863">
            <text:p>0,64</text:p>
          </table:table-cell>
          <table:table-cell table:style-name="ce49" table:formula="of:=AVERAGE([.E2:.E35])" office:value-type="float" office:value="259.686176470588">
            <text:p>259,69</text:p>
          </table:table-cell>
          <table:table-cell table:style-name="ce49" table:formula="of:=AVERAGE([.F2:.F35])" office:value-type="float" office:value="254.181764705882">
            <text:p>254,18</text:p>
          </table:table-cell>
          <table:table-cell table:style-name="ce49" table:formula="of:=AVERAGE([.G2:.G35])" office:value-type="float" office:value="1.08084630329392">
            <text:p>1,08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 table:number-rows-repeated="654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un Omega-Transformation" table:style-name="ta1" table:print="false">
        <table:table-column table:style-name="co2" table:default-cell-style-name="Default"/>
        <table:table-column table:style-name="co18" table:default-cell-style-name="ce77"/>
        <table:table-column table:style-name="co19" table:default-cell-style-name="ce49"/>
        <table:table-column table:style-name="co3" table:number-columns-repeated="5" table:default-cell-style-name="Default"/>
        <table:table-row table:style-name="ro2">
          <table:table-cell table:style-name="ce76" office:value-type="string">
            <text:p>Instance</text:p>
          </table:table-cell>
          <table:table-cell table:style-name="ce76" office:value-type="string">
            <text:p>Size</text:p>
          </table:table-cell>
          <table:table-cell table:style-name="ce76" office:value-type="string">
            <text:p>Dry Wines</text:p>
          </table:table-cell>
          <table:table-cell table:style-name="ce76" office:value-type="string">
            <text:p>Dry Wines Percentage</text:p>
          </table:table-cell>
          <table:table-cell table:style-name="ce80" office:value-type="string">
            <text:p>no ext learning</text:p>
          </table:table-cell>
          <table:table-cell table:style-name="ce80" office:value-type="string">
            <text:p>ext learning</text:p>
          </table:table-cell>
          <table:table-cell table:style-name="ce76" office:value-type="string">
            <text:p>Factor</text:p>
          </table:table-cell>
          <table:table-cell>
            <draw:frame table:end-cell-address="'Run Omega-Transformation'.T21" table:end-x="1.116cm" table:end-y="0.141cm" draw:z-index="0" draw:style-name="gr1" svg:width="27.723cm" svg:height="8.727cm" svg:x="0.491cm" svg:y="0.446cm">
              <draw:object draw:notify-on-update-of-ranges="'Run y-Transformation'.A2:'Run y-Transformation'.A35 'Run y-Transformation'.E1:'Run y-Transformation'.E1 'Run y-Transformation'.E2:'Run y-Transformation'.E35 'Run y-Transformation'.F1:'Run y-Transformation'.F1 'Run y-Transformation'.F2:'Run y-Transformation'.F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AlsatianWin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2]=0;0;[.C2]/[.B2])" office:value-type="float" office:value="0">
            <text:p>0,00</text:p>
          </table:table-cell>
          <table:table-cell table:style-name="ce49" office:value-type="float" office:value="3.8">
            <text:p>3,80</text:p>
          </table:table-cell>
          <table:table-cell table:style-name="ce49" office:value-type="float" office:value="1.32">
            <text:p>1,32</text:p>
          </table:table-cell>
          <table:table-cell table:style-name="ce49" table:formula="of:=[.E2]/[.F2]" office:value-type="float" office:value="2.87878787878788">
            <text:p>2,88</text:p>
          </table:table-cell>
          <table:table-cell/>
        </table:table-row>
        <table:table-row table:style-name="ro2">
          <table:table-cell office:value-type="string">
            <text:p>AmericanWine</text:p>
          </table:table-cell>
          <table:table-cell office:value-type="float" office:value="24">
            <text:p>24</text:p>
          </table:table-cell>
          <table:table-cell table:style-name="Default" office:value-type="float" office:value="22">
            <text:p>22</text:p>
          </table:table-cell>
          <table:table-cell table:style-name="ce49" table:formula="of:=IF([.B3]=0;0;[.C3]/[.B3])" office:value-type="float" office:value="0.916666666666667">
            <text:p>0,92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5.17">
            <text:p>5,17</text:p>
          </table:table-cell>
          <table:table-cell table:style-name="ce49"/>
          <table:table-cell/>
        </table:table-row>
        <table:table-row table:style-name="ro2">
          <table:table-cell office:value-type="string">
            <text:p>Beaujolais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4]=0;0;[.C4]/[.B4])" office:value-type="float" office:value="1">
            <text:p>1,00</text:p>
          </table:table-cell>
          <table:table-cell table:style-name="ce49" office:value-type="float" office:value="23.98">
            <text:p>23,98</text:p>
          </table:table-cell>
          <table:table-cell table:style-name="ce49" office:value-type="float" office:value="2.43">
            <text:p>2,43</text:p>
          </table:table-cell>
          <table:table-cell table:style-name="ce49" table:formula="of:=[.E4]/[.F4]" office:value-type="float" office:value="9.86831275720165">
            <text:p>9,87</text:p>
          </table:table-cell>
          <table:table-cell/>
        </table:table-row>
        <table:table-row table:style-name="ro2">
          <table:table-cell office:value-type="string">
            <text:p>Bordeaux</text:p>
          </table:table-cell>
          <table:table-cell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9" table:formula="of:=IF([.B5]=0;0;[.C5]/[.B5])" office:value-type="float" office:value="0.75">
            <text:p>0,75</text:p>
          </table:table-cell>
          <table:table-cell table:style-name="ce49" office:value-type="float" office:value="143.83">
            <text:p>143,83</text:p>
          </table:table-cell>
          <table:table-cell table:style-name="ce49" office:value-type="float" office:value="3.4">
            <text:p>3,40</text:p>
          </table:table-cell>
          <table:table-cell table:style-name="ce49" table:formula="of:=[.E5]/[.F5]" office:value-type="float" office:value="42.3029411764706">
            <text:p>42,30</text:p>
          </table:table-cell>
          <table:table-cell/>
        </table:table-row>
        <table:table-row table:style-name="ro2">
          <table:table-cell office:value-type="string">
            <text:p>Burgundy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ce49" table:formula="of:=IF([.B6]=0;0;[.C6]/[.B6])" office:value-type="float" office:value="1">
            <text:p>1,00</text:p>
          </table:table-cell>
          <table:table-cell table:style-name="ce49" office:value-type="float" office:value="184.22">
            <text:p>184,22</text:p>
          </table:table-cell>
          <table:table-cell table:style-name="ce49" office:value-type="float" office:value="2.44">
            <text:p>2,44</text:p>
          </table:table-cell>
          <table:table-cell table:style-name="ce49" table:formula="of:=[.E6]/[.F6]" office:value-type="float" office:value="75.5">
            <text:p>75,50</text:p>
          </table:table-cell>
          <table:table-cell/>
        </table:table-row>
        <table:table-row table:style-name="ro2">
          <table:table-cell office:value-type="string">
            <text:p>CabernetFranc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7]=0;0;[.C7]/[.B7])" office:value-type="float" office:value="1">
            <text:p>1,00</text:p>
          </table:table-cell>
          <table:table-cell table:style-name="ce49" office:value-type="float" office:value="23.25">
            <text:p>23,25</text:p>
          </table:table-cell>
          <table:table-cell table:style-name="ce49" office:value-type="float" office:value="2.37">
            <text:p>2,37</text:p>
          </table:table-cell>
          <table:table-cell table:style-name="ce49" table:formula="of:=[.E7]/[.F7]" office:value-type="float" office:value="9.81012658227848">
            <text:p>9,81</text:p>
          </table:table-cell>
          <table:table-cell/>
        </table:table-row>
        <table:table-row table:style-name="ro2">
          <table:table-cell office:value-type="string">
            <text:p>CabernetSauvignon</text:p>
          </table:table-cell>
          <table:table-cell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style-name="ce49" table:formula="of:=IF([.B8]=0;0;[.C8]/[.B8])" office:value-type="float" office:value="1">
            <text:p>1,0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3.3">
            <text:p>3,30</text:p>
          </table:table-cell>
          <table:table-cell table:style-name="ce49"/>
          <table:table-cell/>
        </table:table-row>
        <table:table-row table:style-name="ro2">
          <table:table-cell office:value-type="string">
            <text:p>CaliforniaWine</text:p>
          </table:table-cell>
          <table:table-cell office:value-type="float" office:value="23">
            <text:p>23</text:p>
          </table:table-cell>
          <table:table-cell table:style-name="Default" office:value-type="float" office:value="21">
            <text:p>21</text:p>
          </table:table-cell>
          <table:table-cell table:style-name="ce49" table:formula="of:=IF([.B9]=0;0;[.C9]/[.B9])" office:value-type="float" office:value="0.91304347826087">
            <text:p>0,91</text:p>
          </table:table-cell>
          <table:table-cell table:style-name="ce49" office:value-type="float" office:value="54.31">
            <text:p>54,31</text:p>
          </table:table-cell>
          <table:table-cell table:style-name="ce49" office:value-type="float" office:value="6.81">
            <text:p>6,81</text:p>
          </table:table-cell>
          <table:table-cell table:style-name="ce49" table:formula="of:=[.E9]/[.F9]" office:value-type="float" office:value="7.97503671071953">
            <text:p>7,98</text:p>
          </table:table-cell>
          <table:table-cell/>
        </table:table-row>
        <table:table-row table:style-name="ro2">
          <table:table-cell office:value-type="string">
            <text:p>Chardonnay</text:p>
          </table:table-cell>
          <table:table-cell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ce49" table:formula="of:=IF([.B10]=0;0;[.C10]/[.B10])" office:value-type="float" office:value="1">
            <text:p>1,0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4.22">
            <text:p>4,22</text:p>
          </table:table-cell>
          <table:table-cell table:style-name="ce49"/>
          <table:table-cell/>
        </table:table-row>
        <table:table-row table:style-name="ro2">
          <table:table-cell office:value-type="string">
            <text:p>CheninBlanc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9" table:formula="of:=IF([.B11]=0;0;[.C11]/[.B11])" office:value-type="float" office:value="0.5">
            <text:p>0,50</text:p>
          </table:table-cell>
          <table:table-cell table:style-name="ce49" office:value-type="float" office:value="130.35">
            <text:p>130,35</text:p>
          </table:table-cell>
          <table:table-cell table:style-name="ce49" office:value-type="float" office:value="5.79">
            <text:p>5,79</text:p>
          </table:table-cell>
          <table:table-cell table:style-name="ce49" table:formula="of:=[.E11]/[.F11]" office:value-type="float" office:value="22.5129533678756">
            <text:p>22,51</text:p>
          </table:table-cell>
          <table:table-cell/>
        </table:table-row>
        <table:table-row table:style-name="ro2">
          <table:table-cell office:value-type="string">
            <text:p>DessertWine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9" table:formula="of:=IF([.B12]=0;0;[.C12]/[.B12])" office:value-type="float" office:value="0">
            <text:p>0,0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43.9">
            <text:p>43,90</text:p>
          </table:table-cell>
          <table:table-cell table:style-name="ce49"/>
          <table:table-cell/>
        </table:table-row>
        <table:table-row table:style-name="ro2">
          <table:table-cell office:value-type="string">
            <text:p>DryWine</text:p>
          </table:table-cell>
          <table:table-cell office:value-type="float" office:value="43">
            <text:p>43</text:p>
          </table:table-cell>
          <table:table-cell table:style-name="Default" office:value-type="float" office:value="43">
            <text:p>43</text:p>
          </table:table-cell>
          <table:table-cell table:style-name="ce49" table:formula="of:=IF([.B13]=0;0;[.C13]/[.B13])" office:value-type="float" office:value="1">
            <text:p>1,0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3.31">
            <text:p>3,31</text:p>
          </table:table-cell>
          <table:table-cell table:style-name="ce49"/>
          <table:table-cell/>
        </table:table-row>
        <table:table-row table:style-name="ro2">
          <table:table-cell office:value-type="string">
            <text:p>EarlyHarve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14]=0;0;[.C14]/[.B14])" office:value-type="float" office:value="0">
            <text:p>0,00</text:p>
          </table:table-cell>
          <table:table-cell table:style-name="ce49" office:value-type="float" office:value="114.81">
            <text:p>114,81</text:p>
          </table:table-cell>
          <table:table-cell table:style-name="ce49" office:value-type="float" office:value="2.69">
            <text:p>2,69</text:p>
          </table:table-cell>
          <table:table-cell table:style-name="ce49" table:formula="of:=[.E14]/[.F14]" office:value-type="float" office:value="42.6802973977695">
            <text:p>42,68</text:p>
          </table:table-cell>
          <table:table-cell/>
        </table:table-row>
        <table:table-row table:style-name="ro2">
          <table:table-cell office:value-type="string">
            <text:p>FrenchWin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15]=0;0;[.C15]/[.B15])" office:value-type="float" office:value="0">
            <text:p>0,00</text:p>
          </table:table-cell>
          <table:table-cell table:style-name="ce49" office:value-type="float" office:value="107.36">
            <text:p>107,36</text:p>
          </table:table-cell>
          <table:table-cell table:style-name="ce49" office:value-type="float" office:value="0.53">
            <text:p>0,53</text:p>
          </table:table-cell>
          <table:table-cell table:style-name="ce49" table:formula="of:=[.E15]/[.F15]" office:value-type="float" office:value="202.566037735849">
            <text:p>202,57</text:p>
          </table:table-cell>
          <table:table-cell/>
        </table:table-row>
        <table:table-row table:style-name="ro2">
          <table:table-cell office:value-type="string">
            <text:p>FullBodiedWine</text:p>
          </table:table-cell>
          <table:table-cell office:value-type="float" office:value="16">
            <text:p>16</text:p>
          </table:table-cell>
          <table:table-cell table:style-name="Default" office:value-type="float" office:value="13">
            <text:p>13</text:p>
          </table:table-cell>
          <table:table-cell table:style-name="ce49" table:formula="of:=IF([.B16]=0;0;[.C16]/[.B16])" office:value-type="float" office:value="0.8125">
            <text:p>0,81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32.06">
            <text:p>32,06</text:p>
          </table:table-cell>
          <table:table-cell table:style-name="ce49"/>
          <table:table-cell/>
        </table:table-row>
        <table:table-row table:style-name="ro2">
          <table:table-cell office:value-type="string">
            <text:p>Gamay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17]=0;0;[.C17]/[.B17])" office:value-type="float" office:value="1">
            <text:p>1,00</text:p>
          </table:table-cell>
          <table:table-cell table:style-name="ce49" office:value-type="float" office:value="95.22">
            <text:p>95,22</text:p>
          </table:table-cell>
          <table:table-cell table:style-name="ce49" office:value-type="float" office:value="11.08">
            <text:p>11,08</text:p>
          </table:table-cell>
          <table:table-cell table:style-name="ce49" table:formula="of:=[.E17]/[.F17]" office:value-type="float" office:value="8.59386281588448">
            <text:p>8,59</text:p>
          </table:table-cell>
          <table:table-cell/>
        </table:table-row>
        <table:table-row table:style-name="ro2">
          <table:table-cell office:value-type="string">
            <text:p>GermanWine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9" table:formula="of:=IF([.B18]=0;0;[.C18]/[.B18])" office:value-type="float" office:value="0">
            <text:p>0,00</text:p>
          </table:table-cell>
          <table:table-cell table:style-name="ce49" office:value-type="float" office:value="178.61">
            <text:p>178,61</text:p>
          </table:table-cell>
          <table:table-cell table:style-name="ce49" office:value-type="float" office:value="23.98">
            <text:p>23,98</text:p>
          </table:table-cell>
          <table:table-cell table:style-name="ce49" table:formula="of:=[.E18]/[.F18]" office:value-type="float" office:value="7.44829024186822">
            <text:p>7,45</text:p>
          </table:table-cell>
          <table:table-cell/>
        </table:table-row>
        <table:table-row table:style-name="ro2">
          <table:table-cell office:value-type="string">
            <text:p>ItalianWin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19]=0;0;[.C19]/[.B19])" office:value-type="float" office:value="1">
            <text:p>1,00</text:p>
          </table:table-cell>
          <table:table-cell table:style-name="ce49" office:value-type="float" office:value="122.58">
            <text:p>122,58</text:p>
          </table:table-cell>
          <table:table-cell table:style-name="ce49" office:value-type="float" office:value="9.14">
            <text:p>9,14</text:p>
          </table:table-cell>
          <table:table-cell table:style-name="ce49" table:formula="of:=[.E19]/[.F19]" office:value-type="float" office:value="13.4113785557987">
            <text:p>13,41</text:p>
          </table:table-cell>
          <table:table-cell/>
        </table:table-row>
        <table:table-row table:style-name="ro2">
          <table:table-cell office:value-type="string">
            <text:p>LateHarvest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9" table:formula="of:=IF([.B20]=0;0;[.C20]/[.B20])" office:value-type="float" office:value="0">
            <text:p>0,00</text:p>
          </table:table-cell>
          <table:table-cell table:style-name="ce49" office:value-type="float" office:value="189.27">
            <text:p>189,27</text:p>
          </table:table-cell>
          <table:table-cell table:style-name="ce49" office:value-type="float" office:value="19.53">
            <text:p>19,53</text:p>
          </table:table-cell>
          <table:table-cell table:style-name="ce49" table:formula="of:=[.E20]/[.F20]" office:value-type="float" office:value="9.69124423963134">
            <text:p>9,69</text:p>
          </table:table-cell>
          <table:table-cell/>
        </table:table-row>
        <table:table-row table:style-name="ro2">
          <table:table-cell office:value-type="string">
            <text:p>Loire</text:p>
          </table:table-cell>
          <table:table-cell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49" table:formula="of:=IF([.B21]=0;0;[.C21]/[.B21])" office:value-type="float" office:value="0.333333333333333">
            <text:p>0,33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26.43">
            <text:p>26,43</text:p>
          </table:table-cell>
          <table:table-cell table:style-name="ce49"/>
          <table:table-cell/>
        </table:table-row>
        <table:table-row table:style-name="ro2">
          <table:table-cell office:value-type="string">
            <text:p>Meritag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22]=0;0;[.C22]/[.B22])" office:value-type="float" office:value="1">
            <text:p>1,00</text:p>
          </table:table-cell>
          <table:table-cell table:style-name="ce49" office:value-type="float" office:value="99.47">
            <text:p>99,47</text:p>
          </table:table-cell>
          <table:table-cell table:style-name="ce49" office:value-type="float" office:value="11.46">
            <text:p>11,46</text:p>
          </table:table-cell>
          <table:table-cell table:style-name="ce49" table:formula="of:=[.E22]/[.F22]" office:value-type="float" office:value="8.67975567190227">
            <text:p>8,68</text:p>
          </table:table-cell>
          <table:table-cell/>
        </table:table-row>
        <table:table-row table:style-name="ro2">
          <table:table-cell office:value-type="string">
            <text:p>Merlot</text:p>
          </table:table-cell>
          <table:table-cell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ce49" table:formula="of:=IF([.B23]=0;0;[.C23]/[.B23])" office:value-type="float" office:value="1">
            <text:p>1,00</text:p>
          </table:table-cell>
          <table:table-cell table:style-name="ce49" office:value-type="float" office:value="210.5">
            <text:p>210,50</text:p>
          </table:table-cell>
          <table:table-cell table:style-name="ce49" office:value-type="float" office:value="11.99">
            <text:p>11,99</text:p>
          </table:table-cell>
          <table:table-cell table:style-name="ce49"/>
          <table:table-cell/>
        </table:table-row>
        <table:table-row table:style-name="ro2">
          <table:table-cell office:value-type="string">
            <text:p>PetiteSyrah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49" table:formula="of:=IF([.B24]=0;0;[.C24]/[.B24])" office:value-type="float" office:value="1">
            <text:p>1,00</text:p>
          </table:table-cell>
          <table:table-cell table:style-name="ce49" office:value-type="float" office:value="143.13">
            <text:p>143,13</text:p>
          </table:table-cell>
          <table:table-cell table:style-name="ce49" office:value-type="float" office:value="18.35">
            <text:p>18,35</text:p>
          </table:table-cell>
          <table:table-cell table:style-name="ce49" table:formula="of:=[.E24]/[.F24]" office:value-type="float" office:value="7.8">
            <text:p>7,80</text:p>
          </table:table-cell>
          <table:table-cell/>
        </table:table-row>
        <table:table-row table:style-name="ro2">
          <table:table-cell office:value-type="string">
            <text:p>PinotBlanc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25]=0;0;[.C25]/[.B25])" office:value-type="float" office:value="1">
            <text:p>1,00</text:p>
          </table:table-cell>
          <table:table-cell table:style-name="ce49" office:value-type="float" office:value="151">
            <text:p>151,00</text:p>
          </table:table-cell>
          <table:table-cell table:style-name="ce49" office:value-type="float" office:value="19.17">
            <text:p>19,17</text:p>
          </table:table-cell>
          <table:table-cell table:style-name="ce49" table:formula="of:=[.E25]/[.F25]" office:value-type="float" office:value="7.87689097548252">
            <text:p>7,88</text:p>
          </table:table-cell>
          <table:table-cell/>
        </table:table-row>
        <table:table-row table:style-name="ro2">
          <table:table-cell office:value-type="string">
            <text:p>PinorNoir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26]=0;0;[.C26]/[.B26])" office:value-type="float" office:value="0">
            <text:p>0,00</text:p>
          </table:table-cell>
          <table:table-cell table:style-name="ce49" office:value-type="float" office:value="75.14">
            <text:p>75,14</text:p>
          </table:table-cell>
          <table:table-cell table:style-name="ce49" office:value-type="float" office:value="6.73">
            <text:p>6,73</text:p>
          </table:table-cell>
          <table:table-cell table:style-name="ce49" table:formula="of:=[.E26]/[.F26]" office:value-type="float" office:value="11.1649331352155">
            <text:p>11,16</text:p>
          </table:table-cell>
          <table:table-cell/>
        </table:table-row>
        <table:table-row table:style-name="ro2">
          <table:table-cell office:value-type="string">
            <text:p>RedWine</text:p>
          </table:table-cell>
          <table:table-cell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ce49" table:formula="of:=IF([.B27]=0;0;[.C27]/[.B27])" office:value-type="float" office:value="0.961538461538462">
            <text:p>0,96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27.65">
            <text:p>27,65</text:p>
          </table:table-cell>
          <table:table-cell table:style-name="ce49"/>
          <table:table-cell/>
        </table:table-row>
        <table:table-row table:style-name="ro2">
          <table:table-cell office:value-type="string">
            <text:p>Riesling</text:p>
          </table:table-cell>
          <table:table-cell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ce49" table:formula="of:=IF([.B28]=0;0;[.C28]/[.B28])" office:value-type="float" office:value="0.25">
            <text:p>0,25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70.03">
            <text:p>70,03</text:p>
          </table:table-cell>
          <table:table-cell table:style-name="ce49"/>
          <table:table-cell/>
        </table:table-row>
        <table:table-row table:style-name="ro2">
          <table:table-cell office:value-type="string">
            <text:p>RoseWine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9" table:formula="of:=IF([.B29]=0;0;[.C29]/[.B29])" office:value-type="float" office:value="0">
            <text:p>0,00</text:p>
          </table:table-cell>
          <table:table-cell table:style-name="ce49" office:value-type="float" office:value="210.82">
            <text:p>210,82</text:p>
          </table:table-cell>
          <table:table-cell table:style-name="ce49" office:value-type="float" office:value="25.77">
            <text:p>25,77</text:p>
          </table:table-cell>
          <table:table-cell table:style-name="ce49" table:formula="of:=[.E29]/[.F29]" office:value-type="float" office:value="8.18083042297245">
            <text:p>8,18</text:p>
          </table:table-cell>
          <table:table-cell/>
        </table:table-row>
        <table:table-row table:style-name="ro2">
          <table:table-cell office:value-type="string">
            <text:p>SemillonOrSauvignonBlanc</text:p>
          </table:table-cell>
          <table:table-cell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ce49" table:formula="of:=IF([.B30]=0;0;[.C30]/[.B30])" office:value-type="float" office:value="0.75">
            <text:p>0,75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45.11">
            <text:p>45,11</text:p>
          </table:table-cell>
          <table:table-cell table:style-name="ce49"/>
          <table:table-cell/>
        </table:table-row>
        <table:table-row table:style-name="ro2">
          <table:table-cell office:value-type="string">
            <text:p>SweetWine</text:p>
          </table:table-cell>
          <table:table-cell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ce49" table:formula="of:=IF([.B31]=0;0;[.C31]/[.B31])" office:value-type="float" office:value="0">
            <text:p>0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  <table:table-cell/>
        </table:table-row>
        <table:table-row table:style-name="ro2">
          <table:table-cell office:value-type="string">
            <text:p>TableWine</text:p>
          </table:table-cell>
          <table:table-cell office:value-type="float" office:value="43">
            <text:p>43</text:p>
          </table:table-cell>
          <table:table-cell table:style-name="Default" office:value-type="float" office:value="43">
            <text:p>43</text:p>
          </table:table-cell>
          <table:table-cell table:style-name="ce49" table:formula="of:=IF([.B32]=0;0;[.C32]/[.B32])" office:value-type="float" office:value="1">
            <text:p>1,0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51.48">
            <text:p>51,48</text:p>
          </table:table-cell>
          <table:table-cell table:style-name="ce49"/>
          <table:table-cell/>
        </table:table-row>
        <table:table-row table:style-name="ro2">
          <table:table-cell office:value-type="string">
            <text:p>TexasWin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33]=0;0;[.C33]/[.B33])" office:value-type="float" office:value="1">
            <text:p>1,00</text:p>
          </table:table-cell>
          <table:table-cell table:style-name="ce49" office:value-type="float" office:value="264.5">
            <text:p>264,50</text:p>
          </table:table-cell>
          <table:table-cell table:style-name="ce49" office:value-type="float" office:value="55.5">
            <text:p>55,50</text:p>
          </table:table-cell>
          <table:table-cell table:style-name="ce49" table:formula="of:=[.E33]/[.F33]" office:value-type="float" office:value="4.76576576576577">
            <text:p>4,77</text:p>
          </table:table-cell>
          <table:table-cell/>
        </table:table-row>
        <table:table-row table:style-name="ro2">
          <table:table-cell office:value-type="string">
            <text:p>WhiteWine</text:p>
          </table:table-cell>
          <table:table-cell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ce49" table:formula="of:=IF([.B34]=0;0;[.C34]/[.B34])" office:value-type="float" office:value="0.72">
            <text:p>0,72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  <table:table-cell/>
        </table:table-row>
        <table:table-row table:style-name="ro2">
          <table:table-cell table:style-name="ce33" office:value-type="string">
            <text:p>Zinfandel</text:p>
          </table:table-cell>
          <table:table-cell table:style-name="ce78" office:value-type="float" office:value="5">
            <text:p>5</text:p>
          </table:table-cell>
          <table:table-cell table:style-name="ce33" office:value-type="float" office:value="5">
            <text:p>5</text:p>
          </table:table-cell>
          <table:table-cell table:style-name="ce49" table:formula="of:=IF([.B35]=0;0;[.C35]/[.B35])" office:value-type="float" office:value="1">
            <text:p>1,00</text:p>
          </table:table-cell>
          <table:table-cell table:style-name="ce57" office:value-type="float" office:value="300">
            <text:p>300,00</text:p>
          </table:table-cell>
          <table:table-cell table:style-name="ce57" office:value-type="float" office:value="54.31">
            <text:p>54,31</text:p>
          </table:table-cell>
          <table:table-cell table:style-name="ce57"/>
          <table:table-cell/>
        </table:table-row>
        <table:table-row table:style-name="ro2">
          <table:table-cell office:value-type="string">
            <text:p>Average</text:p>
          </table:table-cell>
          <table:table-cell table:formula="of:=AVERAGE([.B2:.B35])" office:value-type="float" office:value="7.97058823529412">
            <text:p>8</text:p>
          </table:table-cell>
          <table:table-cell table:formula="of:=AVERAGE([.C2:.C35])" office:value-type="float" office:value="6.82352941176471">
            <text:p>6,82</text:p>
          </table:table-cell>
          <table:table-cell table:style-name="ce79" table:formula="of:=AVERAGE([.D2:.D35])" office:value-type="float" office:value="0.644325939405863">
            <text:p>0,64</text:p>
          </table:table-cell>
          <table:table-cell table:style-name="ce49" table:formula="of:=AVERAGE([.E2:.E35])" office:value-type="float" office:value="197.827941176471">
            <text:p>197,83</text:p>
          </table:table-cell>
          <table:table-cell table:style-name="ce49" table:formula="of:=AVERAGE([.F2:.F35])" office:value-type="float" office:value="35.5132352941176">
            <text:p>35,51</text:p>
          </table:table-cell>
          <table:table-cell table:style-name="ce49" table:formula="of:=AVERAGE([.G2:.G35])" office:value-type="float" office:value="26.5109181806039">
            <text:p>26,51</text:p>
          </table:table-cell>
          <table:table-cell/>
        </table:table-row>
        <table:table-row table:style-name="ro2" table:number-rows-repeated="5"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 table:number-rows-repeated="6548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un y-Transformation" table:style-name="ta1" table:print="false">
        <table:table-column table:style-name="co2" table:default-cell-style-name="Default"/>
        <table:table-column table:style-name="co18" table:default-cell-style-name="ce77"/>
        <table:table-column table:style-name="co19" table:default-cell-style-name="ce49"/>
        <table:table-column table:style-name="co3" table:number-columns-repeated="3" table:default-cell-style-name="Default"/>
        <table:table-column table:style-name="co20" table:default-cell-style-name="Default"/>
        <table:table-row table:style-name="ro3">
          <table:table-cell table:style-name="ce76" office:value-type="string">
            <text:p>Instance</text:p>
          </table:table-cell>
          <table:table-cell table:style-name="ce76" office:value-type="string">
            <text:p>Size</text:p>
          </table:table-cell>
          <table:table-cell table:style-name="ce76" office:value-type="string">
            <text:p>Dry Wines</text:p>
          </table:table-cell>
          <table:table-cell table:style-name="ce76" office:value-type="string">
            <text:p>Dry Wines Percentage</text:p>
          </table:table-cell>
          <table:table-cell table:style-name="ce80" office:value-type="string">
            <text:p>no ext learning</text:p>
          </table:table-cell>
          <table:table-cell table:style-name="ce80" office:value-type="string">
            <text:p>ext learning</text:p>
          </table:table-cell>
          <table:table-cell table:style-name="ce76" office:value-type="string">
            <text:p>Factor</text:p>
          </table:table-cell>
        </table:table-row>
        <table:table-row table:style-name="ro3">
          <table:table-cell office:value-type="string">
            <text:p>AlsatianWin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2]=0;0;[.C2]/[.B2])" office:value-type="float" office:value="0">
            <text:p>0,00</text:p>
          </table:table-cell>
          <table:table-cell table:style-name="ce49" office:value-type="float" office:value="2.31">
            <text:p>2,31</text:p>
          </table:table-cell>
          <table:table-cell table:style-name="ce49" office:value-type="float" office:value="1.79">
            <text:p>1,79</text:p>
          </table:table-cell>
          <table:table-cell table:style-name="ce49" table:formula="of:=[.E2]/[.F2]" office:value-type="float" office:value="1.29050279329609">
            <text:p>1,29</text:p>
          </table:table-cell>
        </table:table-row>
        <table:table-row table:style-name="ro3">
          <table:table-cell office:value-type="string">
            <text:p>AmericanWine</text:p>
          </table:table-cell>
          <table:table-cell office:value-type="float" office:value="24">
            <text:p>24</text:p>
          </table:table-cell>
          <table:table-cell table:style-name="Default" office:value-type="float" office:value="22">
            <text:p>22</text:p>
          </table:table-cell>
          <table:table-cell table:style-name="ce49" table:formula="of:=IF([.B3]=0;0;[.C3]/[.B3])" office:value-type="float" office:value="0.916666666666667">
            <text:p>0,92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Beaujolais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4]=0;0;[.C4]/[.B4])" office:value-type="float" office:value="1">
            <text:p>1,00</text:p>
          </table:table-cell>
          <table:table-cell table:style-name="ce49" office:value-type="float" office:value="219.58">
            <text:p>219,58</text:p>
          </table:table-cell>
          <table:table-cell table:style-name="ce49" office:value-type="float" office:value="101.63">
            <text:p>101,63</text:p>
          </table:table-cell>
          <table:table-cell table:style-name="ce49" table:formula="of:=[.E4]/[.F4]" office:value-type="float" office:value="2.1605825051658">
            <text:p>2,16</text:p>
          </table:table-cell>
        </table:table-row>
        <table:table-row table:style-name="ro3">
          <table:table-cell office:value-type="string">
            <text:p>Bordeaux</text:p>
          </table:table-cell>
          <table:table-cell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9" table:formula="of:=IF([.B5]=0;0;[.C5]/[.B5])" office:value-type="float" office:value="0.75">
            <text:p>0,75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Burgundy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ce49" table:formula="of:=IF([.B6]=0;0;[.C6]/[.B6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CabernetFranc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7]=0;0;[.C7]/[.B7])" office:value-type="float" office:value="1">
            <text:p>1,00</text:p>
          </table:table-cell>
          <table:table-cell table:style-name="ce49" office:value-type="float" office:value="184.03">
            <text:p>184,03</text:p>
          </table:table-cell>
          <table:table-cell table:style-name="ce49" office:value-type="float" office:value="178.85">
            <text:p>178,85</text:p>
          </table:table-cell>
          <table:table-cell table:style-name="ce49" table:formula="of:=[.E7]/[.F7]" office:value-type="float" office:value="1.02896281800391">
            <text:p>1,03</text:p>
          </table:table-cell>
        </table:table-row>
        <table:table-row table:style-name="ro3">
          <table:table-cell office:value-type="string">
            <text:p>CabernetSauvignon</text:p>
          </table:table-cell>
          <table:table-cell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style-name="ce49" table:formula="of:=IF([.B8]=0;0;[.C8]/[.B8])" office:value-type="float" office:value="1">
            <text:p>1,0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48.55">
            <text:p>48,55</text:p>
          </table:table-cell>
          <table:table-cell table:style-name="ce49"/>
        </table:table-row>
        <table:table-row table:style-name="ro3">
          <table:table-cell office:value-type="string">
            <text:p>CaliforniaWine</text:p>
          </table:table-cell>
          <table:table-cell office:value-type="float" office:value="23">
            <text:p>23</text:p>
          </table:table-cell>
          <table:table-cell table:style-name="Default" office:value-type="float" office:value="21">
            <text:p>21</text:p>
          </table:table-cell>
          <table:table-cell table:style-name="ce49" table:formula="of:=IF([.B9]=0;0;[.C9]/[.B9])" office:value-type="float" office:value="0.91304347826087">
            <text:p>0,91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Chardonnay</text:p>
          </table:table-cell>
          <table:table-cell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ce49" table:formula="of:=IF([.B10]=0;0;[.C10]/[.B10])" office:value-type="float" office:value="1">
            <text:p>1,0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98.24">
            <text:p>98,24</text:p>
          </table:table-cell>
          <table:table-cell table:style-name="ce49" table:formula="of:=[.E10]/[.F10]" office:value-type="float" office:value="3.05374592833876">
            <text:p>3,05</text:p>
          </table:table-cell>
        </table:table-row>
        <table:table-row table:style-name="ro3">
          <table:table-cell office:value-type="string">
            <text:p>CheninBlanc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9" table:formula="of:=IF([.B11]=0;0;[.C11]/[.B11])" office:value-type="float" office:value="0.5">
            <text:p>0,5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DessertWine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9" table:formula="of:=IF([.B12]=0;0;[.C12]/[.B12])" office:value-type="float" office:value="0">
            <text:p>0,00</text:p>
          </table:table-cell>
          <table:table-cell table:style-name="ce49" office:value-type="float" office:value="38.35">
            <text:p>38,35</text:p>
          </table:table-cell>
          <table:table-cell table:style-name="ce49" office:value-type="float" office:value="71.13">
            <text:p>71,13</text:p>
          </table:table-cell>
          <table:table-cell table:style-name="ce49" table:formula="of:=[.E12]/[.F12]" office:value-type="float" office:value="0.539153662308449">
            <text:p>0,54</text:p>
          </table:table-cell>
        </table:table-row>
        <table:table-row table:style-name="ro3">
          <table:table-cell office:value-type="string">
            <text:p>DryWine</text:p>
          </table:table-cell>
          <table:table-cell office:value-type="float" office:value="43">
            <text:p>43</text:p>
          </table:table-cell>
          <table:table-cell table:style-name="Default" office:value-type="float" office:value="43">
            <text:p>43</text:p>
          </table:table-cell>
          <table:table-cell table:style-name="ce49" table:formula="of:=IF([.B13]=0;0;[.C13]/[.B13])" office:value-type="float" office:value="1">
            <text:p>1,00</text:p>
          </table:table-cell>
          <table:table-cell table:style-name="ce49" office:value-type="float" office:value="300">
            <text:p>300,00</text:p>
          </table:table-cell>
          <table:table-cell table:style-name="ce49" office:value-type="float" office:value="103.38">
            <text:p>103,38</text:p>
          </table:table-cell>
          <table:table-cell table:style-name="ce49"/>
        </table:table-row>
        <table:table-row table:style-name="ro3">
          <table:table-cell office:value-type="string">
            <text:p>EarlyHarve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14]=0;0;[.C14]/[.B14])" office:value-type="float" office:value="0">
            <text:p>0,00</text:p>
          </table:table-cell>
          <table:table-cell table:style-name="ce49" office:value-type="float" office:value="37.55">
            <text:p>37,55</text:p>
          </table:table-cell>
          <table:table-cell table:style-name="ce49" office:value-type="float" office:value="29.19">
            <text:p>29,19</text:p>
          </table:table-cell>
          <table:table-cell table:style-name="ce49" table:formula="of:=[.E14]/[.F14]" office:value-type="float" office:value="1.28639945186708">
            <text:p>1,29</text:p>
          </table:table-cell>
        </table:table-row>
        <table:table-row table:style-name="ro3">
          <table:table-cell office:value-type="string">
            <text:p>FrenchWin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15]=0;0;[.C15]/[.B15])" office:value-type="float" office:value="0">
            <text:p>0,00</text:p>
          </table:table-cell>
          <table:table-cell table:style-name="ce49" office:value-type="float" office:value="45.18">
            <text:p>45,18</text:p>
          </table:table-cell>
          <table:table-cell table:style-name="ce49" office:value-type="float" office:value="29.85">
            <text:p>29,85</text:p>
          </table:table-cell>
          <table:table-cell table:style-name="ce49" table:formula="of:=[.E15]/[.F15]" office:value-type="float" office:value="1.51356783919598">
            <text:p>1,51</text:p>
          </table:table-cell>
        </table:table-row>
        <table:table-row table:style-name="ro3">
          <table:table-cell office:value-type="string">
            <text:p>FullBodiedWine</text:p>
          </table:table-cell>
          <table:table-cell office:value-type="float" office:value="16">
            <text:p>16</text:p>
          </table:table-cell>
          <table:table-cell table:style-name="Default" office:value-type="float" office:value="13">
            <text:p>13</text:p>
          </table:table-cell>
          <table:table-cell table:style-name="ce49" table:formula="of:=IF([.B16]=0;0;[.C16]/[.B16])" office:value-type="float" office:value="0.8125">
            <text:p>0,81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Gamay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17]=0;0;[.C17]/[.B17])" office:value-type="float" office:value="1">
            <text:p>1,00</text:p>
          </table:table-cell>
          <table:table-cell table:style-name="ce49" office:value-type="float" office:value="98.71">
            <text:p>98,71</text:p>
          </table:table-cell>
          <table:table-cell table:style-name="ce49" office:value-type="float" office:value="69.31">
            <text:p>69,31</text:p>
          </table:table-cell>
          <table:table-cell table:style-name="ce49" table:formula="of:=[.E17]/[.F17]" office:value-type="float" office:value="1.42418121483191">
            <text:p>1,42</text:p>
          </table:table-cell>
        </table:table-row>
        <table:table-row table:style-name="ro3">
          <table:table-cell office:value-type="string">
            <text:p>GermanWine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9" table:formula="of:=IF([.B18]=0;0;[.C18]/[.B18])" office:value-type="float" office:value="0">
            <text:p>0,00</text:p>
          </table:table-cell>
          <table:table-cell table:style-name="ce49" office:value-type="float" office:value="235.06">
            <text:p>235,06</text:p>
          </table:table-cell>
          <table:table-cell table:style-name="ce49" office:value-type="float" office:value="226.44">
            <text:p>226,44</text:p>
          </table:table-cell>
          <table:table-cell table:style-name="ce49" table:formula="of:=[.E18]/[.F18]" office:value-type="float" office:value="1.03806747924395">
            <text:p>1,04</text:p>
          </table:table-cell>
        </table:table-row>
        <table:table-row table:style-name="ro3">
          <table:table-cell office:value-type="string">
            <text:p>ItalianWin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19]=0;0;[.C19]/[.B19])" office:value-type="float" office:value="1">
            <text:p>1,00</text:p>
          </table:table-cell>
          <table:table-cell table:style-name="ce49" office:value-type="float" office:value="92.21">
            <text:p>92,21</text:p>
          </table:table-cell>
          <table:table-cell table:style-name="ce49" office:value-type="float" office:value="142.16">
            <text:p>142,16</text:p>
          </table:table-cell>
          <table:table-cell table:style-name="ce49" table:formula="of:=[.E19]/[.F19]" office:value-type="float" office:value="0.648635340461452">
            <text:p>0,65</text:p>
          </table:table-cell>
        </table:table-row>
        <table:table-row table:style-name="ro3">
          <table:table-cell office:value-type="string">
            <text:p>LateHarvest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9" table:formula="of:=IF([.B20]=0;0;[.C20]/[.B20])" office:value-type="float" office:value="0">
            <text:p>0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Loire</text:p>
          </table:table-cell>
          <table:table-cell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49" table:formula="of:=IF([.B21]=0;0;[.C21]/[.B21])" office:value-type="float" office:value="0.333333333333333">
            <text:p>0,33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Meritag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22]=0;0;[.C22]/[.B22])" office:value-type="float" office:value="1">
            <text:p>1,00</text:p>
          </table:table-cell>
          <table:table-cell table:style-name="ce49" office:value-type="float" office:value="274.71">
            <text:p>274,71</text:p>
          </table:table-cell>
          <table:table-cell table:style-name="ce49" office:value-type="float" office:value="57.52">
            <text:p>57,52</text:p>
          </table:table-cell>
          <table:table-cell table:style-name="ce49" table:formula="of:=[.E22]/[.F22]" office:value-type="float" office:value="4.77590403337969">
            <text:p>4,78</text:p>
          </table:table-cell>
        </table:table-row>
        <table:table-row table:style-name="ro3">
          <table:table-cell office:value-type="string">
            <text:p>Merlot</text:p>
          </table:table-cell>
          <table:table-cell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ce49" table:formula="of:=IF([.B23]=0;0;[.C23]/[.B23])" office:value-type="float" office:value="1">
            <text:p>1,00</text:p>
          </table:table-cell>
          <table:table-cell table:number-columns-repeated="2" table:style-name="ce49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PetiteSyrah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49" table:formula="of:=IF([.B24]=0;0;[.C24]/[.B24])" office:value-type="float" office:value="1">
            <text:p>1,00</text:p>
          </table:table-cell>
          <table:table-cell table:style-name="ce73" office:value-type="float" office:value="5.81">
            <text:p>5,81</text:p>
          </table:table-cell>
          <table:table-cell table:style-name="ce73" office:value-type="float" office:value="4.63">
            <text:p>4,63</text:p>
          </table:table-cell>
          <table:table-cell table:style-name="ce49" table:formula="of:=[.E24]/[.F24]" office:value-type="float" office:value="1.2548596112311">
            <text:p>1,25</text:p>
          </table:table-cell>
        </table:table-row>
        <table:table-row table:style-name="ro3">
          <table:table-cell office:value-type="string">
            <text:p>PinotBlanc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25]=0;0;[.C25]/[.B25])" office:value-type="float" office:value="1">
            <text:p>1,00</text:p>
          </table:table-cell>
          <table:table-cell table:style-name="ce73" office:value-type="float" office:value="3.67">
            <text:p>3,67</text:p>
          </table:table-cell>
          <table:table-cell table:style-name="ce73" office:value-type="float" office:value="5.44">
            <text:p>5,44</text:p>
          </table:table-cell>
          <table:table-cell table:style-name="ce49" table:formula="of:=[.E25]/[.F25]" office:value-type="float" office:value="0.674632352941176">
            <text:p>0,67</text:p>
          </table:table-cell>
        </table:table-row>
        <table:table-row table:style-name="ro3">
          <table:table-cell office:value-type="string">
            <text:p>PinorNoir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49" table:formula="of:=IF([.B26]=0;0;[.C26]/[.B26])" office:value-type="float" office:value="0">
            <text:p>0,00</text:p>
          </table:table-cell>
          <table:table-cell table:style-name="ce73" office:value-type="float" office:value="2.94">
            <text:p>2,94</text:p>
          </table:table-cell>
          <table:table-cell table:style-name="ce73" office:value-type="float" office:value="2.92">
            <text:p>2,92</text:p>
          </table:table-cell>
          <table:table-cell table:style-name="ce49" table:formula="of:=[.E26]/[.F26]" office:value-type="float" office:value="1.00684931506849">
            <text:p>1,01</text:p>
          </table:table-cell>
        </table:table-row>
        <table:table-row table:style-name="ro3">
          <table:table-cell office:value-type="string">
            <text:p>RedWine</text:p>
          </table:table-cell>
          <table:table-cell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ce49" table:formula="of:=IF([.B27]=0;0;[.C27]/[.B27])" office:value-type="float" office:value="0.961538461538462">
            <text:p>0,96</text:p>
          </table:table-cell>
          <table:table-cell table:number-columns-repeated="2" table:style-name="ce73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Riesling</text:p>
          </table:table-cell>
          <table:table-cell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ce49" table:formula="of:=IF([.B28]=0;0;[.C28]/[.B28])" office:value-type="float" office:value="0.25">
            <text:p>0,25</text:p>
          </table:table-cell>
          <table:table-cell table:number-columns-repeated="2" table:style-name="ce73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RoseWine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9" table:formula="of:=IF([.B29]=0;0;[.C29]/[.B29])" office:value-type="float" office:value="0">
            <text:p>0,00</text:p>
          </table:table-cell>
          <table:table-cell table:style-name="ce73" office:value-type="float" office:value="107.66">
            <text:p>107,66</text:p>
          </table:table-cell>
          <table:table-cell table:style-name="ce73" office:value-type="float" office:value="119.99">
            <text:p>119,99</text:p>
          </table:table-cell>
          <table:table-cell table:style-name="ce49" table:formula="of:=[.E29]/[.F29]" office:value-type="float" office:value="0.897241436786399">
            <text:p>0,90</text:p>
          </table:table-cell>
        </table:table-row>
        <table:table-row table:style-name="ro3">
          <table:table-cell office:value-type="string">
            <text:p>SemillonOrSauvignonBlanc</text:p>
          </table:table-cell>
          <table:table-cell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ce49" table:formula="of:=IF([.B30]=0;0;[.C30]/[.B30])" office:value-type="float" office:value="0.75">
            <text:p>0,75</text:p>
          </table:table-cell>
          <table:table-cell table:number-columns-repeated="2" table:style-name="ce73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SweetWine</text:p>
          </table:table-cell>
          <table:table-cell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ce49" table:formula="of:=IF([.B31]=0;0;[.C31]/[.B31])" office:value-type="float" office:value="0">
            <text:p>0,00</text:p>
          </table:table-cell>
          <table:table-cell table:number-columns-repeated="2" table:style-name="ce73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TableWine</text:p>
          </table:table-cell>
          <table:table-cell office:value-type="float" office:value="43">
            <text:p>43</text:p>
          </table:table-cell>
          <table:table-cell table:style-name="Default" office:value-type="float" office:value="43">
            <text:p>43</text:p>
          </table:table-cell>
          <table:table-cell table:style-name="ce49" table:formula="of:=IF([.B32]=0;0;[.C32]/[.B32])" office:value-type="float" office:value="1">
            <text:p>1,00</text:p>
          </table:table-cell>
          <table:table-cell table:number-columns-repeated="2" table:style-name="ce73" office:value-type="float" office:value="300">
            <text:p>300,00</text:p>
          </table:table-cell>
          <table:table-cell table:style-name="ce49"/>
        </table:table-row>
        <table:table-row table:style-name="ro3">
          <table:table-cell office:value-type="string">
            <text:p>TexasWin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49" table:formula="of:=IF([.B33]=0;0;[.C33]/[.B33])" office:value-type="float" office:value="1">
            <text:p>1,00</text:p>
          </table:table-cell>
          <table:table-cell table:style-name="ce73" office:value-type="float" office:value="192.98">
            <text:p>192,98</text:p>
          </table:table-cell>
          <table:table-cell table:style-name="ce73" office:value-type="float" office:value="159.24">
            <text:p>159,24</text:p>
          </table:table-cell>
          <table:table-cell table:style-name="ce49" table:formula="of:=[.E33]/[.F33]" office:value-type="float" office:value="1.21188143682492">
            <text:p>1,21</text:p>
          </table:table-cell>
        </table:table-row>
        <table:table-row table:style-name="ro3">
          <table:table-cell office:value-type="string">
            <text:p>WhiteWine</text:p>
          </table:table-cell>
          <table:table-cell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ce49" table:formula="of:=IF([.B34]=0;0;[.C34]/[.B34])" office:value-type="float" office:value="0.72">
            <text:p>0,72</text:p>
          </table:table-cell>
          <table:table-cell table:number-columns-repeated="2" table:style-name="ce73" office:value-type="float" office:value="300">
            <text:p>300,00</text:p>
          </table:table-cell>
          <table:table-cell table:style-name="ce49"/>
        </table:table-row>
        <table:table-row table:style-name="ro3">
          <table:table-cell table:style-name="ce33" office:value-type="string">
            <text:p>Zinfandel</text:p>
          </table:table-cell>
          <table:table-cell table:style-name="ce78" office:value-type="float" office:value="5">
            <text:p>5</text:p>
          </table:table-cell>
          <table:table-cell table:style-name="ce33" office:value-type="float" office:value="5">
            <text:p>5</text:p>
          </table:table-cell>
          <table:table-cell table:style-name="ce49" table:formula="of:=IF([.B35]=0;0;[.C35]/[.B35])" office:value-type="float" office:value="1">
            <text:p>1,00</text:p>
          </table:table-cell>
          <table:table-cell table:number-columns-repeated="2" table:style-name="ce81" office:value-type="float" office:value="300">
            <text:p>300,00</text:p>
          </table:table-cell>
          <table:table-cell table:style-name="ce57"/>
        </table:table-row>
        <table:table-row table:style-name="ro3">
          <table:table-cell office:value-type="string">
            <text:p>Average</text:p>
          </table:table-cell>
          <table:table-cell table:formula="of:=AVERAGE([.B2:.B35])" office:value-type="float" office:value="7.97058823529412">
            <text:p>8</text:p>
          </table:table-cell>
          <table:table-cell table:formula="of:=AVERAGE([.C2:.C35])" office:value-type="float" office:value="6.82352941176471">
            <text:p>6,82</text:p>
          </table:table-cell>
          <table:table-cell table:style-name="ce79" table:formula="of:=AVERAGE([.D2:.D35])" office:value-type="float" office:value="0.644325939405863">
            <text:p>0,64</text:p>
          </table:table-cell>
          <table:table-cell table:style-name="ce49" table:formula="of:=AVERAGE([.E2:.E35])" office:value-type="float" office:value="212.963235294118">
            <text:p>212,96</text:p>
          </table:table-cell>
          <table:table-cell table:style-name="ce49" table:formula="of:=AVERAGE([.F2:.F35])" office:value-type="float" office:value="183.831176470588">
            <text:p>183,83</text:p>
          </table:table-cell>
          <table:table-cell table:style-name="ce49" table:formula="of:=AVERAGE([.G2:.G35])" office:value-type="float" office:value="1.48782295118407">
            <text:p>1,49</text:p>
          </table:table-cell>
        </table:table-row>
        <table:table-row table:style-name="ro3" table:number-rows-repeated="5">
          <table:table-cell table:number-columns-repeated="7"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3" table:number-rows-repeated="3">
          <table:table-cell table:number-columns-repeated="7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 table:number-rows-repeated="65487">
          <table:table-cell table:number-columns-repeated="7"/>
        </table:table-row>
        <table:table-row table:style-name="ro3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2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.03.2012</text:date>, <text:time>15:3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 Redl</meta:initial-creator>
    <meta:creation-date>2012-02-24T22:08:29.71</meta:creation-date>
    <dc:date>2012-03-25T15:39:29.70</dc:date>
    <dc:creator>Christoph Redl</dc:creator>
    <meta:editing-duration>PT22H4M</meta:editing-duration>
    <meta:editing-cycles>120</meta:editing-cycles>
    <meta:generator>OpenOffice.org/3.3$Win32 OpenOffice.org_project/330m20$Build-9567</meta:generator>
    <meta:document-statistic meta:table-count="6" meta:cell-count="71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37cm" svg:height="9.057cm" xlink:href=".." xlink:type="simple" chart:class="chart:bar" chart:style-name="ch1">
        <chart:legend chart:legend-position="end" svg:x="25.079cm" svg:y="3.982cm" chart:style-name="ch2"/>
        <chart:plot-area chart:style-name="ch3" table:cell-range-address="'Run y-Transformation'.A2:'Run y-Transformation'.A35 'Run y-Transformation'.E1:'Run y-Transformation'.F35" chart:data-source-has-labels="both" svg:x="1.012cm" svg:y="0.859cm" svg:width="22.943cm" svg:height="7.597cm">
          <chartooo:coordinate-region svg:x="2.295cm" svg:y="1.072cm" svg:width="21.291cm" svg:height="6.287cm"/>
          <chart:axis chart:dimension="x" chart:name="primary-x" chart:style-name="ch4">
            <chart:categories table:cell-range-address="'Run y-Transformation'.A2:'Run y-Transformation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un y-Transformation'.E2:'Run y-Transformation'.E35" chart:label-cell-address="'Run y-Transformation'.E1:'Run y-Transformation'.E1" chart:class="chart:bar">
            <chart:data-point chart:repeated="34"/>
          </chart:series>
          <chart:series chart:style-name="ch8" chart:values-cell-range-address="'Run y-Transformation'.F2:'Run y-Transformation'.F35" chart:label-cell-address="'Run y-Transformation'.F1:'Run y-Transformation'.F1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xt learning</text:p>
                <draw:g>
                  <svg:desc>'Run y-Transformation'.E1:'Run y-Transformation'.E1</svg:desc>
                </draw:g>
              </table:table-cell>
              <table:table-cell office:value-type="string">
                <text:p>ext learning</text:p>
                <draw:g>
                  <svg:desc>'Run y-Transformation'.F1:'Run y-Transformatio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satianWine</text:p>
                <draw:g>
                  <svg:desc>'Run y-Transformation'.A2:'Run y-Transformation'.A35</svg:desc>
                </draw:g>
              </table:table-cell>
              <table:table-cell office:value-type="float" office:value="2.31">
                <text:p>2.31</text:p>
                <draw:g>
                  <svg:desc>'Run y-Transformation'.E2:'Run y-Transformation'.E35</svg:desc>
                </draw:g>
              </table:table-cell>
              <table:table-cell office:value-type="float" office:value="1.79">
                <text:p>1.79</text:p>
                <draw:g>
                  <svg:desc>'Run y-Transformation'.F2:'Run y-Transformation'.F35</svg:desc>
                </draw:g>
              </table:table-cell>
            </table:table-row>
            <table:table-row>
              <table:table-cell office:value-type="string">
                <text:p>American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Beaujolais</text:p>
              </table:table-cell>
              <table:table-cell office:value-type="float" office:value="219.58">
                <text:p>219.58</text:p>
              </table:table-cell>
              <table:table-cell office:value-type="float" office:value="101.63">
                <text:p>101.63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Burgundy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abernetFranc</text:p>
              </table:table-cell>
              <table:table-cell office:value-type="float" office:value="184.03">
                <text:p>184.03</text:p>
              </table:table-cell>
              <table:table-cell office:value-type="float" office:value="178.85">
                <text:p>178.85</text:p>
              </table:table-cell>
            </table:table-row>
            <table:table-row>
              <table:table-cell office:value-type="string">
                <text:p>CabernetSauvignon</text:p>
              </table:table-cell>
              <table:table-cell office:value-type="float" office:value="300">
                <text:p>300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California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hardonnay</text:p>
              </table:table-cell>
              <table:table-cell office:value-type="float" office:value="300">
                <text:p>300</text:p>
              </table:table-cell>
              <table:table-cell office:value-type="float" office:value="98.24">
                <text:p>98.24</text:p>
              </table:table-cell>
            </table:table-row>
            <table:table-row>
              <table:table-cell office:value-type="string">
                <text:p>CheninBlanc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DessertWine</text:p>
              </table:table-cell>
              <table:table-cell office:value-type="float" office:value="38.35">
                <text:p>38.35</text:p>
              </table:table-cell>
              <table:table-cell office:value-type="float" office:value="71.13">
                <text:p>71.13</text:p>
              </table:table-cell>
            </table:table-row>
            <table:table-row>
              <table:table-cell office:value-type="string">
                <text:p>DryWine</text:p>
              </table:table-cell>
              <table:table-cell office:value-type="float" office:value="300">
                <text:p>300</text:p>
              </table:table-cell>
              <table:table-cell office:value-type="float" office:value="103.38">
                <text:p>103.38</text:p>
              </table:table-cell>
            </table:table-row>
            <table:table-row>
              <table:table-cell office:value-type="string">
                <text:p>EarlyHarvest</text:p>
              </table:table-cell>
              <table:table-cell office:value-type="float" office:value="37.55">
                <text:p>37.55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FrenchWine</text:p>
              </table:table-cell>
              <table:table-cell office:value-type="float" office:value="45.18">
                <text:p>45.18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FullBodied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Gamay</text:p>
              </table:table-cell>
              <table:table-cell office:value-type="float" office:value="98.71">
                <text:p>98.71</text:p>
              </table:table-cell>
              <table:table-cell office:value-type="float" office:value="69.31">
                <text:p>69.31</text:p>
              </table:table-cell>
            </table:table-row>
            <table:table-row>
              <table:table-cell office:value-type="string">
                <text:p>GermanWine</text:p>
              </table:table-cell>
              <table:table-cell office:value-type="float" office:value="235.06">
                <text:p>235.06</text:p>
              </table:table-cell>
              <table:table-cell office:value-type="float" office:value="226.44">
                <text:p>226.44</text:p>
              </table:table-cell>
            </table:table-row>
            <table:table-row>
              <table:table-cell office:value-type="string">
                <text:p>ItalianWine</text:p>
              </table:table-cell>
              <table:table-cell office:value-type="float" office:value="92.21">
                <text:p>92.21</text:p>
              </table:table-cell>
              <table:table-cell office:value-type="float" office:value="142.16">
                <text:p>142.16</text:p>
              </table:table-cell>
            </table:table-row>
            <table:table-row>
              <table:table-cell office:value-type="string">
                <text:p>LateHarvest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Loir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Meritage</text:p>
              </table:table-cell>
              <table:table-cell office:value-type="float" office:value="274.71">
                <text:p>274.71</text:p>
              </table:table-cell>
              <table:table-cell office:value-type="float" office:value="57.52">
                <text:p>57.52</text:p>
              </table:table-cell>
            </table:table-row>
            <table:table-row>
              <table:table-cell office:value-type="string">
                <text:p>Merlot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PetiteSyrah</text:p>
              </table:table-cell>
              <table:table-cell office:value-type="float" office:value="5.81">
                <text:p>5.8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PinotBlanc</text:p>
              </table:table-cell>
              <table:table-cell office:value-type="float" office:value="3.67">
                <text:p>3.67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PinorNoir</text:p>
              </table:table-cell>
              <table:table-cell office:value-type="float" office:value="2.94">
                <text:p>2.9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Red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iesling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seWine</text:p>
              </table:table-cell>
              <table:table-cell office:value-type="float" office:value="107.66">
                <text:p>107.66</text:p>
              </table:table-cell>
              <table:table-cell office:value-type="float" office:value="119.99">
                <text:p>119.99</text:p>
              </table:table-cell>
            </table:table-row>
            <table:table-row>
              <table:table-cell office:value-type="string">
                <text:p>SemillonOrSauvignonBlanc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Sweet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able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exasWine</text:p>
              </table:table-cell>
              <table:table-cell office:value-type="float" office:value="192.98">
                <text:p>192.98</text:p>
              </table:table-cell>
              <table:table-cell office:value-type="float" office:value="159.24">
                <text:p>159.24</text:p>
              </table:table-cell>
            </table:table-row>
            <table:table-row>
              <table:table-cell office:value-type="string">
                <text:p>White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Zinfandel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208cm" svg:height="9.075cm" xlink:href=".." xlink:type="simple" chart:class="chart:bar" chart:style-name="ch1">
        <chart:legend chart:legend-position="end" svg:x="25.15cm" svg:y="3.991cm" chart:style-name="ch2"/>
        <chart:plot-area chart:style-name="ch3" table:cell-range-address="'Run Omega-Transformation'.A2:'Run Omega-Transformation'.A35 'Run Omega-Transformation'.E1:'Run Omega-Transformation'.F35" chart:data-source-has-labels="both" svg:x="1.014cm" svg:y="0.859cm" svg:width="23.008cm" svg:height="7.615cm">
          <chartooo:coordinate-region svg:x="2.297cm" svg:y="1.071cm" svg:width="21.357cm" svg:height="6.306cm"/>
          <chart:axis chart:dimension="x" chart:name="primary-x" chart:style-name="ch4">
            <chart:categories table:cell-range-address="'Run Omega-Transformation'.A2:'Run Omega-Transformation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un Omega-Transformation'.E2:'Run Omega-Transformation'.E35" chart:label-cell-address="'Run Omega-Transformation'.E1:'Run Omega-Transformation'.E1" chart:class="chart:bar">
            <chart:data-point chart:repeated="34"/>
          </chart:series>
          <chart:series chart:style-name="ch8" chart:values-cell-range-address="'Run Omega-Transformation'.F2:'Run Omega-Transformation'.F35" chart:label-cell-address="'Run Omega-Transformation'.F1:'Run Omega-Transformation'.F1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xt learning</text:p>
                <draw:g>
                  <svg:desc>'Run Omega-Transformation'.E1:'Run Omega-Transformation'.E1</svg:desc>
                </draw:g>
              </table:table-cell>
              <table:table-cell office:value-type="string">
                <text:p>ext learning</text:p>
                <draw:g>
                  <svg:desc>'Run Omega-Transformation'.F1:'Run Omega-Transformatio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satianWine</text:p>
                <draw:g>
                  <svg:desc>'Run Omega-Transformation'.A2:'Run Omega-Transformation'.A35</svg:desc>
                </draw:g>
              </table:table-cell>
              <table:table-cell office:value-type="float" office:value="3.8">
                <text:p>3.8</text:p>
                <draw:g>
                  <svg:desc>'Run Omega-Transformation'.E2:'Run Omega-Transformation'.E35</svg:desc>
                </draw:g>
              </table:table-cell>
              <table:table-cell office:value-type="float" office:value="1.32">
                <text:p>1.32</text:p>
                <draw:g>
                  <svg:desc>'Run Omega-Transformation'.F2:'Run Omega-Transformation'.F35</svg:desc>
                </draw:g>
              </table:table-cell>
            </table:table-row>
            <table:table-row>
              <table:table-cell office:value-type="string">
                <text:p>AmericanWine</text:p>
              </table:table-cell>
              <table:table-cell office:value-type="float" office:value="300">
                <text:p>300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Beaujolais</text:p>
              </table:table-cell>
              <table:table-cell office:value-type="float" office:value="23.98">
                <text:p>23.98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143.83">
                <text:p>143.8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Burgundy</text:p>
              </table:table-cell>
              <table:table-cell office:value-type="float" office:value="184.22">
                <text:p>184.2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CabernetFranc</text:p>
              </table:table-cell>
              <table:table-cell office:value-type="float" office:value="23.25">
                <text:p>23.2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CabernetSauvignon</text:p>
              </table:table-cell>
              <table:table-cell office:value-type="float" office:value="300">
                <text:p>3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CaliforniaWine</text:p>
              </table:table-cell>
              <table:table-cell office:value-type="float" office:value="54.31">
                <text:p>54.31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Chardonnay</text:p>
              </table:table-cell>
              <table:table-cell office:value-type="float" office:value="300">
                <text:p>3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CheninBlanc</text:p>
              </table:table-cell>
              <table:table-cell office:value-type="float" office:value="130.35">
                <text:p>130.35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DessertWine</text:p>
              </table:table-cell>
              <table:table-cell office:value-type="float" office:value="300">
                <text:p>30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DryWine</text:p>
              </table:table-cell>
              <table:table-cell office:value-type="float" office:value="300">
                <text:p>3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EarlyHarvest</text:p>
              </table:table-cell>
              <table:table-cell office:value-type="float" office:value="114.81">
                <text:p>114.81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FrenchWine</text:p>
              </table:table-cell>
              <table:table-cell office:value-type="float" office:value="107.36">
                <text:p>107.3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FullBodiedWine</text:p>
              </table:table-cell>
              <table:table-cell office:value-type="float" office:value="300">
                <text:p>300</text:p>
              </table:table-cell>
              <table:table-cell office:value-type="float" office:value="32.06">
                <text:p>32.06</text:p>
              </table:table-cell>
            </table:table-row>
            <table:table-row>
              <table:table-cell office:value-type="string">
                <text:p>Gamay</text:p>
              </table:table-cell>
              <table:table-cell office:value-type="float" office:value="95.22">
                <text:p>95.22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GermanWine</text:p>
              </table:table-cell>
              <table:table-cell office:value-type="float" office:value="178.61">
                <text:p>178.61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ItalianWine</text:p>
              </table:table-cell>
              <table:table-cell office:value-type="float" office:value="122.58">
                <text:p>122.5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LateHarvest</text:p>
              </table:table-cell>
              <table:table-cell office:value-type="float" office:value="189.27">
                <text:p>189.27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Loire</text:p>
              </table:table-cell>
              <table:table-cell office:value-type="float" office:value="300">
                <text:p>300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Meritage</text:p>
              </table:table-cell>
              <table:table-cell office:value-type="float" office:value="99.47">
                <text:p>99.47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Merlot</text:p>
              </table:table-cell>
              <table:table-cell office:value-type="float" office:value="210.5">
                <text:p>210.5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PetiteSyrah</text:p>
              </table:table-cell>
              <table:table-cell office:value-type="float" office:value="143.13">
                <text:p>143.13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PinotBlanc</text:p>
              </table:table-cell>
              <table:table-cell office:value-type="float" office:value="151">
                <text:p>151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PinorNoir</text:p>
              </table:table-cell>
              <table:table-cell office:value-type="float" office:value="75.14">
                <text:p>75.14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RedWine</text:p>
              </table:table-cell>
              <table:table-cell office:value-type="float" office:value="300">
                <text:p>300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Riesling</text:p>
              </table:table-cell>
              <table:table-cell office:value-type="float" office:value="300">
                <text:p>300</text:p>
              </table:table-cell>
              <table:table-cell office:value-type="float" office:value="70.03">
                <text:p>70.03</text:p>
              </table:table-cell>
            </table:table-row>
            <table:table-row>
              <table:table-cell office:value-type="string">
                <text:p>RoseWine</text:p>
              </table:table-cell>
              <table:table-cell office:value-type="float" office:value="210.82">
                <text:p>210.82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SemillonOrSauvignonBlanc</text:p>
              </table:table-cell>
              <table:table-cell office:value-type="float" office:value="300">
                <text:p>300</text:p>
              </table:table-cell>
              <table:table-cell office:value-type="float" office:value="45.11">
                <text:p>45.11</text:p>
              </table:table-cell>
            </table:table-row>
            <table:table-row>
              <table:table-cell office:value-type="string">
                <text:p>Sweet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ableWine</text:p>
              </table:table-cell>
              <table:table-cell office:value-type="float" office:value="300">
                <text:p>300</text:p>
              </table:table-cell>
              <table:table-cell office:value-type="float" office:value="51.48">
                <text:p>51.48</text:p>
              </table:table-cell>
            </table:table-row>
            <table:table-row>
              <table:table-cell office:value-type="string">
                <text:p>TexasWine</text:p>
              </table:table-cell>
              <table:table-cell office:value-type="float" office:value="264.5">
                <text:p>264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WhiteWine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Zinfandel</text:p>
              </table:table-cell>
              <table:table-cell office:value-type="float" office:value="300">
                <text:p>300</text:p>
              </table:table-cell>
              <table:table-cell office:value-type="float" office:value="54.31">
                <text:p>54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